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0.961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fo:wrap-option="wrap"/>
      <style:paragraph-properties fo:text-align="center" fo:margin-left="0in"/>
    </style:style>
    <style:style style:name="ce5" style:family="table-cell" style:parent-style-name="Default" style:data-style-name="N0">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number-columns-repeated="13" table:default-cell-style-name="ce4"/>
        <table:table-row table:style-name="ro1">
          <table:table-cell table:style-name="Default" office:value-type="string" calcext:value-type="string">
            <text:p>CNM test drawing coordinates grid</text:p>
          </table:table-cell>
          <table:table-cell table:style-name="Default" table:number-columns-repeated="13"/>
        </table:table-row>
        <table:table-row table:style-name="ro1">
          <table:table-cell table:style-name="Default" office:value-type="string" calcext:value-type="string">
            <text:p>Grid notes:</text:p>
          </table:table-cell>
          <table:table-cell table:style-name="Default" table:number-columns-repeated="13"/>
        </table:table-row>
        <table:table-row table:style-name="ro1">
          <table:table-cell table:style-name="Default" office:value-type="string" calcext:value-type="string">
            <text:p>1. Any grid row is appropriate for bubble notes with alignment (except name, which normally would point at the alignment), ne, or entity selection auto text</text:p>
          </table:table-cell>
          <table:table-cell table:style-name="Default" table:number-columns-repeated="13"/>
        </table:table-row>
        <table:table-row table:style-name="ro1">
          <table:table-cell table:style-name="Default" office:value-type="string" calcext:value-type="string">
            <text:p>2. We need to test both left and right bubble note orientation, but there is no special difference between upward and downward bubble notes. Therefore, left columns bubbles are the bubble point offset x left of their arrow point. Right columns bubbles are the bubble point right of their arrow point. And all bubbles are the bubble point offset y above their arrow point. </text:p>
          </table:table-cell>
          <table:table-cell table:style-name="Default" table:number-columns-repeated="13"/>
        </table:table-row>
        <table:table-row table:style-name="ro1">
          <table:table-cell table:style-name="Default" office:value-type="string" calcext:value-type="string">
            <text:p>3. Since there are 6 text fields/lines in every bubble note, we can test more than one kind of auto text per bubble note.</text:p>
          </table:table-cell>
          <table:table-cell table:style-name="Default" table:number-columns-repeated="13"/>
        </table:table-row>
        <table:table-row table:style-name="ro1">
          <table:table-cell table:style-name="Default" office:value-type="string" calcext:value-type="string">
            <text:p>Viewport scale = 1/</text:p>
          </table:table-cell>
          <table:table-cell table:style-name="Default" office:value-type="float" office:value="20" calcext:value-type="float">
            <text:p>20</text:p>
          </table:table-cell>
          <table:table-cell table:style-name="Default" table:number-columns-repeated="12"/>
        </table:table-row>
        <table:table-row table:style-name="ro1">
          <table:table-cell table:style-name="Default" office:value-type="string" calcext:value-type="string">
            <text:p>Viewport center x ms</text:p>
          </table:table-cell>
          <table:table-cell table:style-name="Default" office:value-type="float" office:value="10360" calcext:value-type="float">
            <text:p>10360</text:p>
          </table:table-cell>
          <table:table-cell table:style-name="Default" table:number-columns-repeated="12"/>
        </table:table-row>
        <table:table-row table:style-name="ro1">
          <table:table-cell table:style-name="Default" office:value-type="string" calcext:value-type="string">
            <text:p>Viewport center y ms</text:p>
          </table:table-cell>
          <table:table-cell table:style-name="Default" office:value-type="float" office:value="20240" calcext:value-type="float">
            <text:p>20240</text:p>
          </table:table-cell>
          <table:table-cell table:style-name="Default" table:number-columns-repeated="12"/>
        </table:table-row>
        <table:table-row table:style-name="ro1">
          <table:table-cell table:style-name="Default" office:value-type="string" calcext:value-type="string">
            <text:p>Viewport center x ps</text:p>
          </table:table-cell>
          <table:table-cell table:style-name="Default" office:value-type="float" office:value="18" calcext:value-type="float">
            <text:p>18</text:p>
          </table:table-cell>
          <table:table-cell table:style-name="Default" table:number-columns-repeated="12"/>
        </table:table-row>
        <table:table-row table:style-name="ro1">
          <table:table-cell table:style-name="Default" office:value-type="string" calcext:value-type="string">
            <text:p>Viewport center y ps</text:p>
          </table:table-cell>
          <table:table-cell table:style-name="Default" office:value-type="float" office:value="12" calcext:value-type="float">
            <text:p>12</text:p>
          </table:table-cell>
          <table:table-cell table:style-name="Default" table:number-columns-repeated="12"/>
        </table:table-row>
        <table:table-row table:style-name="ro1">
          <table:table-cell table:style-name="Default" office:value-type="string" calcext:value-type="string">
            <text:p>Grid column spacing ps</text:p>
          </table:table-cell>
          <table:table-cell table:style-name="Default" office:value-type="float" office:value="3" calcext:value-type="float">
            <text:p>3</text:p>
          </table:table-cell>
          <table:table-cell table:style-name="Default" table:number-columns-repeated="12"/>
        </table:table-row>
        <table:table-row table:style-name="ro1">
          <table:table-cell table:style-name="Default" office:value-type="string" calcext:value-type="string">
            <text:p>Grid column spacing 1L &amp; 1R ps</text:p>
          </table:table-cell>
          <table:table-cell table:style-name="Default" office:value-type="float" office:value="1" calcext:value-type="float">
            <text:p>1</text:p>
          </table:table-cell>
          <table:table-cell table:style-name="Default" table:number-columns-repeated="12"/>
        </table:table-row>
        <table:table-row table:style-name="ro1">
          <table:table-cell table:style-name="Default" office:value-type="string" calcext:value-type="string">
            <text:p>Grid row spacing ps</text:p>
          </table:table-cell>
          <table:table-cell table:style-name="Default" office:value-type="float" office:value="0.5" calcext:value-type="float">
            <text:p>0.5</text:p>
          </table:table-cell>
          <table:table-cell table:style-name="Default" table:number-columns-repeated="12"/>
        </table:table-row>
        <table:table-row table:style-name="ro1">
          <table:table-cell table:style-name="Default" office:value-type="string" calcext:value-type="string">
            <text:p>Bubble point offset x ps</text:p>
          </table:table-cell>
          <table:table-cell table:style-name="Default" office:value-type="float" office:value="0.25" calcext:value-type="float">
            <text:p>0.25</text:p>
          </table:table-cell>
          <table:table-cell table:style-name="Default" table:number-columns-repeated="12"/>
        </table:table-row>
        <table:table-row table:style-name="ro1">
          <table:table-cell table:style-name="Default" office:value-type="string" calcext:value-type="string">
            <text:p>Bubble point offset y ps</text:p>
          </table:table-cell>
          <table:table-cell table:style-name="Default" office:value-type="float" office:value="0.5" calcext:value-type="float">
            <text:p>0.5</text:p>
          </table:table-cell>
          <table:table-cell table:style-name="Default" table:number-columns-repeated="12"/>
        </table:table-row>
        <table:table-row table:style-name="ro1">
          <table:table-cell table:style-name="Default" table:number-columns-repeated="14"/>
        </table:table-row>
        <table:table-row table:style-name="ro1">
          <table:table-cell table:style-name="ce1" office:value-type="string" calcext:value-type="string">
            <text:p>GRID COORDINATES MODEL SPACE ARROW POINT X</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5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4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3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2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1U</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CENTER</text:p>
          </table:table-cell>
          <table:table-cell table:formula="of:=[.C25]-[.$B$11]*[.$B$6]" office:value-type="float" office:value="10040" calcext:value-type="float">
            <text:p>10040</text:p>
          </table:table-cell>
          <table:table-cell table:formula="of:=[.D25]-[.$B$11]*[.$B$6]" office:value-type="float" office:value="10100" calcext:value-type="float">
            <text:p>10100</text:p>
          </table:table-cell>
          <table:table-cell table:formula="of:=[.E25]-[.$B$11]*[.$B$6]" office:value-type="float" office:value="10160" calcext:value-type="float">
            <text:p>10160</text:p>
          </table:table-cell>
          <table:table-cell table:formula="of:=[.F25]-[.$B$11]*[.$B$6]" office:value-type="float" office:value="10220" calcext:value-type="float">
            <text:p>10220</text:p>
          </table:table-cell>
          <table:table-cell table:formula="of:=[.G25]-[.$B$11]*[.$B$6]" office:value-type="float" office:value="10280" calcext:value-type="float">
            <text:p>10280</text:p>
          </table:table-cell>
          <table:table-cell table:formula="of:=[.H25]-[.$B$12]*[.$B$6]" office:value-type="float" office:value="10340" calcext:value-type="float">
            <text:p>10340</text:p>
          </table:table-cell>
          <table:table-cell table:formula="of:=[.$B$7]" office:value-type="float" office:value="10360" calcext:value-type="float">
            <text:p>10360</text:p>
          </table:table-cell>
          <table:table-cell table:formula="of:=[.H25]+[.$B$12]*[.$B$6]" office:value-type="float" office:value="10380" calcext:value-type="float">
            <text:p>10380</text:p>
          </table:table-cell>
          <table:table-cell table:formula="of:=[.I25]+[.$B$11]*[.$B$6]" office:value-type="float" office:value="10440" calcext:value-type="float">
            <text:p>10440</text:p>
          </table:table-cell>
          <table:table-cell table:formula="of:=[.J25]+[.$B$11]*[.$B$6]" office:value-type="float" office:value="10500" calcext:value-type="float">
            <text:p>10500</text:p>
          </table:table-cell>
          <table:table-cell table:formula="of:=[.K25]+[.$B$11]*[.$B$6]" office:value-type="float" office:value="10560" calcext:value-type="float">
            <text:p>10560</text:p>
          </table:table-cell>
          <table:table-cell table:formula="of:=[.L25]+[.$B$11]*[.$B$6]" office:value-type="float" office:value="10620" calcext:value-type="float">
            <text:p>10620</text:p>
          </table:table-cell>
          <table:table-cell table:formula="of:=[.M25]+[.$B$11]*[.$B$6]" office:value-type="float" office:value="10680" calcext:value-type="float">
            <text:p>10680</text:p>
          </table:table-cell>
        </table:table-row>
        <table:table-row table:style-name="ro1">
          <table:table-cell office:value-type="string" calcext:value-type="string">
            <text:p>1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2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3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4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5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office:value-type="string" calcext:value-type="string">
            <text:p>6D</text:p>
          </table:table-cell>
          <table:table-cell table:formula="of:=[.B$25]" office:value-type="float" office:value="10040" calcext:value-type="float">
            <text:p>10040</text:p>
          </table:table-cell>
          <table:table-cell table:formula="of:=[.C$25]" office:value-type="float" office:value="10100" calcext:value-type="float">
            <text:p>10100</text:p>
          </table:table-cell>
          <table:table-cell table:formula="of:=[.D$25]" office:value-type="float" office:value="10160" calcext:value-type="float">
            <text:p>10160</text:p>
          </table:table-cell>
          <table:table-cell table:formula="of:=[.E$25]" office:value-type="float" office:value="10220" calcext:value-type="float">
            <text:p>10220</text:p>
          </table:table-cell>
          <table:table-cell table:formula="of:=[.F$25]" office:value-type="float" office:value="10280" calcext:value-type="float">
            <text:p>10280</text:p>
          </table:table-cell>
          <table:table-cell table:formula="of:=[.G$25]" office:value-type="float" office:value="10340" calcext:value-type="float">
            <text:p>10340</text:p>
          </table:table-cell>
          <table:table-cell table:formula="of:=[.H$25]" office:value-type="float" office:value="10360" calcext:value-type="float">
            <text:p>10360</text:p>
          </table:table-cell>
          <table:table-cell table:formula="of:=[.I$25]" office:value-type="float" office:value="10380" calcext:value-type="float">
            <text:p>10380</text:p>
          </table:table-cell>
          <table:table-cell table:formula="of:=[.J$25]" office:value-type="float" office:value="10440" calcext:value-type="float">
            <text:p>10440</text:p>
          </table:table-cell>
          <table:table-cell table:formula="of:=[.K$25]" office:value-type="float" office:value="10500" calcext:value-type="float">
            <text:p>10500</text:p>
          </table:table-cell>
          <table:table-cell table:formula="of:=[.L$25]" office:value-type="float" office:value="10560" calcext:value-type="float">
            <text:p>10560</text:p>
          </table:table-cell>
          <table:table-cell table:formula="of:=[.M$25]" office:value-type="float" office:value="10620" calcext:value-type="float">
            <text:p>10620</text:p>
          </table:table-cell>
          <table:table-cell table:formula="of:=[.N$25]" office:value-type="float" office:value="10680" calcext:value-type="float">
            <text:p>10680</text:p>
          </table:table-cell>
        </table:table-row>
        <table:table-row table:style-name="ro1">
          <table:table-cell table:style-name="Default" table:number-columns-repeated="14"/>
        </table:table-row>
        <table:table-row table:style-name="ro1">
          <table:table-cell table:style-name="ce1" office:value-type="string" calcext:value-type="string">
            <text:p>GRID COORDINATES MODEL SPACE ARROW POINT Y</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36]+[.$B$13]*[.$B$6]" office:value-type="float" office:value="20300" calcext:value-type="float">
            <text:p>20300</text:p>
          </table:table-cell>
          <table:table-cell table:formula="of:=[.C36]+[.$B$13]*[.$B$6]" office:value-type="float" office:value="20300" calcext:value-type="float">
            <text:p>20300</text:p>
          </table:table-cell>
          <table:table-cell table:formula="of:=[.D36]+[.$B$13]*[.$B$6]" office:value-type="float" office:value="20300" calcext:value-type="float">
            <text:p>20300</text:p>
          </table:table-cell>
          <table:table-cell table:formula="of:=[.E36]+[.$B$13]*[.$B$6]" office:value-type="float" office:value="20300" calcext:value-type="float">
            <text:p>20300</text:p>
          </table:table-cell>
          <table:table-cell table:formula="of:=[.F36]+[.$B$13]*[.$B$6]" office:value-type="float" office:value="20300" calcext:value-type="float">
            <text:p>20300</text:p>
          </table:table-cell>
          <table:table-cell table:formula="of:=[.G36]+[.$B$13]*[.$B$6]" office:value-type="float" office:value="20300" calcext:value-type="float">
            <text:p>20300</text:p>
          </table:table-cell>
          <table:table-cell table:formula="of:=[.H36]+[.$B$13]*[.$B$6]" office:value-type="float" office:value="20300" calcext:value-type="float">
            <text:p>20300</text:p>
          </table:table-cell>
          <table:table-cell table:formula="of:=[.I36]+[.$B$13]*[.$B$6]" office:value-type="float" office:value="20300" calcext:value-type="float">
            <text:p>20300</text:p>
          </table:table-cell>
          <table:table-cell table:formula="of:=[.J36]+[.$B$13]*[.$B$6]" office:value-type="float" office:value="20300" calcext:value-type="float">
            <text:p>20300</text:p>
          </table:table-cell>
          <table:table-cell table:formula="of:=[.K36]+[.$B$13]*[.$B$6]" office:value-type="float" office:value="20300" calcext:value-type="float">
            <text:p>20300</text:p>
          </table:table-cell>
          <table:table-cell table:formula="of:=[.L36]+[.$B$13]*[.$B$6]" office:value-type="float" office:value="20300" calcext:value-type="float">
            <text:p>20300</text:p>
          </table:table-cell>
          <table:table-cell table:formula="of:=[.M36]+[.$B$13]*[.$B$6]" office:value-type="float" office:value="20300" calcext:value-type="float">
            <text:p>20300</text:p>
          </table:table-cell>
          <table:table-cell table:formula="of:=[.N36]+[.$B$13]*[.$B$6]" office:value-type="float" office:value="20300" calcext:value-type="float">
            <text:p>20300</text:p>
          </table:table-cell>
        </table:table-row>
        <table:table-row table:style-name="ro1">
          <table:table-cell office:value-type="string" calcext:value-type="string">
            <text:p>5U</text:p>
          </table:table-cell>
          <table:table-cell table:formula="of:=[.B37]+[.$B$13]*[.$B$6]" office:value-type="float" office:value="20290" calcext:value-type="float">
            <text:p>20290</text:p>
          </table:table-cell>
          <table:table-cell table:formula="of:=[.C37]+[.$B$13]*[.$B$6]" office:value-type="float" office:value="20290" calcext:value-type="float">
            <text:p>20290</text:p>
          </table:table-cell>
          <table:table-cell table:formula="of:=[.D37]+[.$B$13]*[.$B$6]" office:value-type="float" office:value="20290" calcext:value-type="float">
            <text:p>20290</text:p>
          </table:table-cell>
          <table:table-cell table:formula="of:=[.E37]+[.$B$13]*[.$B$6]" office:value-type="float" office:value="20290" calcext:value-type="float">
            <text:p>20290</text:p>
          </table:table-cell>
          <table:table-cell table:formula="of:=[.F37]+[.$B$13]*[.$B$6]" office:value-type="float" office:value="20290" calcext:value-type="float">
            <text:p>20290</text:p>
          </table:table-cell>
          <table:table-cell table:formula="of:=[.G37]+[.$B$13]*[.$B$6]" office:value-type="float" office:value="20290" calcext:value-type="float">
            <text:p>20290</text:p>
          </table:table-cell>
          <table:table-cell table:formula="of:=[.H37]+[.$B$13]*[.$B$6]" office:value-type="float" office:value="20290" calcext:value-type="float">
            <text:p>20290</text:p>
          </table:table-cell>
          <table:table-cell table:formula="of:=[.I37]+[.$B$13]*[.$B$6]" office:value-type="float" office:value="20290" calcext:value-type="float">
            <text:p>20290</text:p>
          </table:table-cell>
          <table:table-cell table:formula="of:=[.J37]+[.$B$13]*[.$B$6]" office:value-type="float" office:value="20290" calcext:value-type="float">
            <text:p>20290</text:p>
          </table:table-cell>
          <table:table-cell table:formula="of:=[.K37]+[.$B$13]*[.$B$6]" office:value-type="float" office:value="20290" calcext:value-type="float">
            <text:p>20290</text:p>
          </table:table-cell>
          <table:table-cell table:formula="of:=[.L37]+[.$B$13]*[.$B$6]" office:value-type="float" office:value="20290" calcext:value-type="float">
            <text:p>20290</text:p>
          </table:table-cell>
          <table:table-cell table:formula="of:=[.M37]+[.$B$13]*[.$B$6]" office:value-type="float" office:value="20290" calcext:value-type="float">
            <text:p>20290</text:p>
          </table:table-cell>
          <table:table-cell table:formula="of:=[.N37]+[.$B$13]*[.$B$6]" office:value-type="float" office:value="20290" calcext:value-type="float">
            <text:p>20290</text:p>
          </table:table-cell>
        </table:table-row>
        <table:table-row table:style-name="ro1">
          <table:table-cell office:value-type="string" calcext:value-type="string">
            <text:p>4U</text:p>
          </table:table-cell>
          <table:table-cell table:formula="of:=[.B38]+[.$B$13]*[.$B$6]" office:value-type="float" office:value="20280" calcext:value-type="float">
            <text:p>20280</text:p>
          </table:table-cell>
          <table:table-cell table:formula="of:=[.C38]+[.$B$13]*[.$B$6]" office:value-type="float" office:value="20280" calcext:value-type="float">
            <text:p>20280</text:p>
          </table:table-cell>
          <table:table-cell table:formula="of:=[.D38]+[.$B$13]*[.$B$6]" office:value-type="float" office:value="20280" calcext:value-type="float">
            <text:p>20280</text:p>
          </table:table-cell>
          <table:table-cell table:formula="of:=[.E38]+[.$B$13]*[.$B$6]" office:value-type="float" office:value="20280" calcext:value-type="float">
            <text:p>20280</text:p>
          </table:table-cell>
          <table:table-cell table:formula="of:=[.F38]+[.$B$13]*[.$B$6]" office:value-type="float" office:value="20280" calcext:value-type="float">
            <text:p>20280</text:p>
          </table:table-cell>
          <table:table-cell table:formula="of:=[.G38]+[.$B$13]*[.$B$6]" office:value-type="float" office:value="20280" calcext:value-type="float">
            <text:p>20280</text:p>
          </table:table-cell>
          <table:table-cell table:formula="of:=[.H38]+[.$B$13]*[.$B$6]" office:value-type="float" office:value="20280" calcext:value-type="float">
            <text:p>20280</text:p>
          </table:table-cell>
          <table:table-cell table:formula="of:=[.I38]+[.$B$13]*[.$B$6]" office:value-type="float" office:value="20280" calcext:value-type="float">
            <text:p>20280</text:p>
          </table:table-cell>
          <table:table-cell table:formula="of:=[.J38]+[.$B$13]*[.$B$6]" office:value-type="float" office:value="20280" calcext:value-type="float">
            <text:p>20280</text:p>
          </table:table-cell>
          <table:table-cell table:formula="of:=[.K38]+[.$B$13]*[.$B$6]" office:value-type="float" office:value="20280" calcext:value-type="float">
            <text:p>20280</text:p>
          </table:table-cell>
          <table:table-cell table:formula="of:=[.L38]+[.$B$13]*[.$B$6]" office:value-type="float" office:value="20280" calcext:value-type="float">
            <text:p>20280</text:p>
          </table:table-cell>
          <table:table-cell table:formula="of:=[.M38]+[.$B$13]*[.$B$6]" office:value-type="float" office:value="20280" calcext:value-type="float">
            <text:p>20280</text:p>
          </table:table-cell>
          <table:table-cell table:formula="of:=[.N38]+[.$B$13]*[.$B$6]" office:value-type="float" office:value="20280" calcext:value-type="float">
            <text:p>20280</text:p>
          </table:table-cell>
        </table:table-row>
        <table:table-row table:style-name="ro1">
          <table:table-cell office:value-type="string" calcext:value-type="string">
            <text:p>3U</text:p>
          </table:table-cell>
          <table:table-cell table:formula="of:=[.B39]+[.$B$13]*[.$B$6]" office:value-type="float" office:value="20270" calcext:value-type="float">
            <text:p>20270</text:p>
          </table:table-cell>
          <table:table-cell table:formula="of:=[.C39]+[.$B$13]*[.$B$6]" office:value-type="float" office:value="20270" calcext:value-type="float">
            <text:p>20270</text:p>
          </table:table-cell>
          <table:table-cell table:formula="of:=[.D39]+[.$B$13]*[.$B$6]" office:value-type="float" office:value="20270" calcext:value-type="float">
            <text:p>20270</text:p>
          </table:table-cell>
          <table:table-cell table:formula="of:=[.E39]+[.$B$13]*[.$B$6]" office:value-type="float" office:value="20270" calcext:value-type="float">
            <text:p>20270</text:p>
          </table:table-cell>
          <table:table-cell table:formula="of:=[.F39]+[.$B$13]*[.$B$6]" office:value-type="float" office:value="20270" calcext:value-type="float">
            <text:p>20270</text:p>
          </table:table-cell>
          <table:table-cell table:formula="of:=[.G39]+[.$B$13]*[.$B$6]" office:value-type="float" office:value="20270" calcext:value-type="float">
            <text:p>20270</text:p>
          </table:table-cell>
          <table:table-cell table:formula="of:=[.H39]+[.$B$13]*[.$B$6]" office:value-type="float" office:value="20270" calcext:value-type="float">
            <text:p>20270</text:p>
          </table:table-cell>
          <table:table-cell table:formula="of:=[.I39]+[.$B$13]*[.$B$6]" office:value-type="float" office:value="20270" calcext:value-type="float">
            <text:p>20270</text:p>
          </table:table-cell>
          <table:table-cell table:formula="of:=[.J39]+[.$B$13]*[.$B$6]" office:value-type="float" office:value="20270" calcext:value-type="float">
            <text:p>20270</text:p>
          </table:table-cell>
          <table:table-cell table:formula="of:=[.K39]+[.$B$13]*[.$B$6]" office:value-type="float" office:value="20270" calcext:value-type="float">
            <text:p>20270</text:p>
          </table:table-cell>
          <table:table-cell table:formula="of:=[.L39]+[.$B$13]*[.$B$6]" office:value-type="float" office:value="20270" calcext:value-type="float">
            <text:p>20270</text:p>
          </table:table-cell>
          <table:table-cell table:formula="of:=[.M39]+[.$B$13]*[.$B$6]" office:value-type="float" office:value="20270" calcext:value-type="float">
            <text:p>20270</text:p>
          </table:table-cell>
          <table:table-cell table:formula="of:=[.N39]+[.$B$13]*[.$B$6]" office:value-type="float" office:value="20270" calcext:value-type="float">
            <text:p>20270</text:p>
          </table:table-cell>
        </table:table-row>
        <table:table-row table:style-name="ro1">
          <table:table-cell office:value-type="string" calcext:value-type="string">
            <text:p>2U</text:p>
          </table:table-cell>
          <table:table-cell table:formula="of:=[.B40]+[.$B$13]*[.$B$6]" office:value-type="float" office:value="20260" calcext:value-type="float">
            <text:p>20260</text:p>
          </table:table-cell>
          <table:table-cell table:formula="of:=[.C40]+[.$B$13]*[.$B$6]" office:value-type="float" office:value="20260" calcext:value-type="float">
            <text:p>20260</text:p>
          </table:table-cell>
          <table:table-cell table:formula="of:=[.D40]+[.$B$13]*[.$B$6]" office:value-type="float" office:value="20260" calcext:value-type="float">
            <text:p>20260</text:p>
          </table:table-cell>
          <table:table-cell table:formula="of:=[.E40]+[.$B$13]*[.$B$6]" office:value-type="float" office:value="20260" calcext:value-type="float">
            <text:p>20260</text:p>
          </table:table-cell>
          <table:table-cell table:formula="of:=[.F40]+[.$B$13]*[.$B$6]" office:value-type="float" office:value="20260" calcext:value-type="float">
            <text:p>20260</text:p>
          </table:table-cell>
          <table:table-cell table:formula="of:=[.G40]+[.$B$13]*[.$B$6]" office:value-type="float" office:value="20260" calcext:value-type="float">
            <text:p>20260</text:p>
          </table:table-cell>
          <table:table-cell table:formula="of:=[.H40]+[.$B$13]*[.$B$6]" office:value-type="float" office:value="20260" calcext:value-type="float">
            <text:p>20260</text:p>
          </table:table-cell>
          <table:table-cell table:formula="of:=[.I40]+[.$B$13]*[.$B$6]" office:value-type="float" office:value="20260" calcext:value-type="float">
            <text:p>20260</text:p>
          </table:table-cell>
          <table:table-cell table:formula="of:=[.J40]+[.$B$13]*[.$B$6]" office:value-type="float" office:value="20260" calcext:value-type="float">
            <text:p>20260</text:p>
          </table:table-cell>
          <table:table-cell table:formula="of:=[.K40]+[.$B$13]*[.$B$6]" office:value-type="float" office:value="20260" calcext:value-type="float">
            <text:p>20260</text:p>
          </table:table-cell>
          <table:table-cell table:formula="of:=[.L40]+[.$B$13]*[.$B$6]" office:value-type="float" office:value="20260" calcext:value-type="float">
            <text:p>20260</text:p>
          </table:table-cell>
          <table:table-cell table:formula="of:=[.M40]+[.$B$13]*[.$B$6]" office:value-type="float" office:value="20260" calcext:value-type="float">
            <text:p>20260</text:p>
          </table:table-cell>
          <table:table-cell table:formula="of:=[.N40]+[.$B$13]*[.$B$6]" office:value-type="float" office:value="20260" calcext:value-type="float">
            <text:p>20260</text:p>
          </table:table-cell>
        </table:table-row>
        <table:table-row table:style-name="ro1">
          <table:table-cell office:value-type="string" calcext:value-type="string">
            <text:p>1U</text:p>
          </table:table-cell>
          <table:table-cell table:formula="of:=[.B41]+[.$B$13]*[.$B$6]" office:value-type="float" office:value="20250" calcext:value-type="float">
            <text:p>20250</text:p>
          </table:table-cell>
          <table:table-cell table:formula="of:=[.C41]+[.$B$13]*[.$B$6]" office:value-type="float" office:value="20250" calcext:value-type="float">
            <text:p>20250</text:p>
          </table:table-cell>
          <table:table-cell table:formula="of:=[.D41]+[.$B$13]*[.$B$6]" office:value-type="float" office:value="20250" calcext:value-type="float">
            <text:p>20250</text:p>
          </table:table-cell>
          <table:table-cell table:formula="of:=[.E41]+[.$B$13]*[.$B$6]" office:value-type="float" office:value="20250" calcext:value-type="float">
            <text:p>20250</text:p>
          </table:table-cell>
          <table:table-cell table:formula="of:=[.F41]+[.$B$13]*[.$B$6]" office:value-type="float" office:value="20250" calcext:value-type="float">
            <text:p>20250</text:p>
          </table:table-cell>
          <table:table-cell table:formula="of:=[.G41]+[.$B$13]*[.$B$6]" office:value-type="float" office:value="20250" calcext:value-type="float">
            <text:p>20250</text:p>
          </table:table-cell>
          <table:table-cell table:formula="of:=[.H41]+[.$B$13]*[.$B$6]" office:value-type="float" office:value="20250" calcext:value-type="float">
            <text:p>20250</text:p>
          </table:table-cell>
          <table:table-cell table:formula="of:=[.I41]+[.$B$13]*[.$B$6]" office:value-type="float" office:value="20250" calcext:value-type="float">
            <text:p>20250</text:p>
          </table:table-cell>
          <table:table-cell table:formula="of:=[.J41]+[.$B$13]*[.$B$6]" office:value-type="float" office:value="20250" calcext:value-type="float">
            <text:p>20250</text:p>
          </table:table-cell>
          <table:table-cell table:formula="of:=[.K41]+[.$B$13]*[.$B$6]" office:value-type="float" office:value="20250" calcext:value-type="float">
            <text:p>20250</text:p>
          </table:table-cell>
          <table:table-cell table:formula="of:=[.L41]+[.$B$13]*[.$B$6]" office:value-type="float" office:value="20250" calcext:value-type="float">
            <text:p>20250</text:p>
          </table:table-cell>
          <table:table-cell table:formula="of:=[.M41]+[.$B$13]*[.$B$6]" office:value-type="float" office:value="20250" calcext:value-type="float">
            <text:p>20250</text:p>
          </table:table-cell>
          <table:table-cell table:formula="of:=[.N41]+[.$B$13]*[.$B$6]" office:value-type="float" office:value="20250" calcext:value-type="float">
            <text:p>20250</text:p>
          </table:table-cell>
        </table:table-row>
        <table:table-row table:style-name="ro1">
          <table:table-cell office:value-type="string" calcext:value-type="string">
            <text:p>CENTER</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cell table:formula="of:=[.$B$8]" office:value-type="float" office:value="20240" calcext:value-type="float">
            <text:p>20240</text:p>
          </table:table-cell>
        </table:table-row>
        <table:table-row table:style-name="ro1">
          <table:table-cell office:value-type="string" calcext:value-type="string">
            <text:p>1D</text:p>
          </table:table-cell>
          <table:table-cell table:formula="of:=[.B41]-[.$B$13]*[.$B$6]" office:value-type="float" office:value="20230" calcext:value-type="float">
            <text:p>20230</text:p>
          </table:table-cell>
          <table:table-cell table:formula="of:=[.C41]-[.$B$13]*[.$B$6]" office:value-type="float" office:value="20230" calcext:value-type="float">
            <text:p>20230</text:p>
          </table:table-cell>
          <table:table-cell table:formula="of:=[.D41]-[.$B$13]*[.$B$6]" office:value-type="float" office:value="20230" calcext:value-type="float">
            <text:p>20230</text:p>
          </table:table-cell>
          <table:table-cell table:formula="of:=[.E41]-[.$B$13]*[.$B$6]" office:value-type="float" office:value="20230" calcext:value-type="float">
            <text:p>20230</text:p>
          </table:table-cell>
          <table:table-cell table:formula="of:=[.F41]-[.$B$13]*[.$B$6]" office:value-type="float" office:value="20230" calcext:value-type="float">
            <text:p>20230</text:p>
          </table:table-cell>
          <table:table-cell table:formula="of:=[.G41]-[.$B$13]*[.$B$6]" office:value-type="float" office:value="20230" calcext:value-type="float">
            <text:p>20230</text:p>
          </table:table-cell>
          <table:table-cell table:formula="of:=[.H41]-[.$B$13]*[.$B$6]" office:value-type="float" office:value="20230" calcext:value-type="float">
            <text:p>20230</text:p>
          </table:table-cell>
          <table:table-cell table:formula="of:=[.I41]-[.$B$13]*[.$B$6]" office:value-type="float" office:value="20230" calcext:value-type="float">
            <text:p>20230</text:p>
          </table:table-cell>
          <table:table-cell table:formula="of:=[.J41]-[.$B$13]*[.$B$6]" office:value-type="float" office:value="20230" calcext:value-type="float">
            <text:p>20230</text:p>
          </table:table-cell>
          <table:table-cell table:formula="of:=[.K41]-[.$B$13]*[.$B$6]" office:value-type="float" office:value="20230" calcext:value-type="float">
            <text:p>20230</text:p>
          </table:table-cell>
          <table:table-cell table:formula="of:=[.L41]-[.$B$13]*[.$B$6]" office:value-type="float" office:value="20230" calcext:value-type="float">
            <text:p>20230</text:p>
          </table:table-cell>
          <table:table-cell table:formula="of:=[.M41]-[.$B$13]*[.$B$6]" office:value-type="float" office:value="20230" calcext:value-type="float">
            <text:p>20230</text:p>
          </table:table-cell>
          <table:table-cell table:formula="of:=[.N41]-[.$B$13]*[.$B$6]" office:value-type="float" office:value="20230" calcext:value-type="float">
            <text:p>20230</text:p>
          </table:table-cell>
        </table:table-row>
        <table:table-row table:style-name="ro1">
          <table:table-cell office:value-type="string" calcext:value-type="string">
            <text:p>2D</text:p>
          </table:table-cell>
          <table:table-cell table:formula="of:=[.B42]-[.$B$13]*[.$B$6]" office:value-type="float" office:value="20220" calcext:value-type="float">
            <text:p>20220</text:p>
          </table:table-cell>
          <table:table-cell table:formula="of:=[.C42]-[.$B$13]*[.$B$6]" office:value-type="float" office:value="20220" calcext:value-type="float">
            <text:p>20220</text:p>
          </table:table-cell>
          <table:table-cell table:formula="of:=[.D42]-[.$B$13]*[.$B$6]" office:value-type="float" office:value="20220" calcext:value-type="float">
            <text:p>20220</text:p>
          </table:table-cell>
          <table:table-cell table:formula="of:=[.E42]-[.$B$13]*[.$B$6]" office:value-type="float" office:value="20220" calcext:value-type="float">
            <text:p>20220</text:p>
          </table:table-cell>
          <table:table-cell table:formula="of:=[.F42]-[.$B$13]*[.$B$6]" office:value-type="float" office:value="20220" calcext:value-type="float">
            <text:p>20220</text:p>
          </table:table-cell>
          <table:table-cell table:formula="of:=[.G42]-[.$B$13]*[.$B$6]" office:value-type="float" office:value="20220" calcext:value-type="float">
            <text:p>20220</text:p>
          </table:table-cell>
          <table:table-cell table:formula="of:=[.H42]-[.$B$13]*[.$B$6]" office:value-type="float" office:value="20220" calcext:value-type="float">
            <text:p>20220</text:p>
          </table:table-cell>
          <table:table-cell table:formula="of:=[.I42]-[.$B$13]*[.$B$6]" office:value-type="float" office:value="20220" calcext:value-type="float">
            <text:p>20220</text:p>
          </table:table-cell>
          <table:table-cell table:formula="of:=[.J42]-[.$B$13]*[.$B$6]" office:value-type="float" office:value="20220" calcext:value-type="float">
            <text:p>20220</text:p>
          </table:table-cell>
          <table:table-cell table:formula="of:=[.K42]-[.$B$13]*[.$B$6]" office:value-type="float" office:value="20220" calcext:value-type="float">
            <text:p>20220</text:p>
          </table:table-cell>
          <table:table-cell table:formula="of:=[.L42]-[.$B$13]*[.$B$6]" office:value-type="float" office:value="20220" calcext:value-type="float">
            <text:p>20220</text:p>
          </table:table-cell>
          <table:table-cell table:formula="of:=[.M42]-[.$B$13]*[.$B$6]" office:value-type="float" office:value="20220" calcext:value-type="float">
            <text:p>20220</text:p>
          </table:table-cell>
          <table:table-cell table:formula="of:=[.N42]-[.$B$13]*[.$B$6]" office:value-type="float" office:value="20220" calcext:value-type="float">
            <text:p>20220</text:p>
          </table:table-cell>
        </table:table-row>
        <table:table-row table:style-name="ro1">
          <table:table-cell office:value-type="string" calcext:value-type="string">
            <text:p>3D</text:p>
          </table:table-cell>
          <table:table-cell table:formula="of:=[.B43]-[.$B$13]*[.$B$6]" office:value-type="float" office:value="20210" calcext:value-type="float">
            <text:p>20210</text:p>
          </table:table-cell>
          <table:table-cell table:formula="of:=[.C43]-[.$B$13]*[.$B$6]" office:value-type="float" office:value="20210" calcext:value-type="float">
            <text:p>20210</text:p>
          </table:table-cell>
          <table:table-cell table:formula="of:=[.D43]-[.$B$13]*[.$B$6]" office:value-type="float" office:value="20210" calcext:value-type="float">
            <text:p>20210</text:p>
          </table:table-cell>
          <table:table-cell table:formula="of:=[.E43]-[.$B$13]*[.$B$6]" office:value-type="float" office:value="20210" calcext:value-type="float">
            <text:p>20210</text:p>
          </table:table-cell>
          <table:table-cell table:formula="of:=[.F43]-[.$B$13]*[.$B$6]" office:value-type="float" office:value="20210" calcext:value-type="float">
            <text:p>20210</text:p>
          </table:table-cell>
          <table:table-cell table:formula="of:=[.G43]-[.$B$13]*[.$B$6]" office:value-type="float" office:value="20210" calcext:value-type="float">
            <text:p>20210</text:p>
          </table:table-cell>
          <table:table-cell table:formula="of:=[.H43]-[.$B$13]*[.$B$6]" office:value-type="float" office:value="20210" calcext:value-type="float">
            <text:p>20210</text:p>
          </table:table-cell>
          <table:table-cell table:formula="of:=[.I43]-[.$B$13]*[.$B$6]" office:value-type="float" office:value="20210" calcext:value-type="float">
            <text:p>20210</text:p>
          </table:table-cell>
          <table:table-cell table:formula="of:=[.J43]-[.$B$13]*[.$B$6]" office:value-type="float" office:value="20210" calcext:value-type="float">
            <text:p>20210</text:p>
          </table:table-cell>
          <table:table-cell table:formula="of:=[.K43]-[.$B$13]*[.$B$6]" office:value-type="float" office:value="20210" calcext:value-type="float">
            <text:p>20210</text:p>
          </table:table-cell>
          <table:table-cell table:formula="of:=[.L43]-[.$B$13]*[.$B$6]" office:value-type="float" office:value="20210" calcext:value-type="float">
            <text:p>20210</text:p>
          </table:table-cell>
          <table:table-cell table:formula="of:=[.M43]-[.$B$13]*[.$B$6]" office:value-type="float" office:value="20210" calcext:value-type="float">
            <text:p>20210</text:p>
          </table:table-cell>
          <table:table-cell table:formula="of:=[.N43]-[.$B$13]*[.$B$6]" office:value-type="float" office:value="20210" calcext:value-type="float">
            <text:p>20210</text:p>
          </table:table-cell>
        </table:table-row>
        <table:table-row table:style-name="ro1">
          <table:table-cell office:value-type="string" calcext:value-type="string">
            <text:p>4D</text:p>
          </table:table-cell>
          <table:table-cell table:formula="of:=[.B44]-[.$B$13]*[.$B$6]" office:value-type="float" office:value="20200" calcext:value-type="float">
            <text:p>20200</text:p>
          </table:table-cell>
          <table:table-cell table:formula="of:=[.C44]-[.$B$13]*[.$B$6]" office:value-type="float" office:value="20200" calcext:value-type="float">
            <text:p>20200</text:p>
          </table:table-cell>
          <table:table-cell table:formula="of:=[.D44]-[.$B$13]*[.$B$6]" office:value-type="float" office:value="20200" calcext:value-type="float">
            <text:p>20200</text:p>
          </table:table-cell>
          <table:table-cell table:formula="of:=[.E44]-[.$B$13]*[.$B$6]" office:value-type="float" office:value="20200" calcext:value-type="float">
            <text:p>20200</text:p>
          </table:table-cell>
          <table:table-cell table:formula="of:=[.F44]-[.$B$13]*[.$B$6]" office:value-type="float" office:value="20200" calcext:value-type="float">
            <text:p>20200</text:p>
          </table:table-cell>
          <table:table-cell table:formula="of:=[.G44]-[.$B$13]*[.$B$6]" office:value-type="float" office:value="20200" calcext:value-type="float">
            <text:p>20200</text:p>
          </table:table-cell>
          <table:table-cell table:formula="of:=[.H44]-[.$B$13]*[.$B$6]" office:value-type="float" office:value="20200" calcext:value-type="float">
            <text:p>20200</text:p>
          </table:table-cell>
          <table:table-cell table:formula="of:=[.I44]-[.$B$13]*[.$B$6]" office:value-type="float" office:value="20200" calcext:value-type="float">
            <text:p>20200</text:p>
          </table:table-cell>
          <table:table-cell table:formula="of:=[.J44]-[.$B$13]*[.$B$6]" office:value-type="float" office:value="20200" calcext:value-type="float">
            <text:p>20200</text:p>
          </table:table-cell>
          <table:table-cell table:formula="of:=[.K44]-[.$B$13]*[.$B$6]" office:value-type="float" office:value="20200" calcext:value-type="float">
            <text:p>20200</text:p>
          </table:table-cell>
          <table:table-cell table:formula="of:=[.L44]-[.$B$13]*[.$B$6]" office:value-type="float" office:value="20200" calcext:value-type="float">
            <text:p>20200</text:p>
          </table:table-cell>
          <table:table-cell table:formula="of:=[.M44]-[.$B$13]*[.$B$6]" office:value-type="float" office:value="20200" calcext:value-type="float">
            <text:p>20200</text:p>
          </table:table-cell>
          <table:table-cell table:formula="of:=[.N44]-[.$B$13]*[.$B$6]" office:value-type="float" office:value="20200" calcext:value-type="float">
            <text:p>20200</text:p>
          </table:table-cell>
        </table:table-row>
        <table:table-row table:style-name="ro1">
          <table:table-cell office:value-type="string" calcext:value-type="string">
            <text:p>5D</text:p>
          </table:table-cell>
          <table:table-cell table:formula="of:=[.B45]-[.$B$13]*[.$B$6]" office:value-type="float" office:value="20190" calcext:value-type="float">
            <text:p>20190</text:p>
          </table:table-cell>
          <table:table-cell table:formula="of:=[.C45]-[.$B$13]*[.$B$6]" office:value-type="float" office:value="20190" calcext:value-type="float">
            <text:p>20190</text:p>
          </table:table-cell>
          <table:table-cell table:formula="of:=[.D45]-[.$B$13]*[.$B$6]" office:value-type="float" office:value="20190" calcext:value-type="float">
            <text:p>20190</text:p>
          </table:table-cell>
          <table:table-cell table:formula="of:=[.E45]-[.$B$13]*[.$B$6]" office:value-type="float" office:value="20190" calcext:value-type="float">
            <text:p>20190</text:p>
          </table:table-cell>
          <table:table-cell table:formula="of:=[.F45]-[.$B$13]*[.$B$6]" office:value-type="float" office:value="20190" calcext:value-type="float">
            <text:p>20190</text:p>
          </table:table-cell>
          <table:table-cell table:formula="of:=[.G45]-[.$B$13]*[.$B$6]" office:value-type="float" office:value="20190" calcext:value-type="float">
            <text:p>20190</text:p>
          </table:table-cell>
          <table:table-cell table:formula="of:=[.H45]-[.$B$13]*[.$B$6]" office:value-type="float" office:value="20190" calcext:value-type="float">
            <text:p>20190</text:p>
          </table:table-cell>
          <table:table-cell table:formula="of:=[.I45]-[.$B$13]*[.$B$6]" office:value-type="float" office:value="20190" calcext:value-type="float">
            <text:p>20190</text:p>
          </table:table-cell>
          <table:table-cell table:formula="of:=[.J45]-[.$B$13]*[.$B$6]" office:value-type="float" office:value="20190" calcext:value-type="float">
            <text:p>20190</text:p>
          </table:table-cell>
          <table:table-cell table:formula="of:=[.K45]-[.$B$13]*[.$B$6]" office:value-type="float" office:value="20190" calcext:value-type="float">
            <text:p>20190</text:p>
          </table:table-cell>
          <table:table-cell table:formula="of:=[.L45]-[.$B$13]*[.$B$6]" office:value-type="float" office:value="20190" calcext:value-type="float">
            <text:p>20190</text:p>
          </table:table-cell>
          <table:table-cell table:formula="of:=[.M45]-[.$B$13]*[.$B$6]" office:value-type="float" office:value="20190" calcext:value-type="float">
            <text:p>20190</text:p>
          </table:table-cell>
          <table:table-cell table:formula="of:=[.N45]-[.$B$13]*[.$B$6]" office:value-type="float" office:value="20190" calcext:value-type="float">
            <text:p>20190</text:p>
          </table:table-cell>
        </table:table-row>
        <table:table-row table:style-name="ro1">
          <table:table-cell office:value-type="string" calcext:value-type="string">
            <text:p>6D</text:p>
          </table:table-cell>
          <table:table-cell table:formula="of:=[.B46]-[.$B$13]*[.$B$6]" office:value-type="float" office:value="20180" calcext:value-type="float">
            <text:p>20180</text:p>
          </table:table-cell>
          <table:table-cell table:formula="of:=[.C46]-[.$B$13]*[.$B$6]" office:value-type="float" office:value="20180" calcext:value-type="float">
            <text:p>20180</text:p>
          </table:table-cell>
          <table:table-cell table:formula="of:=[.D46]-[.$B$13]*[.$B$6]" office:value-type="float" office:value="20180" calcext:value-type="float">
            <text:p>20180</text:p>
          </table:table-cell>
          <table:table-cell table:formula="of:=[.E46]-[.$B$13]*[.$B$6]" office:value-type="float" office:value="20180" calcext:value-type="float">
            <text:p>20180</text:p>
          </table:table-cell>
          <table:table-cell table:formula="of:=[.F46]-[.$B$13]*[.$B$6]" office:value-type="float" office:value="20180" calcext:value-type="float">
            <text:p>20180</text:p>
          </table:table-cell>
          <table:table-cell table:formula="of:=[.G46]-[.$B$13]*[.$B$6]" office:value-type="float" office:value="20180" calcext:value-type="float">
            <text:p>20180</text:p>
          </table:table-cell>
          <table:table-cell table:formula="of:=[.H46]-[.$B$13]*[.$B$6]" office:value-type="float" office:value="20180" calcext:value-type="float">
            <text:p>20180</text:p>
          </table:table-cell>
          <table:table-cell table:formula="of:=[.I46]-[.$B$13]*[.$B$6]" office:value-type="float" office:value="20180" calcext:value-type="float">
            <text:p>20180</text:p>
          </table:table-cell>
          <table:table-cell table:formula="of:=[.J46]-[.$B$13]*[.$B$6]" office:value-type="float" office:value="20180" calcext:value-type="float">
            <text:p>20180</text:p>
          </table:table-cell>
          <table:table-cell table:formula="of:=[.K46]-[.$B$13]*[.$B$6]" office:value-type="float" office:value="20180" calcext:value-type="float">
            <text:p>20180</text:p>
          </table:table-cell>
          <table:table-cell table:formula="of:=[.L46]-[.$B$13]*[.$B$6]" office:value-type="float" office:value="20180" calcext:value-type="float">
            <text:p>20180</text:p>
          </table:table-cell>
          <table:table-cell table:formula="of:=[.M46]-[.$B$13]*[.$B$6]" office:value-type="float" office:value="20180" calcext:value-type="float">
            <text:p>20180</text:p>
          </table:table-cell>
          <table:table-cell table:formula="of:=[.N46]-[.$B$13]*[.$B$6]" office:value-type="float" office:value="20180" calcext:value-type="float">
            <text:p>20180</text:p>
          </table:table-cell>
        </table:table-row>
        <table:table-row table:style-name="ro1">
          <table:table-cell table:style-name="Default" table:number-columns-repeated="14"/>
        </table:table-row>
        <table:table-row table:style-name="ro1">
          <table:table-cell table:style-name="ce1" office:value-type="string" calcext:value-type="string">
            <text:p>GRID COORDINATES MODEL SPACE ARROW POINT XY</text:p>
          </table:table-cell>
          <table:table-cell table:style-name="Default" table:number-columns-repeated="13"/>
        </table:table-row>
        <table:table-row table:style-name="ro1">
          <table:table-cell table:style-name="ce3"/>
          <table:table-cell table:number-columns-repeated="13" office:value-type="string" calcext:value-type="string">
            <text:p>X</text:p>
          </table:table-cell>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TEXT([.B19];0)&amp;&quot;,&quot;&amp;TEXT([.B35];0)" office:value-type="string" office:string-value="10040,20300" calcext:value-type="string">
            <text:p>10040,20300</text:p>
          </table:table-cell>
          <table:table-cell table:formula="of:=TEXT([.C19];0)&amp;&quot;,&quot;&amp;TEXT([.C35];0)" office:value-type="string" office:string-value="10100,20300" calcext:value-type="string">
            <text:p>10100,20300</text:p>
          </table:table-cell>
          <table:table-cell table:formula="of:=TEXT([.D19];0)&amp;&quot;,&quot;&amp;TEXT([.D35];0)" office:value-type="string" office:string-value="10160,20300" calcext:value-type="string">
            <text:p>10160,20300</text:p>
          </table:table-cell>
          <table:table-cell table:formula="of:=TEXT([.E19];0)&amp;&quot;,&quot;&amp;TEXT([.E35];0)" office:value-type="string" office:string-value="10220,20300" calcext:value-type="string">
            <text:p>10220,20300</text:p>
          </table:table-cell>
          <table:table-cell table:formula="of:=TEXT([.F19];0)&amp;&quot;,&quot;&amp;TEXT([.F35];0)" office:value-type="string" office:string-value="10280,20300" calcext:value-type="string">
            <text:p>10280,20300</text:p>
          </table:table-cell>
          <table:table-cell table:formula="of:=TEXT([.G19];0)&amp;&quot;,&quot;&amp;TEXT([.G35];0)" office:value-type="string" office:string-value="10340,20300" calcext:value-type="string">
            <text:p>10340,20300</text:p>
          </table:table-cell>
          <table:table-cell table:formula="of:=NA()" office:value-type="string" office:string-value="" calcext:value-type="error">
            <text:p>#N/A</text:p>
          </table:table-cell>
          <table:table-cell table:formula="of:=TEXT([.I19];0)&amp;&quot;,&quot;&amp;TEXT([.I35];0)" office:value-type="string" office:string-value="10380,20300" calcext:value-type="string">
            <text:p>10380,20300</text:p>
          </table:table-cell>
          <table:table-cell table:formula="of:=TEXT([.J19];0)&amp;&quot;,&quot;&amp;TEXT([.J35];0)" office:value-type="string" office:string-value="10440,20300" calcext:value-type="string">
            <text:p>10440,20300</text:p>
          </table:table-cell>
          <table:table-cell table:formula="of:=TEXT([.K19];0)&amp;&quot;,&quot;&amp;TEXT([.K35];0)" office:value-type="string" office:string-value="10500,20300" calcext:value-type="string">
            <text:p>10500,20300</text:p>
          </table:table-cell>
          <table:table-cell table:formula="of:=TEXT([.L19];0)&amp;&quot;,&quot;&amp;TEXT([.L35];0)" office:value-type="string" office:string-value="10560,20300" calcext:value-type="string">
            <text:p>10560,20300</text:p>
          </table:table-cell>
          <table:table-cell table:formula="of:=TEXT([.M19];0)&amp;&quot;,&quot;&amp;TEXT([.M35];0)" office:value-type="string" office:string-value="10620,20300" calcext:value-type="string">
            <text:p>10620,20300</text:p>
          </table:table-cell>
          <table:table-cell table:formula="of:=TEXT([.N19];0)&amp;&quot;,&quot;&amp;TEXT([.N35];0)" office:value-type="string" office:string-value="10680,20300" calcext:value-type="string">
            <text:p>10680,20300</text:p>
          </table:table-cell>
        </table:table-row>
        <table:table-row table:style-name="ro1">
          <table:table-cell office:value-type="string" calcext:value-type="string">
            <text:p>5U</text:p>
          </table:table-cell>
          <table:table-cell table:formula="of:=TEXT([.B20];0)&amp;&quot;,&quot;&amp;TEXT([.B36];0)" office:value-type="string" office:string-value="10040,20290" calcext:value-type="string">
            <text:p>10040,20290</text:p>
          </table:table-cell>
          <table:table-cell table:formula="of:=TEXT([.C20];0)&amp;&quot;,&quot;&amp;TEXT([.C36];0)" office:value-type="string" office:string-value="10100,20290" calcext:value-type="string">
            <text:p>10100,20290</text:p>
          </table:table-cell>
          <table:table-cell table:formula="of:=TEXT([.D20];0)&amp;&quot;,&quot;&amp;TEXT([.D36];0)" office:value-type="string" office:string-value="10160,20290" calcext:value-type="string">
            <text:p>10160,20290</text:p>
          </table:table-cell>
          <table:table-cell table:formula="of:=TEXT([.E20];0)&amp;&quot;,&quot;&amp;TEXT([.E36];0)" office:value-type="string" office:string-value="10220,20290" calcext:value-type="string">
            <text:p>10220,20290</text:p>
          </table:table-cell>
          <table:table-cell table:formula="of:=TEXT([.F20];0)&amp;&quot;,&quot;&amp;TEXT([.F36];0)" office:value-type="string" office:string-value="10280,20290" calcext:value-type="string">
            <text:p>10280,20290</text:p>
          </table:table-cell>
          <table:table-cell table:formula="of:=TEXT([.G20];0)&amp;&quot;,&quot;&amp;TEXT([.G36];0)" office:value-type="string" office:string-value="10340,20290" calcext:value-type="string">
            <text:p>10340,20290</text:p>
          </table:table-cell>
          <table:table-cell table:formula="of:=NA()" office:value-type="string" office:string-value="" calcext:value-type="error">
            <text:p>#N/A</text:p>
          </table:table-cell>
          <table:table-cell table:formula="of:=TEXT([.I20];0)&amp;&quot;,&quot;&amp;TEXT([.I36];0)" office:value-type="string" office:string-value="10380,20290" calcext:value-type="string">
            <text:p>10380,20290</text:p>
          </table:table-cell>
          <table:table-cell table:formula="of:=TEXT([.J20];0)&amp;&quot;,&quot;&amp;TEXT([.J36];0)" office:value-type="string" office:string-value="10440,20290" calcext:value-type="string">
            <text:p>10440,20290</text:p>
          </table:table-cell>
          <table:table-cell table:formula="of:=TEXT([.K20];0)&amp;&quot;,&quot;&amp;TEXT([.K36];0)" office:value-type="string" office:string-value="10500,20290" calcext:value-type="string">
            <text:p>10500,20290</text:p>
          </table:table-cell>
          <table:table-cell table:formula="of:=TEXT([.L20];0)&amp;&quot;,&quot;&amp;TEXT([.L36];0)" office:value-type="string" office:string-value="10560,20290" calcext:value-type="string">
            <text:p>10560,20290</text:p>
          </table:table-cell>
          <table:table-cell table:formula="of:=TEXT([.M20];0)&amp;&quot;,&quot;&amp;TEXT([.M36];0)" office:value-type="string" office:string-value="10620,20290" calcext:value-type="string">
            <text:p>10620,20290</text:p>
          </table:table-cell>
          <table:table-cell table:formula="of:=TEXT([.N20];0)&amp;&quot;,&quot;&amp;TEXT([.N36];0)" office:value-type="string" office:string-value="10680,20290" calcext:value-type="string">
            <text:p>10680,20290</text:p>
          </table:table-cell>
        </table:table-row>
        <table:table-row table:style-name="ro1">
          <table:table-cell office:value-type="string" calcext:value-type="string">
            <text:p>4U</text:p>
          </table:table-cell>
          <table:table-cell table:formula="of:=TEXT([.B21];0)&amp;&quot;,&quot;&amp;TEXT([.B37];0)" office:value-type="string" office:string-value="10040,20280" calcext:value-type="string">
            <text:p>10040,20280</text:p>
          </table:table-cell>
          <table:table-cell table:formula="of:=TEXT([.C21];0)&amp;&quot;,&quot;&amp;TEXT([.C37];0)" office:value-type="string" office:string-value="10100,20280" calcext:value-type="string">
            <text:p>10100,20280</text:p>
          </table:table-cell>
          <table:table-cell table:formula="of:=TEXT([.D21];0)&amp;&quot;,&quot;&amp;TEXT([.D37];0)" office:value-type="string" office:string-value="10160,20280" calcext:value-type="string">
            <text:p>10160,20280</text:p>
          </table:table-cell>
          <table:table-cell table:formula="of:=TEXT([.E21];0)&amp;&quot;,&quot;&amp;TEXT([.E37];0)" office:value-type="string" office:string-value="10220,20280" calcext:value-type="string">
            <text:p>10220,20280</text:p>
          </table:table-cell>
          <table:table-cell table:formula="of:=TEXT([.F21];0)&amp;&quot;,&quot;&amp;TEXT([.F37];0)" office:value-type="string" office:string-value="10280,20280" calcext:value-type="string">
            <text:p>10280,20280</text:p>
          </table:table-cell>
          <table:table-cell table:formula="of:=TEXT([.G21];0)&amp;&quot;,&quot;&amp;TEXT([.G37];0)" office:value-type="string" office:string-value="10340,20280" calcext:value-type="string">
            <text:p>10340,20280</text:p>
          </table:table-cell>
          <table:table-cell table:formula="of:=NA()" office:value-type="string" office:string-value="" calcext:value-type="error">
            <text:p>#N/A</text:p>
          </table:table-cell>
          <table:table-cell table:formula="of:=TEXT([.I21];0)&amp;&quot;,&quot;&amp;TEXT([.I37];0)" office:value-type="string" office:string-value="10380,20280" calcext:value-type="string">
            <text:p>10380,20280</text:p>
          </table:table-cell>
          <table:table-cell table:formula="of:=TEXT([.J21];0)&amp;&quot;,&quot;&amp;TEXT([.J37];0)" office:value-type="string" office:string-value="10440,20280" calcext:value-type="string">
            <text:p>10440,20280</text:p>
          </table:table-cell>
          <table:table-cell table:formula="of:=TEXT([.K21];0)&amp;&quot;,&quot;&amp;TEXT([.K37];0)" office:value-type="string" office:string-value="10500,20280" calcext:value-type="string">
            <text:p>10500,20280</text:p>
          </table:table-cell>
          <table:table-cell table:formula="of:=TEXT([.L21];0)&amp;&quot;,&quot;&amp;TEXT([.L37];0)" office:value-type="string" office:string-value="10560,20280" calcext:value-type="string">
            <text:p>10560,20280</text:p>
          </table:table-cell>
          <table:table-cell table:formula="of:=TEXT([.M21];0)&amp;&quot;,&quot;&amp;TEXT([.M37];0)" office:value-type="string" office:string-value="10620,20280" calcext:value-type="string">
            <text:p>10620,20280</text:p>
          </table:table-cell>
          <table:table-cell table:formula="of:=TEXT([.N21];0)&amp;&quot;,&quot;&amp;TEXT([.N37];0)" office:value-type="string" office:string-value="10680,20280" calcext:value-type="string">
            <text:p>10680,20280</text:p>
          </table:table-cell>
        </table:table-row>
        <table:table-row table:style-name="ro1">
          <table:table-cell office:value-type="string" calcext:value-type="string">
            <text:p>SIDEWALK 3U</text:p>
          </table:table-cell>
          <table:table-cell table:formula="of:=TEXT([.B22];0)&amp;&quot;,&quot;&amp;TEXT([.B38];0)" office:value-type="string" office:string-value="10040,20270" calcext:value-type="string">
            <text:p>10040,20270</text:p>
          </table:table-cell>
          <table:table-cell table:formula="of:=TEXT([.C22];0)&amp;&quot;,&quot;&amp;TEXT([.C38];0)" office:value-type="string" office:string-value="10100,20270" calcext:value-type="string">
            <text:p>10100,20270</text:p>
          </table:table-cell>
          <table:table-cell table:formula="of:=TEXT([.D22];0)&amp;&quot;,&quot;&amp;TEXT([.D38];0)" office:value-type="string" office:string-value="10160,20270" calcext:value-type="string">
            <text:p>10160,20270</text:p>
          </table:table-cell>
          <table:table-cell table:formula="of:=TEXT([.E22];0)&amp;&quot;,&quot;&amp;TEXT([.E38];0)" office:value-type="string" office:string-value="10220,20270" calcext:value-type="string">
            <text:p>10220,20270</text:p>
          </table:table-cell>
          <table:table-cell table:formula="of:=TEXT([.F22];0)&amp;&quot;,&quot;&amp;TEXT([.F38];0)" office:value-type="string" office:string-value="10280,20270" calcext:value-type="string">
            <text:p>10280,20270</text:p>
          </table:table-cell>
          <table:table-cell table:formula="of:=TEXT([.G22];0)&amp;&quot;,&quot;&amp;TEXT([.G38];0)" office:value-type="string" office:string-value="10340,20270" calcext:value-type="string">
            <text:p>10340,20270</text:p>
          </table:table-cell>
          <table:table-cell table:formula="of:=NA()" office:value-type="string" office:string-value="" calcext:value-type="error">
            <text:p>#N/A</text:p>
          </table:table-cell>
          <table:table-cell table:formula="of:=TEXT([.I22];0)&amp;&quot;,&quot;&amp;TEXT([.I38];0)" office:value-type="string" office:string-value="10380,20270" calcext:value-type="string">
            <text:p>10380,20270</text:p>
          </table:table-cell>
          <table:table-cell table:formula="of:=TEXT([.J22];0)&amp;&quot;,&quot;&amp;TEXT([.J38];0)" office:value-type="string" office:string-value="10440,20270" calcext:value-type="string">
            <text:p>10440,20270</text:p>
          </table:table-cell>
          <table:table-cell table:formula="of:=TEXT([.K22];0)&amp;&quot;,&quot;&amp;TEXT([.K38];0)" office:value-type="string" office:string-value="10500,20270" calcext:value-type="string">
            <text:p>10500,20270</text:p>
          </table:table-cell>
          <table:table-cell table:formula="of:=TEXT([.L22];0)&amp;&quot;,&quot;&amp;TEXT([.L38];0)" office:value-type="string" office:string-value="10560,20270" calcext:value-type="string">
            <text:p>10560,20270</text:p>
          </table:table-cell>
          <table:table-cell table:formula="of:=TEXT([.M22];0)&amp;&quot;,&quot;&amp;TEXT([.M38];0)" office:value-type="string" office:string-value="10620,20270" calcext:value-type="string">
            <text:p>10620,20270</text:p>
          </table:table-cell>
          <table:table-cell table:formula="of:=TEXT([.N22];0)&amp;&quot;,&quot;&amp;TEXT([.N38];0)" office:value-type="string" office:string-value="10680,20270" calcext:value-type="string">
            <text:p>10680,20270</text:p>
          </table:table-cell>
        </table:table-row>
        <table:table-row table:style-name="ro1">
          <table:table-cell office:value-type="string" calcext:value-type="string">
            <text:p>CURB 2U</text:p>
          </table:table-cell>
          <table:table-cell table:formula="of:=TEXT([.B23];0)&amp;&quot;,&quot;&amp;TEXT([.B39];0)" office:value-type="string" office:string-value="10040,20260" calcext:value-type="string">
            <text:p>10040,20260</text:p>
          </table:table-cell>
          <table:table-cell table:formula="of:=TEXT([.C23];0)&amp;&quot;,&quot;&amp;TEXT([.C39];0)" office:value-type="string" office:string-value="10100,20260" calcext:value-type="string">
            <text:p>10100,20260</text:p>
          </table:table-cell>
          <table:table-cell table:formula="of:=TEXT([.D23];0)&amp;&quot;,&quot;&amp;TEXT([.D39];0)" office:value-type="string" office:string-value="10160,20260" calcext:value-type="string">
            <text:p>10160,20260</text:p>
          </table:table-cell>
          <table:table-cell table:formula="of:=TEXT([.E23];0)&amp;&quot;,&quot;&amp;TEXT([.E39];0)" office:value-type="string" office:string-value="10220,20260" calcext:value-type="string">
            <text:p>10220,20260</text:p>
          </table:table-cell>
          <table:table-cell table:formula="of:=TEXT([.F23];0)&amp;&quot;,&quot;&amp;TEXT([.F39];0)" office:value-type="string" office:string-value="10280,20260" calcext:value-type="string">
            <text:p>10280,20260</text:p>
          </table:table-cell>
          <table:table-cell table:formula="of:=TEXT([.G23];0)&amp;&quot;,&quot;&amp;TEXT([.G39];0)" office:value-type="string" office:string-value="10340,20260" calcext:value-type="string">
            <text:p>10340,20260</text:p>
          </table:table-cell>
          <table:table-cell table:formula="of:=NA()" office:value-type="string" office:string-value="" calcext:value-type="error">
            <text:p>#N/A</text:p>
          </table:table-cell>
          <table:table-cell table:formula="of:=TEXT([.I23];0)&amp;&quot;,&quot;&amp;TEXT([.I39];0)" office:value-type="string" office:string-value="10380,20260" calcext:value-type="string">
            <text:p>10380,20260</text:p>
          </table:table-cell>
          <table:table-cell table:formula="of:=TEXT([.J23];0)&amp;&quot;,&quot;&amp;TEXT([.J39];0)" office:value-type="string" office:string-value="10440,20260" calcext:value-type="string">
            <text:p>10440,20260</text:p>
          </table:table-cell>
          <table:table-cell table:formula="of:=TEXT([.K23];0)&amp;&quot;,&quot;&amp;TEXT([.K39];0)" office:value-type="string" office:string-value="10500,20260" calcext:value-type="string">
            <text:p>10500,20260</text:p>
          </table:table-cell>
          <table:table-cell table:formula="of:=TEXT([.L23];0)&amp;&quot;,&quot;&amp;TEXT([.L39];0)" office:value-type="string" office:string-value="10560,20260" calcext:value-type="string">
            <text:p>10560,20260</text:p>
          </table:table-cell>
          <table:table-cell table:formula="of:=TEXT([.M23];0)&amp;&quot;,&quot;&amp;TEXT([.M39];0)" office:value-type="string" office:string-value="10620,20260" calcext:value-type="string">
            <text:p>10620,20260</text:p>
          </table:table-cell>
          <table:table-cell table:formula="of:=TEXT([.N23];0)&amp;&quot;,&quot;&amp;TEXT([.N39];0)" office:value-type="string" office:string-value="10680,20260" calcext:value-type="string">
            <text:p>10680,20260</text:p>
          </table:table-cell>
        </table:table-row>
        <table:table-row table:style-name="ro1">
          <table:table-cell office:value-type="string" calcext:value-type="string">
            <text:p>1U</text:p>
          </table:table-cell>
          <table:table-cell table:formula="of:=TEXT([.B24];0)&amp;&quot;,&quot;&amp;TEXT([.B40];0)" office:value-type="string" office:string-value="10040,20250" calcext:value-type="string">
            <text:p>10040,20250</text:p>
          </table:table-cell>
          <table:table-cell table:formula="of:=TEXT([.C24];0)&amp;&quot;,&quot;&amp;TEXT([.C40];0)" office:value-type="string" office:string-value="10100,20250" calcext:value-type="string">
            <text:p>10100,20250</text:p>
          </table:table-cell>
          <table:table-cell table:formula="of:=TEXT([.D24];0)&amp;&quot;,&quot;&amp;TEXT([.D40];0)" office:value-type="string" office:string-value="10160,20250" calcext:value-type="string">
            <text:p>10160,20250</text:p>
          </table:table-cell>
          <table:table-cell table:formula="of:=TEXT([.E24];0)&amp;&quot;,&quot;&amp;TEXT([.E40];0)" office:value-type="string" office:string-value="10220,20250" calcext:value-type="string">
            <text:p>10220,20250</text:p>
          </table:table-cell>
          <table:table-cell table:formula="of:=TEXT([.F24];0)&amp;&quot;,&quot;&amp;TEXT([.F40];0)" office:value-type="string" office:string-value="10280,20250" calcext:value-type="string">
            <text:p>10280,20250</text:p>
          </table:table-cell>
          <table:table-cell table:formula="of:=TEXT([.G24];0)&amp;&quot;,&quot;&amp;TEXT([.G40];0)" office:value-type="string" office:string-value="10340,20250" calcext:value-type="string">
            <text:p>10340,20250</text:p>
          </table:table-cell>
          <table:table-cell table:formula="of:=NA()" office:value-type="string" office:string-value="" calcext:value-type="error">
            <text:p>#N/A</text:p>
          </table:table-cell>
          <table:table-cell table:formula="of:=TEXT([.I24];0)&amp;&quot;,&quot;&amp;TEXT([.I40];0)" office:value-type="string" office:string-value="10380,20250" calcext:value-type="string">
            <text:p>10380,20250</text:p>
          </table:table-cell>
          <table:table-cell table:formula="of:=TEXT([.J24];0)&amp;&quot;,&quot;&amp;TEXT([.J40];0)" office:value-type="string" office:string-value="10440,20250" calcext:value-type="string">
            <text:p>10440,20250</text:p>
          </table:table-cell>
          <table:table-cell table:formula="of:=TEXT([.K24];0)&amp;&quot;,&quot;&amp;TEXT([.K40];0)" office:value-type="string" office:string-value="10500,20250" calcext:value-type="string">
            <text:p>10500,20250</text:p>
          </table:table-cell>
          <table:table-cell table:formula="of:=TEXT([.L24];0)&amp;&quot;,&quot;&amp;TEXT([.L40];0)" office:value-type="string" office:string-value="10560,20250" calcext:value-type="string">
            <text:p>10560,20250</text:p>
          </table:table-cell>
          <table:table-cell table:formula="of:=TEXT([.M24];0)&amp;&quot;,&quot;&amp;TEXT([.M40];0)" office:value-type="string" office:string-value="10620,20250" calcext:value-type="string">
            <text:p>10620,20250</text:p>
          </table:table-cell>
          <table:table-cell table:formula="of:=TEXT([.N24];0)&amp;&quot;,&quot;&amp;TEXT([.N40];0)" office:value-type="string" office:string-value="10680,20250" calcext:value-type="string">
            <text:p>10680,20250</text:p>
          </table:table-cell>
        </table:table-row>
        <table:table-row table:style-name="ro1">
          <table:table-cell office:value-type="string" calcext:value-type="string">
            <text:p><text:s/>AL NAME CENTER</text:p>
          </table:table-cell>
          <table:table-cell table:formula="of:=TEXT([.B25];0)&amp;&quot;,&quot;&amp;TEXT([.B41];0)" office:value-type="string" office:string-value="10040,20240" calcext:value-type="string">
            <text:p>10040,20240</text:p>
          </table:table-cell>
          <table:table-cell table:formula="of:=TEXT([.C25];0)&amp;&quot;,&quot;&amp;TEXT([.C41];0)" office:value-type="string" office:string-value="10100,20240" calcext:value-type="string">
            <text:p>10100,20240</text:p>
          </table:table-cell>
          <table:table-cell table:formula="of:=TEXT([.D25];0)&amp;&quot;,&quot;&amp;TEXT([.D41];0)" office:value-type="string" office:string-value="10160,20240" calcext:value-type="string">
            <text:p>10160,20240</text:p>
          </table:table-cell>
          <table:table-cell table:formula="of:=TEXT([.E25];0)&amp;&quot;,&quot;&amp;TEXT([.E41];0)" office:value-type="string" office:string-value="10220,20240" calcext:value-type="string">
            <text:p>10220,20240</text:p>
          </table:table-cell>
          <table:table-cell table:formula="of:=TEXT([.F25];0)&amp;&quot;,&quot;&amp;TEXT([.F41];0)" office:value-type="string" office:string-value="10280,20240" calcext:value-type="string">
            <text:p>10280,20240</text:p>
          </table:table-cell>
          <table:table-cell table:formula="of:=TEXT([.G25];0)&amp;&quot;,&quot;&amp;TEXT([.G41];0)" office:value-type="string" office:string-value="10340,20240" calcext:value-type="string">
            <text:p>10340,20240</text:p>
          </table:table-cell>
          <table:table-cell table:formula="of:=NA()" office:value-type="string" office:string-value="" calcext:value-type="error">
            <text:p>#N/A</text:p>
          </table:table-cell>
          <table:table-cell table:formula="of:=TEXT([.I25];0)&amp;&quot;,&quot;&amp;TEXT([.I41];0)" office:value-type="string" office:string-value="10380,20240" calcext:value-type="string">
            <text:p>10380,20240</text:p>
          </table:table-cell>
          <table:table-cell table:formula="of:=TEXT([.J25];0)&amp;&quot;,&quot;&amp;TEXT([.J41];0)" office:value-type="string" office:string-value="10440,20240" calcext:value-type="string">
            <text:p>10440,20240</text:p>
          </table:table-cell>
          <table:table-cell table:formula="of:=TEXT([.K25];0)&amp;&quot;,&quot;&amp;TEXT([.K41];0)" office:value-type="string" office:string-value="10500,20240" calcext:value-type="string">
            <text:p>10500,20240</text:p>
          </table:table-cell>
          <table:table-cell table:formula="of:=TEXT([.L25];0)&amp;&quot;,&quot;&amp;TEXT([.L41];0)" office:value-type="string" office:string-value="10560,20240" calcext:value-type="string">
            <text:p>10560,20240</text:p>
          </table:table-cell>
          <table:table-cell table:formula="of:=TEXT([.M25];0)&amp;&quot;,&quot;&amp;TEXT([.M41];0)" office:value-type="string" office:string-value="10620,20240" calcext:value-type="string">
            <text:p>10620,20240</text:p>
          </table:table-cell>
          <table:table-cell table:formula="of:=TEXT([.N25];0)&amp;&quot;,&quot;&amp;TEXT([.N41];0)" office:value-type="string" office:string-value="10680,20240" calcext:value-type="string">
            <text:p>10680,20240</text:p>
          </table:table-cell>
        </table:table-row>
        <table:table-row table:style-name="ro1">
          <table:table-cell office:value-type="string" calcext:value-type="string">
            <text:p>1D</text:p>
          </table:table-cell>
          <table:table-cell table:formula="of:=TEXT([.B26];0)&amp;&quot;,&quot;&amp;TEXT([.B42];0)" office:value-type="string" office:string-value="10040,20230" calcext:value-type="string">
            <text:p>10040,20230</text:p>
          </table:table-cell>
          <table:table-cell table:formula="of:=TEXT([.C26];0)&amp;&quot;,&quot;&amp;TEXT([.C42];0)" office:value-type="string" office:string-value="10100,20230" calcext:value-type="string">
            <text:p>10100,20230</text:p>
          </table:table-cell>
          <table:table-cell table:formula="of:=TEXT([.D26];0)&amp;&quot;,&quot;&amp;TEXT([.D42];0)" office:value-type="string" office:string-value="10160,20230" calcext:value-type="string">
            <text:p>10160,20230</text:p>
          </table:table-cell>
          <table:table-cell table:formula="of:=TEXT([.E26];0)&amp;&quot;,&quot;&amp;TEXT([.E42];0)" office:value-type="string" office:string-value="10220,20230" calcext:value-type="string">
            <text:p>10220,20230</text:p>
          </table:table-cell>
          <table:table-cell table:formula="of:=TEXT([.F26];0)&amp;&quot;,&quot;&amp;TEXT([.F42];0)" office:value-type="string" office:string-value="10280,20230" calcext:value-type="string">
            <text:p>10280,20230</text:p>
          </table:table-cell>
          <table:table-cell table:formula="of:=TEXT([.G26];0)&amp;&quot;,&quot;&amp;TEXT([.G42];0)" office:value-type="string" office:string-value="10340,20230" calcext:value-type="string">
            <text:p>10340,20230</text:p>
          </table:table-cell>
          <table:table-cell table:formula="of:=NA()" office:value-type="string" office:string-value="" calcext:value-type="error">
            <text:p>#N/A</text:p>
          </table:table-cell>
          <table:table-cell table:formula="of:=TEXT([.I26];0)&amp;&quot;,&quot;&amp;TEXT([.I42];0)" office:value-type="string" office:string-value="10380,20230" calcext:value-type="string">
            <text:p>10380,20230</text:p>
          </table:table-cell>
          <table:table-cell table:formula="of:=TEXT([.J26];0)&amp;&quot;,&quot;&amp;TEXT([.J42];0)" office:value-type="string" office:string-value="10440,20230" calcext:value-type="string">
            <text:p>10440,20230</text:p>
          </table:table-cell>
          <table:table-cell table:formula="of:=TEXT([.K26];0)&amp;&quot;,&quot;&amp;TEXT([.K42];0)" office:value-type="string" office:string-value="10500,20230" calcext:value-type="string">
            <text:p>10500,20230</text:p>
          </table:table-cell>
          <table:table-cell table:formula="of:=TEXT([.L26];0)&amp;&quot;,&quot;&amp;TEXT([.L42];0)" office:value-type="string" office:string-value="10560,20230" calcext:value-type="string">
            <text:p>10560,20230</text:p>
          </table:table-cell>
          <table:table-cell table:formula="of:=TEXT([.M26];0)&amp;&quot;,&quot;&amp;TEXT([.M42];0)" office:value-type="string" office:string-value="10620,20230" calcext:value-type="string">
            <text:p>10620,20230</text:p>
          </table:table-cell>
          <table:table-cell table:formula="of:=TEXT([.N26];0)&amp;&quot;,&quot;&amp;TEXT([.N42];0)" office:value-type="string" office:string-value="10680,20230" calcext:value-type="string">
            <text:p>10680,20230</text:p>
          </table:table-cell>
        </table:table-row>
        <table:table-row table:style-name="ro1">
          <table:table-cell office:value-type="string" calcext:value-type="string">
            <text:p>2D</text:p>
          </table:table-cell>
          <table:table-cell table:formula="of:=TEXT([.B27];0)&amp;&quot;,&quot;&amp;TEXT([.B43];0)" office:value-type="string" office:string-value="10040,20220" calcext:value-type="string">
            <text:p>10040,20220</text:p>
          </table:table-cell>
          <table:table-cell table:formula="of:=TEXT([.C27];0)&amp;&quot;,&quot;&amp;TEXT([.C43];0)" office:value-type="string" office:string-value="10100,20220" calcext:value-type="string">
            <text:p>10100,20220</text:p>
          </table:table-cell>
          <table:table-cell table:formula="of:=TEXT([.D27];0)&amp;&quot;,&quot;&amp;TEXT([.D43];0)" office:value-type="string" office:string-value="10160,20220" calcext:value-type="string">
            <text:p>10160,20220</text:p>
          </table:table-cell>
          <table:table-cell table:formula="of:=TEXT([.E27];0)&amp;&quot;,&quot;&amp;TEXT([.E43];0)" office:value-type="string" office:string-value="10220,20220" calcext:value-type="string">
            <text:p>10220,20220</text:p>
          </table:table-cell>
          <table:table-cell table:formula="of:=TEXT([.F27];0)&amp;&quot;,&quot;&amp;TEXT([.F43];0)" office:value-type="string" office:string-value="10280,20220" calcext:value-type="string">
            <text:p>10280,20220</text:p>
          </table:table-cell>
          <table:table-cell table:formula="of:=TEXT([.G27];0)&amp;&quot;,&quot;&amp;TEXT([.G43];0)" office:value-type="string" office:string-value="10340,20220" calcext:value-type="string">
            <text:p>10340,20220</text:p>
          </table:table-cell>
          <table:table-cell table:formula="of:=NA()" office:value-type="string" office:string-value="" calcext:value-type="error">
            <text:p>#N/A</text:p>
          </table:table-cell>
          <table:table-cell table:formula="of:=TEXT([.I27];0)&amp;&quot;,&quot;&amp;TEXT([.I43];0)" office:value-type="string" office:string-value="10380,20220" calcext:value-type="string">
            <text:p>10380,20220</text:p>
          </table:table-cell>
          <table:table-cell table:formula="of:=TEXT([.J27];0)&amp;&quot;,&quot;&amp;TEXT([.J43];0)" office:value-type="string" office:string-value="10440,20220" calcext:value-type="string">
            <text:p>10440,20220</text:p>
          </table:table-cell>
          <table:table-cell table:formula="of:=TEXT([.K27];0)&amp;&quot;,&quot;&amp;TEXT([.K43];0)" office:value-type="string" office:string-value="10500,20220" calcext:value-type="string">
            <text:p>10500,20220</text:p>
          </table:table-cell>
          <table:table-cell table:formula="of:=TEXT([.L27];0)&amp;&quot;,&quot;&amp;TEXT([.L43];0)" office:value-type="string" office:string-value="10560,20220" calcext:value-type="string">
            <text:p>10560,20220</text:p>
          </table:table-cell>
          <table:table-cell table:formula="of:=TEXT([.M27];0)&amp;&quot;,&quot;&amp;TEXT([.M43];0)" office:value-type="string" office:string-value="10620,20220" calcext:value-type="string">
            <text:p>10620,20220</text:p>
          </table:table-cell>
          <table:table-cell table:formula="of:=TEXT([.N27];0)&amp;&quot;,&quot;&amp;TEXT([.N43];0)" office:value-type="string" office:string-value="10680,20220" calcext:value-type="string">
            <text:p>10680,20220</text:p>
          </table:table-cell>
        </table:table-row>
        <table:table-row table:style-name="ro1">
          <table:table-cell office:value-type="string" calcext:value-type="string">
            <text:p>3D</text:p>
          </table:table-cell>
          <table:table-cell table:formula="of:=TEXT([.B28];0)&amp;&quot;,&quot;&amp;TEXT([.B44];0)" office:value-type="string" office:string-value="10040,20210" calcext:value-type="string">
            <text:p>10040,20210</text:p>
          </table:table-cell>
          <table:table-cell table:formula="of:=TEXT([.C28];0)&amp;&quot;,&quot;&amp;TEXT([.C44];0)" office:value-type="string" office:string-value="10100,20210" calcext:value-type="string">
            <text:p>10100,20210</text:p>
          </table:table-cell>
          <table:table-cell table:formula="of:=TEXT([.D28];0)&amp;&quot;,&quot;&amp;TEXT([.D44];0)" office:value-type="string" office:string-value="10160,20210" calcext:value-type="string">
            <text:p>10160,20210</text:p>
          </table:table-cell>
          <table:table-cell table:formula="of:=TEXT([.E28];0)&amp;&quot;,&quot;&amp;TEXT([.E44];0)" office:value-type="string" office:string-value="10220,20210" calcext:value-type="string">
            <text:p>10220,20210</text:p>
          </table:table-cell>
          <table:table-cell table:formula="of:=TEXT([.F28];0)&amp;&quot;,&quot;&amp;TEXT([.F44];0)" office:value-type="string" office:string-value="10280,20210" calcext:value-type="string">
            <text:p>10280,20210</text:p>
          </table:table-cell>
          <table:table-cell table:formula="of:=TEXT([.G28];0)&amp;&quot;,&quot;&amp;TEXT([.G44];0)" office:value-type="string" office:string-value="10340,20210" calcext:value-type="string">
            <text:p>10340,20210</text:p>
          </table:table-cell>
          <table:table-cell table:formula="of:=NA()" office:value-type="string" office:string-value="" calcext:value-type="error">
            <text:p>#N/A</text:p>
          </table:table-cell>
          <table:table-cell table:formula="of:=TEXT([.I28];0)&amp;&quot;,&quot;&amp;TEXT([.I44];0)" office:value-type="string" office:string-value="10380,20210" calcext:value-type="string">
            <text:p>10380,20210</text:p>
          </table:table-cell>
          <table:table-cell table:formula="of:=TEXT([.J28];0)&amp;&quot;,&quot;&amp;TEXT([.J44];0)" office:value-type="string" office:string-value="10440,20210" calcext:value-type="string">
            <text:p>10440,20210</text:p>
          </table:table-cell>
          <table:table-cell table:formula="of:=TEXT([.K28];0)&amp;&quot;,&quot;&amp;TEXT([.K44];0)" office:value-type="string" office:string-value="10500,20210" calcext:value-type="string">
            <text:p>10500,20210</text:p>
          </table:table-cell>
          <table:table-cell table:formula="of:=TEXT([.L28];0)&amp;&quot;,&quot;&amp;TEXT([.L44];0)" office:value-type="string" office:string-value="10560,20210" calcext:value-type="string">
            <text:p>10560,20210</text:p>
          </table:table-cell>
          <table:table-cell table:formula="of:=TEXT([.M28];0)&amp;&quot;,&quot;&amp;TEXT([.M44];0)" office:value-type="string" office:string-value="10620,20210" calcext:value-type="string">
            <text:p>10620,20210</text:p>
          </table:table-cell>
          <table:table-cell table:formula="of:=TEXT([.N28];0)&amp;&quot;,&quot;&amp;TEXT([.N44];0)" office:value-type="string" office:string-value="10680,20210" calcext:value-type="string">
            <text:p>10680,20210</text:p>
          </table:table-cell>
        </table:table-row>
        <table:table-row table:style-name="ro1">
          <table:table-cell office:value-type="string" calcext:value-type="string">
            <text:p>PIPE 4D</text:p>
          </table:table-cell>
          <table:table-cell table:formula="of:=TEXT([.B29];0)&amp;&quot;,&quot;&amp;TEXT([.B45];0)" office:value-type="string" office:string-value="10040,20200" calcext:value-type="string">
            <text:p>10040,20200</text:p>
          </table:table-cell>
          <table:table-cell table:formula="of:=TEXT([.C29];0)&amp;&quot;,&quot;&amp;TEXT([.C45];0)" office:value-type="string" office:string-value="10100,20200" calcext:value-type="string">
            <text:p>10100,20200</text:p>
          </table:table-cell>
          <table:table-cell table:formula="of:=TEXT([.D29];0)&amp;&quot;,&quot;&amp;TEXT([.D45];0)" office:value-type="string" office:string-value="10160,20200" calcext:value-type="string">
            <text:p>10160,20200</text:p>
          </table:table-cell>
          <table:table-cell table:formula="of:=TEXT([.E29];0)&amp;&quot;,&quot;&amp;TEXT([.E45];0)" office:value-type="string" office:string-value="10220,20200" calcext:value-type="string">
            <text:p>10220,20200</text:p>
          </table:table-cell>
          <table:table-cell table:formula="of:=TEXT([.F29];0)&amp;&quot;,&quot;&amp;TEXT([.F45];0)" office:value-type="string" office:string-value="10280,20200" calcext:value-type="string">
            <text:p>10280,20200</text:p>
          </table:table-cell>
          <table:table-cell table:formula="of:=TEXT([.G29];0)&amp;&quot;,&quot;&amp;TEXT([.G45];0)" office:value-type="string" office:string-value="10340,20200" calcext:value-type="string">
            <text:p>10340,20200</text:p>
          </table:table-cell>
          <table:table-cell table:formula="of:=NA()" office:value-type="string" office:string-value="" calcext:value-type="error">
            <text:p>#N/A</text:p>
          </table:table-cell>
          <table:table-cell table:formula="of:=TEXT([.I29];0)&amp;&quot;,&quot;&amp;TEXT([.I45];0)" office:value-type="string" office:string-value="10380,20200" calcext:value-type="string">
            <text:p>10380,20200</text:p>
          </table:table-cell>
          <table:table-cell table:formula="of:=TEXT([.J29];0)&amp;&quot;,&quot;&amp;TEXT([.J45];0)" office:value-type="string" office:string-value="10440,20200" calcext:value-type="string">
            <text:p>10440,20200</text:p>
          </table:table-cell>
          <table:table-cell table:formula="of:=TEXT([.K29];0)&amp;&quot;,&quot;&amp;TEXT([.K45];0)" office:value-type="string" office:string-value="10500,20200" calcext:value-type="string">
            <text:p>10500,20200</text:p>
          </table:table-cell>
          <table:table-cell table:formula="of:=TEXT([.L29];0)&amp;&quot;,&quot;&amp;TEXT([.L45];0)" office:value-type="string" office:string-value="10560,20200" calcext:value-type="string">
            <text:p>10560,20200</text:p>
          </table:table-cell>
          <table:table-cell table:formula="of:=TEXT([.M29];0)&amp;&quot;,&quot;&amp;TEXT([.M45];0)" office:value-type="string" office:string-value="10620,20200" calcext:value-type="string">
            <text:p>10620,20200</text:p>
          </table:table-cell>
          <table:table-cell table:formula="of:=TEXT([.N29];0)&amp;&quot;,&quot;&amp;TEXT([.N45];0)" office:value-type="string" office:string-value="10680,20200" calcext:value-type="string">
            <text:p>10680,20200</text:p>
          </table:table-cell>
        </table:table-row>
        <table:table-row table:style-name="ro1">
          <table:table-cell office:value-type="string" calcext:value-type="string">
            <text:p>5D</text:p>
          </table:table-cell>
          <table:table-cell table:formula="of:=TEXT([.B30];0)&amp;&quot;,&quot;&amp;TEXT([.B46];0)" office:value-type="string" office:string-value="10040,20190" calcext:value-type="string">
            <text:p>10040,20190</text:p>
          </table:table-cell>
          <table:table-cell table:formula="of:=TEXT([.C30];0)&amp;&quot;,&quot;&amp;TEXT([.C46];0)" office:value-type="string" office:string-value="10100,20190" calcext:value-type="string">
            <text:p>10100,20190</text:p>
          </table:table-cell>
          <table:table-cell table:formula="of:=TEXT([.D30];0)&amp;&quot;,&quot;&amp;TEXT([.D46];0)" office:value-type="string" office:string-value="10160,20190" calcext:value-type="string">
            <text:p>10160,20190</text:p>
          </table:table-cell>
          <table:table-cell table:formula="of:=TEXT([.E30];0)&amp;&quot;,&quot;&amp;TEXT([.E46];0)" office:value-type="string" office:string-value="10220,20190" calcext:value-type="string">
            <text:p>10220,20190</text:p>
          </table:table-cell>
          <table:table-cell table:formula="of:=TEXT([.F30];0)&amp;&quot;,&quot;&amp;TEXT([.F46];0)" office:value-type="string" office:string-value="10280,20190" calcext:value-type="string">
            <text:p>10280,20190</text:p>
          </table:table-cell>
          <table:table-cell table:formula="of:=TEXT([.G30];0)&amp;&quot;,&quot;&amp;TEXT([.G46];0)" office:value-type="string" office:string-value="10340,20190" calcext:value-type="string">
            <text:p>10340,20190</text:p>
          </table:table-cell>
          <table:table-cell table:formula="of:=NA()" office:value-type="string" office:string-value="" calcext:value-type="error">
            <text:p>#N/A</text:p>
          </table:table-cell>
          <table:table-cell table:formula="of:=TEXT([.I30];0)&amp;&quot;,&quot;&amp;TEXT([.I46];0)" office:value-type="string" office:string-value="10380,20190" calcext:value-type="string">
            <text:p>10380,20190</text:p>
          </table:table-cell>
          <table:table-cell table:formula="of:=TEXT([.J30];0)&amp;&quot;,&quot;&amp;TEXT([.J46];0)" office:value-type="string" office:string-value="10440,20190" calcext:value-type="string">
            <text:p>10440,20190</text:p>
          </table:table-cell>
          <table:table-cell table:formula="of:=TEXT([.K30];0)&amp;&quot;,&quot;&amp;TEXT([.K46];0)" office:value-type="string" office:string-value="10500,20190" calcext:value-type="string">
            <text:p>10500,20190</text:p>
          </table:table-cell>
          <table:table-cell table:formula="of:=TEXT([.L30];0)&amp;&quot;,&quot;&amp;TEXT([.L46];0)" office:value-type="string" office:string-value="10560,20190" calcext:value-type="string">
            <text:p>10560,20190</text:p>
          </table:table-cell>
          <table:table-cell table:formula="of:=TEXT([.M30];0)&amp;&quot;,&quot;&amp;TEXT([.M46];0)" office:value-type="string" office:string-value="10620,20190" calcext:value-type="string">
            <text:p>10620,20190</text:p>
          </table:table-cell>
          <table:table-cell table:formula="of:=TEXT([.N30];0)&amp;&quot;,&quot;&amp;TEXT([.N46];0)" office:value-type="string" office:string-value="10680,20190" calcext:value-type="string">
            <text:p>10680,20190</text:p>
          </table:table-cell>
        </table:table-row>
        <table:table-row table:style-name="ro1">
          <table:table-cell office:value-type="string" calcext:value-type="string">
            <text:p>6D</text:p>
          </table:table-cell>
          <table:table-cell table:formula="of:=TEXT([.B31];0)&amp;&quot;,&quot;&amp;TEXT([.B47];0)" office:value-type="string" office:string-value="10040,20180" calcext:value-type="string">
            <text:p>10040,20180</text:p>
          </table:table-cell>
          <table:table-cell table:formula="of:=TEXT([.C31];0)&amp;&quot;,&quot;&amp;TEXT([.C47];0)" office:value-type="string" office:string-value="10100,20180" calcext:value-type="string">
            <text:p>10100,20180</text:p>
          </table:table-cell>
          <table:table-cell table:formula="of:=TEXT([.D31];0)&amp;&quot;,&quot;&amp;TEXT([.D47];0)" office:value-type="string" office:string-value="10160,20180" calcext:value-type="string">
            <text:p>10160,20180</text:p>
          </table:table-cell>
          <table:table-cell table:formula="of:=TEXT([.E31];0)&amp;&quot;,&quot;&amp;TEXT([.E47];0)" office:value-type="string" office:string-value="10220,20180" calcext:value-type="string">
            <text:p>10220,20180</text:p>
          </table:table-cell>
          <table:table-cell table:formula="of:=TEXT([.F31];0)&amp;&quot;,&quot;&amp;TEXT([.F47];0)" office:value-type="string" office:string-value="10280,20180" calcext:value-type="string">
            <text:p>10280,20180</text:p>
          </table:table-cell>
          <table:table-cell table:formula="of:=TEXT([.G31];0)&amp;&quot;,&quot;&amp;TEXT([.G47];0)" office:value-type="string" office:string-value="10340,20180" calcext:value-type="string">
            <text:p>10340,20180</text:p>
          </table:table-cell>
          <table:table-cell table:formula="of:=NA()" office:value-type="string" office:string-value="" calcext:value-type="error">
            <text:p>#N/A</text:p>
          </table:table-cell>
          <table:table-cell table:formula="of:=TEXT([.I31];0)&amp;&quot;,&quot;&amp;TEXT([.I47];0)" office:value-type="string" office:string-value="10380,20180" calcext:value-type="string">
            <text:p>10380,20180</text:p>
          </table:table-cell>
          <table:table-cell table:formula="of:=TEXT([.J31];0)&amp;&quot;,&quot;&amp;TEXT([.J47];0)" office:value-type="string" office:string-value="10440,20180" calcext:value-type="string">
            <text:p>10440,20180</text:p>
          </table:table-cell>
          <table:table-cell table:formula="of:=TEXT([.K31];0)&amp;&quot;,&quot;&amp;TEXT([.K47];0)" office:value-type="string" office:string-value="10500,20180" calcext:value-type="string">
            <text:p>10500,20180</text:p>
          </table:table-cell>
          <table:table-cell table:formula="of:=TEXT([.L31];0)&amp;&quot;,&quot;&amp;TEXT([.L47];0)" office:value-type="string" office:string-value="10560,20180" calcext:value-type="string">
            <text:p>10560,20180</text:p>
          </table:table-cell>
          <table:table-cell table:formula="of:=TEXT([.M31];0)&amp;&quot;,&quot;&amp;TEXT([.M47];0)" office:value-type="string" office:string-value="10620,20180" calcext:value-type="string">
            <text:p>10620,20180</text:p>
          </table:table-cell>
          <table:table-cell table:formula="of:=TEXT([.N31];0)&amp;&quot;,&quot;&amp;TEXT([.N47];0)" office:value-type="string" office:string-value="10680,20180" calcext:value-type="string">
            <text:p>10680,20180</text:p>
          </table:table-cell>
        </table:table-row>
        <table:table-row table:style-name="ro1">
          <table:table-cell table:style-name="Default" table:number-columns-repeated="14"/>
        </table:table-row>
        <table:table-row table:style-name="ro1">
          <table:table-cell table:style-name="ce1" office:value-type="string" calcext:value-type="string">
            <text:p>GRID COORDINATES PAPER SPACE ARROW POINT X</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5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4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3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2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1U</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CENTER</text:p>
          </table:table-cell>
          <table:table-cell table:formula="of:=[.C74]-[.$B$11]" office:value-type="float" office:value="2" calcext:value-type="float">
            <text:p>2</text:p>
          </table:table-cell>
          <table:table-cell table:formula="of:=[.D74]-[.$B$11]" office:value-type="float" office:value="5" calcext:value-type="float">
            <text:p>5</text:p>
          </table:table-cell>
          <table:table-cell table:formula="of:=[.E74]-[.$B$11]" office:value-type="float" office:value="8" calcext:value-type="float">
            <text:p>8</text:p>
          </table:table-cell>
          <table:table-cell table:formula="of:=[.F74]-[.$B$11]" office:value-type="float" office:value="11" calcext:value-type="float">
            <text:p>11</text:p>
          </table:table-cell>
          <table:table-cell table:formula="of:=[.G74]-[.$B$11]" office:value-type="float" office:value="14" calcext:value-type="float">
            <text:p>14</text:p>
          </table:table-cell>
          <table:table-cell table:formula="of:=[.H74]-[.$B$12]" office:value-type="float" office:value="17" calcext:value-type="float">
            <text:p>17</text:p>
          </table:table-cell>
          <table:table-cell table:formula="of:=[.$B$9]" office:value-type="float" office:value="18" calcext:value-type="float">
            <text:p>18</text:p>
          </table:table-cell>
          <table:table-cell table:style-name="ce5" table:formula="of:=[.H74]+[.$B$12]" office:value-type="float" office:value="19" calcext:value-type="float">
            <text:p>19</text:p>
          </table:table-cell>
          <table:table-cell table:style-name="ce5" table:formula="of:=[.I74]+[.$B$11]" office:value-type="float" office:value="22" calcext:value-type="float">
            <text:p>22</text:p>
          </table:table-cell>
          <table:table-cell table:style-name="ce5" table:formula="of:=[.J74]+[.$B$11]" office:value-type="float" office:value="25" calcext:value-type="float">
            <text:p>25</text:p>
          </table:table-cell>
          <table:table-cell table:style-name="ce5" table:formula="of:=[.K74]+[.$B$11]" office:value-type="float" office:value="28" calcext:value-type="float">
            <text:p>28</text:p>
          </table:table-cell>
          <table:table-cell table:style-name="ce5" table:formula="of:=[.L74]+[.$B$11]" office:value-type="float" office:value="31" calcext:value-type="float">
            <text:p>31</text:p>
          </table:table-cell>
          <table:table-cell table:style-name="ce5" table:formula="of:=[.M74]+[.$B$11]" office:value-type="float" office:value="34" calcext:value-type="float">
            <text:p>34</text:p>
          </table:table-cell>
        </table:table-row>
        <table:table-row table:style-name="ro1">
          <table:table-cell office:value-type="string" calcext:value-type="string">
            <text:p>1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2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3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4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5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office:value-type="string" calcext:value-type="string">
            <text:p>6D</text:p>
          </table:table-cell>
          <table:table-cell table:formula="of:=[.B$74]" office:value-type="float" office:value="2" calcext:value-type="float">
            <text:p>2</text:p>
          </table:table-cell>
          <table:table-cell table:formula="of:=[.C$74]" office:value-type="float" office:value="5" calcext:value-type="float">
            <text:p>5</text:p>
          </table:table-cell>
          <table:table-cell table:formula="of:=[.D$74]" office:value-type="float" office:value="8" calcext:value-type="float">
            <text:p>8</text:p>
          </table:table-cell>
          <table:table-cell table:formula="of:=[.E$74]" office:value-type="float" office:value="11" calcext:value-type="float">
            <text:p>11</text:p>
          </table:table-cell>
          <table:table-cell table:formula="of:=[.F$74]" office:value-type="float" office:value="14" calcext:value-type="float">
            <text:p>14</text:p>
          </table:table-cell>
          <table:table-cell table:formula="of:=[.G$74]" office:value-type="float" office:value="17" calcext:value-type="float">
            <text:p>17</text:p>
          </table:table-cell>
          <table:table-cell table:formula="of:=[.H$74]" office:value-type="float" office:value="18" calcext:value-type="float">
            <text:p>18</text:p>
          </table:table-cell>
          <table:table-cell table:formula="of:=[.I$74]" office:value-type="float" office:value="19" calcext:value-type="float">
            <text:p>19</text:p>
          </table:table-cell>
          <table:table-cell table:formula="of:=[.J$74]" office:value-type="float" office:value="22" calcext:value-type="float">
            <text:p>22</text:p>
          </table:table-cell>
          <table:table-cell table:formula="of:=[.K$74]" office:value-type="float" office:value="25" calcext:value-type="float">
            <text:p>25</text:p>
          </table:table-cell>
          <table:table-cell table:formula="of:=[.L$74]" office:value-type="float" office:value="28" calcext:value-type="float">
            <text:p>28</text:p>
          </table:table-cell>
          <table:table-cell table:formula="of:=[.M$74]" office:value-type="float" office:value="31" calcext:value-type="float">
            <text:p>31</text:p>
          </table:table-cell>
          <table:table-cell table:formula="of:=[.N$74]" office:value-type="float" office:value="34" calcext:value-type="float">
            <text:p>34</text:p>
          </table:table-cell>
        </table:table-row>
        <table:table-row table:style-name="ro1">
          <table:table-cell table:style-name="Default" table:number-columns-repeated="14"/>
        </table:table-row>
        <table:table-row table:style-name="ro1">
          <table:table-cell table:style-name="ce1" office:value-type="string" calcext:value-type="string">
            <text:p>GRID COORDINATES PAPER SPACE ARROW POINT Y</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85]+[.$B$13]" office:value-type="float" office:value="15" calcext:value-type="float">
            <text:p>15</text:p>
          </table:table-cell>
          <table:table-cell table:formula="of:=[.C85]+[.$B$13]" office:value-type="float" office:value="15" calcext:value-type="float">
            <text:p>15</text:p>
          </table:table-cell>
          <table:table-cell table:formula="of:=[.D85]+[.$B$13]" office:value-type="float" office:value="15" calcext:value-type="float">
            <text:p>15</text:p>
          </table:table-cell>
          <table:table-cell table:formula="of:=[.E85]+[.$B$13]" office:value-type="float" office:value="15" calcext:value-type="float">
            <text:p>15</text:p>
          </table:table-cell>
          <table:table-cell table:formula="of:=[.F85]+[.$B$13]" office:value-type="float" office:value="15" calcext:value-type="float">
            <text:p>15</text:p>
          </table:table-cell>
          <table:table-cell table:formula="of:=[.G85]+[.$B$13]" office:value-type="float" office:value="15" calcext:value-type="float">
            <text:p>15</text:p>
          </table:table-cell>
          <table:table-cell table:formula="of:=[.H85]+[.$B$13]" office:value-type="float" office:value="15" calcext:value-type="float">
            <text:p>15</text:p>
          </table:table-cell>
          <table:table-cell table:formula="of:=[.I85]+[.$B$13]" office:value-type="float" office:value="15" calcext:value-type="float">
            <text:p>15</text:p>
          </table:table-cell>
          <table:table-cell table:formula="of:=[.J85]+[.$B$13]" office:value-type="float" office:value="15" calcext:value-type="float">
            <text:p>15</text:p>
          </table:table-cell>
          <table:table-cell table:formula="of:=[.K85]+[.$B$13]" office:value-type="float" office:value="15" calcext:value-type="float">
            <text:p>15</text:p>
          </table:table-cell>
          <table:table-cell table:formula="of:=[.L85]+[.$B$13]" office:value-type="float" office:value="15" calcext:value-type="float">
            <text:p>15</text:p>
          </table:table-cell>
          <table:table-cell table:formula="of:=[.M85]+[.$B$13]" office:value-type="float" office:value="15" calcext:value-type="float">
            <text:p>15</text:p>
          </table:table-cell>
          <table:table-cell table:formula="of:=[.N85]+[.$B$13]" office:value-type="float" office:value="15" calcext:value-type="float">
            <text:p>15</text:p>
          </table:table-cell>
        </table:table-row>
        <table:table-row table:style-name="ro1">
          <table:table-cell office:value-type="string" calcext:value-type="string">
            <text:p>5U</text:p>
          </table:table-cell>
          <table:table-cell table:formula="of:=[.B86]+[.$B$13]" office:value-type="float" office:value="14.5" calcext:value-type="float">
            <text:p>14.5</text:p>
          </table:table-cell>
          <table:table-cell table:formula="of:=[.C86]+[.$B$13]" office:value-type="float" office:value="14.5" calcext:value-type="float">
            <text:p>14.5</text:p>
          </table:table-cell>
          <table:table-cell table:formula="of:=[.D86]+[.$B$13]" office:value-type="float" office:value="14.5" calcext:value-type="float">
            <text:p>14.5</text:p>
          </table:table-cell>
          <table:table-cell table:formula="of:=[.E86]+[.$B$13]" office:value-type="float" office:value="14.5" calcext:value-type="float">
            <text:p>14.5</text:p>
          </table:table-cell>
          <table:table-cell table:formula="of:=[.F86]+[.$B$13]" office:value-type="float" office:value="14.5" calcext:value-type="float">
            <text:p>14.5</text:p>
          </table:table-cell>
          <table:table-cell table:formula="of:=[.G86]+[.$B$13]" office:value-type="float" office:value="14.5" calcext:value-type="float">
            <text:p>14.5</text:p>
          </table:table-cell>
          <table:table-cell table:formula="of:=[.H86]+[.$B$13]" office:value-type="float" office:value="14.5" calcext:value-type="float">
            <text:p>14.5</text:p>
          </table:table-cell>
          <table:table-cell table:formula="of:=[.I86]+[.$B$13]" office:value-type="float" office:value="14.5" calcext:value-type="float">
            <text:p>14.5</text:p>
          </table:table-cell>
          <table:table-cell table:formula="of:=[.J86]+[.$B$13]" office:value-type="float" office:value="14.5" calcext:value-type="float">
            <text:p>14.5</text:p>
          </table:table-cell>
          <table:table-cell table:formula="of:=[.K86]+[.$B$13]" office:value-type="float" office:value="14.5" calcext:value-type="float">
            <text:p>14.5</text:p>
          </table:table-cell>
          <table:table-cell table:formula="of:=[.L86]+[.$B$13]" office:value-type="float" office:value="14.5" calcext:value-type="float">
            <text:p>14.5</text:p>
          </table:table-cell>
          <table:table-cell table:formula="of:=[.M86]+[.$B$13]" office:value-type="float" office:value="14.5" calcext:value-type="float">
            <text:p>14.5</text:p>
          </table:table-cell>
          <table:table-cell table:formula="of:=[.N86]+[.$B$13]" office:value-type="float" office:value="14.5" calcext:value-type="float">
            <text:p>14.5</text:p>
          </table:table-cell>
        </table:table-row>
        <table:table-row table:style-name="ro1">
          <table:table-cell office:value-type="string" calcext:value-type="string">
            <text:p>4U</text:p>
          </table:table-cell>
          <table:table-cell table:formula="of:=[.B87]+[.$B$13]" office:value-type="float" office:value="14" calcext:value-type="float">
            <text:p>14</text:p>
          </table:table-cell>
          <table:table-cell table:formula="of:=[.C87]+[.$B$13]" office:value-type="float" office:value="14" calcext:value-type="float">
            <text:p>14</text:p>
          </table:table-cell>
          <table:table-cell table:formula="of:=[.D87]+[.$B$13]" office:value-type="float" office:value="14" calcext:value-type="float">
            <text:p>14</text:p>
          </table:table-cell>
          <table:table-cell table:formula="of:=[.E87]+[.$B$13]" office:value-type="float" office:value="14" calcext:value-type="float">
            <text:p>14</text:p>
          </table:table-cell>
          <table:table-cell table:formula="of:=[.F87]+[.$B$13]" office:value-type="float" office:value="14" calcext:value-type="float">
            <text:p>14</text:p>
          </table:table-cell>
          <table:table-cell table:formula="of:=[.G87]+[.$B$13]" office:value-type="float" office:value="14" calcext:value-type="float">
            <text:p>14</text:p>
          </table:table-cell>
          <table:table-cell table:formula="of:=[.H87]+[.$B$13]" office:value-type="float" office:value="14" calcext:value-type="float">
            <text:p>14</text:p>
          </table:table-cell>
          <table:table-cell table:formula="of:=[.I87]+[.$B$13]" office:value-type="float" office:value="14" calcext:value-type="float">
            <text:p>14</text:p>
          </table:table-cell>
          <table:table-cell table:formula="of:=[.J87]+[.$B$13]" office:value-type="float" office:value="14" calcext:value-type="float">
            <text:p>14</text:p>
          </table:table-cell>
          <table:table-cell table:formula="of:=[.K87]+[.$B$13]" office:value-type="float" office:value="14" calcext:value-type="float">
            <text:p>14</text:p>
          </table:table-cell>
          <table:table-cell table:formula="of:=[.L87]+[.$B$13]" office:value-type="float" office:value="14" calcext:value-type="float">
            <text:p>14</text:p>
          </table:table-cell>
          <table:table-cell table:formula="of:=[.M87]+[.$B$13]" office:value-type="float" office:value="14" calcext:value-type="float">
            <text:p>14</text:p>
          </table:table-cell>
          <table:table-cell table:formula="of:=[.N87]+[.$B$13]" office:value-type="float" office:value="14" calcext:value-type="float">
            <text:p>14</text:p>
          </table:table-cell>
        </table:table-row>
        <table:table-row table:style-name="ro1">
          <table:table-cell office:value-type="string" calcext:value-type="string">
            <text:p>3U</text:p>
          </table:table-cell>
          <table:table-cell table:formula="of:=[.B88]+[.$B$13]" office:value-type="float" office:value="13.5" calcext:value-type="float">
            <text:p>13.5</text:p>
          </table:table-cell>
          <table:table-cell table:formula="of:=[.C88]+[.$B$13]" office:value-type="float" office:value="13.5" calcext:value-type="float">
            <text:p>13.5</text:p>
          </table:table-cell>
          <table:table-cell table:formula="of:=[.D88]+[.$B$13]" office:value-type="float" office:value="13.5" calcext:value-type="float">
            <text:p>13.5</text:p>
          </table:table-cell>
          <table:table-cell table:formula="of:=[.E88]+[.$B$13]" office:value-type="float" office:value="13.5" calcext:value-type="float">
            <text:p>13.5</text:p>
          </table:table-cell>
          <table:table-cell table:formula="of:=[.F88]+[.$B$13]" office:value-type="float" office:value="13.5" calcext:value-type="float">
            <text:p>13.5</text:p>
          </table:table-cell>
          <table:table-cell table:formula="of:=[.G88]+[.$B$13]" office:value-type="float" office:value="13.5" calcext:value-type="float">
            <text:p>13.5</text:p>
          </table:table-cell>
          <table:table-cell table:formula="of:=[.H88]+[.$B$13]" office:value-type="float" office:value="13.5" calcext:value-type="float">
            <text:p>13.5</text:p>
          </table:table-cell>
          <table:table-cell table:formula="of:=[.I88]+[.$B$13]" office:value-type="float" office:value="13.5" calcext:value-type="float">
            <text:p>13.5</text:p>
          </table:table-cell>
          <table:table-cell table:formula="of:=[.J88]+[.$B$13]" office:value-type="float" office:value="13.5" calcext:value-type="float">
            <text:p>13.5</text:p>
          </table:table-cell>
          <table:table-cell table:formula="of:=[.K88]+[.$B$13]" office:value-type="float" office:value="13.5" calcext:value-type="float">
            <text:p>13.5</text:p>
          </table:table-cell>
          <table:table-cell table:formula="of:=[.L88]+[.$B$13]" office:value-type="float" office:value="13.5" calcext:value-type="float">
            <text:p>13.5</text:p>
          </table:table-cell>
          <table:table-cell table:formula="of:=[.M88]+[.$B$13]" office:value-type="float" office:value="13.5" calcext:value-type="float">
            <text:p>13.5</text:p>
          </table:table-cell>
          <table:table-cell table:formula="of:=[.N88]+[.$B$13]" office:value-type="float" office:value="13.5" calcext:value-type="float">
            <text:p>13.5</text:p>
          </table:table-cell>
        </table:table-row>
        <table:table-row table:style-name="ro1">
          <table:table-cell office:value-type="string" calcext:value-type="string">
            <text:p>2U</text:p>
          </table:table-cell>
          <table:table-cell table:formula="of:=[.B89]+[.$B$13]" office:value-type="float" office:value="13" calcext:value-type="float">
            <text:p>13</text:p>
          </table:table-cell>
          <table:table-cell table:formula="of:=[.C89]+[.$B$13]" office:value-type="float" office:value="13" calcext:value-type="float">
            <text:p>13</text:p>
          </table:table-cell>
          <table:table-cell table:formula="of:=[.D89]+[.$B$13]" office:value-type="float" office:value="13" calcext:value-type="float">
            <text:p>13</text:p>
          </table:table-cell>
          <table:table-cell table:formula="of:=[.E89]+[.$B$13]" office:value-type="float" office:value="13" calcext:value-type="float">
            <text:p>13</text:p>
          </table:table-cell>
          <table:table-cell table:formula="of:=[.F89]+[.$B$13]" office:value-type="float" office:value="13" calcext:value-type="float">
            <text:p>13</text:p>
          </table:table-cell>
          <table:table-cell table:formula="of:=[.G89]+[.$B$13]" office:value-type="float" office:value="13" calcext:value-type="float">
            <text:p>13</text:p>
          </table:table-cell>
          <table:table-cell table:formula="of:=[.H89]+[.$B$13]" office:value-type="float" office:value="13" calcext:value-type="float">
            <text:p>13</text:p>
          </table:table-cell>
          <table:table-cell table:formula="of:=[.I89]+[.$B$13]" office:value-type="float" office:value="13" calcext:value-type="float">
            <text:p>13</text:p>
          </table:table-cell>
          <table:table-cell table:formula="of:=[.J89]+[.$B$13]" office:value-type="float" office:value="13" calcext:value-type="float">
            <text:p>13</text:p>
          </table:table-cell>
          <table:table-cell table:formula="of:=[.K89]+[.$B$13]" office:value-type="float" office:value="13" calcext:value-type="float">
            <text:p>13</text:p>
          </table:table-cell>
          <table:table-cell table:formula="of:=[.L89]+[.$B$13]" office:value-type="float" office:value="13" calcext:value-type="float">
            <text:p>13</text:p>
          </table:table-cell>
          <table:table-cell table:formula="of:=[.M89]+[.$B$13]" office:value-type="float" office:value="13" calcext:value-type="float">
            <text:p>13</text:p>
          </table:table-cell>
          <table:table-cell table:formula="of:=[.N89]+[.$B$13]" office:value-type="float" office:value="13" calcext:value-type="float">
            <text:p>13</text:p>
          </table:table-cell>
        </table:table-row>
        <table:table-row table:style-name="ro1">
          <table:table-cell office:value-type="string" calcext:value-type="string">
            <text:p>1U</text:p>
          </table:table-cell>
          <table:table-cell table:formula="of:=[.B90]+[.$B$13]" office:value-type="float" office:value="12.5" calcext:value-type="float">
            <text:p>12.5</text:p>
          </table:table-cell>
          <table:table-cell table:formula="of:=[.C90]+[.$B$13]" office:value-type="float" office:value="12.5" calcext:value-type="float">
            <text:p>12.5</text:p>
          </table:table-cell>
          <table:table-cell table:formula="of:=[.D90]+[.$B$13]" office:value-type="float" office:value="12.5" calcext:value-type="float">
            <text:p>12.5</text:p>
          </table:table-cell>
          <table:table-cell table:formula="of:=[.E90]+[.$B$13]" office:value-type="float" office:value="12.5" calcext:value-type="float">
            <text:p>12.5</text:p>
          </table:table-cell>
          <table:table-cell table:formula="of:=[.F90]+[.$B$13]" office:value-type="float" office:value="12.5" calcext:value-type="float">
            <text:p>12.5</text:p>
          </table:table-cell>
          <table:table-cell table:formula="of:=[.G90]+[.$B$13]" office:value-type="float" office:value="12.5" calcext:value-type="float">
            <text:p>12.5</text:p>
          </table:table-cell>
          <table:table-cell table:formula="of:=[.H90]+[.$B$13]" office:value-type="float" office:value="12.5" calcext:value-type="float">
            <text:p>12.5</text:p>
          </table:table-cell>
          <table:table-cell table:formula="of:=[.I90]+[.$B$13]" office:value-type="float" office:value="12.5" calcext:value-type="float">
            <text:p>12.5</text:p>
          </table:table-cell>
          <table:table-cell table:formula="of:=[.J90]+[.$B$13]" office:value-type="float" office:value="12.5" calcext:value-type="float">
            <text:p>12.5</text:p>
          </table:table-cell>
          <table:table-cell table:formula="of:=[.K90]+[.$B$13]" office:value-type="float" office:value="12.5" calcext:value-type="float">
            <text:p>12.5</text:p>
          </table:table-cell>
          <table:table-cell table:formula="of:=[.L90]+[.$B$13]" office:value-type="float" office:value="12.5" calcext:value-type="float">
            <text:p>12.5</text:p>
          </table:table-cell>
          <table:table-cell table:formula="of:=[.M90]+[.$B$13]" office:value-type="float" office:value="12.5" calcext:value-type="float">
            <text:p>12.5</text:p>
          </table:table-cell>
          <table:table-cell table:formula="of:=[.N90]+[.$B$13]" office:value-type="float" office:value="12.5" calcext:value-type="float">
            <text:p>12.5</text:p>
          </table:table-cell>
        </table:table-row>
        <table:table-row table:style-name="ro1">
          <table:table-cell office:value-type="string" calcext:value-type="string">
            <text:p>CENTER</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B$1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cell table:formula="of:=[.$H$90]" office:value-type="float" office:value="12" calcext:value-type="float">
            <text:p>12</text:p>
          </table:table-cell>
        </table:table-row>
        <table:table-row table:style-name="ro1">
          <table:table-cell office:value-type="string" calcext:value-type="string">
            <text:p>1D</text:p>
          </table:table-cell>
          <table:table-cell table:formula="of:=[.B90]-[.$B$13]" office:value-type="float" office:value="11.5" calcext:value-type="float">
            <text:p>11.5</text:p>
          </table:table-cell>
          <table:table-cell table:formula="of:=[.C90]-[.$B$13]" office:value-type="float" office:value="11.5" calcext:value-type="float">
            <text:p>11.5</text:p>
          </table:table-cell>
          <table:table-cell table:formula="of:=[.D90]-[.$B$13]" office:value-type="float" office:value="11.5" calcext:value-type="float">
            <text:p>11.5</text:p>
          </table:table-cell>
          <table:table-cell table:formula="of:=[.E90]-[.$B$13]" office:value-type="float" office:value="11.5" calcext:value-type="float">
            <text:p>11.5</text:p>
          </table:table-cell>
          <table:table-cell table:formula="of:=[.F90]-[.$B$13]" office:value-type="float" office:value="11.5" calcext:value-type="float">
            <text:p>11.5</text:p>
          </table:table-cell>
          <table:table-cell table:formula="of:=[.G90]-[.$B$13]" office:value-type="float" office:value="11.5" calcext:value-type="float">
            <text:p>11.5</text:p>
          </table:table-cell>
          <table:table-cell table:formula="of:=[.H90]-[.$B$13]" office:value-type="float" office:value="11.5" calcext:value-type="float">
            <text:p>11.5</text:p>
          </table:table-cell>
          <table:table-cell table:formula="of:=[.I90]-[.$B$13]" office:value-type="float" office:value="11.5" calcext:value-type="float">
            <text:p>11.5</text:p>
          </table:table-cell>
          <table:table-cell table:formula="of:=[.J90]-[.$B$13]" office:value-type="float" office:value="11.5" calcext:value-type="float">
            <text:p>11.5</text:p>
          </table:table-cell>
          <table:table-cell table:formula="of:=[.K90]-[.$B$13]" office:value-type="float" office:value="11.5" calcext:value-type="float">
            <text:p>11.5</text:p>
          </table:table-cell>
          <table:table-cell table:formula="of:=[.L90]-[.$B$13]" office:value-type="float" office:value="11.5" calcext:value-type="float">
            <text:p>11.5</text:p>
          </table:table-cell>
          <table:table-cell table:formula="of:=[.M90]-[.$B$13]" office:value-type="float" office:value="11.5" calcext:value-type="float">
            <text:p>11.5</text:p>
          </table:table-cell>
          <table:table-cell table:formula="of:=[.N90]-[.$B$13]" office:value-type="float" office:value="11.5" calcext:value-type="float">
            <text:p>11.5</text:p>
          </table:table-cell>
        </table:table-row>
        <table:table-row table:style-name="ro1">
          <table:table-cell office:value-type="string" calcext:value-type="string">
            <text:p>2D</text:p>
          </table:table-cell>
          <table:table-cell table:formula="of:=[.B91]-[.$B$13]" office:value-type="float" office:value="11" calcext:value-type="float">
            <text:p>11</text:p>
          </table:table-cell>
          <table:table-cell table:formula="of:=[.C91]-[.$B$13]" office:value-type="float" office:value="11" calcext:value-type="float">
            <text:p>11</text:p>
          </table:table-cell>
          <table:table-cell table:formula="of:=[.D91]-[.$B$13]" office:value-type="float" office:value="11" calcext:value-type="float">
            <text:p>11</text:p>
          </table:table-cell>
          <table:table-cell table:formula="of:=[.E91]-[.$B$13]" office:value-type="float" office:value="11" calcext:value-type="float">
            <text:p>11</text:p>
          </table:table-cell>
          <table:table-cell table:formula="of:=[.F91]-[.$B$13]" office:value-type="float" office:value="11" calcext:value-type="float">
            <text:p>11</text:p>
          </table:table-cell>
          <table:table-cell table:formula="of:=[.G91]-[.$B$13]" office:value-type="float" office:value="11" calcext:value-type="float">
            <text:p>11</text:p>
          </table:table-cell>
          <table:table-cell table:formula="of:=[.H91]-[.$B$13]" office:value-type="float" office:value="11" calcext:value-type="float">
            <text:p>11</text:p>
          </table:table-cell>
          <table:table-cell table:formula="of:=[.I91]-[.$B$13]" office:value-type="float" office:value="11" calcext:value-type="float">
            <text:p>11</text:p>
          </table:table-cell>
          <table:table-cell table:formula="of:=[.J91]-[.$B$13]" office:value-type="float" office:value="11" calcext:value-type="float">
            <text:p>11</text:p>
          </table:table-cell>
          <table:table-cell table:formula="of:=[.K91]-[.$B$13]" office:value-type="float" office:value="11" calcext:value-type="float">
            <text:p>11</text:p>
          </table:table-cell>
          <table:table-cell table:formula="of:=[.L91]-[.$B$13]" office:value-type="float" office:value="11" calcext:value-type="float">
            <text:p>11</text:p>
          </table:table-cell>
          <table:table-cell table:formula="of:=[.M91]-[.$B$13]" office:value-type="float" office:value="11" calcext:value-type="float">
            <text:p>11</text:p>
          </table:table-cell>
          <table:table-cell table:formula="of:=[.N91]-[.$B$13]" office:value-type="float" office:value="11" calcext:value-type="float">
            <text:p>11</text:p>
          </table:table-cell>
        </table:table-row>
        <table:table-row table:style-name="ro1">
          <table:table-cell office:value-type="string" calcext:value-type="string">
            <text:p>3D</text:p>
          </table:table-cell>
          <table:table-cell table:formula="of:=[.B92]-[.$B$13]" office:value-type="float" office:value="10.5" calcext:value-type="float">
            <text:p>10.5</text:p>
          </table:table-cell>
          <table:table-cell table:formula="of:=[.C92]-[.$B$13]" office:value-type="float" office:value="10.5" calcext:value-type="float">
            <text:p>10.5</text:p>
          </table:table-cell>
          <table:table-cell table:formula="of:=[.D92]-[.$B$13]" office:value-type="float" office:value="10.5" calcext:value-type="float">
            <text:p>10.5</text:p>
          </table:table-cell>
          <table:table-cell table:formula="of:=[.E92]-[.$B$13]" office:value-type="float" office:value="10.5" calcext:value-type="float">
            <text:p>10.5</text:p>
          </table:table-cell>
          <table:table-cell table:formula="of:=[.F92]-[.$B$13]" office:value-type="float" office:value="10.5" calcext:value-type="float">
            <text:p>10.5</text:p>
          </table:table-cell>
          <table:table-cell table:formula="of:=[.G92]-[.$B$13]" office:value-type="float" office:value="10.5" calcext:value-type="float">
            <text:p>10.5</text:p>
          </table:table-cell>
          <table:table-cell table:formula="of:=[.H92]-[.$B$13]" office:value-type="float" office:value="10.5" calcext:value-type="float">
            <text:p>10.5</text:p>
          </table:table-cell>
          <table:table-cell table:formula="of:=[.I92]-[.$B$13]" office:value-type="float" office:value="10.5" calcext:value-type="float">
            <text:p>10.5</text:p>
          </table:table-cell>
          <table:table-cell table:formula="of:=[.J92]-[.$B$13]" office:value-type="float" office:value="10.5" calcext:value-type="float">
            <text:p>10.5</text:p>
          </table:table-cell>
          <table:table-cell table:formula="of:=[.K92]-[.$B$13]" office:value-type="float" office:value="10.5" calcext:value-type="float">
            <text:p>10.5</text:p>
          </table:table-cell>
          <table:table-cell table:formula="of:=[.L92]-[.$B$13]" office:value-type="float" office:value="10.5" calcext:value-type="float">
            <text:p>10.5</text:p>
          </table:table-cell>
          <table:table-cell table:formula="of:=[.M92]-[.$B$13]" office:value-type="float" office:value="10.5" calcext:value-type="float">
            <text:p>10.5</text:p>
          </table:table-cell>
          <table:table-cell table:formula="of:=[.N92]-[.$B$13]" office:value-type="float" office:value="10.5" calcext:value-type="float">
            <text:p>10.5</text:p>
          </table:table-cell>
        </table:table-row>
        <table:table-row table:style-name="ro1">
          <table:table-cell office:value-type="string" calcext:value-type="string">
            <text:p>4D</text:p>
          </table:table-cell>
          <table:table-cell table:formula="of:=[.B93]-[.$B$13]" office:value-type="float" office:value="10" calcext:value-type="float">
            <text:p>10</text:p>
          </table:table-cell>
          <table:table-cell table:formula="of:=[.C93]-[.$B$13]" office:value-type="float" office:value="10" calcext:value-type="float">
            <text:p>10</text:p>
          </table:table-cell>
          <table:table-cell table:formula="of:=[.D93]-[.$B$13]" office:value-type="float" office:value="10" calcext:value-type="float">
            <text:p>10</text:p>
          </table:table-cell>
          <table:table-cell table:formula="of:=[.E93]-[.$B$13]" office:value-type="float" office:value="10" calcext:value-type="float">
            <text:p>10</text:p>
          </table:table-cell>
          <table:table-cell table:formula="of:=[.F93]-[.$B$13]" office:value-type="float" office:value="10" calcext:value-type="float">
            <text:p>10</text:p>
          </table:table-cell>
          <table:table-cell table:formula="of:=[.G93]-[.$B$13]" office:value-type="float" office:value="10" calcext:value-type="float">
            <text:p>10</text:p>
          </table:table-cell>
          <table:table-cell table:formula="of:=[.H93]-[.$B$13]" office:value-type="float" office:value="10" calcext:value-type="float">
            <text:p>10</text:p>
          </table:table-cell>
          <table:table-cell table:formula="of:=[.I93]-[.$B$13]" office:value-type="float" office:value="10" calcext:value-type="float">
            <text:p>10</text:p>
          </table:table-cell>
          <table:table-cell table:formula="of:=[.J93]-[.$B$13]" office:value-type="float" office:value="10" calcext:value-type="float">
            <text:p>10</text:p>
          </table:table-cell>
          <table:table-cell table:formula="of:=[.K93]-[.$B$13]" office:value-type="float" office:value="10" calcext:value-type="float">
            <text:p>10</text:p>
          </table:table-cell>
          <table:table-cell table:formula="of:=[.L93]-[.$B$13]" office:value-type="float" office:value="10" calcext:value-type="float">
            <text:p>10</text:p>
          </table:table-cell>
          <table:table-cell table:formula="of:=[.M93]-[.$B$13]" office:value-type="float" office:value="10" calcext:value-type="float">
            <text:p>10</text:p>
          </table:table-cell>
          <table:table-cell table:formula="of:=[.N93]-[.$B$13]" office:value-type="float" office:value="10" calcext:value-type="float">
            <text:p>10</text:p>
          </table:table-cell>
        </table:table-row>
        <table:table-row table:style-name="ro1">
          <table:table-cell office:value-type="string" calcext:value-type="string">
            <text:p>5D</text:p>
          </table:table-cell>
          <table:table-cell table:formula="of:=[.B94]-[.$B$13]" office:value-type="float" office:value="9.5" calcext:value-type="float">
            <text:p>9.5</text:p>
          </table:table-cell>
          <table:table-cell table:formula="of:=[.C94]-[.$B$13]" office:value-type="float" office:value="9.5" calcext:value-type="float">
            <text:p>9.5</text:p>
          </table:table-cell>
          <table:table-cell table:formula="of:=[.D94]-[.$B$13]" office:value-type="float" office:value="9.5" calcext:value-type="float">
            <text:p>9.5</text:p>
          </table:table-cell>
          <table:table-cell table:formula="of:=[.E94]-[.$B$13]" office:value-type="float" office:value="9.5" calcext:value-type="float">
            <text:p>9.5</text:p>
          </table:table-cell>
          <table:table-cell table:formula="of:=[.F94]-[.$B$13]" office:value-type="float" office:value="9.5" calcext:value-type="float">
            <text:p>9.5</text:p>
          </table:table-cell>
          <table:table-cell table:formula="of:=[.G94]-[.$B$13]" office:value-type="float" office:value="9.5" calcext:value-type="float">
            <text:p>9.5</text:p>
          </table:table-cell>
          <table:table-cell table:formula="of:=[.H94]-[.$B$13]" office:value-type="float" office:value="9.5" calcext:value-type="float">
            <text:p>9.5</text:p>
          </table:table-cell>
          <table:table-cell table:formula="of:=[.I94]-[.$B$13]" office:value-type="float" office:value="9.5" calcext:value-type="float">
            <text:p>9.5</text:p>
          </table:table-cell>
          <table:table-cell table:formula="of:=[.J94]-[.$B$13]" office:value-type="float" office:value="9.5" calcext:value-type="float">
            <text:p>9.5</text:p>
          </table:table-cell>
          <table:table-cell table:formula="of:=[.K94]-[.$B$13]" office:value-type="float" office:value="9.5" calcext:value-type="float">
            <text:p>9.5</text:p>
          </table:table-cell>
          <table:table-cell table:formula="of:=[.L94]-[.$B$13]" office:value-type="float" office:value="9.5" calcext:value-type="float">
            <text:p>9.5</text:p>
          </table:table-cell>
          <table:table-cell table:formula="of:=[.M94]-[.$B$13]" office:value-type="float" office:value="9.5" calcext:value-type="float">
            <text:p>9.5</text:p>
          </table:table-cell>
          <table:table-cell table:formula="of:=[.N94]-[.$B$13]" office:value-type="float" office:value="9.5" calcext:value-type="float">
            <text:p>9.5</text:p>
          </table:table-cell>
        </table:table-row>
        <table:table-row table:style-name="ro1">
          <table:table-cell office:value-type="string" calcext:value-type="string">
            <text:p>6D</text:p>
          </table:table-cell>
          <table:table-cell table:formula="of:=[.B95]-[.$B$13]" office:value-type="float" office:value="9" calcext:value-type="float">
            <text:p>9</text:p>
          </table:table-cell>
          <table:table-cell table:formula="of:=[.C95]-[.$B$13]" office:value-type="float" office:value="9" calcext:value-type="float">
            <text:p>9</text:p>
          </table:table-cell>
          <table:table-cell table:formula="of:=[.D95]-[.$B$13]" office:value-type="float" office:value="9" calcext:value-type="float">
            <text:p>9</text:p>
          </table:table-cell>
          <table:table-cell table:formula="of:=[.E95]-[.$B$13]" office:value-type="float" office:value="9" calcext:value-type="float">
            <text:p>9</text:p>
          </table:table-cell>
          <table:table-cell table:formula="of:=[.F95]-[.$B$13]" office:value-type="float" office:value="9" calcext:value-type="float">
            <text:p>9</text:p>
          </table:table-cell>
          <table:table-cell table:formula="of:=[.G95]-[.$B$13]" office:value-type="float" office:value="9" calcext:value-type="float">
            <text:p>9</text:p>
          </table:table-cell>
          <table:table-cell table:formula="of:=[.H95]-[.$B$13]" office:value-type="float" office:value="9" calcext:value-type="float">
            <text:p>9</text:p>
          </table:table-cell>
          <table:table-cell table:formula="of:=[.I95]-[.$B$13]" office:value-type="float" office:value="9" calcext:value-type="float">
            <text:p>9</text:p>
          </table:table-cell>
          <table:table-cell table:formula="of:=[.J95]-[.$B$13]" office:value-type="float" office:value="9" calcext:value-type="float">
            <text:p>9</text:p>
          </table:table-cell>
          <table:table-cell table:formula="of:=[.K95]-[.$B$13]" office:value-type="float" office:value="9" calcext:value-type="float">
            <text:p>9</text:p>
          </table:table-cell>
          <table:table-cell table:formula="of:=[.L95]-[.$B$13]" office:value-type="float" office:value="9" calcext:value-type="float">
            <text:p>9</text:p>
          </table:table-cell>
          <table:table-cell table:formula="of:=[.M95]-[.$B$13]" office:value-type="float" office:value="9" calcext:value-type="float">
            <text:p>9</text:p>
          </table:table-cell>
          <table:table-cell table:formula="of:=[.N95]-[.$B$13]" office:value-type="float" office:value="9" calcext:value-type="float">
            <text:p>9</text:p>
          </table:table-cell>
        </table:table-row>
        <table:table-row table:style-name="ro1">
          <table:table-cell table:style-name="Default" table:number-columns-repeated="14"/>
        </table:table-row>
        <table:table-row table:style-name="ro1">
          <table:table-cell table:style-name="ce1" office:value-type="string" calcext:value-type="string">
            <text:p>GRID COORDINATES PAPER SPACE ARROW POINT XY</text:p>
          </table:table-cell>
          <table:table-cell table:style-name="Default" table:number-columns-repeated="13"/>
        </table:table-row>
        <table:table-row table:style-name="ro1">
          <table:table-cell table:style-name="ce3"/>
          <table:table-cell table:number-columns-repeated="13" office:value-type="string" calcext:value-type="string">
            <text:p>X</text:p>
          </table:table-cell>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TEXT([.B68];&quot;0.0&quot;)&amp;&quot;,&quot;&amp;TEXT([.B84];&quot;0.0&quot;)" office:value-type="string" office:string-value="2.0,15.0" calcext:value-type="string">
            <text:p>2.0,15.0</text:p>
          </table:table-cell>
          <table:table-cell table:formula="of:=TEXT([.C68];&quot;0.0&quot;)&amp;&quot;,&quot;&amp;TEXT([.C84];&quot;0.0&quot;)" office:value-type="string" office:string-value="5.0,15.0" calcext:value-type="string">
            <text:p>5.0,15.0</text:p>
          </table:table-cell>
          <table:table-cell table:formula="of:=TEXT([.D68];&quot;0.0&quot;)&amp;&quot;,&quot;&amp;TEXT([.D84];&quot;0.0&quot;)" office:value-type="string" office:string-value="8.0,15.0" calcext:value-type="string">
            <text:p>8.0,15.0</text:p>
          </table:table-cell>
          <table:table-cell table:formula="of:=TEXT([.E68];&quot;0.0&quot;)&amp;&quot;,&quot;&amp;TEXT([.E84];&quot;0.0&quot;)" office:value-type="string" office:string-value="11.0,15.0" calcext:value-type="string">
            <text:p>11.0,15.0</text:p>
          </table:table-cell>
          <table:table-cell table:formula="of:=TEXT([.F68];&quot;0.0&quot;)&amp;&quot;,&quot;&amp;TEXT([.F84];&quot;0.0&quot;)" office:value-type="string" office:string-value="14.0,15.0" calcext:value-type="string">
            <text:p>14.0,15.0</text:p>
          </table:table-cell>
          <table:table-cell table:formula="of:=TEXT([.G68];&quot;0.0&quot;)&amp;&quot;,&quot;&amp;TEXT([.G84];&quot;0.0&quot;)" office:value-type="string" office:string-value="17.0,15.0" calcext:value-type="string">
            <text:p>17.0,15.0</text:p>
          </table:table-cell>
          <table:table-cell table:formula="of:=NA()" office:value-type="string" office:string-value="" calcext:value-type="error">
            <text:p>#N/A</text:p>
          </table:table-cell>
          <table:table-cell table:formula="of:=TEXT([.I68];&quot;0.0&quot;)&amp;&quot;,&quot;&amp;TEXT([.I84];&quot;0.0&quot;)" office:value-type="string" office:string-value="19.0,15.0" calcext:value-type="string">
            <text:p>19.0,15.0</text:p>
          </table:table-cell>
          <table:table-cell table:formula="of:=TEXT([.J68];&quot;0.0&quot;)&amp;&quot;,&quot;&amp;TEXT([.J84];&quot;0.0&quot;)" office:value-type="string" office:string-value="22.0,15.0" calcext:value-type="string">
            <text:p>22.0,15.0</text:p>
          </table:table-cell>
          <table:table-cell table:formula="of:=TEXT([.K68];&quot;0.0&quot;)&amp;&quot;,&quot;&amp;TEXT([.K84];&quot;0.0&quot;)" office:value-type="string" office:string-value="25.0,15.0" calcext:value-type="string">
            <text:p>25.0,15.0</text:p>
          </table:table-cell>
          <table:table-cell table:formula="of:=TEXT([.L68];&quot;0.0&quot;)&amp;&quot;,&quot;&amp;TEXT([.L84];&quot;0.0&quot;)" office:value-type="string" office:string-value="28.0,15.0" calcext:value-type="string">
            <text:p>28.0,15.0</text:p>
          </table:table-cell>
          <table:table-cell table:formula="of:=TEXT([.M68];&quot;0.0&quot;)&amp;&quot;,&quot;&amp;TEXT([.M84];&quot;0.0&quot;)" office:value-type="string" office:string-value="31.0,15.0" calcext:value-type="string">
            <text:p>31.0,15.0</text:p>
          </table:table-cell>
          <table:table-cell table:formula="of:=TEXT([.N68];&quot;0.0&quot;)&amp;&quot;,&quot;&amp;TEXT([.N84];&quot;0.0&quot;)" office:value-type="string" office:string-value="34.0,15.0" calcext:value-type="string">
            <text:p>34.0,15.0</text:p>
          </table:table-cell>
        </table:table-row>
        <table:table-row table:style-name="ro1">
          <table:table-cell office:value-type="string" calcext:value-type="string">
            <text:p>5U</text:p>
          </table:table-cell>
          <table:table-cell table:formula="of:=TEXT([.B69];&quot;0.0&quot;)&amp;&quot;,&quot;&amp;TEXT([.B85];&quot;0.0&quot;)" office:value-type="string" office:string-value="2.0,14.5" calcext:value-type="string">
            <text:p>2.0,14.5</text:p>
          </table:table-cell>
          <table:table-cell table:formula="of:=TEXT([.C69];&quot;0.0&quot;)&amp;&quot;,&quot;&amp;TEXT([.C85];&quot;0.0&quot;)" office:value-type="string" office:string-value="5.0,14.5" calcext:value-type="string">
            <text:p>5.0,14.5</text:p>
          </table:table-cell>
          <table:table-cell table:formula="of:=TEXT([.D69];&quot;0.0&quot;)&amp;&quot;,&quot;&amp;TEXT([.D85];&quot;0.0&quot;)" office:value-type="string" office:string-value="8.0,14.5" calcext:value-type="string">
            <text:p>8.0,14.5</text:p>
          </table:table-cell>
          <table:table-cell table:formula="of:=TEXT([.E69];&quot;0.0&quot;)&amp;&quot;,&quot;&amp;TEXT([.E85];&quot;0.0&quot;)" office:value-type="string" office:string-value="11.0,14.5" calcext:value-type="string">
            <text:p>11.0,14.5</text:p>
          </table:table-cell>
          <table:table-cell table:formula="of:=TEXT([.F69];&quot;0.0&quot;)&amp;&quot;,&quot;&amp;TEXT([.F85];&quot;0.0&quot;)" office:value-type="string" office:string-value="14.0,14.5" calcext:value-type="string">
            <text:p>14.0,14.5</text:p>
          </table:table-cell>
          <table:table-cell table:formula="of:=TEXT([.G69];&quot;0.0&quot;)&amp;&quot;,&quot;&amp;TEXT([.G85];&quot;0.0&quot;)" office:value-type="string" office:string-value="17.0,14.5" calcext:value-type="string">
            <text:p>17.0,14.5</text:p>
          </table:table-cell>
          <table:table-cell table:formula="of:=NA()" office:value-type="string" office:string-value="" calcext:value-type="error">
            <text:p>#N/A</text:p>
          </table:table-cell>
          <table:table-cell table:formula="of:=TEXT([.I69];&quot;0.0&quot;)&amp;&quot;,&quot;&amp;TEXT([.I85];&quot;0.0&quot;)" office:value-type="string" office:string-value="19.0,14.5" calcext:value-type="string">
            <text:p>19.0,14.5</text:p>
          </table:table-cell>
          <table:table-cell table:formula="of:=TEXT([.J69];&quot;0.0&quot;)&amp;&quot;,&quot;&amp;TEXT([.J85];&quot;0.0&quot;)" office:value-type="string" office:string-value="22.0,14.5" calcext:value-type="string">
            <text:p>22.0,14.5</text:p>
          </table:table-cell>
          <table:table-cell table:formula="of:=TEXT([.K69];&quot;0.0&quot;)&amp;&quot;,&quot;&amp;TEXT([.K85];&quot;0.0&quot;)" office:value-type="string" office:string-value="25.0,14.5" calcext:value-type="string">
            <text:p>25.0,14.5</text:p>
          </table:table-cell>
          <table:table-cell table:formula="of:=TEXT([.L69];&quot;0.0&quot;)&amp;&quot;,&quot;&amp;TEXT([.L85];&quot;0.0&quot;)" office:value-type="string" office:string-value="28.0,14.5" calcext:value-type="string">
            <text:p>28.0,14.5</text:p>
          </table:table-cell>
          <table:table-cell table:formula="of:=TEXT([.M69];&quot;0.0&quot;)&amp;&quot;,&quot;&amp;TEXT([.M85];&quot;0.0&quot;)" office:value-type="string" office:string-value="31.0,14.5" calcext:value-type="string">
            <text:p>31.0,14.5</text:p>
          </table:table-cell>
          <table:table-cell table:formula="of:=TEXT([.N69];&quot;0.0&quot;)&amp;&quot;,&quot;&amp;TEXT([.N85];&quot;0.0&quot;)" office:value-type="string" office:string-value="34.0,14.5" calcext:value-type="string">
            <text:p>34.0,14.5</text:p>
          </table:table-cell>
        </table:table-row>
        <table:table-row table:style-name="ro1">
          <table:table-cell office:value-type="string" calcext:value-type="string">
            <text:p>4U</text:p>
          </table:table-cell>
          <table:table-cell table:formula="of:=TEXT([.B70];&quot;0.0&quot;)&amp;&quot;,&quot;&amp;TEXT([.B86];&quot;0.0&quot;)" office:value-type="string" office:string-value="2.0,14.0" calcext:value-type="string">
            <text:p>2.0,14.0</text:p>
          </table:table-cell>
          <table:table-cell table:formula="of:=TEXT([.C70];&quot;0.0&quot;)&amp;&quot;,&quot;&amp;TEXT([.C86];&quot;0.0&quot;)" office:value-type="string" office:string-value="5.0,14.0" calcext:value-type="string">
            <text:p>5.0,14.0</text:p>
          </table:table-cell>
          <table:table-cell table:formula="of:=TEXT([.D70];&quot;0.0&quot;)&amp;&quot;,&quot;&amp;TEXT([.D86];&quot;0.0&quot;)" office:value-type="string" office:string-value="8.0,14.0" calcext:value-type="string">
            <text:p>8.0,14.0</text:p>
          </table:table-cell>
          <table:table-cell table:formula="of:=TEXT([.E70];&quot;0.0&quot;)&amp;&quot;,&quot;&amp;TEXT([.E86];&quot;0.0&quot;)" office:value-type="string" office:string-value="11.0,14.0" calcext:value-type="string">
            <text:p>11.0,14.0</text:p>
          </table:table-cell>
          <table:table-cell table:formula="of:=TEXT([.F70];&quot;0.0&quot;)&amp;&quot;,&quot;&amp;TEXT([.F86];&quot;0.0&quot;)" office:value-type="string" office:string-value="14.0,14.0" calcext:value-type="string">
            <text:p>14.0,14.0</text:p>
          </table:table-cell>
          <table:table-cell table:formula="of:=TEXT([.G70];&quot;0.0&quot;)&amp;&quot;,&quot;&amp;TEXT([.G86];&quot;0.0&quot;)" office:value-type="string" office:string-value="17.0,14.0" calcext:value-type="string">
            <text:p>17.0,14.0</text:p>
          </table:table-cell>
          <table:table-cell table:formula="of:=NA()" office:value-type="string" office:string-value="" calcext:value-type="error">
            <text:p>#N/A</text:p>
          </table:table-cell>
          <table:table-cell table:formula="of:=TEXT([.I70];&quot;0.0&quot;)&amp;&quot;,&quot;&amp;TEXT([.I86];&quot;0.0&quot;)" office:value-type="string" office:string-value="19.0,14.0" calcext:value-type="string">
            <text:p>19.0,14.0</text:p>
          </table:table-cell>
          <table:table-cell table:formula="of:=TEXT([.J70];&quot;0.0&quot;)&amp;&quot;,&quot;&amp;TEXT([.J86];&quot;0.0&quot;)" office:value-type="string" office:string-value="22.0,14.0" calcext:value-type="string">
            <text:p>22.0,14.0</text:p>
          </table:table-cell>
          <table:table-cell table:formula="of:=TEXT([.K70];&quot;0.0&quot;)&amp;&quot;,&quot;&amp;TEXT([.K86];&quot;0.0&quot;)" office:value-type="string" office:string-value="25.0,14.0" calcext:value-type="string">
            <text:p>25.0,14.0</text:p>
          </table:table-cell>
          <table:table-cell table:formula="of:=TEXT([.L70];&quot;0.0&quot;)&amp;&quot;,&quot;&amp;TEXT([.L86];&quot;0.0&quot;)" office:value-type="string" office:string-value="28.0,14.0" calcext:value-type="string">
            <text:p>28.0,14.0</text:p>
          </table:table-cell>
          <table:table-cell table:formula="of:=TEXT([.M70];&quot;0.0&quot;)&amp;&quot;,&quot;&amp;TEXT([.M86];&quot;0.0&quot;)" office:value-type="string" office:string-value="31.0,14.0" calcext:value-type="string">
            <text:p>31.0,14.0</text:p>
          </table:table-cell>
          <table:table-cell table:formula="of:=TEXT([.N70];&quot;0.0&quot;)&amp;&quot;,&quot;&amp;TEXT([.N86];&quot;0.0&quot;)" office:value-type="string" office:string-value="34.0,14.0" calcext:value-type="string">
            <text:p>34.0,14.0</text:p>
          </table:table-cell>
        </table:table-row>
        <table:table-row table:style-name="ro1">
          <table:table-cell office:value-type="string" calcext:value-type="string">
            <text:p>SIDEWALK 3U</text:p>
          </table:table-cell>
          <table:table-cell table:formula="of:=TEXT([.B71];&quot;0.0&quot;)&amp;&quot;,&quot;&amp;TEXT([.B87];&quot;0.0&quot;)" office:value-type="string" office:string-value="2.0,13.5" calcext:value-type="string">
            <text:p>2.0,13.5</text:p>
          </table:table-cell>
          <table:table-cell table:formula="of:=TEXT([.C71];&quot;0.0&quot;)&amp;&quot;,&quot;&amp;TEXT([.C87];&quot;0.0&quot;)" office:value-type="string" office:string-value="5.0,13.5" calcext:value-type="string">
            <text:p>5.0,13.5</text:p>
          </table:table-cell>
          <table:table-cell table:formula="of:=TEXT([.D71];&quot;0.0&quot;)&amp;&quot;,&quot;&amp;TEXT([.D87];&quot;0.0&quot;)" office:value-type="string" office:string-value="8.0,13.5" calcext:value-type="string">
            <text:p>8.0,13.5</text:p>
          </table:table-cell>
          <table:table-cell table:formula="of:=TEXT([.E71];&quot;0.0&quot;)&amp;&quot;,&quot;&amp;TEXT([.E87];&quot;0.0&quot;)" office:value-type="string" office:string-value="11.0,13.5" calcext:value-type="string">
            <text:p>11.0,13.5</text:p>
          </table:table-cell>
          <table:table-cell table:formula="of:=TEXT([.F71];&quot;0.0&quot;)&amp;&quot;,&quot;&amp;TEXT([.F87];&quot;0.0&quot;)" office:value-type="string" office:string-value="14.0,13.5" calcext:value-type="string">
            <text:p>14.0,13.5</text:p>
          </table:table-cell>
          <table:table-cell table:formula="of:=TEXT([.G71];&quot;0.0&quot;)&amp;&quot;,&quot;&amp;TEXT([.G87];&quot;0.0&quot;)" office:value-type="string" office:string-value="17.0,13.5" calcext:value-type="string">
            <text:p>17.0,13.5</text:p>
          </table:table-cell>
          <table:table-cell table:formula="of:=NA()" office:value-type="string" office:string-value="" calcext:value-type="error">
            <text:p>#N/A</text:p>
          </table:table-cell>
          <table:table-cell table:formula="of:=TEXT([.I71];&quot;0.0&quot;)&amp;&quot;,&quot;&amp;TEXT([.I87];&quot;0.0&quot;)" office:value-type="string" office:string-value="19.0,13.5" calcext:value-type="string">
            <text:p>19.0,13.5</text:p>
          </table:table-cell>
          <table:table-cell table:formula="of:=TEXT([.J71];&quot;0.0&quot;)&amp;&quot;,&quot;&amp;TEXT([.J87];&quot;0.0&quot;)" office:value-type="string" office:string-value="22.0,13.5" calcext:value-type="string">
            <text:p>22.0,13.5</text:p>
          </table:table-cell>
          <table:table-cell table:formula="of:=TEXT([.K71];&quot;0.0&quot;)&amp;&quot;,&quot;&amp;TEXT([.K87];&quot;0.0&quot;)" office:value-type="string" office:string-value="25.0,13.5" calcext:value-type="string">
            <text:p>25.0,13.5</text:p>
          </table:table-cell>
          <table:table-cell table:formula="of:=TEXT([.L71];&quot;0.0&quot;)&amp;&quot;,&quot;&amp;TEXT([.L87];&quot;0.0&quot;)" office:value-type="string" office:string-value="28.0,13.5" calcext:value-type="string">
            <text:p>28.0,13.5</text:p>
          </table:table-cell>
          <table:table-cell table:formula="of:=TEXT([.M71];&quot;0.0&quot;)&amp;&quot;,&quot;&amp;TEXT([.M87];&quot;0.0&quot;)" office:value-type="string" office:string-value="31.0,13.5" calcext:value-type="string">
            <text:p>31.0,13.5</text:p>
          </table:table-cell>
          <table:table-cell table:formula="of:=TEXT([.N71];&quot;0.0&quot;)&amp;&quot;,&quot;&amp;TEXT([.N87];&quot;0.0&quot;)" office:value-type="string" office:string-value="34.0,13.5" calcext:value-type="string">
            <text:p>34.0,13.5</text:p>
          </table:table-cell>
        </table:table-row>
        <table:table-row table:style-name="ro1">
          <table:table-cell office:value-type="string" calcext:value-type="string">
            <text:p>CURB 2U</text:p>
          </table:table-cell>
          <table:table-cell table:formula="of:=TEXT([.B72];&quot;0.0&quot;)&amp;&quot;,&quot;&amp;TEXT([.B88];&quot;0.0&quot;)" office:value-type="string" office:string-value="2.0,13.0" calcext:value-type="string">
            <text:p>2.0,13.0</text:p>
          </table:table-cell>
          <table:table-cell table:formula="of:=TEXT([.C72];&quot;0.0&quot;)&amp;&quot;,&quot;&amp;TEXT([.C88];&quot;0.0&quot;)" office:value-type="string" office:string-value="5.0,13.0" calcext:value-type="string">
            <text:p>5.0,13.0</text:p>
          </table:table-cell>
          <table:table-cell table:formula="of:=TEXT([.D72];&quot;0.0&quot;)&amp;&quot;,&quot;&amp;TEXT([.D88];&quot;0.0&quot;)" office:value-type="string" office:string-value="8.0,13.0" calcext:value-type="string">
            <text:p>8.0,13.0</text:p>
          </table:table-cell>
          <table:table-cell table:formula="of:=TEXT([.E72];&quot;0.0&quot;)&amp;&quot;,&quot;&amp;TEXT([.E88];&quot;0.0&quot;)" office:value-type="string" office:string-value="11.0,13.0" calcext:value-type="string">
            <text:p>11.0,13.0</text:p>
          </table:table-cell>
          <table:table-cell table:formula="of:=TEXT([.F72];&quot;0.0&quot;)&amp;&quot;,&quot;&amp;TEXT([.F88];&quot;0.0&quot;)" office:value-type="string" office:string-value="14.0,13.0" calcext:value-type="string">
            <text:p>14.0,13.0</text:p>
          </table:table-cell>
          <table:table-cell table:formula="of:=TEXT([.G72];&quot;0.0&quot;)&amp;&quot;,&quot;&amp;TEXT([.G88];&quot;0.0&quot;)" office:value-type="string" office:string-value="17.0,13.0" calcext:value-type="string">
            <text:p>17.0,13.0</text:p>
          </table:table-cell>
          <table:table-cell table:formula="of:=NA()" office:value-type="string" office:string-value="" calcext:value-type="error">
            <text:p>#N/A</text:p>
          </table:table-cell>
          <table:table-cell table:formula="of:=TEXT([.I72];&quot;0.0&quot;)&amp;&quot;,&quot;&amp;TEXT([.I88];&quot;0.0&quot;)" office:value-type="string" office:string-value="19.0,13.0" calcext:value-type="string">
            <text:p>19.0,13.0</text:p>
          </table:table-cell>
          <table:table-cell table:formula="of:=TEXT([.J72];&quot;0.0&quot;)&amp;&quot;,&quot;&amp;TEXT([.J88];&quot;0.0&quot;)" office:value-type="string" office:string-value="22.0,13.0" calcext:value-type="string">
            <text:p>22.0,13.0</text:p>
          </table:table-cell>
          <table:table-cell table:formula="of:=TEXT([.K72];&quot;0.0&quot;)&amp;&quot;,&quot;&amp;TEXT([.K88];&quot;0.0&quot;)" office:value-type="string" office:string-value="25.0,13.0" calcext:value-type="string">
            <text:p>25.0,13.0</text:p>
          </table:table-cell>
          <table:table-cell table:formula="of:=TEXT([.L72];&quot;0.0&quot;)&amp;&quot;,&quot;&amp;TEXT([.L88];&quot;0.0&quot;)" office:value-type="string" office:string-value="28.0,13.0" calcext:value-type="string">
            <text:p>28.0,13.0</text:p>
          </table:table-cell>
          <table:table-cell table:formula="of:=TEXT([.M72];&quot;0.0&quot;)&amp;&quot;,&quot;&amp;TEXT([.M88];&quot;0.0&quot;)" office:value-type="string" office:string-value="31.0,13.0" calcext:value-type="string">
            <text:p>31.0,13.0</text:p>
          </table:table-cell>
          <table:table-cell table:formula="of:=TEXT([.N72];&quot;0.0&quot;)&amp;&quot;,&quot;&amp;TEXT([.N88];&quot;0.0&quot;)" office:value-type="string" office:string-value="34.0,13.0" calcext:value-type="string">
            <text:p>34.0,13.0</text:p>
          </table:table-cell>
        </table:table-row>
        <table:table-row table:style-name="ro1">
          <table:table-cell office:value-type="string" calcext:value-type="string">
            <text:p>1U</text:p>
          </table:table-cell>
          <table:table-cell table:formula="of:=TEXT([.B73];&quot;0.0&quot;)&amp;&quot;,&quot;&amp;TEXT([.B89];&quot;0.0&quot;)" office:value-type="string" office:string-value="2.0,12.5" calcext:value-type="string">
            <text:p>2.0,12.5</text:p>
          </table:table-cell>
          <table:table-cell table:formula="of:=TEXT([.C73];&quot;0.0&quot;)&amp;&quot;,&quot;&amp;TEXT([.C89];&quot;0.0&quot;)" office:value-type="string" office:string-value="5.0,12.5" calcext:value-type="string">
            <text:p>5.0,12.5</text:p>
          </table:table-cell>
          <table:table-cell table:formula="of:=TEXT([.D73];&quot;0.0&quot;)&amp;&quot;,&quot;&amp;TEXT([.D89];&quot;0.0&quot;)" office:value-type="string" office:string-value="8.0,12.5" calcext:value-type="string">
            <text:p>8.0,12.5</text:p>
          </table:table-cell>
          <table:table-cell table:formula="of:=TEXT([.E73];&quot;0.0&quot;)&amp;&quot;,&quot;&amp;TEXT([.E89];&quot;0.0&quot;)" office:value-type="string" office:string-value="11.0,12.5" calcext:value-type="string">
            <text:p>11.0,12.5</text:p>
          </table:table-cell>
          <table:table-cell table:formula="of:=TEXT([.F73];&quot;0.0&quot;)&amp;&quot;,&quot;&amp;TEXT([.F89];&quot;0.0&quot;)" office:value-type="string" office:string-value="14.0,12.5" calcext:value-type="string">
            <text:p>14.0,12.5</text:p>
          </table:table-cell>
          <table:table-cell table:formula="of:=TEXT([.G73];&quot;0.0&quot;)&amp;&quot;,&quot;&amp;TEXT([.G89];&quot;0.0&quot;)" office:value-type="string" office:string-value="17.0,12.5" calcext:value-type="string">
            <text:p>17.0,12.5</text:p>
          </table:table-cell>
          <table:table-cell table:formula="of:=NA()" office:value-type="string" office:string-value="" calcext:value-type="error">
            <text:p>#N/A</text:p>
          </table:table-cell>
          <table:table-cell table:formula="of:=TEXT([.I73];&quot;0.0&quot;)&amp;&quot;,&quot;&amp;TEXT([.I89];&quot;0.0&quot;)" office:value-type="string" office:string-value="19.0,12.5" calcext:value-type="string">
            <text:p>19.0,12.5</text:p>
          </table:table-cell>
          <table:table-cell table:formula="of:=TEXT([.J73];&quot;0.0&quot;)&amp;&quot;,&quot;&amp;TEXT([.J89];&quot;0.0&quot;)" office:value-type="string" office:string-value="22.0,12.5" calcext:value-type="string">
            <text:p>22.0,12.5</text:p>
          </table:table-cell>
          <table:table-cell table:formula="of:=TEXT([.K73];&quot;0.0&quot;)&amp;&quot;,&quot;&amp;TEXT([.K89];&quot;0.0&quot;)" office:value-type="string" office:string-value="25.0,12.5" calcext:value-type="string">
            <text:p>25.0,12.5</text:p>
          </table:table-cell>
          <table:table-cell table:formula="of:=TEXT([.L73];&quot;0.0&quot;)&amp;&quot;,&quot;&amp;TEXT([.L89];&quot;0.0&quot;)" office:value-type="string" office:string-value="28.0,12.5" calcext:value-type="string">
            <text:p>28.0,12.5</text:p>
          </table:table-cell>
          <table:table-cell table:formula="of:=TEXT([.M73];&quot;0.0&quot;)&amp;&quot;,&quot;&amp;TEXT([.M89];&quot;0.0&quot;)" office:value-type="string" office:string-value="31.0,12.5" calcext:value-type="string">
            <text:p>31.0,12.5</text:p>
          </table:table-cell>
          <table:table-cell table:formula="of:=TEXT([.N73];&quot;0.0&quot;)&amp;&quot;,&quot;&amp;TEXT([.N89];&quot;0.0&quot;)" office:value-type="string" office:string-value="34.0,12.5" calcext:value-type="string">
            <text:p>34.0,12.5</text:p>
          </table:table-cell>
        </table:table-row>
        <table:table-row table:style-name="ro1">
          <table:table-cell office:value-type="string" calcext:value-type="string">
            <text:p><text:s/>AL NAME CENTER</text:p>
          </table:table-cell>
          <table:table-cell table:formula="of:=TEXT([.B74];&quot;0.0&quot;)&amp;&quot;,&quot;&amp;TEXT([.B90];&quot;0.0&quot;)" office:value-type="string" office:string-value="2.0,12.0" calcext:value-type="string">
            <text:p>2.0,12.0</text:p>
          </table:table-cell>
          <table:table-cell table:formula="of:=TEXT([.C74];&quot;0.0&quot;)&amp;&quot;,&quot;&amp;TEXT([.C90];&quot;0.0&quot;)" office:value-type="string" office:string-value="5.0,12.0" calcext:value-type="string">
            <text:p>5.0,12.0</text:p>
          </table:table-cell>
          <table:table-cell table:formula="of:=TEXT([.D74];&quot;0.0&quot;)&amp;&quot;,&quot;&amp;TEXT([.D90];&quot;0.0&quot;)" office:value-type="string" office:string-value="8.0,12.0" calcext:value-type="string">
            <text:p>8.0,12.0</text:p>
          </table:table-cell>
          <table:table-cell table:formula="of:=TEXT([.E74];&quot;0.0&quot;)&amp;&quot;,&quot;&amp;TEXT([.E90];&quot;0.0&quot;)" office:value-type="string" office:string-value="11.0,12.0" calcext:value-type="string">
            <text:p>11.0,12.0</text:p>
          </table:table-cell>
          <table:table-cell table:formula="of:=TEXT([.F74];&quot;0.0&quot;)&amp;&quot;,&quot;&amp;TEXT([.F90];&quot;0.0&quot;)" office:value-type="string" office:string-value="14.0,12.0" calcext:value-type="string">
            <text:p>14.0,12.0</text:p>
          </table:table-cell>
          <table:table-cell table:formula="of:=TEXT([.G74];&quot;0.0&quot;)&amp;&quot;,&quot;&amp;TEXT([.G90];&quot;0.0&quot;)" office:value-type="string" office:string-value="17.0,12.0" calcext:value-type="string">
            <text:p>17.0,12.0</text:p>
          </table:table-cell>
          <table:table-cell table:formula="of:=NA()" office:value-type="string" office:string-value="" calcext:value-type="error">
            <text:p>#N/A</text:p>
          </table:table-cell>
          <table:table-cell table:formula="of:=TEXT([.I74];&quot;0.0&quot;)&amp;&quot;,&quot;&amp;TEXT([.I90];&quot;0.0&quot;)" office:value-type="string" office:string-value="19.0,12.0" calcext:value-type="string">
            <text:p>19.0,12.0</text:p>
          </table:table-cell>
          <table:table-cell table:formula="of:=TEXT([.J74];&quot;0.0&quot;)&amp;&quot;,&quot;&amp;TEXT([.J90];&quot;0.0&quot;)" office:value-type="string" office:string-value="22.0,12.0" calcext:value-type="string">
            <text:p>22.0,12.0</text:p>
          </table:table-cell>
          <table:table-cell table:formula="of:=TEXT([.K74];&quot;0.0&quot;)&amp;&quot;,&quot;&amp;TEXT([.K90];&quot;0.0&quot;)" office:value-type="string" office:string-value="25.0,12.0" calcext:value-type="string">
            <text:p>25.0,12.0</text:p>
          </table:table-cell>
          <table:table-cell table:formula="of:=TEXT([.L74];&quot;0.0&quot;)&amp;&quot;,&quot;&amp;TEXT([.L90];&quot;0.0&quot;)" office:value-type="string" office:string-value="28.0,12.0" calcext:value-type="string">
            <text:p>28.0,12.0</text:p>
          </table:table-cell>
          <table:table-cell table:formula="of:=TEXT([.M74];&quot;0.0&quot;)&amp;&quot;,&quot;&amp;TEXT([.M90];&quot;0.0&quot;)" office:value-type="string" office:string-value="31.0,12.0" calcext:value-type="string">
            <text:p>31.0,12.0</text:p>
          </table:table-cell>
          <table:table-cell table:formula="of:=TEXT([.N74];&quot;0.0&quot;)&amp;&quot;,&quot;&amp;TEXT([.N90];&quot;0.0&quot;)" office:value-type="string" office:string-value="34.0,12.0" calcext:value-type="string">
            <text:p>34.0,12.0</text:p>
          </table:table-cell>
        </table:table-row>
        <table:table-row table:style-name="ro1">
          <table:table-cell office:value-type="string" calcext:value-type="string">
            <text:p>1D</text:p>
          </table:table-cell>
          <table:table-cell table:formula="of:=TEXT([.B75];&quot;0.0&quot;)&amp;&quot;,&quot;&amp;TEXT([.B91];&quot;0.0&quot;)" office:value-type="string" office:string-value="2.0,11.5" calcext:value-type="string">
            <text:p>2.0,11.5</text:p>
          </table:table-cell>
          <table:table-cell table:formula="of:=TEXT([.C75];&quot;0.0&quot;)&amp;&quot;,&quot;&amp;TEXT([.C91];&quot;0.0&quot;)" office:value-type="string" office:string-value="5.0,11.5" calcext:value-type="string">
            <text:p>5.0,11.5</text:p>
          </table:table-cell>
          <table:table-cell table:formula="of:=TEXT([.D75];&quot;0.0&quot;)&amp;&quot;,&quot;&amp;TEXT([.D91];&quot;0.0&quot;)" office:value-type="string" office:string-value="8.0,11.5" calcext:value-type="string">
            <text:p>8.0,11.5</text:p>
          </table:table-cell>
          <table:table-cell table:formula="of:=TEXT([.E75];&quot;0.0&quot;)&amp;&quot;,&quot;&amp;TEXT([.E91];&quot;0.0&quot;)" office:value-type="string" office:string-value="11.0,11.5" calcext:value-type="string">
            <text:p>11.0,11.5</text:p>
          </table:table-cell>
          <table:table-cell table:formula="of:=TEXT([.F75];&quot;0.0&quot;)&amp;&quot;,&quot;&amp;TEXT([.F91];&quot;0.0&quot;)" office:value-type="string" office:string-value="14.0,11.5" calcext:value-type="string">
            <text:p>14.0,11.5</text:p>
          </table:table-cell>
          <table:table-cell table:formula="of:=TEXT([.G75];&quot;0.0&quot;)&amp;&quot;,&quot;&amp;TEXT([.G91];&quot;0.0&quot;)" office:value-type="string" office:string-value="17.0,11.5" calcext:value-type="string">
            <text:p>17.0,11.5</text:p>
          </table:table-cell>
          <table:table-cell table:formula="of:=NA()" office:value-type="string" office:string-value="" calcext:value-type="error">
            <text:p>#N/A</text:p>
          </table:table-cell>
          <table:table-cell table:formula="of:=TEXT([.I75];&quot;0.0&quot;)&amp;&quot;,&quot;&amp;TEXT([.I91];&quot;0.0&quot;)" office:value-type="string" office:string-value="19.0,11.5" calcext:value-type="string">
            <text:p>19.0,11.5</text:p>
          </table:table-cell>
          <table:table-cell table:formula="of:=TEXT([.J75];&quot;0.0&quot;)&amp;&quot;,&quot;&amp;TEXT([.J91];&quot;0.0&quot;)" office:value-type="string" office:string-value="22.0,11.5" calcext:value-type="string">
            <text:p>22.0,11.5</text:p>
          </table:table-cell>
          <table:table-cell table:formula="of:=TEXT([.K75];&quot;0.0&quot;)&amp;&quot;,&quot;&amp;TEXT([.K91];&quot;0.0&quot;)" office:value-type="string" office:string-value="25.0,11.5" calcext:value-type="string">
            <text:p>25.0,11.5</text:p>
          </table:table-cell>
          <table:table-cell table:formula="of:=TEXT([.L75];&quot;0.0&quot;)&amp;&quot;,&quot;&amp;TEXT([.L91];&quot;0.0&quot;)" office:value-type="string" office:string-value="28.0,11.5" calcext:value-type="string">
            <text:p>28.0,11.5</text:p>
          </table:table-cell>
          <table:table-cell table:formula="of:=TEXT([.M75];&quot;0.0&quot;)&amp;&quot;,&quot;&amp;TEXT([.M91];&quot;0.0&quot;)" office:value-type="string" office:string-value="31.0,11.5" calcext:value-type="string">
            <text:p>31.0,11.5</text:p>
          </table:table-cell>
          <table:table-cell table:formula="of:=TEXT([.N75];&quot;0.0&quot;)&amp;&quot;,&quot;&amp;TEXT([.N91];&quot;0.0&quot;)" office:value-type="string" office:string-value="34.0,11.5" calcext:value-type="string">
            <text:p>34.0,11.5</text:p>
          </table:table-cell>
        </table:table-row>
        <table:table-row table:style-name="ro1">
          <table:table-cell office:value-type="string" calcext:value-type="string">
            <text:p>2D</text:p>
          </table:table-cell>
          <table:table-cell table:formula="of:=TEXT([.B76];&quot;0.0&quot;)&amp;&quot;,&quot;&amp;TEXT([.B92];&quot;0.0&quot;)" office:value-type="string" office:string-value="2.0,11.0" calcext:value-type="string">
            <text:p>2.0,11.0</text:p>
          </table:table-cell>
          <table:table-cell table:formula="of:=TEXT([.C76];&quot;0.0&quot;)&amp;&quot;,&quot;&amp;TEXT([.C92];&quot;0.0&quot;)" office:value-type="string" office:string-value="5.0,11.0" calcext:value-type="string">
            <text:p>5.0,11.0</text:p>
          </table:table-cell>
          <table:table-cell table:formula="of:=TEXT([.D76];&quot;0.0&quot;)&amp;&quot;,&quot;&amp;TEXT([.D92];&quot;0.0&quot;)" office:value-type="string" office:string-value="8.0,11.0" calcext:value-type="string">
            <text:p>8.0,11.0</text:p>
          </table:table-cell>
          <table:table-cell table:formula="of:=TEXT([.E76];&quot;0.0&quot;)&amp;&quot;,&quot;&amp;TEXT([.E92];&quot;0.0&quot;)" office:value-type="string" office:string-value="11.0,11.0" calcext:value-type="string">
            <text:p>11.0,11.0</text:p>
          </table:table-cell>
          <table:table-cell table:formula="of:=TEXT([.F76];&quot;0.0&quot;)&amp;&quot;,&quot;&amp;TEXT([.F92];&quot;0.0&quot;)" office:value-type="string" office:string-value="14.0,11.0" calcext:value-type="string">
            <text:p>14.0,11.0</text:p>
          </table:table-cell>
          <table:table-cell table:formula="of:=TEXT([.G76];&quot;0.0&quot;)&amp;&quot;,&quot;&amp;TEXT([.G92];&quot;0.0&quot;)" office:value-type="string" office:string-value="17.0,11.0" calcext:value-type="string">
            <text:p>17.0,11.0</text:p>
          </table:table-cell>
          <table:table-cell table:formula="of:=NA()" office:value-type="string" office:string-value="" calcext:value-type="error">
            <text:p>#N/A</text:p>
          </table:table-cell>
          <table:table-cell table:formula="of:=TEXT([.I76];&quot;0.0&quot;)&amp;&quot;,&quot;&amp;TEXT([.I92];&quot;0.0&quot;)" office:value-type="string" office:string-value="19.0,11.0" calcext:value-type="string">
            <text:p>19.0,11.0</text:p>
          </table:table-cell>
          <table:table-cell table:formula="of:=TEXT([.J76];&quot;0.0&quot;)&amp;&quot;,&quot;&amp;TEXT([.J92];&quot;0.0&quot;)" office:value-type="string" office:string-value="22.0,11.0" calcext:value-type="string">
            <text:p>22.0,11.0</text:p>
          </table:table-cell>
          <table:table-cell table:formula="of:=TEXT([.K76];&quot;0.0&quot;)&amp;&quot;,&quot;&amp;TEXT([.K92];&quot;0.0&quot;)" office:value-type="string" office:string-value="25.0,11.0" calcext:value-type="string">
            <text:p>25.0,11.0</text:p>
          </table:table-cell>
          <table:table-cell table:formula="of:=TEXT([.L76];&quot;0.0&quot;)&amp;&quot;,&quot;&amp;TEXT([.L92];&quot;0.0&quot;)" office:value-type="string" office:string-value="28.0,11.0" calcext:value-type="string">
            <text:p>28.0,11.0</text:p>
          </table:table-cell>
          <table:table-cell table:formula="of:=TEXT([.M76];&quot;0.0&quot;)&amp;&quot;,&quot;&amp;TEXT([.M92];&quot;0.0&quot;)" office:value-type="string" office:string-value="31.0,11.0" calcext:value-type="string">
            <text:p>31.0,11.0</text:p>
          </table:table-cell>
          <table:table-cell table:formula="of:=TEXT([.N76];&quot;0.0&quot;)&amp;&quot;,&quot;&amp;TEXT([.N92];&quot;0.0&quot;)" office:value-type="string" office:string-value="34.0,11.0" calcext:value-type="string">
            <text:p>34.0,11.0</text:p>
          </table:table-cell>
        </table:table-row>
        <table:table-row table:style-name="ro1">
          <table:table-cell office:value-type="string" calcext:value-type="string">
            <text:p>3D</text:p>
          </table:table-cell>
          <table:table-cell table:formula="of:=TEXT([.B77];&quot;0.0&quot;)&amp;&quot;,&quot;&amp;TEXT([.B93];&quot;0.0&quot;)" office:value-type="string" office:string-value="2.0,10.5" calcext:value-type="string">
            <text:p>2.0,10.5</text:p>
          </table:table-cell>
          <table:table-cell table:formula="of:=TEXT([.C77];&quot;0.0&quot;)&amp;&quot;,&quot;&amp;TEXT([.C93];&quot;0.0&quot;)" office:value-type="string" office:string-value="5.0,10.5" calcext:value-type="string">
            <text:p>5.0,10.5</text:p>
          </table:table-cell>
          <table:table-cell table:formula="of:=TEXT([.D77];&quot;0.0&quot;)&amp;&quot;,&quot;&amp;TEXT([.D93];&quot;0.0&quot;)" office:value-type="string" office:string-value="8.0,10.5" calcext:value-type="string">
            <text:p>8.0,10.5</text:p>
          </table:table-cell>
          <table:table-cell table:formula="of:=TEXT([.E77];&quot;0.0&quot;)&amp;&quot;,&quot;&amp;TEXT([.E93];&quot;0.0&quot;)" office:value-type="string" office:string-value="11.0,10.5" calcext:value-type="string">
            <text:p>11.0,10.5</text:p>
          </table:table-cell>
          <table:table-cell table:formula="of:=TEXT([.F77];&quot;0.0&quot;)&amp;&quot;,&quot;&amp;TEXT([.F93];&quot;0.0&quot;)" office:value-type="string" office:string-value="14.0,10.5" calcext:value-type="string">
            <text:p>14.0,10.5</text:p>
          </table:table-cell>
          <table:table-cell table:formula="of:=TEXT([.G77];&quot;0.0&quot;)&amp;&quot;,&quot;&amp;TEXT([.G93];&quot;0.0&quot;)" office:value-type="string" office:string-value="17.0,10.5" calcext:value-type="string">
            <text:p>17.0,10.5</text:p>
          </table:table-cell>
          <table:table-cell table:formula="of:=NA()" office:value-type="string" office:string-value="" calcext:value-type="error">
            <text:p>#N/A</text:p>
          </table:table-cell>
          <table:table-cell table:formula="of:=TEXT([.I77];&quot;0.0&quot;)&amp;&quot;,&quot;&amp;TEXT([.I93];&quot;0.0&quot;)" office:value-type="string" office:string-value="19.0,10.5" calcext:value-type="string">
            <text:p>19.0,10.5</text:p>
          </table:table-cell>
          <table:table-cell table:formula="of:=TEXT([.J77];&quot;0.0&quot;)&amp;&quot;,&quot;&amp;TEXT([.J93];&quot;0.0&quot;)" office:value-type="string" office:string-value="22.0,10.5" calcext:value-type="string">
            <text:p>22.0,10.5</text:p>
          </table:table-cell>
          <table:table-cell table:formula="of:=TEXT([.K77];&quot;0.0&quot;)&amp;&quot;,&quot;&amp;TEXT([.K93];&quot;0.0&quot;)" office:value-type="string" office:string-value="25.0,10.5" calcext:value-type="string">
            <text:p>25.0,10.5</text:p>
          </table:table-cell>
          <table:table-cell table:formula="of:=TEXT([.L77];&quot;0.0&quot;)&amp;&quot;,&quot;&amp;TEXT([.L93];&quot;0.0&quot;)" office:value-type="string" office:string-value="28.0,10.5" calcext:value-type="string">
            <text:p>28.0,10.5</text:p>
          </table:table-cell>
          <table:table-cell table:formula="of:=TEXT([.M77];&quot;0.0&quot;)&amp;&quot;,&quot;&amp;TEXT([.M93];&quot;0.0&quot;)" office:value-type="string" office:string-value="31.0,10.5" calcext:value-type="string">
            <text:p>31.0,10.5</text:p>
          </table:table-cell>
          <table:table-cell table:formula="of:=TEXT([.N77];&quot;0.0&quot;)&amp;&quot;,&quot;&amp;TEXT([.N93];&quot;0.0&quot;)" office:value-type="string" office:string-value="34.0,10.5" calcext:value-type="string">
            <text:p>34.0,10.5</text:p>
          </table:table-cell>
        </table:table-row>
        <table:table-row table:style-name="ro1">
          <table:table-cell office:value-type="string" calcext:value-type="string">
            <text:p>PIPE 4D</text:p>
          </table:table-cell>
          <table:table-cell table:formula="of:=TEXT([.B78];&quot;0.0&quot;)&amp;&quot;,&quot;&amp;TEXT([.B94];&quot;0.0&quot;)" office:value-type="string" office:string-value="2.0,10.0" calcext:value-type="string">
            <text:p>2.0,10.0</text:p>
          </table:table-cell>
          <table:table-cell table:formula="of:=TEXT([.C78];&quot;0.0&quot;)&amp;&quot;,&quot;&amp;TEXT([.C94];&quot;0.0&quot;)" office:value-type="string" office:string-value="5.0,10.0" calcext:value-type="string">
            <text:p>5.0,10.0</text:p>
          </table:table-cell>
          <table:table-cell table:formula="of:=TEXT([.D78];&quot;0.0&quot;)&amp;&quot;,&quot;&amp;TEXT([.D94];&quot;0.0&quot;)" office:value-type="string" office:string-value="8.0,10.0" calcext:value-type="string">
            <text:p>8.0,10.0</text:p>
          </table:table-cell>
          <table:table-cell table:formula="of:=TEXT([.E78];&quot;0.0&quot;)&amp;&quot;,&quot;&amp;TEXT([.E94];&quot;0.0&quot;)" office:value-type="string" office:string-value="11.0,10.0" calcext:value-type="string">
            <text:p>11.0,10.0</text:p>
          </table:table-cell>
          <table:table-cell table:formula="of:=TEXT([.F78];&quot;0.0&quot;)&amp;&quot;,&quot;&amp;TEXT([.F94];&quot;0.0&quot;)" office:value-type="string" office:string-value="14.0,10.0" calcext:value-type="string">
            <text:p>14.0,10.0</text:p>
          </table:table-cell>
          <table:table-cell table:formula="of:=TEXT([.G78];&quot;0.0&quot;)&amp;&quot;,&quot;&amp;TEXT([.G94];&quot;0.0&quot;)" office:value-type="string" office:string-value="17.0,10.0" calcext:value-type="string">
            <text:p>17.0,10.0</text:p>
          </table:table-cell>
          <table:table-cell table:formula="of:=NA()" office:value-type="string" office:string-value="" calcext:value-type="error">
            <text:p>#N/A</text:p>
          </table:table-cell>
          <table:table-cell table:formula="of:=TEXT([.I78];&quot;0.0&quot;)&amp;&quot;,&quot;&amp;TEXT([.I94];&quot;0.0&quot;)" office:value-type="string" office:string-value="19.0,10.0" calcext:value-type="string">
            <text:p>19.0,10.0</text:p>
          </table:table-cell>
          <table:table-cell table:formula="of:=TEXT([.J78];&quot;0.0&quot;)&amp;&quot;,&quot;&amp;TEXT([.J94];&quot;0.0&quot;)" office:value-type="string" office:string-value="22.0,10.0" calcext:value-type="string">
            <text:p>22.0,10.0</text:p>
          </table:table-cell>
          <table:table-cell table:formula="of:=TEXT([.K78];&quot;0.0&quot;)&amp;&quot;,&quot;&amp;TEXT([.K94];&quot;0.0&quot;)" office:value-type="string" office:string-value="25.0,10.0" calcext:value-type="string">
            <text:p>25.0,10.0</text:p>
          </table:table-cell>
          <table:table-cell table:formula="of:=TEXT([.L78];&quot;0.0&quot;)&amp;&quot;,&quot;&amp;TEXT([.L94];&quot;0.0&quot;)" office:value-type="string" office:string-value="28.0,10.0" calcext:value-type="string">
            <text:p>28.0,10.0</text:p>
          </table:table-cell>
          <table:table-cell table:formula="of:=TEXT([.M78];&quot;0.0&quot;)&amp;&quot;,&quot;&amp;TEXT([.M94];&quot;0.0&quot;)" office:value-type="string" office:string-value="31.0,10.0" calcext:value-type="string">
            <text:p>31.0,10.0</text:p>
          </table:table-cell>
          <table:table-cell table:formula="of:=TEXT([.N78];&quot;0.0&quot;)&amp;&quot;,&quot;&amp;TEXT([.N94];&quot;0.0&quot;)" office:value-type="string" office:string-value="34.0,10.0" calcext:value-type="string">
            <text:p>34.0,10.0</text:p>
          </table:table-cell>
        </table:table-row>
        <table:table-row table:style-name="ro1">
          <table:table-cell office:value-type="string" calcext:value-type="string">
            <text:p>5D</text:p>
          </table:table-cell>
          <table:table-cell table:formula="of:=TEXT([.B79];&quot;0.0&quot;)&amp;&quot;,&quot;&amp;TEXT([.B95];&quot;0.0&quot;)" office:value-type="string" office:string-value="2.0,9.5" calcext:value-type="string">
            <text:p>2.0,9.5</text:p>
          </table:table-cell>
          <table:table-cell table:formula="of:=TEXT([.C79];&quot;0.0&quot;)&amp;&quot;,&quot;&amp;TEXT([.C95];&quot;0.0&quot;)" office:value-type="string" office:string-value="5.0,9.5" calcext:value-type="string">
            <text:p>5.0,9.5</text:p>
          </table:table-cell>
          <table:table-cell table:formula="of:=TEXT([.D79];&quot;0.0&quot;)&amp;&quot;,&quot;&amp;TEXT([.D95];&quot;0.0&quot;)" office:value-type="string" office:string-value="8.0,9.5" calcext:value-type="string">
            <text:p>8.0,9.5</text:p>
          </table:table-cell>
          <table:table-cell table:formula="of:=TEXT([.E79];&quot;0.0&quot;)&amp;&quot;,&quot;&amp;TEXT([.E95];&quot;0.0&quot;)" office:value-type="string" office:string-value="11.0,9.5" calcext:value-type="string">
            <text:p>11.0,9.5</text:p>
          </table:table-cell>
          <table:table-cell table:formula="of:=TEXT([.F79];&quot;0.0&quot;)&amp;&quot;,&quot;&amp;TEXT([.F95];&quot;0.0&quot;)" office:value-type="string" office:string-value="14.0,9.5" calcext:value-type="string">
            <text:p>14.0,9.5</text:p>
          </table:table-cell>
          <table:table-cell table:formula="of:=TEXT([.G79];&quot;0.0&quot;)&amp;&quot;,&quot;&amp;TEXT([.G95];&quot;0.0&quot;)" office:value-type="string" office:string-value="17.0,9.5" calcext:value-type="string">
            <text:p>17.0,9.5</text:p>
          </table:table-cell>
          <table:table-cell table:formula="of:=NA()" office:value-type="string" office:string-value="" calcext:value-type="error">
            <text:p>#N/A</text:p>
          </table:table-cell>
          <table:table-cell table:formula="of:=TEXT([.I79];&quot;0.0&quot;)&amp;&quot;,&quot;&amp;TEXT([.I95];&quot;0.0&quot;)" office:value-type="string" office:string-value="19.0,9.5" calcext:value-type="string">
            <text:p>19.0,9.5</text:p>
          </table:table-cell>
          <table:table-cell table:formula="of:=TEXT([.J79];&quot;0.0&quot;)&amp;&quot;,&quot;&amp;TEXT([.J95];&quot;0.0&quot;)" office:value-type="string" office:string-value="22.0,9.5" calcext:value-type="string">
            <text:p>22.0,9.5</text:p>
          </table:table-cell>
          <table:table-cell table:formula="of:=TEXT([.K79];&quot;0.0&quot;)&amp;&quot;,&quot;&amp;TEXT([.K95];&quot;0.0&quot;)" office:value-type="string" office:string-value="25.0,9.5" calcext:value-type="string">
            <text:p>25.0,9.5</text:p>
          </table:table-cell>
          <table:table-cell table:formula="of:=TEXT([.L79];&quot;0.0&quot;)&amp;&quot;,&quot;&amp;TEXT([.L95];&quot;0.0&quot;)" office:value-type="string" office:string-value="28.0,9.5" calcext:value-type="string">
            <text:p>28.0,9.5</text:p>
          </table:table-cell>
          <table:table-cell table:formula="of:=TEXT([.M79];&quot;0.0&quot;)&amp;&quot;,&quot;&amp;TEXT([.M95];&quot;0.0&quot;)" office:value-type="string" office:string-value="31.0,9.5" calcext:value-type="string">
            <text:p>31.0,9.5</text:p>
          </table:table-cell>
          <table:table-cell table:formula="of:=TEXT([.N79];&quot;0.0&quot;)&amp;&quot;,&quot;&amp;TEXT([.N95];&quot;0.0&quot;)" office:value-type="string" office:string-value="34.0,9.5" calcext:value-type="string">
            <text:p>34.0,9.5</text:p>
          </table:table-cell>
        </table:table-row>
        <table:table-row table:style-name="ro1">
          <table:table-cell office:value-type="string" calcext:value-type="string">
            <text:p>6D</text:p>
          </table:table-cell>
          <table:table-cell table:formula="of:=TEXT([.B80];&quot;0.0&quot;)&amp;&quot;,&quot;&amp;TEXT([.B96];&quot;0.0&quot;)" office:value-type="string" office:string-value="2.0,9.0" calcext:value-type="string">
            <text:p>2.0,9.0</text:p>
          </table:table-cell>
          <table:table-cell table:formula="of:=TEXT([.C80];&quot;0.0&quot;)&amp;&quot;,&quot;&amp;TEXT([.C96];&quot;0.0&quot;)" office:value-type="string" office:string-value="5.0,9.0" calcext:value-type="string">
            <text:p>5.0,9.0</text:p>
          </table:table-cell>
          <table:table-cell table:formula="of:=TEXT([.D80];&quot;0.0&quot;)&amp;&quot;,&quot;&amp;TEXT([.D96];&quot;0.0&quot;)" office:value-type="string" office:string-value="8.0,9.0" calcext:value-type="string">
            <text:p>8.0,9.0</text:p>
          </table:table-cell>
          <table:table-cell table:formula="of:=TEXT([.E80];&quot;0.0&quot;)&amp;&quot;,&quot;&amp;TEXT([.E96];&quot;0.0&quot;)" office:value-type="string" office:string-value="11.0,9.0" calcext:value-type="string">
            <text:p>11.0,9.0</text:p>
          </table:table-cell>
          <table:table-cell table:formula="of:=TEXT([.F80];&quot;0.0&quot;)&amp;&quot;,&quot;&amp;TEXT([.F96];&quot;0.0&quot;)" office:value-type="string" office:string-value="14.0,9.0" calcext:value-type="string">
            <text:p>14.0,9.0</text:p>
          </table:table-cell>
          <table:table-cell table:formula="of:=TEXT([.G80];&quot;0.0&quot;)&amp;&quot;,&quot;&amp;TEXT([.G96];&quot;0.0&quot;)" office:value-type="string" office:string-value="17.0,9.0" calcext:value-type="string">
            <text:p>17.0,9.0</text:p>
          </table:table-cell>
          <table:table-cell table:formula="of:=NA()" office:value-type="string" office:string-value="" calcext:value-type="error">
            <text:p>#N/A</text:p>
          </table:table-cell>
          <table:table-cell table:formula="of:=TEXT([.I80];&quot;0.0&quot;)&amp;&quot;,&quot;&amp;TEXT([.I96];&quot;0.0&quot;)" office:value-type="string" office:string-value="19.0,9.0" calcext:value-type="string">
            <text:p>19.0,9.0</text:p>
          </table:table-cell>
          <table:table-cell table:formula="of:=TEXT([.J80];&quot;0.0&quot;)&amp;&quot;,&quot;&amp;TEXT([.J96];&quot;0.0&quot;)" office:value-type="string" office:string-value="22.0,9.0" calcext:value-type="string">
            <text:p>22.0,9.0</text:p>
          </table:table-cell>
          <table:table-cell table:formula="of:=TEXT([.K80];&quot;0.0&quot;)&amp;&quot;,&quot;&amp;TEXT([.K96];&quot;0.0&quot;)" office:value-type="string" office:string-value="25.0,9.0" calcext:value-type="string">
            <text:p>25.0,9.0</text:p>
          </table:table-cell>
          <table:table-cell table:formula="of:=TEXT([.L80];&quot;0.0&quot;)&amp;&quot;,&quot;&amp;TEXT([.L96];&quot;0.0&quot;)" office:value-type="string" office:string-value="28.0,9.0" calcext:value-type="string">
            <text:p>28.0,9.0</text:p>
          </table:table-cell>
          <table:table-cell table:formula="of:=TEXT([.M80];&quot;0.0&quot;)&amp;&quot;,&quot;&amp;TEXT([.M96];&quot;0.0&quot;)" office:value-type="string" office:string-value="31.0,9.0" calcext:value-type="string">
            <text:p>31.0,9.0</text:p>
          </table:table-cell>
          <table:table-cell table:formula="of:=TEXT([.N80];&quot;0.0&quot;)&amp;&quot;,&quot;&amp;TEXT([.N96];&quot;0.0&quot;)" office:value-type="string" office:string-value="34.0,9.0" calcext:value-type="string">
            <text:p>34.0,9.0</text:p>
          </table:table-cell>
        </table:table-row>
        <table:table-row table:style-name="ro1">
          <table:table-cell table:style-name="Default" office:value-type="string" calcext:value-type="string">
            <text:p>====================</text:p>
          </table:table-cell>
          <table:table-cell table:style-name="Default" table:number-columns-repeated="13"/>
        </table:table-row>
        <table:table-row table:style-name="ro1">
          <table:table-cell table:style-name="ce1" office:value-type="string" calcext:value-type="string">
            <text:p>GRID COORDINATES MODEL SPACE BUBBLE POINT X</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19]-[.$B$14]*[.$B$6]" office:value-type="float" office:value="10035" calcext:value-type="float">
            <text:p>10035</text:p>
          </table:table-cell>
          <table:table-cell table:formula="of:=[.C19]-[.$B$14]*[.$B$6]" office:value-type="float" office:value="10095" calcext:value-type="float">
            <text:p>10095</text:p>
          </table:table-cell>
          <table:table-cell table:formula="of:=[.D19]-[.$B$14]*[.$B$6]" office:value-type="float" office:value="10155" calcext:value-type="float">
            <text:p>10155</text:p>
          </table:table-cell>
          <table:table-cell table:formula="of:=[.E19]-[.$B$14]*[.$B$6]" office:value-type="float" office:value="10215" calcext:value-type="float">
            <text:p>10215</text:p>
          </table:table-cell>
          <table:table-cell table:formula="of:=[.F19]-[.$B$14]*[.$B$6]" office:value-type="float" office:value="10275" calcext:value-type="float">
            <text:p>10275</text:p>
          </table:table-cell>
          <table:table-cell table:formula="of:=[.G19]-[.$B$14]*[.$B$6]" office:value-type="float" office:value="10335" calcext:value-type="float">
            <text:p>10335</text:p>
          </table:table-cell>
          <table:table-cell table:style-name="ce5" table:formula="of:=[.H19]+[.$B$14]*[.$B$6]" office:value-type="float" office:value="10365" calcext:value-type="float">
            <text:p>10365</text:p>
          </table:table-cell>
          <table:table-cell table:style-name="ce5" table:formula="of:=[.I19]+[.$B$14]*[.$B$6]" office:value-type="float" office:value="10385" calcext:value-type="float">
            <text:p>10385</text:p>
          </table:table-cell>
          <table:table-cell table:style-name="ce5" table:formula="of:=[.J19]+[.$B$14]*[.$B$6]" office:value-type="float" office:value="10445" calcext:value-type="float">
            <text:p>10445</text:p>
          </table:table-cell>
          <table:table-cell table:style-name="ce5" table:formula="of:=[.K19]+[.$B$14]*[.$B$6]" office:value-type="float" office:value="10505" calcext:value-type="float">
            <text:p>10505</text:p>
          </table:table-cell>
          <table:table-cell table:style-name="ce5" table:formula="of:=[.L19]+[.$B$14]*[.$B$6]" office:value-type="float" office:value="10565" calcext:value-type="float">
            <text:p>10565</text:p>
          </table:table-cell>
          <table:table-cell table:style-name="ce5" table:formula="of:=[.M19]+[.$B$14]*[.$B$6]" office:value-type="float" office:value="10625" calcext:value-type="float">
            <text:p>10625</text:p>
          </table:table-cell>
          <table:table-cell table:style-name="ce5" table:formula="of:=[.N19]+[.$B$14]*[.$B$6]" office:value-type="float" office:value="10685" calcext:value-type="float">
            <text:p>10685</text:p>
          </table:table-cell>
        </table:table-row>
        <table:table-row table:style-name="ro1">
          <table:table-cell office:value-type="string" calcext:value-type="string">
            <text:p>5U</text:p>
          </table:table-cell>
          <table:table-cell table:formula="of:=[.B20]-[.$B$14]*[.$B$6]" office:value-type="float" office:value="10035" calcext:value-type="float">
            <text:p>10035</text:p>
          </table:table-cell>
          <table:table-cell table:formula="of:=[.C20]-[.$B$14]*[.$B$6]" office:value-type="float" office:value="10095" calcext:value-type="float">
            <text:p>10095</text:p>
          </table:table-cell>
          <table:table-cell table:formula="of:=[.D20]-[.$B$14]*[.$B$6]" office:value-type="float" office:value="10155" calcext:value-type="float">
            <text:p>10155</text:p>
          </table:table-cell>
          <table:table-cell table:formula="of:=[.E20]-[.$B$14]*[.$B$6]" office:value-type="float" office:value="10215" calcext:value-type="float">
            <text:p>10215</text:p>
          </table:table-cell>
          <table:table-cell table:formula="of:=[.F20]-[.$B$14]*[.$B$6]" office:value-type="float" office:value="10275" calcext:value-type="float">
            <text:p>10275</text:p>
          </table:table-cell>
          <table:table-cell table:formula="of:=[.G20]-[.$B$14]*[.$B$6]" office:value-type="float" office:value="10335" calcext:value-type="float">
            <text:p>10335</text:p>
          </table:table-cell>
          <table:table-cell table:style-name="ce5" table:formula="of:=[.H20]+[.$B$14]*[.$B$6]" office:value-type="float" office:value="10365" calcext:value-type="float">
            <text:p>10365</text:p>
          </table:table-cell>
          <table:table-cell table:style-name="ce5" table:formula="of:=[.I20]+[.$B$14]*[.$B$6]" office:value-type="float" office:value="10385" calcext:value-type="float">
            <text:p>10385</text:p>
          </table:table-cell>
          <table:table-cell table:style-name="ce5" table:formula="of:=[.J20]+[.$B$14]*[.$B$6]" office:value-type="float" office:value="10445" calcext:value-type="float">
            <text:p>10445</text:p>
          </table:table-cell>
          <table:table-cell table:style-name="ce5" table:formula="of:=[.K20]+[.$B$14]*[.$B$6]" office:value-type="float" office:value="10505" calcext:value-type="float">
            <text:p>10505</text:p>
          </table:table-cell>
          <table:table-cell table:style-name="ce5" table:formula="of:=[.L20]+[.$B$14]*[.$B$6]" office:value-type="float" office:value="10565" calcext:value-type="float">
            <text:p>10565</text:p>
          </table:table-cell>
          <table:table-cell table:style-name="ce5" table:formula="of:=[.M20]+[.$B$14]*[.$B$6]" office:value-type="float" office:value="10625" calcext:value-type="float">
            <text:p>10625</text:p>
          </table:table-cell>
          <table:table-cell table:style-name="ce5" table:formula="of:=[.N20]+[.$B$14]*[.$B$6]" office:value-type="float" office:value="10685" calcext:value-type="float">
            <text:p>10685</text:p>
          </table:table-cell>
        </table:table-row>
        <table:table-row table:style-name="ro1">
          <table:table-cell office:value-type="string" calcext:value-type="string">
            <text:p>4U</text:p>
          </table:table-cell>
          <table:table-cell table:formula="of:=[.B21]-[.$B$14]*[.$B$6]" office:value-type="float" office:value="10035" calcext:value-type="float">
            <text:p>10035</text:p>
          </table:table-cell>
          <table:table-cell table:formula="of:=[.C21]-[.$B$14]*[.$B$6]" office:value-type="float" office:value="10095" calcext:value-type="float">
            <text:p>10095</text:p>
          </table:table-cell>
          <table:table-cell table:formula="of:=[.D21]-[.$B$14]*[.$B$6]" office:value-type="float" office:value="10155" calcext:value-type="float">
            <text:p>10155</text:p>
          </table:table-cell>
          <table:table-cell table:formula="of:=[.E21]-[.$B$14]*[.$B$6]" office:value-type="float" office:value="10215" calcext:value-type="float">
            <text:p>10215</text:p>
          </table:table-cell>
          <table:table-cell table:formula="of:=[.F21]-[.$B$14]*[.$B$6]" office:value-type="float" office:value="10275" calcext:value-type="float">
            <text:p>10275</text:p>
          </table:table-cell>
          <table:table-cell table:formula="of:=[.G21]-[.$B$14]*[.$B$6]" office:value-type="float" office:value="10335" calcext:value-type="float">
            <text:p>10335</text:p>
          </table:table-cell>
          <table:table-cell table:style-name="ce5" table:formula="of:=[.H21]+[.$B$14]*[.$B$6]" office:value-type="float" office:value="10365" calcext:value-type="float">
            <text:p>10365</text:p>
          </table:table-cell>
          <table:table-cell table:style-name="ce5" table:formula="of:=[.I21]+[.$B$14]*[.$B$6]" office:value-type="float" office:value="10385" calcext:value-type="float">
            <text:p>10385</text:p>
          </table:table-cell>
          <table:table-cell table:style-name="ce5" table:formula="of:=[.J21]+[.$B$14]*[.$B$6]" office:value-type="float" office:value="10445" calcext:value-type="float">
            <text:p>10445</text:p>
          </table:table-cell>
          <table:table-cell table:style-name="ce5" table:formula="of:=[.K21]+[.$B$14]*[.$B$6]" office:value-type="float" office:value="10505" calcext:value-type="float">
            <text:p>10505</text:p>
          </table:table-cell>
          <table:table-cell table:style-name="ce5" table:formula="of:=[.L21]+[.$B$14]*[.$B$6]" office:value-type="float" office:value="10565" calcext:value-type="float">
            <text:p>10565</text:p>
          </table:table-cell>
          <table:table-cell table:style-name="ce5" table:formula="of:=[.M21]+[.$B$14]*[.$B$6]" office:value-type="float" office:value="10625" calcext:value-type="float">
            <text:p>10625</text:p>
          </table:table-cell>
          <table:table-cell table:style-name="ce5" table:formula="of:=[.N21]+[.$B$14]*[.$B$6]" office:value-type="float" office:value="10685" calcext:value-type="float">
            <text:p>10685</text:p>
          </table:table-cell>
        </table:table-row>
        <table:table-row table:style-name="ro1">
          <table:table-cell office:value-type="string" calcext:value-type="string">
            <text:p>3U</text:p>
          </table:table-cell>
          <table:table-cell table:formula="of:=[.B22]-[.$B$14]*[.$B$6]" office:value-type="float" office:value="10035" calcext:value-type="float">
            <text:p>10035</text:p>
          </table:table-cell>
          <table:table-cell table:formula="of:=[.C22]-[.$B$14]*[.$B$6]" office:value-type="float" office:value="10095" calcext:value-type="float">
            <text:p>10095</text:p>
          </table:table-cell>
          <table:table-cell table:formula="of:=[.D22]-[.$B$14]*[.$B$6]" office:value-type="float" office:value="10155" calcext:value-type="float">
            <text:p>10155</text:p>
          </table:table-cell>
          <table:table-cell table:formula="of:=[.E22]-[.$B$14]*[.$B$6]" office:value-type="float" office:value="10215" calcext:value-type="float">
            <text:p>10215</text:p>
          </table:table-cell>
          <table:table-cell table:formula="of:=[.F22]-[.$B$14]*[.$B$6]" office:value-type="float" office:value="10275" calcext:value-type="float">
            <text:p>10275</text:p>
          </table:table-cell>
          <table:table-cell table:formula="of:=[.G22]-[.$B$14]*[.$B$6]" office:value-type="float" office:value="10335" calcext:value-type="float">
            <text:p>10335</text:p>
          </table:table-cell>
          <table:table-cell table:style-name="ce5" table:formula="of:=[.H22]+[.$B$14]*[.$B$6]" office:value-type="float" office:value="10365" calcext:value-type="float">
            <text:p>10365</text:p>
          </table:table-cell>
          <table:table-cell table:style-name="ce5" table:formula="of:=[.I22]+[.$B$14]*[.$B$6]" office:value-type="float" office:value="10385" calcext:value-type="float">
            <text:p>10385</text:p>
          </table:table-cell>
          <table:table-cell table:style-name="ce5" table:formula="of:=[.J22]+[.$B$14]*[.$B$6]" office:value-type="float" office:value="10445" calcext:value-type="float">
            <text:p>10445</text:p>
          </table:table-cell>
          <table:table-cell table:style-name="ce5" table:formula="of:=[.K22]+[.$B$14]*[.$B$6]" office:value-type="float" office:value="10505" calcext:value-type="float">
            <text:p>10505</text:p>
          </table:table-cell>
          <table:table-cell table:style-name="ce5" table:formula="of:=[.L22]+[.$B$14]*[.$B$6]" office:value-type="float" office:value="10565" calcext:value-type="float">
            <text:p>10565</text:p>
          </table:table-cell>
          <table:table-cell table:style-name="ce5" table:formula="of:=[.M22]+[.$B$14]*[.$B$6]" office:value-type="float" office:value="10625" calcext:value-type="float">
            <text:p>10625</text:p>
          </table:table-cell>
          <table:table-cell table:style-name="ce5" table:formula="of:=[.N22]+[.$B$14]*[.$B$6]" office:value-type="float" office:value="10685" calcext:value-type="float">
            <text:p>10685</text:p>
          </table:table-cell>
        </table:table-row>
        <table:table-row table:style-name="ro1">
          <table:table-cell office:value-type="string" calcext:value-type="string">
            <text:p>2U</text:p>
          </table:table-cell>
          <table:table-cell table:formula="of:=[.B23]-[.$B$14]*[.$B$6]" office:value-type="float" office:value="10035" calcext:value-type="float">
            <text:p>10035</text:p>
          </table:table-cell>
          <table:table-cell table:formula="of:=[.C23]-[.$B$14]*[.$B$6]" office:value-type="float" office:value="10095" calcext:value-type="float">
            <text:p>10095</text:p>
          </table:table-cell>
          <table:table-cell table:formula="of:=[.D23]-[.$B$14]*[.$B$6]" office:value-type="float" office:value="10155" calcext:value-type="float">
            <text:p>10155</text:p>
          </table:table-cell>
          <table:table-cell table:formula="of:=[.E23]-[.$B$14]*[.$B$6]" office:value-type="float" office:value="10215" calcext:value-type="float">
            <text:p>10215</text:p>
          </table:table-cell>
          <table:table-cell table:formula="of:=[.F23]-[.$B$14]*[.$B$6]" office:value-type="float" office:value="10275" calcext:value-type="float">
            <text:p>10275</text:p>
          </table:table-cell>
          <table:table-cell table:formula="of:=[.G23]-[.$B$14]*[.$B$6]" office:value-type="float" office:value="10335" calcext:value-type="float">
            <text:p>10335</text:p>
          </table:table-cell>
          <table:table-cell table:style-name="ce5" table:formula="of:=[.H23]+[.$B$14]*[.$B$6]" office:value-type="float" office:value="10365" calcext:value-type="float">
            <text:p>10365</text:p>
          </table:table-cell>
          <table:table-cell table:style-name="ce5" table:formula="of:=[.I23]+[.$B$14]*[.$B$6]" office:value-type="float" office:value="10385" calcext:value-type="float">
            <text:p>10385</text:p>
          </table:table-cell>
          <table:table-cell table:style-name="ce5" table:formula="of:=[.J23]+[.$B$14]*[.$B$6]" office:value-type="float" office:value="10445" calcext:value-type="float">
            <text:p>10445</text:p>
          </table:table-cell>
          <table:table-cell table:style-name="ce5" table:formula="of:=[.K23]+[.$B$14]*[.$B$6]" office:value-type="float" office:value="10505" calcext:value-type="float">
            <text:p>10505</text:p>
          </table:table-cell>
          <table:table-cell table:style-name="ce5" table:formula="of:=[.L23]+[.$B$14]*[.$B$6]" office:value-type="float" office:value="10565" calcext:value-type="float">
            <text:p>10565</text:p>
          </table:table-cell>
          <table:table-cell table:style-name="ce5" table:formula="of:=[.M23]+[.$B$14]*[.$B$6]" office:value-type="float" office:value="10625" calcext:value-type="float">
            <text:p>10625</text:p>
          </table:table-cell>
          <table:table-cell table:style-name="ce5" table:formula="of:=[.N23]+[.$B$14]*[.$B$6]" office:value-type="float" office:value="10685" calcext:value-type="float">
            <text:p>10685</text:p>
          </table:table-cell>
        </table:table-row>
        <table:table-row table:style-name="ro1">
          <table:table-cell office:value-type="string" calcext:value-type="string">
            <text:p>1U</text:p>
          </table:table-cell>
          <table:table-cell table:formula="of:=[.B24]-[.$B$14]*[.$B$6]" office:value-type="float" office:value="10035" calcext:value-type="float">
            <text:p>10035</text:p>
          </table:table-cell>
          <table:table-cell table:formula="of:=[.C24]-[.$B$14]*[.$B$6]" office:value-type="float" office:value="10095" calcext:value-type="float">
            <text:p>10095</text:p>
          </table:table-cell>
          <table:table-cell table:formula="of:=[.D24]-[.$B$14]*[.$B$6]" office:value-type="float" office:value="10155" calcext:value-type="float">
            <text:p>10155</text:p>
          </table:table-cell>
          <table:table-cell table:formula="of:=[.E24]-[.$B$14]*[.$B$6]" office:value-type="float" office:value="10215" calcext:value-type="float">
            <text:p>10215</text:p>
          </table:table-cell>
          <table:table-cell table:formula="of:=[.F24]-[.$B$14]*[.$B$6]" office:value-type="float" office:value="10275" calcext:value-type="float">
            <text:p>10275</text:p>
          </table:table-cell>
          <table:table-cell table:formula="of:=[.G24]-[.$B$14]*[.$B$6]" office:value-type="float" office:value="10335" calcext:value-type="float">
            <text:p>10335</text:p>
          </table:table-cell>
          <table:table-cell table:style-name="ce5" table:formula="of:=[.H24]+[.$B$14]*[.$B$6]" office:value-type="float" office:value="10365" calcext:value-type="float">
            <text:p>10365</text:p>
          </table:table-cell>
          <table:table-cell table:style-name="ce5" table:formula="of:=[.I24]+[.$B$14]*[.$B$6]" office:value-type="float" office:value="10385" calcext:value-type="float">
            <text:p>10385</text:p>
          </table:table-cell>
          <table:table-cell table:style-name="ce5" table:formula="of:=[.J24]+[.$B$14]*[.$B$6]" office:value-type="float" office:value="10445" calcext:value-type="float">
            <text:p>10445</text:p>
          </table:table-cell>
          <table:table-cell table:style-name="ce5" table:formula="of:=[.K24]+[.$B$14]*[.$B$6]" office:value-type="float" office:value="10505" calcext:value-type="float">
            <text:p>10505</text:p>
          </table:table-cell>
          <table:table-cell table:style-name="ce5" table:formula="of:=[.L24]+[.$B$14]*[.$B$6]" office:value-type="float" office:value="10565" calcext:value-type="float">
            <text:p>10565</text:p>
          </table:table-cell>
          <table:table-cell table:style-name="ce5" table:formula="of:=[.M24]+[.$B$14]*[.$B$6]" office:value-type="float" office:value="10625" calcext:value-type="float">
            <text:p>10625</text:p>
          </table:table-cell>
          <table:table-cell table:style-name="ce5" table:formula="of:=[.N24]+[.$B$14]*[.$B$6]" office:value-type="float" office:value="10685" calcext:value-type="float">
            <text:p>10685</text:p>
          </table:table-cell>
        </table:table-row>
        <table:table-row table:style-name="ro1">
          <table:table-cell office:value-type="string" calcext:value-type="string">
            <text:p>CENTER</text:p>
          </table:table-cell>
          <table:table-cell table:formula="of:=[.B25]-[.$B$14]*[.$B$6]" office:value-type="float" office:value="10035" calcext:value-type="float">
            <text:p>10035</text:p>
          </table:table-cell>
          <table:table-cell table:formula="of:=[.C25]-[.$B$14]*[.$B$6]" office:value-type="float" office:value="10095" calcext:value-type="float">
            <text:p>10095</text:p>
          </table:table-cell>
          <table:table-cell table:formula="of:=[.D25]-[.$B$14]*[.$B$6]" office:value-type="float" office:value="10155" calcext:value-type="float">
            <text:p>10155</text:p>
          </table:table-cell>
          <table:table-cell table:formula="of:=[.E25]-[.$B$14]*[.$B$6]" office:value-type="float" office:value="10215" calcext:value-type="float">
            <text:p>10215</text:p>
          </table:table-cell>
          <table:table-cell table:formula="of:=[.F25]-[.$B$14]*[.$B$6]" office:value-type="float" office:value="10275" calcext:value-type="float">
            <text:p>10275</text:p>
          </table:table-cell>
          <table:table-cell table:formula="of:=[.G25]-[.$B$14]*[.$B$6]" office:value-type="float" office:value="10335" calcext:value-type="float">
            <text:p>10335</text:p>
          </table:table-cell>
          <table:table-cell table:style-name="ce5" table:formula="of:=[.H25]+[.$B$14]*[.$B$6]" office:value-type="float" office:value="10365" calcext:value-type="float">
            <text:p>10365</text:p>
          </table:table-cell>
          <table:table-cell table:style-name="ce5" table:formula="of:=[.I25]+[.$B$14]*[.$B$6]" office:value-type="float" office:value="10385" calcext:value-type="float">
            <text:p>10385</text:p>
          </table:table-cell>
          <table:table-cell table:style-name="ce5" table:formula="of:=[.J25]+[.$B$14]*[.$B$6]" office:value-type="float" office:value="10445" calcext:value-type="float">
            <text:p>10445</text:p>
          </table:table-cell>
          <table:table-cell table:style-name="ce5" table:formula="of:=[.K25]+[.$B$14]*[.$B$6]" office:value-type="float" office:value="10505" calcext:value-type="float">
            <text:p>10505</text:p>
          </table:table-cell>
          <table:table-cell table:style-name="ce5" table:formula="of:=[.L25]+[.$B$14]*[.$B$6]" office:value-type="float" office:value="10565" calcext:value-type="float">
            <text:p>10565</text:p>
          </table:table-cell>
          <table:table-cell table:style-name="ce5" table:formula="of:=[.M25]+[.$B$14]*[.$B$6]" office:value-type="float" office:value="10625" calcext:value-type="float">
            <text:p>10625</text:p>
          </table:table-cell>
          <table:table-cell table:style-name="ce5" table:formula="of:=[.N25]+[.$B$14]*[.$B$6]" office:value-type="float" office:value="10685" calcext:value-type="float">
            <text:p>10685</text:p>
          </table:table-cell>
        </table:table-row>
        <table:table-row table:style-name="ro1">
          <table:table-cell office:value-type="string" calcext:value-type="string">
            <text:p>1D</text:p>
          </table:table-cell>
          <table:table-cell table:formula="of:=[.B26]-[.$B$14]*[.$B$6]" office:value-type="float" office:value="10035" calcext:value-type="float">
            <text:p>10035</text:p>
          </table:table-cell>
          <table:table-cell table:formula="of:=[.C26]-[.$B$14]*[.$B$6]" office:value-type="float" office:value="10095" calcext:value-type="float">
            <text:p>10095</text:p>
          </table:table-cell>
          <table:table-cell table:formula="of:=[.D26]-[.$B$14]*[.$B$6]" office:value-type="float" office:value="10155" calcext:value-type="float">
            <text:p>10155</text:p>
          </table:table-cell>
          <table:table-cell table:formula="of:=[.E26]-[.$B$14]*[.$B$6]" office:value-type="float" office:value="10215" calcext:value-type="float">
            <text:p>10215</text:p>
          </table:table-cell>
          <table:table-cell table:formula="of:=[.F26]-[.$B$14]*[.$B$6]" office:value-type="float" office:value="10275" calcext:value-type="float">
            <text:p>10275</text:p>
          </table:table-cell>
          <table:table-cell table:formula="of:=[.G26]-[.$B$14]*[.$B$6]" office:value-type="float" office:value="10335" calcext:value-type="float">
            <text:p>10335</text:p>
          </table:table-cell>
          <table:table-cell table:style-name="ce5" table:formula="of:=[.H26]+[.$B$14]*[.$B$6]" office:value-type="float" office:value="10365" calcext:value-type="float">
            <text:p>10365</text:p>
          </table:table-cell>
          <table:table-cell table:style-name="ce5" table:formula="of:=[.I26]+[.$B$14]*[.$B$6]" office:value-type="float" office:value="10385" calcext:value-type="float">
            <text:p>10385</text:p>
          </table:table-cell>
          <table:table-cell table:style-name="ce5" table:formula="of:=[.J26]+[.$B$14]*[.$B$6]" office:value-type="float" office:value="10445" calcext:value-type="float">
            <text:p>10445</text:p>
          </table:table-cell>
          <table:table-cell table:style-name="ce5" table:formula="of:=[.K26]+[.$B$14]*[.$B$6]" office:value-type="float" office:value="10505" calcext:value-type="float">
            <text:p>10505</text:p>
          </table:table-cell>
          <table:table-cell table:style-name="ce5" table:formula="of:=[.L26]+[.$B$14]*[.$B$6]" office:value-type="float" office:value="10565" calcext:value-type="float">
            <text:p>10565</text:p>
          </table:table-cell>
          <table:table-cell table:style-name="ce5" table:formula="of:=[.M26]+[.$B$14]*[.$B$6]" office:value-type="float" office:value="10625" calcext:value-type="float">
            <text:p>10625</text:p>
          </table:table-cell>
          <table:table-cell table:style-name="ce5" table:formula="of:=[.N26]+[.$B$14]*[.$B$6]" office:value-type="float" office:value="10685" calcext:value-type="float">
            <text:p>10685</text:p>
          </table:table-cell>
        </table:table-row>
        <table:table-row table:style-name="ro1">
          <table:table-cell office:value-type="string" calcext:value-type="string">
            <text:p>2D</text:p>
          </table:table-cell>
          <table:table-cell table:formula="of:=[.B27]-[.$B$14]*[.$B$6]" office:value-type="float" office:value="10035" calcext:value-type="float">
            <text:p>10035</text:p>
          </table:table-cell>
          <table:table-cell table:formula="of:=[.C27]-[.$B$14]*[.$B$6]" office:value-type="float" office:value="10095" calcext:value-type="float">
            <text:p>10095</text:p>
          </table:table-cell>
          <table:table-cell table:formula="of:=[.D27]-[.$B$14]*[.$B$6]" office:value-type="float" office:value="10155" calcext:value-type="float">
            <text:p>10155</text:p>
          </table:table-cell>
          <table:table-cell table:formula="of:=[.E27]-[.$B$14]*[.$B$6]" office:value-type="float" office:value="10215" calcext:value-type="float">
            <text:p>10215</text:p>
          </table:table-cell>
          <table:table-cell table:formula="of:=[.F27]-[.$B$14]*[.$B$6]" office:value-type="float" office:value="10275" calcext:value-type="float">
            <text:p>10275</text:p>
          </table:table-cell>
          <table:table-cell table:formula="of:=[.G27]-[.$B$14]*[.$B$6]" office:value-type="float" office:value="10335" calcext:value-type="float">
            <text:p>10335</text:p>
          </table:table-cell>
          <table:table-cell table:style-name="ce5" table:formula="of:=[.H27]+[.$B$14]*[.$B$6]" office:value-type="float" office:value="10365" calcext:value-type="float">
            <text:p>10365</text:p>
          </table:table-cell>
          <table:table-cell table:style-name="ce5" table:formula="of:=[.I27]+[.$B$14]*[.$B$6]" office:value-type="float" office:value="10385" calcext:value-type="float">
            <text:p>10385</text:p>
          </table:table-cell>
          <table:table-cell table:style-name="ce5" table:formula="of:=[.J27]+[.$B$14]*[.$B$6]" office:value-type="float" office:value="10445" calcext:value-type="float">
            <text:p>10445</text:p>
          </table:table-cell>
          <table:table-cell table:style-name="ce5" table:formula="of:=[.K27]+[.$B$14]*[.$B$6]" office:value-type="float" office:value="10505" calcext:value-type="float">
            <text:p>10505</text:p>
          </table:table-cell>
          <table:table-cell table:style-name="ce5" table:formula="of:=[.L27]+[.$B$14]*[.$B$6]" office:value-type="float" office:value="10565" calcext:value-type="float">
            <text:p>10565</text:p>
          </table:table-cell>
          <table:table-cell table:style-name="ce5" table:formula="of:=[.M27]+[.$B$14]*[.$B$6]" office:value-type="float" office:value="10625" calcext:value-type="float">
            <text:p>10625</text:p>
          </table:table-cell>
          <table:table-cell table:style-name="ce5" table:formula="of:=[.N27]+[.$B$14]*[.$B$6]" office:value-type="float" office:value="10685" calcext:value-type="float">
            <text:p>10685</text:p>
          </table:table-cell>
        </table:table-row>
        <table:table-row table:style-name="ro1">
          <table:table-cell office:value-type="string" calcext:value-type="string">
            <text:p>3D</text:p>
          </table:table-cell>
          <table:table-cell table:formula="of:=[.B28]-[.$B$14]*[.$B$6]" office:value-type="float" office:value="10035" calcext:value-type="float">
            <text:p>10035</text:p>
          </table:table-cell>
          <table:table-cell table:formula="of:=[.C28]-[.$B$14]*[.$B$6]" office:value-type="float" office:value="10095" calcext:value-type="float">
            <text:p>10095</text:p>
          </table:table-cell>
          <table:table-cell table:formula="of:=[.D28]-[.$B$14]*[.$B$6]" office:value-type="float" office:value="10155" calcext:value-type="float">
            <text:p>10155</text:p>
          </table:table-cell>
          <table:table-cell table:formula="of:=[.E28]-[.$B$14]*[.$B$6]" office:value-type="float" office:value="10215" calcext:value-type="float">
            <text:p>10215</text:p>
          </table:table-cell>
          <table:table-cell table:formula="of:=[.F28]-[.$B$14]*[.$B$6]" office:value-type="float" office:value="10275" calcext:value-type="float">
            <text:p>10275</text:p>
          </table:table-cell>
          <table:table-cell table:formula="of:=[.G28]-[.$B$14]*[.$B$6]" office:value-type="float" office:value="10335" calcext:value-type="float">
            <text:p>10335</text:p>
          </table:table-cell>
          <table:table-cell table:style-name="ce5" table:formula="of:=[.H28]+[.$B$14]*[.$B$6]" office:value-type="float" office:value="10365" calcext:value-type="float">
            <text:p>10365</text:p>
          </table:table-cell>
          <table:table-cell table:style-name="ce5" table:formula="of:=[.I28]+[.$B$14]*[.$B$6]" office:value-type="float" office:value="10385" calcext:value-type="float">
            <text:p>10385</text:p>
          </table:table-cell>
          <table:table-cell table:style-name="ce5" table:formula="of:=[.J28]+[.$B$14]*[.$B$6]" office:value-type="float" office:value="10445" calcext:value-type="float">
            <text:p>10445</text:p>
          </table:table-cell>
          <table:table-cell table:style-name="ce5" table:formula="of:=[.K28]+[.$B$14]*[.$B$6]" office:value-type="float" office:value="10505" calcext:value-type="float">
            <text:p>10505</text:p>
          </table:table-cell>
          <table:table-cell table:style-name="ce5" table:formula="of:=[.L28]+[.$B$14]*[.$B$6]" office:value-type="float" office:value="10565" calcext:value-type="float">
            <text:p>10565</text:p>
          </table:table-cell>
          <table:table-cell table:style-name="ce5" table:formula="of:=[.M28]+[.$B$14]*[.$B$6]" office:value-type="float" office:value="10625" calcext:value-type="float">
            <text:p>10625</text:p>
          </table:table-cell>
          <table:table-cell table:style-name="ce5" table:formula="of:=[.N28]+[.$B$14]*[.$B$6]" office:value-type="float" office:value="10685" calcext:value-type="float">
            <text:p>10685</text:p>
          </table:table-cell>
        </table:table-row>
        <table:table-row table:style-name="ro1">
          <table:table-cell office:value-type="string" calcext:value-type="string">
            <text:p>4D</text:p>
          </table:table-cell>
          <table:table-cell table:formula="of:=[.B29]-[.$B$14]*[.$B$6]" office:value-type="float" office:value="10035" calcext:value-type="float">
            <text:p>10035</text:p>
          </table:table-cell>
          <table:table-cell table:formula="of:=[.C29]-[.$B$14]*[.$B$6]" office:value-type="float" office:value="10095" calcext:value-type="float">
            <text:p>10095</text:p>
          </table:table-cell>
          <table:table-cell table:formula="of:=[.D29]-[.$B$14]*[.$B$6]" office:value-type="float" office:value="10155" calcext:value-type="float">
            <text:p>10155</text:p>
          </table:table-cell>
          <table:table-cell table:formula="of:=[.E29]-[.$B$14]*[.$B$6]" office:value-type="float" office:value="10215" calcext:value-type="float">
            <text:p>10215</text:p>
          </table:table-cell>
          <table:table-cell table:formula="of:=[.F29]-[.$B$14]*[.$B$6]" office:value-type="float" office:value="10275" calcext:value-type="float">
            <text:p>10275</text:p>
          </table:table-cell>
          <table:table-cell table:formula="of:=[.G29]-[.$B$14]*[.$B$6]" office:value-type="float" office:value="10335" calcext:value-type="float">
            <text:p>10335</text:p>
          </table:table-cell>
          <table:table-cell table:style-name="ce5" table:formula="of:=[.H29]+[.$B$14]*[.$B$6]" office:value-type="float" office:value="10365" calcext:value-type="float">
            <text:p>10365</text:p>
          </table:table-cell>
          <table:table-cell table:style-name="ce5" table:formula="of:=[.I29]+[.$B$14]*[.$B$6]" office:value-type="float" office:value="10385" calcext:value-type="float">
            <text:p>10385</text:p>
          </table:table-cell>
          <table:table-cell table:style-name="ce5" table:formula="of:=[.J29]+[.$B$14]*[.$B$6]" office:value-type="float" office:value="10445" calcext:value-type="float">
            <text:p>10445</text:p>
          </table:table-cell>
          <table:table-cell table:style-name="ce5" table:formula="of:=[.K29]+[.$B$14]*[.$B$6]" office:value-type="float" office:value="10505" calcext:value-type="float">
            <text:p>10505</text:p>
          </table:table-cell>
          <table:table-cell table:style-name="ce5" table:formula="of:=[.L29]+[.$B$14]*[.$B$6]" office:value-type="float" office:value="10565" calcext:value-type="float">
            <text:p>10565</text:p>
          </table:table-cell>
          <table:table-cell table:style-name="ce5" table:formula="of:=[.M29]+[.$B$14]*[.$B$6]" office:value-type="float" office:value="10625" calcext:value-type="float">
            <text:p>10625</text:p>
          </table:table-cell>
          <table:table-cell table:style-name="ce5" table:formula="of:=[.N29]+[.$B$14]*[.$B$6]" office:value-type="float" office:value="10685" calcext:value-type="float">
            <text:p>10685</text:p>
          </table:table-cell>
        </table:table-row>
        <table:table-row table:style-name="ro1">
          <table:table-cell office:value-type="string" calcext:value-type="string">
            <text:p>5D</text:p>
          </table:table-cell>
          <table:table-cell table:formula="of:=[.B30]-[.$B$14]*[.$B$6]" office:value-type="float" office:value="10035" calcext:value-type="float">
            <text:p>10035</text:p>
          </table:table-cell>
          <table:table-cell table:formula="of:=[.C30]-[.$B$14]*[.$B$6]" office:value-type="float" office:value="10095" calcext:value-type="float">
            <text:p>10095</text:p>
          </table:table-cell>
          <table:table-cell table:formula="of:=[.D30]-[.$B$14]*[.$B$6]" office:value-type="float" office:value="10155" calcext:value-type="float">
            <text:p>10155</text:p>
          </table:table-cell>
          <table:table-cell table:formula="of:=[.E30]-[.$B$14]*[.$B$6]" office:value-type="float" office:value="10215" calcext:value-type="float">
            <text:p>10215</text:p>
          </table:table-cell>
          <table:table-cell table:formula="of:=[.F30]-[.$B$14]*[.$B$6]" office:value-type="float" office:value="10275" calcext:value-type="float">
            <text:p>10275</text:p>
          </table:table-cell>
          <table:table-cell table:formula="of:=[.G30]-[.$B$14]*[.$B$6]" office:value-type="float" office:value="10335" calcext:value-type="float">
            <text:p>10335</text:p>
          </table:table-cell>
          <table:table-cell table:style-name="ce5" table:formula="of:=[.H30]+[.$B$14]*[.$B$6]" office:value-type="float" office:value="10365" calcext:value-type="float">
            <text:p>10365</text:p>
          </table:table-cell>
          <table:table-cell table:style-name="ce5" table:formula="of:=[.I30]+[.$B$14]*[.$B$6]" office:value-type="float" office:value="10385" calcext:value-type="float">
            <text:p>10385</text:p>
          </table:table-cell>
          <table:table-cell table:style-name="ce5" table:formula="of:=[.J30]+[.$B$14]*[.$B$6]" office:value-type="float" office:value="10445" calcext:value-type="float">
            <text:p>10445</text:p>
          </table:table-cell>
          <table:table-cell table:style-name="ce5" table:formula="of:=[.K30]+[.$B$14]*[.$B$6]" office:value-type="float" office:value="10505" calcext:value-type="float">
            <text:p>10505</text:p>
          </table:table-cell>
          <table:table-cell table:style-name="ce5" table:formula="of:=[.L30]+[.$B$14]*[.$B$6]" office:value-type="float" office:value="10565" calcext:value-type="float">
            <text:p>10565</text:p>
          </table:table-cell>
          <table:table-cell table:style-name="ce5" table:formula="of:=[.M30]+[.$B$14]*[.$B$6]" office:value-type="float" office:value="10625" calcext:value-type="float">
            <text:p>10625</text:p>
          </table:table-cell>
          <table:table-cell table:style-name="ce5" table:formula="of:=[.N30]+[.$B$14]*[.$B$6]" office:value-type="float" office:value="10685" calcext:value-type="float">
            <text:p>10685</text:p>
          </table:table-cell>
        </table:table-row>
        <table:table-row table:style-name="ro1">
          <table:table-cell office:value-type="string" calcext:value-type="string">
            <text:p>6D</text:p>
          </table:table-cell>
          <table:table-cell table:formula="of:=[.B31]-[.$B$14]*[.$B$6]" office:value-type="float" office:value="10035" calcext:value-type="float">
            <text:p>10035</text:p>
          </table:table-cell>
          <table:table-cell table:formula="of:=[.C31]-[.$B$14]*[.$B$6]" office:value-type="float" office:value="10095" calcext:value-type="float">
            <text:p>10095</text:p>
          </table:table-cell>
          <table:table-cell table:formula="of:=[.D31]-[.$B$14]*[.$B$6]" office:value-type="float" office:value="10155" calcext:value-type="float">
            <text:p>10155</text:p>
          </table:table-cell>
          <table:table-cell table:formula="of:=[.E31]-[.$B$14]*[.$B$6]" office:value-type="float" office:value="10215" calcext:value-type="float">
            <text:p>10215</text:p>
          </table:table-cell>
          <table:table-cell table:formula="of:=[.F31]-[.$B$14]*[.$B$6]" office:value-type="float" office:value="10275" calcext:value-type="float">
            <text:p>10275</text:p>
          </table:table-cell>
          <table:table-cell table:formula="of:=[.G31]-[.$B$14]*[.$B$6]" office:value-type="float" office:value="10335" calcext:value-type="float">
            <text:p>10335</text:p>
          </table:table-cell>
          <table:table-cell table:style-name="ce5" table:formula="of:=[.H31]+[.$B$14]*[.$B$6]" office:value-type="float" office:value="10365" calcext:value-type="float">
            <text:p>10365</text:p>
          </table:table-cell>
          <table:table-cell table:style-name="ce5" table:formula="of:=[.I31]+[.$B$14]*[.$B$6]" office:value-type="float" office:value="10385" calcext:value-type="float">
            <text:p>10385</text:p>
          </table:table-cell>
          <table:table-cell table:style-name="ce5" table:formula="of:=[.J31]+[.$B$14]*[.$B$6]" office:value-type="float" office:value="10445" calcext:value-type="float">
            <text:p>10445</text:p>
          </table:table-cell>
          <table:table-cell table:style-name="ce5" table:formula="of:=[.K31]+[.$B$14]*[.$B$6]" office:value-type="float" office:value="10505" calcext:value-type="float">
            <text:p>10505</text:p>
          </table:table-cell>
          <table:table-cell table:style-name="ce5" table:formula="of:=[.L31]+[.$B$14]*[.$B$6]" office:value-type="float" office:value="10565" calcext:value-type="float">
            <text:p>10565</text:p>
          </table:table-cell>
          <table:table-cell table:style-name="ce5" table:formula="of:=[.M31]+[.$B$14]*[.$B$6]" office:value-type="float" office:value="10625" calcext:value-type="float">
            <text:p>10625</text:p>
          </table:table-cell>
          <table:table-cell table:style-name="ce5" table:formula="of:=[.N31]+[.$B$14]*[.$B$6]" office:value-type="float" office:value="10685" calcext:value-type="float">
            <text:p>10685</text:p>
          </table:table-cell>
        </table:table-row>
        <table:table-row table:style-name="ro1">
          <table:table-cell table:style-name="Default" table:number-columns-repeated="14"/>
        </table:table-row>
        <table:table-row table:style-name="ro1">
          <table:table-cell table:style-name="ce1" office:value-type="string" calcext:value-type="string">
            <text:p>GRID COORDINATES MODEL SPACE BUBBLE POINT Y</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35]+[.$B$15]*[.$B$6]" office:value-type="float" office:value="20310" calcext:value-type="float">
            <text:p>20310</text:p>
          </table:table-cell>
          <table:table-cell table:formula="of:=[.C35]+[.$B$15]*[.$B$6]" office:value-type="float" office:value="20310" calcext:value-type="float">
            <text:p>20310</text:p>
          </table:table-cell>
          <table:table-cell table:formula="of:=[.D35]+[.$B$15]*[.$B$6]" office:value-type="float" office:value="20310" calcext:value-type="float">
            <text:p>20310</text:p>
          </table:table-cell>
          <table:table-cell table:formula="of:=[.E35]+[.$B$15]*[.$B$6]" office:value-type="float" office:value="20310" calcext:value-type="float">
            <text:p>20310</text:p>
          </table:table-cell>
          <table:table-cell table:formula="of:=[.F35]+[.$B$15]*[.$B$6]" office:value-type="float" office:value="20310" calcext:value-type="float">
            <text:p>20310</text:p>
          </table:table-cell>
          <table:table-cell table:formula="of:=[.G35]+[.$B$15]*[.$B$6]" office:value-type="float" office:value="20310" calcext:value-type="float">
            <text:p>20310</text:p>
          </table:table-cell>
          <table:table-cell table:formula="of:=[.H35]+[.$B$15]*[.$B$6]" office:value-type="float" office:value="20310" calcext:value-type="float">
            <text:p>20310</text:p>
          </table:table-cell>
          <table:table-cell table:formula="of:=[.I35]+[.$B$15]*[.$B$6]" office:value-type="float" office:value="20310" calcext:value-type="float">
            <text:p>20310</text:p>
          </table:table-cell>
          <table:table-cell table:formula="of:=[.J35]+[.$B$15]*[.$B$6]" office:value-type="float" office:value="20310" calcext:value-type="float">
            <text:p>20310</text:p>
          </table:table-cell>
          <table:table-cell table:formula="of:=[.K35]+[.$B$15]*[.$B$6]" office:value-type="float" office:value="20310" calcext:value-type="float">
            <text:p>20310</text:p>
          </table:table-cell>
          <table:table-cell table:formula="of:=[.L35]+[.$B$15]*[.$B$6]" office:value-type="float" office:value="20310" calcext:value-type="float">
            <text:p>20310</text:p>
          </table:table-cell>
          <table:table-cell table:formula="of:=[.M35]+[.$B$15]*[.$B$6]" office:value-type="float" office:value="20310" calcext:value-type="float">
            <text:p>20310</text:p>
          </table:table-cell>
          <table:table-cell table:formula="of:=[.N35]+[.$B$15]*[.$B$6]" office:value-type="float" office:value="20310" calcext:value-type="float">
            <text:p>20310</text:p>
          </table:table-cell>
        </table:table-row>
        <table:table-row table:style-name="ro1">
          <table:table-cell office:value-type="string" calcext:value-type="string">
            <text:p>5U</text:p>
          </table:table-cell>
          <table:table-cell table:formula="of:=[.B36]+[.$B$15]*[.$B$6]" office:value-type="float" office:value="20300" calcext:value-type="float">
            <text:p>20300</text:p>
          </table:table-cell>
          <table:table-cell table:formula="of:=[.C36]+[.$B$15]*[.$B$6]" office:value-type="float" office:value="20300" calcext:value-type="float">
            <text:p>20300</text:p>
          </table:table-cell>
          <table:table-cell table:formula="of:=[.D36]+[.$B$15]*[.$B$6]" office:value-type="float" office:value="20300" calcext:value-type="float">
            <text:p>20300</text:p>
          </table:table-cell>
          <table:table-cell table:formula="of:=[.E36]+[.$B$15]*[.$B$6]" office:value-type="float" office:value="20300" calcext:value-type="float">
            <text:p>20300</text:p>
          </table:table-cell>
          <table:table-cell table:formula="of:=[.F36]+[.$B$15]*[.$B$6]" office:value-type="float" office:value="20300" calcext:value-type="float">
            <text:p>20300</text:p>
          </table:table-cell>
          <table:table-cell table:formula="of:=[.G36]+[.$B$15]*[.$B$6]" office:value-type="float" office:value="20300" calcext:value-type="float">
            <text:p>20300</text:p>
          </table:table-cell>
          <table:table-cell table:formula="of:=[.H36]+[.$B$15]*[.$B$6]" office:value-type="float" office:value="20300" calcext:value-type="float">
            <text:p>20300</text:p>
          </table:table-cell>
          <table:table-cell table:formula="of:=[.I36]+[.$B$15]*[.$B$6]" office:value-type="float" office:value="20300" calcext:value-type="float">
            <text:p>20300</text:p>
          </table:table-cell>
          <table:table-cell table:formula="of:=[.J36]+[.$B$15]*[.$B$6]" office:value-type="float" office:value="20300" calcext:value-type="float">
            <text:p>20300</text:p>
          </table:table-cell>
          <table:table-cell table:formula="of:=[.K36]+[.$B$15]*[.$B$6]" office:value-type="float" office:value="20300" calcext:value-type="float">
            <text:p>20300</text:p>
          </table:table-cell>
          <table:table-cell table:formula="of:=[.L36]+[.$B$15]*[.$B$6]" office:value-type="float" office:value="20300" calcext:value-type="float">
            <text:p>20300</text:p>
          </table:table-cell>
          <table:table-cell table:formula="of:=[.M36]+[.$B$15]*[.$B$6]" office:value-type="float" office:value="20300" calcext:value-type="float">
            <text:p>20300</text:p>
          </table:table-cell>
          <table:table-cell table:formula="of:=[.N36]+[.$B$15]*[.$B$6]" office:value-type="float" office:value="20300" calcext:value-type="float">
            <text:p>20300</text:p>
          </table:table-cell>
        </table:table-row>
        <table:table-row table:style-name="ro1">
          <table:table-cell office:value-type="string" calcext:value-type="string">
            <text:p>4U</text:p>
          </table:table-cell>
          <table:table-cell table:formula="of:=[.B37]+[.$B$15]*[.$B$6]" office:value-type="float" office:value="20290" calcext:value-type="float">
            <text:p>20290</text:p>
          </table:table-cell>
          <table:table-cell table:formula="of:=[.C37]+[.$B$15]*[.$B$6]" office:value-type="float" office:value="20290" calcext:value-type="float">
            <text:p>20290</text:p>
          </table:table-cell>
          <table:table-cell table:formula="of:=[.D37]+[.$B$15]*[.$B$6]" office:value-type="float" office:value="20290" calcext:value-type="float">
            <text:p>20290</text:p>
          </table:table-cell>
          <table:table-cell table:formula="of:=[.E37]+[.$B$15]*[.$B$6]" office:value-type="float" office:value="20290" calcext:value-type="float">
            <text:p>20290</text:p>
          </table:table-cell>
          <table:table-cell table:formula="of:=[.F37]+[.$B$15]*[.$B$6]" office:value-type="float" office:value="20290" calcext:value-type="float">
            <text:p>20290</text:p>
          </table:table-cell>
          <table:table-cell table:formula="of:=[.G37]+[.$B$15]*[.$B$6]" office:value-type="float" office:value="20290" calcext:value-type="float">
            <text:p>20290</text:p>
          </table:table-cell>
          <table:table-cell table:formula="of:=[.H37]+[.$B$15]*[.$B$6]" office:value-type="float" office:value="20290" calcext:value-type="float">
            <text:p>20290</text:p>
          </table:table-cell>
          <table:table-cell table:formula="of:=[.I37]+[.$B$15]*[.$B$6]" office:value-type="float" office:value="20290" calcext:value-type="float">
            <text:p>20290</text:p>
          </table:table-cell>
          <table:table-cell table:formula="of:=[.J37]+[.$B$15]*[.$B$6]" office:value-type="float" office:value="20290" calcext:value-type="float">
            <text:p>20290</text:p>
          </table:table-cell>
          <table:table-cell table:formula="of:=[.K37]+[.$B$15]*[.$B$6]" office:value-type="float" office:value="20290" calcext:value-type="float">
            <text:p>20290</text:p>
          </table:table-cell>
          <table:table-cell table:formula="of:=[.L37]+[.$B$15]*[.$B$6]" office:value-type="float" office:value="20290" calcext:value-type="float">
            <text:p>20290</text:p>
          </table:table-cell>
          <table:table-cell table:formula="of:=[.M37]+[.$B$15]*[.$B$6]" office:value-type="float" office:value="20290" calcext:value-type="float">
            <text:p>20290</text:p>
          </table:table-cell>
          <table:table-cell table:formula="of:=[.N37]+[.$B$15]*[.$B$6]" office:value-type="float" office:value="20290" calcext:value-type="float">
            <text:p>20290</text:p>
          </table:table-cell>
        </table:table-row>
        <table:table-row table:style-name="ro1">
          <table:table-cell office:value-type="string" calcext:value-type="string">
            <text:p>3U</text:p>
          </table:table-cell>
          <table:table-cell table:formula="of:=[.B38]+[.$B$15]*[.$B$6]" office:value-type="float" office:value="20280" calcext:value-type="float">
            <text:p>20280</text:p>
          </table:table-cell>
          <table:table-cell table:formula="of:=[.C38]+[.$B$15]*[.$B$6]" office:value-type="float" office:value="20280" calcext:value-type="float">
            <text:p>20280</text:p>
          </table:table-cell>
          <table:table-cell table:formula="of:=[.D38]+[.$B$15]*[.$B$6]" office:value-type="float" office:value="20280" calcext:value-type="float">
            <text:p>20280</text:p>
          </table:table-cell>
          <table:table-cell table:formula="of:=[.E38]+[.$B$15]*[.$B$6]" office:value-type="float" office:value="20280" calcext:value-type="float">
            <text:p>20280</text:p>
          </table:table-cell>
          <table:table-cell table:formula="of:=[.F38]+[.$B$15]*[.$B$6]" office:value-type="float" office:value="20280" calcext:value-type="float">
            <text:p>20280</text:p>
          </table:table-cell>
          <table:table-cell table:formula="of:=[.G38]+[.$B$15]*[.$B$6]" office:value-type="float" office:value="20280" calcext:value-type="float">
            <text:p>20280</text:p>
          </table:table-cell>
          <table:table-cell table:formula="of:=[.H38]+[.$B$15]*[.$B$6]" office:value-type="float" office:value="20280" calcext:value-type="float">
            <text:p>20280</text:p>
          </table:table-cell>
          <table:table-cell table:formula="of:=[.I38]+[.$B$15]*[.$B$6]" office:value-type="float" office:value="20280" calcext:value-type="float">
            <text:p>20280</text:p>
          </table:table-cell>
          <table:table-cell table:formula="of:=[.J38]+[.$B$15]*[.$B$6]" office:value-type="float" office:value="20280" calcext:value-type="float">
            <text:p>20280</text:p>
          </table:table-cell>
          <table:table-cell table:formula="of:=[.K38]+[.$B$15]*[.$B$6]" office:value-type="float" office:value="20280" calcext:value-type="float">
            <text:p>20280</text:p>
          </table:table-cell>
          <table:table-cell table:formula="of:=[.L38]+[.$B$15]*[.$B$6]" office:value-type="float" office:value="20280" calcext:value-type="float">
            <text:p>20280</text:p>
          </table:table-cell>
          <table:table-cell table:formula="of:=[.M38]+[.$B$15]*[.$B$6]" office:value-type="float" office:value="20280" calcext:value-type="float">
            <text:p>20280</text:p>
          </table:table-cell>
          <table:table-cell table:formula="of:=[.N38]+[.$B$15]*[.$B$6]" office:value-type="float" office:value="20280" calcext:value-type="float">
            <text:p>20280</text:p>
          </table:table-cell>
        </table:table-row>
        <table:table-row table:style-name="ro1">
          <table:table-cell office:value-type="string" calcext:value-type="string">
            <text:p>2U</text:p>
          </table:table-cell>
          <table:table-cell table:formula="of:=[.B39]+[.$B$15]*[.$B$6]" office:value-type="float" office:value="20270" calcext:value-type="float">
            <text:p>20270</text:p>
          </table:table-cell>
          <table:table-cell table:formula="of:=[.C39]+[.$B$15]*[.$B$6]" office:value-type="float" office:value="20270" calcext:value-type="float">
            <text:p>20270</text:p>
          </table:table-cell>
          <table:table-cell table:formula="of:=[.D39]+[.$B$15]*[.$B$6]" office:value-type="float" office:value="20270" calcext:value-type="float">
            <text:p>20270</text:p>
          </table:table-cell>
          <table:table-cell table:formula="of:=[.E39]+[.$B$15]*[.$B$6]" office:value-type="float" office:value="20270" calcext:value-type="float">
            <text:p>20270</text:p>
          </table:table-cell>
          <table:table-cell table:formula="of:=[.F39]+[.$B$15]*[.$B$6]" office:value-type="float" office:value="20270" calcext:value-type="float">
            <text:p>20270</text:p>
          </table:table-cell>
          <table:table-cell table:formula="of:=[.G39]+[.$B$15]*[.$B$6]" office:value-type="float" office:value="20270" calcext:value-type="float">
            <text:p>20270</text:p>
          </table:table-cell>
          <table:table-cell table:formula="of:=[.H39]+[.$B$15]*[.$B$6]" office:value-type="float" office:value="20270" calcext:value-type="float">
            <text:p>20270</text:p>
          </table:table-cell>
          <table:table-cell table:formula="of:=[.I39]+[.$B$15]*[.$B$6]" office:value-type="float" office:value="20270" calcext:value-type="float">
            <text:p>20270</text:p>
          </table:table-cell>
          <table:table-cell table:formula="of:=[.J39]+[.$B$15]*[.$B$6]" office:value-type="float" office:value="20270" calcext:value-type="float">
            <text:p>20270</text:p>
          </table:table-cell>
          <table:table-cell table:formula="of:=[.K39]+[.$B$15]*[.$B$6]" office:value-type="float" office:value="20270" calcext:value-type="float">
            <text:p>20270</text:p>
          </table:table-cell>
          <table:table-cell table:formula="of:=[.L39]+[.$B$15]*[.$B$6]" office:value-type="float" office:value="20270" calcext:value-type="float">
            <text:p>20270</text:p>
          </table:table-cell>
          <table:table-cell table:formula="of:=[.M39]+[.$B$15]*[.$B$6]" office:value-type="float" office:value="20270" calcext:value-type="float">
            <text:p>20270</text:p>
          </table:table-cell>
          <table:table-cell table:formula="of:=[.N39]+[.$B$15]*[.$B$6]" office:value-type="float" office:value="20270" calcext:value-type="float">
            <text:p>20270</text:p>
          </table:table-cell>
        </table:table-row>
        <table:table-row table:style-name="ro1">
          <table:table-cell office:value-type="string" calcext:value-type="string">
            <text:p>1U</text:p>
          </table:table-cell>
          <table:table-cell table:formula="of:=[.B40]+[.$B$15]*[.$B$6]" office:value-type="float" office:value="20260" calcext:value-type="float">
            <text:p>20260</text:p>
          </table:table-cell>
          <table:table-cell table:formula="of:=[.C40]+[.$B$15]*[.$B$6]" office:value-type="float" office:value="20260" calcext:value-type="float">
            <text:p>20260</text:p>
          </table:table-cell>
          <table:table-cell table:formula="of:=[.D40]+[.$B$15]*[.$B$6]" office:value-type="float" office:value="20260" calcext:value-type="float">
            <text:p>20260</text:p>
          </table:table-cell>
          <table:table-cell table:formula="of:=[.E40]+[.$B$15]*[.$B$6]" office:value-type="float" office:value="20260" calcext:value-type="float">
            <text:p>20260</text:p>
          </table:table-cell>
          <table:table-cell table:formula="of:=[.F40]+[.$B$15]*[.$B$6]" office:value-type="float" office:value="20260" calcext:value-type="float">
            <text:p>20260</text:p>
          </table:table-cell>
          <table:table-cell table:formula="of:=[.G40]+[.$B$15]*[.$B$6]" office:value-type="float" office:value="20260" calcext:value-type="float">
            <text:p>20260</text:p>
          </table:table-cell>
          <table:table-cell table:formula="of:=[.H40]+[.$B$15]*[.$B$6]" office:value-type="float" office:value="20260" calcext:value-type="float">
            <text:p>20260</text:p>
          </table:table-cell>
          <table:table-cell table:formula="of:=[.I40]+[.$B$15]*[.$B$6]" office:value-type="float" office:value="20260" calcext:value-type="float">
            <text:p>20260</text:p>
          </table:table-cell>
          <table:table-cell table:formula="of:=[.J40]+[.$B$15]*[.$B$6]" office:value-type="float" office:value="20260" calcext:value-type="float">
            <text:p>20260</text:p>
          </table:table-cell>
          <table:table-cell table:formula="of:=[.K40]+[.$B$15]*[.$B$6]" office:value-type="float" office:value="20260" calcext:value-type="float">
            <text:p>20260</text:p>
          </table:table-cell>
          <table:table-cell table:formula="of:=[.L40]+[.$B$15]*[.$B$6]" office:value-type="float" office:value="20260" calcext:value-type="float">
            <text:p>20260</text:p>
          </table:table-cell>
          <table:table-cell table:formula="of:=[.M40]+[.$B$15]*[.$B$6]" office:value-type="float" office:value="20260" calcext:value-type="float">
            <text:p>20260</text:p>
          </table:table-cell>
          <table:table-cell table:formula="of:=[.N40]+[.$B$15]*[.$B$6]" office:value-type="float" office:value="20260" calcext:value-type="float">
            <text:p>20260</text:p>
          </table:table-cell>
        </table:table-row>
        <table:table-row table:style-name="ro1">
          <table:table-cell office:value-type="string" calcext:value-type="string">
            <text:p>CENTER</text:p>
          </table:table-cell>
          <table:table-cell table:formula="of:=[.B41]+[.$B$15]*[.$B$6]" office:value-type="float" office:value="20250" calcext:value-type="float">
            <text:p>20250</text:p>
          </table:table-cell>
          <table:table-cell table:formula="of:=[.C41]+[.$B$15]*[.$B$6]" office:value-type="float" office:value="20250" calcext:value-type="float">
            <text:p>20250</text:p>
          </table:table-cell>
          <table:table-cell table:formula="of:=[.D41]+[.$B$15]*[.$B$6]" office:value-type="float" office:value="20250" calcext:value-type="float">
            <text:p>20250</text:p>
          </table:table-cell>
          <table:table-cell table:formula="of:=[.E41]+[.$B$15]*[.$B$6]" office:value-type="float" office:value="20250" calcext:value-type="float">
            <text:p>20250</text:p>
          </table:table-cell>
          <table:table-cell table:formula="of:=[.F41]+[.$B$15]*[.$B$6]" office:value-type="float" office:value="20250" calcext:value-type="float">
            <text:p>20250</text:p>
          </table:table-cell>
          <table:table-cell table:formula="of:=[.G41]+[.$B$15]*[.$B$6]" office:value-type="float" office:value="20250" calcext:value-type="float">
            <text:p>20250</text:p>
          </table:table-cell>
          <table:table-cell table:formula="of:=[.H41]+[.$B$15]*[.$B$6]" office:value-type="float" office:value="20250" calcext:value-type="float">
            <text:p>20250</text:p>
          </table:table-cell>
          <table:table-cell table:formula="of:=[.I41]+[.$B$15]*[.$B$6]" office:value-type="float" office:value="20250" calcext:value-type="float">
            <text:p>20250</text:p>
          </table:table-cell>
          <table:table-cell table:formula="of:=[.J41]+[.$B$15]*[.$B$6]" office:value-type="float" office:value="20250" calcext:value-type="float">
            <text:p>20250</text:p>
          </table:table-cell>
          <table:table-cell table:formula="of:=[.K41]+[.$B$15]*[.$B$6]" office:value-type="float" office:value="20250" calcext:value-type="float">
            <text:p>20250</text:p>
          </table:table-cell>
          <table:table-cell table:formula="of:=[.L41]+[.$B$15]*[.$B$6]" office:value-type="float" office:value="20250" calcext:value-type="float">
            <text:p>20250</text:p>
          </table:table-cell>
          <table:table-cell table:formula="of:=[.M41]+[.$B$15]*[.$B$6]" office:value-type="float" office:value="20250" calcext:value-type="float">
            <text:p>20250</text:p>
          </table:table-cell>
          <table:table-cell table:formula="of:=[.N41]+[.$B$15]*[.$B$6]" office:value-type="float" office:value="20250" calcext:value-type="float">
            <text:p>20250</text:p>
          </table:table-cell>
        </table:table-row>
        <table:table-row table:style-name="ro1">
          <table:table-cell office:value-type="string" calcext:value-type="string">
            <text:p>1D</text:p>
          </table:table-cell>
          <table:table-cell table:formula="of:=[.B42]-[.$B$15]*[.$B$6]" office:value-type="float" office:value="20220" calcext:value-type="float">
            <text:p>20220</text:p>
          </table:table-cell>
          <table:table-cell table:formula="of:=[.C42]-[.$B$15]*[.$B$6]" office:value-type="float" office:value="20220" calcext:value-type="float">
            <text:p>20220</text:p>
          </table:table-cell>
          <table:table-cell table:formula="of:=[.D42]-[.$B$15]*[.$B$6]" office:value-type="float" office:value="20220" calcext:value-type="float">
            <text:p>20220</text:p>
          </table:table-cell>
          <table:table-cell table:formula="of:=[.E42]-[.$B$15]*[.$B$6]" office:value-type="float" office:value="20220" calcext:value-type="float">
            <text:p>20220</text:p>
          </table:table-cell>
          <table:table-cell table:formula="of:=[.F42]-[.$B$15]*[.$B$6]" office:value-type="float" office:value="20220" calcext:value-type="float">
            <text:p>20220</text:p>
          </table:table-cell>
          <table:table-cell table:formula="of:=[.G42]-[.$B$15]*[.$B$6]" office:value-type="float" office:value="20220" calcext:value-type="float">
            <text:p>20220</text:p>
          </table:table-cell>
          <table:table-cell table:formula="of:=[.H42]-[.$B$15]*[.$B$6]" office:value-type="float" office:value="20220" calcext:value-type="float">
            <text:p>20220</text:p>
          </table:table-cell>
          <table:table-cell table:formula="of:=[.I42]-[.$B$15]*[.$B$6]" office:value-type="float" office:value="20220" calcext:value-type="float">
            <text:p>20220</text:p>
          </table:table-cell>
          <table:table-cell table:formula="of:=[.J42]-[.$B$15]*[.$B$6]" office:value-type="float" office:value="20220" calcext:value-type="float">
            <text:p>20220</text:p>
          </table:table-cell>
          <table:table-cell table:formula="of:=[.K42]-[.$B$15]*[.$B$6]" office:value-type="float" office:value="20220" calcext:value-type="float">
            <text:p>20220</text:p>
          </table:table-cell>
          <table:table-cell table:formula="of:=[.L42]-[.$B$15]*[.$B$6]" office:value-type="float" office:value="20220" calcext:value-type="float">
            <text:p>20220</text:p>
          </table:table-cell>
          <table:table-cell table:formula="of:=[.M42]-[.$B$15]*[.$B$6]" office:value-type="float" office:value="20220" calcext:value-type="float">
            <text:p>20220</text:p>
          </table:table-cell>
          <table:table-cell table:formula="of:=[.N42]-[.$B$15]*[.$B$6]" office:value-type="float" office:value="20220" calcext:value-type="float">
            <text:p>20220</text:p>
          </table:table-cell>
        </table:table-row>
        <table:table-row table:style-name="ro1">
          <table:table-cell office:value-type="string" calcext:value-type="string">
            <text:p>2D</text:p>
          </table:table-cell>
          <table:table-cell table:formula="of:=[.B43]-[.$B$15]*[.$B$6]" office:value-type="float" office:value="20210" calcext:value-type="float">
            <text:p>20210</text:p>
          </table:table-cell>
          <table:table-cell table:formula="of:=[.C43]-[.$B$15]*[.$B$6]" office:value-type="float" office:value="20210" calcext:value-type="float">
            <text:p>20210</text:p>
          </table:table-cell>
          <table:table-cell table:formula="of:=[.D43]-[.$B$15]*[.$B$6]" office:value-type="float" office:value="20210" calcext:value-type="float">
            <text:p>20210</text:p>
          </table:table-cell>
          <table:table-cell table:formula="of:=[.E43]-[.$B$15]*[.$B$6]" office:value-type="float" office:value="20210" calcext:value-type="float">
            <text:p>20210</text:p>
          </table:table-cell>
          <table:table-cell table:formula="of:=[.F43]-[.$B$15]*[.$B$6]" office:value-type="float" office:value="20210" calcext:value-type="float">
            <text:p>20210</text:p>
          </table:table-cell>
          <table:table-cell table:formula="of:=[.G43]-[.$B$15]*[.$B$6]" office:value-type="float" office:value="20210" calcext:value-type="float">
            <text:p>20210</text:p>
          </table:table-cell>
          <table:table-cell table:formula="of:=[.H43]-[.$B$15]*[.$B$6]" office:value-type="float" office:value="20210" calcext:value-type="float">
            <text:p>20210</text:p>
          </table:table-cell>
          <table:table-cell table:formula="of:=[.I43]-[.$B$15]*[.$B$6]" office:value-type="float" office:value="20210" calcext:value-type="float">
            <text:p>20210</text:p>
          </table:table-cell>
          <table:table-cell table:formula="of:=[.J43]-[.$B$15]*[.$B$6]" office:value-type="float" office:value="20210" calcext:value-type="float">
            <text:p>20210</text:p>
          </table:table-cell>
          <table:table-cell table:formula="of:=[.K43]-[.$B$15]*[.$B$6]" office:value-type="float" office:value="20210" calcext:value-type="float">
            <text:p>20210</text:p>
          </table:table-cell>
          <table:table-cell table:formula="of:=[.L43]-[.$B$15]*[.$B$6]" office:value-type="float" office:value="20210" calcext:value-type="float">
            <text:p>20210</text:p>
          </table:table-cell>
          <table:table-cell table:formula="of:=[.M43]-[.$B$15]*[.$B$6]" office:value-type="float" office:value="20210" calcext:value-type="float">
            <text:p>20210</text:p>
          </table:table-cell>
          <table:table-cell table:formula="of:=[.N43]-[.$B$15]*[.$B$6]" office:value-type="float" office:value="20210" calcext:value-type="float">
            <text:p>20210</text:p>
          </table:table-cell>
        </table:table-row>
        <table:table-row table:style-name="ro1">
          <table:table-cell office:value-type="string" calcext:value-type="string">
            <text:p>3D</text:p>
          </table:table-cell>
          <table:table-cell table:formula="of:=[.B44]-[.$B$15]*[.$B$6]" office:value-type="float" office:value="20200" calcext:value-type="float">
            <text:p>20200</text:p>
          </table:table-cell>
          <table:table-cell table:formula="of:=[.C44]-[.$B$15]*[.$B$6]" office:value-type="float" office:value="20200" calcext:value-type="float">
            <text:p>20200</text:p>
          </table:table-cell>
          <table:table-cell table:formula="of:=[.D44]-[.$B$15]*[.$B$6]" office:value-type="float" office:value="20200" calcext:value-type="float">
            <text:p>20200</text:p>
          </table:table-cell>
          <table:table-cell table:formula="of:=[.E44]-[.$B$15]*[.$B$6]" office:value-type="float" office:value="20200" calcext:value-type="float">
            <text:p>20200</text:p>
          </table:table-cell>
          <table:table-cell table:formula="of:=[.F44]-[.$B$15]*[.$B$6]" office:value-type="float" office:value="20200" calcext:value-type="float">
            <text:p>20200</text:p>
          </table:table-cell>
          <table:table-cell table:formula="of:=[.G44]-[.$B$15]*[.$B$6]" office:value-type="float" office:value="20200" calcext:value-type="float">
            <text:p>20200</text:p>
          </table:table-cell>
          <table:table-cell table:formula="of:=[.H44]-[.$B$15]*[.$B$6]" office:value-type="float" office:value="20200" calcext:value-type="float">
            <text:p>20200</text:p>
          </table:table-cell>
          <table:table-cell table:formula="of:=[.I44]-[.$B$15]*[.$B$6]" office:value-type="float" office:value="20200" calcext:value-type="float">
            <text:p>20200</text:p>
          </table:table-cell>
          <table:table-cell table:formula="of:=[.J44]-[.$B$15]*[.$B$6]" office:value-type="float" office:value="20200" calcext:value-type="float">
            <text:p>20200</text:p>
          </table:table-cell>
          <table:table-cell table:formula="of:=[.K44]-[.$B$15]*[.$B$6]" office:value-type="float" office:value="20200" calcext:value-type="float">
            <text:p>20200</text:p>
          </table:table-cell>
          <table:table-cell table:formula="of:=[.L44]-[.$B$15]*[.$B$6]" office:value-type="float" office:value="20200" calcext:value-type="float">
            <text:p>20200</text:p>
          </table:table-cell>
          <table:table-cell table:formula="of:=[.M44]-[.$B$15]*[.$B$6]" office:value-type="float" office:value="20200" calcext:value-type="float">
            <text:p>20200</text:p>
          </table:table-cell>
          <table:table-cell table:formula="of:=[.N44]-[.$B$15]*[.$B$6]" office:value-type="float" office:value="20200" calcext:value-type="float">
            <text:p>20200</text:p>
          </table:table-cell>
        </table:table-row>
        <table:table-row table:style-name="ro1">
          <table:table-cell office:value-type="string" calcext:value-type="string">
            <text:p>4D</text:p>
          </table:table-cell>
          <table:table-cell table:formula="of:=[.B45]-[.$B$15]*[.$B$6]" office:value-type="float" office:value="20190" calcext:value-type="float">
            <text:p>20190</text:p>
          </table:table-cell>
          <table:table-cell table:formula="of:=[.C45]-[.$B$15]*[.$B$6]" office:value-type="float" office:value="20190" calcext:value-type="float">
            <text:p>20190</text:p>
          </table:table-cell>
          <table:table-cell table:formula="of:=[.D45]-[.$B$15]*[.$B$6]" office:value-type="float" office:value="20190" calcext:value-type="float">
            <text:p>20190</text:p>
          </table:table-cell>
          <table:table-cell table:formula="of:=[.E45]-[.$B$15]*[.$B$6]" office:value-type="float" office:value="20190" calcext:value-type="float">
            <text:p>20190</text:p>
          </table:table-cell>
          <table:table-cell table:formula="of:=[.F45]-[.$B$15]*[.$B$6]" office:value-type="float" office:value="20190" calcext:value-type="float">
            <text:p>20190</text:p>
          </table:table-cell>
          <table:table-cell table:formula="of:=[.G45]-[.$B$15]*[.$B$6]" office:value-type="float" office:value="20190" calcext:value-type="float">
            <text:p>20190</text:p>
          </table:table-cell>
          <table:table-cell table:formula="of:=[.H45]-[.$B$15]*[.$B$6]" office:value-type="float" office:value="20190" calcext:value-type="float">
            <text:p>20190</text:p>
          </table:table-cell>
          <table:table-cell table:formula="of:=[.I45]-[.$B$15]*[.$B$6]" office:value-type="float" office:value="20190" calcext:value-type="float">
            <text:p>20190</text:p>
          </table:table-cell>
          <table:table-cell table:formula="of:=[.J45]-[.$B$15]*[.$B$6]" office:value-type="float" office:value="20190" calcext:value-type="float">
            <text:p>20190</text:p>
          </table:table-cell>
          <table:table-cell table:formula="of:=[.K45]-[.$B$15]*[.$B$6]" office:value-type="float" office:value="20190" calcext:value-type="float">
            <text:p>20190</text:p>
          </table:table-cell>
          <table:table-cell table:formula="of:=[.L45]-[.$B$15]*[.$B$6]" office:value-type="float" office:value="20190" calcext:value-type="float">
            <text:p>20190</text:p>
          </table:table-cell>
          <table:table-cell table:formula="of:=[.M45]-[.$B$15]*[.$B$6]" office:value-type="float" office:value="20190" calcext:value-type="float">
            <text:p>20190</text:p>
          </table:table-cell>
          <table:table-cell table:formula="of:=[.N45]-[.$B$15]*[.$B$6]" office:value-type="float" office:value="20190" calcext:value-type="float">
            <text:p>20190</text:p>
          </table:table-cell>
        </table:table-row>
        <table:table-row table:style-name="ro1">
          <table:table-cell office:value-type="string" calcext:value-type="string">
            <text:p>5D</text:p>
          </table:table-cell>
          <table:table-cell table:formula="of:=[.B46]-[.$B$15]*[.$B$6]" office:value-type="float" office:value="20180" calcext:value-type="float">
            <text:p>20180</text:p>
          </table:table-cell>
          <table:table-cell table:formula="of:=[.C46]-[.$B$15]*[.$B$6]" office:value-type="float" office:value="20180" calcext:value-type="float">
            <text:p>20180</text:p>
          </table:table-cell>
          <table:table-cell table:formula="of:=[.D46]-[.$B$15]*[.$B$6]" office:value-type="float" office:value="20180" calcext:value-type="float">
            <text:p>20180</text:p>
          </table:table-cell>
          <table:table-cell table:formula="of:=[.E46]-[.$B$15]*[.$B$6]" office:value-type="float" office:value="20180" calcext:value-type="float">
            <text:p>20180</text:p>
          </table:table-cell>
          <table:table-cell table:formula="of:=[.F46]-[.$B$15]*[.$B$6]" office:value-type="float" office:value="20180" calcext:value-type="float">
            <text:p>20180</text:p>
          </table:table-cell>
          <table:table-cell table:formula="of:=[.G46]-[.$B$15]*[.$B$6]" office:value-type="float" office:value="20180" calcext:value-type="float">
            <text:p>20180</text:p>
          </table:table-cell>
          <table:table-cell table:formula="of:=[.H46]-[.$B$15]*[.$B$6]" office:value-type="float" office:value="20180" calcext:value-type="float">
            <text:p>20180</text:p>
          </table:table-cell>
          <table:table-cell table:formula="of:=[.I46]-[.$B$15]*[.$B$6]" office:value-type="float" office:value="20180" calcext:value-type="float">
            <text:p>20180</text:p>
          </table:table-cell>
          <table:table-cell table:formula="of:=[.J46]-[.$B$15]*[.$B$6]" office:value-type="float" office:value="20180" calcext:value-type="float">
            <text:p>20180</text:p>
          </table:table-cell>
          <table:table-cell table:formula="of:=[.K46]-[.$B$15]*[.$B$6]" office:value-type="float" office:value="20180" calcext:value-type="float">
            <text:p>20180</text:p>
          </table:table-cell>
          <table:table-cell table:formula="of:=[.L46]-[.$B$15]*[.$B$6]" office:value-type="float" office:value="20180" calcext:value-type="float">
            <text:p>20180</text:p>
          </table:table-cell>
          <table:table-cell table:formula="of:=[.M46]-[.$B$15]*[.$B$6]" office:value-type="float" office:value="20180" calcext:value-type="float">
            <text:p>20180</text:p>
          </table:table-cell>
          <table:table-cell table:formula="of:=[.N46]-[.$B$15]*[.$B$6]" office:value-type="float" office:value="20180" calcext:value-type="float">
            <text:p>20180</text:p>
          </table:table-cell>
        </table:table-row>
        <table:table-row table:style-name="ro1">
          <table:table-cell office:value-type="string" calcext:value-type="string">
            <text:p>6D</text:p>
          </table:table-cell>
          <table:table-cell table:formula="of:=[.B47]-[.$B$15]*[.$B$6]" office:value-type="float" office:value="20170" calcext:value-type="float">
            <text:p>20170</text:p>
          </table:table-cell>
          <table:table-cell table:formula="of:=[.C47]-[.$B$15]*[.$B$6]" office:value-type="float" office:value="20170" calcext:value-type="float">
            <text:p>20170</text:p>
          </table:table-cell>
          <table:table-cell table:formula="of:=[.D47]-[.$B$15]*[.$B$6]" office:value-type="float" office:value="20170" calcext:value-type="float">
            <text:p>20170</text:p>
          </table:table-cell>
          <table:table-cell table:formula="of:=[.E47]-[.$B$15]*[.$B$6]" office:value-type="float" office:value="20170" calcext:value-type="float">
            <text:p>20170</text:p>
          </table:table-cell>
          <table:table-cell table:formula="of:=[.F47]-[.$B$15]*[.$B$6]" office:value-type="float" office:value="20170" calcext:value-type="float">
            <text:p>20170</text:p>
          </table:table-cell>
          <table:table-cell table:formula="of:=[.G47]-[.$B$15]*[.$B$6]" office:value-type="float" office:value="20170" calcext:value-type="float">
            <text:p>20170</text:p>
          </table:table-cell>
          <table:table-cell table:formula="of:=[.H47]-[.$B$15]*[.$B$6]" office:value-type="float" office:value="20170" calcext:value-type="float">
            <text:p>20170</text:p>
          </table:table-cell>
          <table:table-cell table:formula="of:=[.I47]-[.$B$15]*[.$B$6]" office:value-type="float" office:value="20170" calcext:value-type="float">
            <text:p>20170</text:p>
          </table:table-cell>
          <table:table-cell table:formula="of:=[.J47]-[.$B$15]*[.$B$6]" office:value-type="float" office:value="20170" calcext:value-type="float">
            <text:p>20170</text:p>
          </table:table-cell>
          <table:table-cell table:formula="of:=[.K47]-[.$B$15]*[.$B$6]" office:value-type="float" office:value="20170" calcext:value-type="float">
            <text:p>20170</text:p>
          </table:table-cell>
          <table:table-cell table:formula="of:=[.L47]-[.$B$15]*[.$B$6]" office:value-type="float" office:value="20170" calcext:value-type="float">
            <text:p>20170</text:p>
          </table:table-cell>
          <table:table-cell table:formula="of:=[.M47]-[.$B$15]*[.$B$6]" office:value-type="float" office:value="20170" calcext:value-type="float">
            <text:p>20170</text:p>
          </table:table-cell>
          <table:table-cell table:formula="of:=[.N47]-[.$B$15]*[.$B$6]" office:value-type="float" office:value="20170" calcext:value-type="float">
            <text:p>20170</text:p>
          </table:table-cell>
        </table:table-row>
        <table:table-row table:style-name="ro1">
          <table:table-cell table:style-name="Default" table:number-columns-repeated="14"/>
        </table:table-row>
        <table:table-row table:style-name="ro1">
          <table:table-cell table:style-name="ce1" office:value-type="string" calcext:value-type="string">
            <text:p>GRID COORDINATES MODEL SPACE BUBBLE POINT XY</text:p>
          </table:table-cell>
          <table:table-cell table:style-name="Default" table:number-columns-repeated="13"/>
        </table:table-row>
        <table:table-row table:style-name="ro1">
          <table:table-cell table:style-name="ce3"/>
          <table:table-cell table:number-columns-repeated="13" office:value-type="string" calcext:value-type="string">
            <text:p>X</text:p>
          </table:table-cell>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TEXT([.B117];0)&amp;&quot;,&quot;&amp;TEXT([.B133];0)" office:value-type="string" office:string-value="10035,20310" calcext:value-type="string">
            <text:p>10035,20310</text:p>
          </table:table-cell>
          <table:table-cell table:formula="of:=TEXT([.C117];0)&amp;&quot;,&quot;&amp;TEXT([.C133];0)" office:value-type="string" office:string-value="10095,20310" calcext:value-type="string">
            <text:p>10095,20310</text:p>
          </table:table-cell>
          <table:table-cell table:formula="of:=TEXT([.D117];0)&amp;&quot;,&quot;&amp;TEXT([.D133];0)" office:value-type="string" office:string-value="10155,20310" calcext:value-type="string">
            <text:p>10155,20310</text:p>
          </table:table-cell>
          <table:table-cell table:formula="of:=TEXT([.E117];0)&amp;&quot;,&quot;&amp;TEXT([.E133];0)" office:value-type="string" office:string-value="10215,20310" calcext:value-type="string">
            <text:p>10215,20310</text:p>
          </table:table-cell>
          <table:table-cell table:formula="of:=TEXT([.F117];0)&amp;&quot;,&quot;&amp;TEXT([.F133];0)" office:value-type="string" office:string-value="10275,20310" calcext:value-type="string">
            <text:p>10275,20310</text:p>
          </table:table-cell>
          <table:table-cell table:formula="of:=TEXT([.G117];0)&amp;&quot;,&quot;&amp;TEXT([.G133];0)" office:value-type="string" office:string-value="10335,20310" calcext:value-type="string">
            <text:p>10335,20310</text:p>
          </table:table-cell>
          <table:table-cell table:formula="of:=NA()" office:value-type="string" office:string-value="" calcext:value-type="error">
            <text:p>#N/A</text:p>
          </table:table-cell>
          <table:table-cell table:formula="of:=TEXT([.I117];0)&amp;&quot;,&quot;&amp;TEXT([.I133];0)" office:value-type="string" office:string-value="10385,20310" calcext:value-type="string">
            <text:p>10385,20310</text:p>
          </table:table-cell>
          <table:table-cell table:formula="of:=TEXT([.J117];0)&amp;&quot;,&quot;&amp;TEXT([.J133];0)" office:value-type="string" office:string-value="10445,20310" calcext:value-type="string">
            <text:p>10445,20310</text:p>
          </table:table-cell>
          <table:table-cell table:formula="of:=TEXT([.K117];0)&amp;&quot;,&quot;&amp;TEXT([.K133];0)" office:value-type="string" office:string-value="10505,20310" calcext:value-type="string">
            <text:p>10505,20310</text:p>
          </table:table-cell>
          <table:table-cell table:formula="of:=TEXT([.L117];0)&amp;&quot;,&quot;&amp;TEXT([.L133];0)" office:value-type="string" office:string-value="10565,20310" calcext:value-type="string">
            <text:p>10565,20310</text:p>
          </table:table-cell>
          <table:table-cell table:formula="of:=TEXT([.M117];0)&amp;&quot;,&quot;&amp;TEXT([.M133];0)" office:value-type="string" office:string-value="10625,20310" calcext:value-type="string">
            <text:p>10625,20310</text:p>
          </table:table-cell>
          <table:table-cell table:formula="of:=TEXT([.N117];0)&amp;&quot;,&quot;&amp;TEXT([.N133];0)" office:value-type="string" office:string-value="10685,20310" calcext:value-type="string">
            <text:p>10685,20310</text:p>
          </table:table-cell>
        </table:table-row>
        <table:table-row table:style-name="ro1">
          <table:table-cell office:value-type="string" calcext:value-type="string">
            <text:p>5U</text:p>
          </table:table-cell>
          <table:table-cell table:formula="of:=TEXT([.B118];0)&amp;&quot;,&quot;&amp;TEXT([.B134];0)" office:value-type="string" office:string-value="10035,20300" calcext:value-type="string">
            <text:p>10035,20300</text:p>
          </table:table-cell>
          <table:table-cell table:formula="of:=TEXT([.C118];0)&amp;&quot;,&quot;&amp;TEXT([.C134];0)" office:value-type="string" office:string-value="10095,20300" calcext:value-type="string">
            <text:p>10095,20300</text:p>
          </table:table-cell>
          <table:table-cell table:formula="of:=TEXT([.D118];0)&amp;&quot;,&quot;&amp;TEXT([.D134];0)" office:value-type="string" office:string-value="10155,20300" calcext:value-type="string">
            <text:p>10155,20300</text:p>
          </table:table-cell>
          <table:table-cell table:formula="of:=TEXT([.E118];0)&amp;&quot;,&quot;&amp;TEXT([.E134];0)" office:value-type="string" office:string-value="10215,20300" calcext:value-type="string">
            <text:p>10215,20300</text:p>
          </table:table-cell>
          <table:table-cell table:formula="of:=TEXT([.F118];0)&amp;&quot;,&quot;&amp;TEXT([.F134];0)" office:value-type="string" office:string-value="10275,20300" calcext:value-type="string">
            <text:p>10275,20300</text:p>
          </table:table-cell>
          <table:table-cell table:formula="of:=TEXT([.G118];0)&amp;&quot;,&quot;&amp;TEXT([.G134];0)" office:value-type="string" office:string-value="10335,20300" calcext:value-type="string">
            <text:p>10335,20300</text:p>
          </table:table-cell>
          <table:table-cell table:formula="of:=NA()" office:value-type="string" office:string-value="" calcext:value-type="error">
            <text:p>#N/A</text:p>
          </table:table-cell>
          <table:table-cell table:formula="of:=TEXT([.I118];0)&amp;&quot;,&quot;&amp;TEXT([.I134];0)" office:value-type="string" office:string-value="10385,20300" calcext:value-type="string">
            <text:p>10385,20300</text:p>
          </table:table-cell>
          <table:table-cell table:formula="of:=TEXT([.J118];0)&amp;&quot;,&quot;&amp;TEXT([.J134];0)" office:value-type="string" office:string-value="10445,20300" calcext:value-type="string">
            <text:p>10445,20300</text:p>
          </table:table-cell>
          <table:table-cell table:formula="of:=TEXT([.K118];0)&amp;&quot;,&quot;&amp;TEXT([.K134];0)" office:value-type="string" office:string-value="10505,20300" calcext:value-type="string">
            <text:p>10505,20300</text:p>
          </table:table-cell>
          <table:table-cell table:formula="of:=TEXT([.L118];0)&amp;&quot;,&quot;&amp;TEXT([.L134];0)" office:value-type="string" office:string-value="10565,20300" calcext:value-type="string">
            <text:p>10565,20300</text:p>
          </table:table-cell>
          <table:table-cell table:formula="of:=TEXT([.M118];0)&amp;&quot;,&quot;&amp;TEXT([.M134];0)" office:value-type="string" office:string-value="10625,20300" calcext:value-type="string">
            <text:p>10625,20300</text:p>
          </table:table-cell>
          <table:table-cell table:formula="of:=TEXT([.N118];0)&amp;&quot;,&quot;&amp;TEXT([.N134];0)" office:value-type="string" office:string-value="10685,20300" calcext:value-type="string">
            <text:p>10685,20300</text:p>
          </table:table-cell>
        </table:table-row>
        <table:table-row table:style-name="ro1">
          <table:table-cell office:value-type="string" calcext:value-type="string">
            <text:p>4U</text:p>
          </table:table-cell>
          <table:table-cell table:formula="of:=TEXT([.B119];0)&amp;&quot;,&quot;&amp;TEXT([.B135];0)" office:value-type="string" office:string-value="10035,20290" calcext:value-type="string">
            <text:p>10035,20290</text:p>
          </table:table-cell>
          <table:table-cell table:formula="of:=TEXT([.C119];0)&amp;&quot;,&quot;&amp;TEXT([.C135];0)" office:value-type="string" office:string-value="10095,20290" calcext:value-type="string">
            <text:p>10095,20290</text:p>
          </table:table-cell>
          <table:table-cell table:formula="of:=TEXT([.D119];0)&amp;&quot;,&quot;&amp;TEXT([.D135];0)" office:value-type="string" office:string-value="10155,20290" calcext:value-type="string">
            <text:p>10155,20290</text:p>
          </table:table-cell>
          <table:table-cell table:formula="of:=TEXT([.E119];0)&amp;&quot;,&quot;&amp;TEXT([.E135];0)" office:value-type="string" office:string-value="10215,20290" calcext:value-type="string">
            <text:p>10215,20290</text:p>
          </table:table-cell>
          <table:table-cell table:formula="of:=TEXT([.F119];0)&amp;&quot;,&quot;&amp;TEXT([.F135];0)" office:value-type="string" office:string-value="10275,20290" calcext:value-type="string">
            <text:p>10275,20290</text:p>
          </table:table-cell>
          <table:table-cell table:formula="of:=TEXT([.G119];0)&amp;&quot;,&quot;&amp;TEXT([.G135];0)" office:value-type="string" office:string-value="10335,20290" calcext:value-type="string">
            <text:p>10335,20290</text:p>
          </table:table-cell>
          <table:table-cell table:formula="of:=NA()" office:value-type="string" office:string-value="" calcext:value-type="error">
            <text:p>#N/A</text:p>
          </table:table-cell>
          <table:table-cell table:formula="of:=TEXT([.I119];0)&amp;&quot;,&quot;&amp;TEXT([.I135];0)" office:value-type="string" office:string-value="10385,20290" calcext:value-type="string">
            <text:p>10385,20290</text:p>
          </table:table-cell>
          <table:table-cell table:formula="of:=TEXT([.J119];0)&amp;&quot;,&quot;&amp;TEXT([.J135];0)" office:value-type="string" office:string-value="10445,20290" calcext:value-type="string">
            <text:p>10445,20290</text:p>
          </table:table-cell>
          <table:table-cell table:formula="of:=TEXT([.K119];0)&amp;&quot;,&quot;&amp;TEXT([.K135];0)" office:value-type="string" office:string-value="10505,20290" calcext:value-type="string">
            <text:p>10505,20290</text:p>
          </table:table-cell>
          <table:table-cell table:formula="of:=TEXT([.L119];0)&amp;&quot;,&quot;&amp;TEXT([.L135];0)" office:value-type="string" office:string-value="10565,20290" calcext:value-type="string">
            <text:p>10565,20290</text:p>
          </table:table-cell>
          <table:table-cell table:formula="of:=TEXT([.M119];0)&amp;&quot;,&quot;&amp;TEXT([.M135];0)" office:value-type="string" office:string-value="10625,20290" calcext:value-type="string">
            <text:p>10625,20290</text:p>
          </table:table-cell>
          <table:table-cell table:formula="of:=TEXT([.N119];0)&amp;&quot;,&quot;&amp;TEXT([.N135];0)" office:value-type="string" office:string-value="10685,20290" calcext:value-type="string">
            <text:p>10685,20290</text:p>
          </table:table-cell>
        </table:table-row>
        <table:table-row table:style-name="ro1">
          <table:table-cell office:value-type="string" calcext:value-type="string">
            <text:p>SIDEWALK 3U</text:p>
          </table:table-cell>
          <table:table-cell table:formula="of:=TEXT([.B120];0)&amp;&quot;,&quot;&amp;TEXT([.B136];0)" office:value-type="string" office:string-value="10035,20280" calcext:value-type="string">
            <text:p>10035,20280</text:p>
          </table:table-cell>
          <table:table-cell table:formula="of:=TEXT([.C120];0)&amp;&quot;,&quot;&amp;TEXT([.C136];0)" office:value-type="string" office:string-value="10095,20280" calcext:value-type="string">
            <text:p>10095,20280</text:p>
          </table:table-cell>
          <table:table-cell table:formula="of:=TEXT([.D120];0)&amp;&quot;,&quot;&amp;TEXT([.D136];0)" office:value-type="string" office:string-value="10155,20280" calcext:value-type="string">
            <text:p>10155,20280</text:p>
          </table:table-cell>
          <table:table-cell table:formula="of:=TEXT([.E120];0)&amp;&quot;,&quot;&amp;TEXT([.E136];0)" office:value-type="string" office:string-value="10215,20280" calcext:value-type="string">
            <text:p>10215,20280</text:p>
          </table:table-cell>
          <table:table-cell table:formula="of:=TEXT([.F120];0)&amp;&quot;,&quot;&amp;TEXT([.F136];0)" office:value-type="string" office:string-value="10275,20280" calcext:value-type="string">
            <text:p>10275,20280</text:p>
          </table:table-cell>
          <table:table-cell table:formula="of:=TEXT([.G120];0)&amp;&quot;,&quot;&amp;TEXT([.G136];0)" office:value-type="string" office:string-value="10335,20280" calcext:value-type="string">
            <text:p>10335,20280</text:p>
          </table:table-cell>
          <table:table-cell table:formula="of:=NA()" office:value-type="string" office:string-value="" calcext:value-type="error">
            <text:p>#N/A</text:p>
          </table:table-cell>
          <table:table-cell table:formula="of:=TEXT([.I120];0)&amp;&quot;,&quot;&amp;TEXT([.I136];0)" office:value-type="string" office:string-value="10385,20280" calcext:value-type="string">
            <text:p>10385,20280</text:p>
          </table:table-cell>
          <table:table-cell table:formula="of:=TEXT([.J120];0)&amp;&quot;,&quot;&amp;TEXT([.J136];0)" office:value-type="string" office:string-value="10445,20280" calcext:value-type="string">
            <text:p>10445,20280</text:p>
          </table:table-cell>
          <table:table-cell table:formula="of:=TEXT([.K120];0)&amp;&quot;,&quot;&amp;TEXT([.K136];0)" office:value-type="string" office:string-value="10505,20280" calcext:value-type="string">
            <text:p>10505,20280</text:p>
          </table:table-cell>
          <table:table-cell table:formula="of:=TEXT([.L120];0)&amp;&quot;,&quot;&amp;TEXT([.L136];0)" office:value-type="string" office:string-value="10565,20280" calcext:value-type="string">
            <text:p>10565,20280</text:p>
          </table:table-cell>
          <table:table-cell table:formula="of:=TEXT([.M120];0)&amp;&quot;,&quot;&amp;TEXT([.M136];0)" office:value-type="string" office:string-value="10625,20280" calcext:value-type="string">
            <text:p>10625,20280</text:p>
          </table:table-cell>
          <table:table-cell table:formula="of:=TEXT([.N120];0)&amp;&quot;,&quot;&amp;TEXT([.N136];0)" office:value-type="string" office:string-value="10685,20280" calcext:value-type="string">
            <text:p>10685,20280</text:p>
          </table:table-cell>
        </table:table-row>
        <table:table-row table:style-name="ro1">
          <table:table-cell office:value-type="string" calcext:value-type="string">
            <text:p>CURB 2U</text:p>
          </table:table-cell>
          <table:table-cell table:formula="of:=TEXT([.B121];0)&amp;&quot;,&quot;&amp;TEXT([.B137];0)" office:value-type="string" office:string-value="10035,20270" calcext:value-type="string">
            <text:p>10035,20270</text:p>
          </table:table-cell>
          <table:table-cell table:formula="of:=TEXT([.C121];0)&amp;&quot;,&quot;&amp;TEXT([.C137];0)" office:value-type="string" office:string-value="10095,20270" calcext:value-type="string">
            <text:p>10095,20270</text:p>
          </table:table-cell>
          <table:table-cell table:formula="of:=TEXT([.D121];0)&amp;&quot;,&quot;&amp;TEXT([.D137];0)" office:value-type="string" office:string-value="10155,20270" calcext:value-type="string">
            <text:p>10155,20270</text:p>
          </table:table-cell>
          <table:table-cell table:formula="of:=TEXT([.E121];0)&amp;&quot;,&quot;&amp;TEXT([.E137];0)" office:value-type="string" office:string-value="10215,20270" calcext:value-type="string">
            <text:p>10215,20270</text:p>
          </table:table-cell>
          <table:table-cell table:formula="of:=TEXT([.F121];0)&amp;&quot;,&quot;&amp;TEXT([.F137];0)" office:value-type="string" office:string-value="10275,20270" calcext:value-type="string">
            <text:p>10275,20270</text:p>
          </table:table-cell>
          <table:table-cell table:formula="of:=TEXT([.G121];0)&amp;&quot;,&quot;&amp;TEXT([.G137];0)" office:value-type="string" office:string-value="10335,20270" calcext:value-type="string">
            <text:p>10335,20270</text:p>
          </table:table-cell>
          <table:table-cell table:formula="of:=NA()" office:value-type="string" office:string-value="" calcext:value-type="error">
            <text:p>#N/A</text:p>
          </table:table-cell>
          <table:table-cell table:formula="of:=TEXT([.I121];0)&amp;&quot;,&quot;&amp;TEXT([.I137];0)" office:value-type="string" office:string-value="10385,20270" calcext:value-type="string">
            <text:p>10385,20270</text:p>
          </table:table-cell>
          <table:table-cell table:formula="of:=TEXT([.J121];0)&amp;&quot;,&quot;&amp;TEXT([.J137];0)" office:value-type="string" office:string-value="10445,20270" calcext:value-type="string">
            <text:p>10445,20270</text:p>
          </table:table-cell>
          <table:table-cell table:formula="of:=TEXT([.K121];0)&amp;&quot;,&quot;&amp;TEXT([.K137];0)" office:value-type="string" office:string-value="10505,20270" calcext:value-type="string">
            <text:p>10505,20270</text:p>
          </table:table-cell>
          <table:table-cell table:formula="of:=TEXT([.L121];0)&amp;&quot;,&quot;&amp;TEXT([.L137];0)" office:value-type="string" office:string-value="10565,20270" calcext:value-type="string">
            <text:p>10565,20270</text:p>
          </table:table-cell>
          <table:table-cell table:formula="of:=TEXT([.M121];0)&amp;&quot;,&quot;&amp;TEXT([.M137];0)" office:value-type="string" office:string-value="10625,20270" calcext:value-type="string">
            <text:p>10625,20270</text:p>
          </table:table-cell>
          <table:table-cell table:formula="of:=TEXT([.N121];0)&amp;&quot;,&quot;&amp;TEXT([.N137];0)" office:value-type="string" office:string-value="10685,20270" calcext:value-type="string">
            <text:p>10685,20270</text:p>
          </table:table-cell>
        </table:table-row>
        <table:table-row table:style-name="ro1">
          <table:table-cell office:value-type="string" calcext:value-type="string">
            <text:p>1U</text:p>
          </table:table-cell>
          <table:table-cell table:formula="of:=TEXT([.B122];0)&amp;&quot;,&quot;&amp;TEXT([.B138];0)" office:value-type="string" office:string-value="10035,20260" calcext:value-type="string">
            <text:p>10035,20260</text:p>
          </table:table-cell>
          <table:table-cell table:formula="of:=TEXT([.C122];0)&amp;&quot;,&quot;&amp;TEXT([.C138];0)" office:value-type="string" office:string-value="10095,20260" calcext:value-type="string">
            <text:p>10095,20260</text:p>
          </table:table-cell>
          <table:table-cell table:formula="of:=TEXT([.D122];0)&amp;&quot;,&quot;&amp;TEXT([.D138];0)" office:value-type="string" office:string-value="10155,20260" calcext:value-type="string">
            <text:p>10155,20260</text:p>
          </table:table-cell>
          <table:table-cell table:formula="of:=TEXT([.E122];0)&amp;&quot;,&quot;&amp;TEXT([.E138];0)" office:value-type="string" office:string-value="10215,20260" calcext:value-type="string">
            <text:p>10215,20260</text:p>
          </table:table-cell>
          <table:table-cell table:formula="of:=TEXT([.F122];0)&amp;&quot;,&quot;&amp;TEXT([.F138];0)" office:value-type="string" office:string-value="10275,20260" calcext:value-type="string">
            <text:p>10275,20260</text:p>
          </table:table-cell>
          <table:table-cell table:formula="of:=TEXT([.G122];0)&amp;&quot;,&quot;&amp;TEXT([.G138];0)" office:value-type="string" office:string-value="10335,20260" calcext:value-type="string">
            <text:p>10335,20260</text:p>
          </table:table-cell>
          <table:table-cell table:formula="of:=NA()" office:value-type="string" office:string-value="" calcext:value-type="error">
            <text:p>#N/A</text:p>
          </table:table-cell>
          <table:table-cell table:formula="of:=TEXT([.I122];0)&amp;&quot;,&quot;&amp;TEXT([.I138];0)" office:value-type="string" office:string-value="10385,20260" calcext:value-type="string">
            <text:p>10385,20260</text:p>
          </table:table-cell>
          <table:table-cell table:formula="of:=TEXT([.J122];0)&amp;&quot;,&quot;&amp;TEXT([.J138];0)" office:value-type="string" office:string-value="10445,20260" calcext:value-type="string">
            <text:p>10445,20260</text:p>
          </table:table-cell>
          <table:table-cell table:formula="of:=TEXT([.K122];0)&amp;&quot;,&quot;&amp;TEXT([.K138];0)" office:value-type="string" office:string-value="10505,20260" calcext:value-type="string">
            <text:p>10505,20260</text:p>
          </table:table-cell>
          <table:table-cell table:formula="of:=TEXT([.L122];0)&amp;&quot;,&quot;&amp;TEXT([.L138];0)" office:value-type="string" office:string-value="10565,20260" calcext:value-type="string">
            <text:p>10565,20260</text:p>
          </table:table-cell>
          <table:table-cell table:formula="of:=TEXT([.M122];0)&amp;&quot;,&quot;&amp;TEXT([.M138];0)" office:value-type="string" office:string-value="10625,20260" calcext:value-type="string">
            <text:p>10625,20260</text:p>
          </table:table-cell>
          <table:table-cell table:formula="of:=TEXT([.N122];0)&amp;&quot;,&quot;&amp;TEXT([.N138];0)" office:value-type="string" office:string-value="10685,20260" calcext:value-type="string">
            <text:p>10685,20260</text:p>
          </table:table-cell>
        </table:table-row>
        <table:table-row table:style-name="ro1">
          <table:table-cell office:value-type="string" calcext:value-type="string">
            <text:p><text:s/>AL NAME CENTER</text:p>
          </table:table-cell>
          <table:table-cell table:formula="of:=TEXT([.B123];0)&amp;&quot;,&quot;&amp;TEXT([.B139];0)" office:value-type="string" office:string-value="10035,20250" calcext:value-type="string">
            <text:p>10035,20250</text:p>
          </table:table-cell>
          <table:table-cell table:formula="of:=TEXT([.C123];0)&amp;&quot;,&quot;&amp;TEXT([.C139];0)" office:value-type="string" office:string-value="10095,20250" calcext:value-type="string">
            <text:p>10095,20250</text:p>
          </table:table-cell>
          <table:table-cell table:formula="of:=TEXT([.D123];0)&amp;&quot;,&quot;&amp;TEXT([.D139];0)" office:value-type="string" office:string-value="10155,20250" calcext:value-type="string">
            <text:p>10155,20250</text:p>
          </table:table-cell>
          <table:table-cell table:formula="of:=TEXT([.E123];0)&amp;&quot;,&quot;&amp;TEXT([.E139];0)" office:value-type="string" office:string-value="10215,20250" calcext:value-type="string">
            <text:p>10215,20250</text:p>
          </table:table-cell>
          <table:table-cell table:formula="of:=TEXT([.F123];0)&amp;&quot;,&quot;&amp;TEXT([.F139];0)" office:value-type="string" office:string-value="10275,20250" calcext:value-type="string">
            <text:p>10275,20250</text:p>
          </table:table-cell>
          <table:table-cell table:formula="of:=TEXT([.G123];0)&amp;&quot;,&quot;&amp;TEXT([.G139];0)" office:value-type="string" office:string-value="10335,20250" calcext:value-type="string">
            <text:p>10335,20250</text:p>
          </table:table-cell>
          <table:table-cell table:formula="of:=NA()" office:value-type="string" office:string-value="" calcext:value-type="error">
            <text:p>#N/A</text:p>
          </table:table-cell>
          <table:table-cell table:formula="of:=TEXT([.I123];0)&amp;&quot;,&quot;&amp;TEXT([.I139];0)" office:value-type="string" office:string-value="10385,20250" calcext:value-type="string">
            <text:p>10385,20250</text:p>
          </table:table-cell>
          <table:table-cell table:formula="of:=TEXT([.J123];0)&amp;&quot;,&quot;&amp;TEXT([.J139];0)" office:value-type="string" office:string-value="10445,20250" calcext:value-type="string">
            <text:p>10445,20250</text:p>
          </table:table-cell>
          <table:table-cell table:formula="of:=TEXT([.K123];0)&amp;&quot;,&quot;&amp;TEXT([.K139];0)" office:value-type="string" office:string-value="10505,20250" calcext:value-type="string">
            <text:p>10505,20250</text:p>
          </table:table-cell>
          <table:table-cell table:formula="of:=TEXT([.L123];0)&amp;&quot;,&quot;&amp;TEXT([.L139];0)" office:value-type="string" office:string-value="10565,20250" calcext:value-type="string">
            <text:p>10565,20250</text:p>
          </table:table-cell>
          <table:table-cell table:formula="of:=TEXT([.M123];0)&amp;&quot;,&quot;&amp;TEXT([.M139];0)" office:value-type="string" office:string-value="10625,20250" calcext:value-type="string">
            <text:p>10625,20250</text:p>
          </table:table-cell>
          <table:table-cell table:formula="of:=TEXT([.N123];0)&amp;&quot;,&quot;&amp;TEXT([.N139];0)" office:value-type="string" office:string-value="10685,20250" calcext:value-type="string">
            <text:p>10685,20250</text:p>
          </table:table-cell>
        </table:table-row>
        <table:table-row table:style-name="ro1">
          <table:table-cell office:value-type="string" calcext:value-type="string">
            <text:p>1D</text:p>
          </table:table-cell>
          <table:table-cell table:formula="of:=TEXT([.B124];0)&amp;&quot;,&quot;&amp;TEXT([.B140];0)" office:value-type="string" office:string-value="10035,20220" calcext:value-type="string">
            <text:p>10035,20220</text:p>
          </table:table-cell>
          <table:table-cell table:formula="of:=TEXT([.C124];0)&amp;&quot;,&quot;&amp;TEXT([.C140];0)" office:value-type="string" office:string-value="10095,20220" calcext:value-type="string">
            <text:p>10095,20220</text:p>
          </table:table-cell>
          <table:table-cell table:formula="of:=TEXT([.D124];0)&amp;&quot;,&quot;&amp;TEXT([.D140];0)" office:value-type="string" office:string-value="10155,20220" calcext:value-type="string">
            <text:p>10155,20220</text:p>
          </table:table-cell>
          <table:table-cell table:formula="of:=TEXT([.E124];0)&amp;&quot;,&quot;&amp;TEXT([.E140];0)" office:value-type="string" office:string-value="10215,20220" calcext:value-type="string">
            <text:p>10215,20220</text:p>
          </table:table-cell>
          <table:table-cell table:formula="of:=TEXT([.F124];0)&amp;&quot;,&quot;&amp;TEXT([.F140];0)" office:value-type="string" office:string-value="10275,20220" calcext:value-type="string">
            <text:p>10275,20220</text:p>
          </table:table-cell>
          <table:table-cell table:formula="of:=TEXT([.G124];0)&amp;&quot;,&quot;&amp;TEXT([.G140];0)" office:value-type="string" office:string-value="10335,20220" calcext:value-type="string">
            <text:p>10335,20220</text:p>
          </table:table-cell>
          <table:table-cell table:formula="of:=NA()" office:value-type="string" office:string-value="" calcext:value-type="error">
            <text:p>#N/A</text:p>
          </table:table-cell>
          <table:table-cell table:formula="of:=TEXT([.I124];0)&amp;&quot;,&quot;&amp;TEXT([.I140];0)" office:value-type="string" office:string-value="10385,20220" calcext:value-type="string">
            <text:p>10385,20220</text:p>
          </table:table-cell>
          <table:table-cell table:formula="of:=TEXT([.J124];0)&amp;&quot;,&quot;&amp;TEXT([.J140];0)" office:value-type="string" office:string-value="10445,20220" calcext:value-type="string">
            <text:p>10445,20220</text:p>
          </table:table-cell>
          <table:table-cell table:formula="of:=TEXT([.K124];0)&amp;&quot;,&quot;&amp;TEXT([.K140];0)" office:value-type="string" office:string-value="10505,20220" calcext:value-type="string">
            <text:p>10505,20220</text:p>
          </table:table-cell>
          <table:table-cell table:formula="of:=TEXT([.L124];0)&amp;&quot;,&quot;&amp;TEXT([.L140];0)" office:value-type="string" office:string-value="10565,20220" calcext:value-type="string">
            <text:p>10565,20220</text:p>
          </table:table-cell>
          <table:table-cell table:formula="of:=TEXT([.M124];0)&amp;&quot;,&quot;&amp;TEXT([.M140];0)" office:value-type="string" office:string-value="10625,20220" calcext:value-type="string">
            <text:p>10625,20220</text:p>
          </table:table-cell>
          <table:table-cell table:formula="of:=TEXT([.N124];0)&amp;&quot;,&quot;&amp;TEXT([.N140];0)" office:value-type="string" office:string-value="10685,20220" calcext:value-type="string">
            <text:p>10685,20220</text:p>
          </table:table-cell>
        </table:table-row>
        <table:table-row table:style-name="ro1">
          <table:table-cell office:value-type="string" calcext:value-type="string">
            <text:p>2D</text:p>
          </table:table-cell>
          <table:table-cell table:formula="of:=TEXT([.B125];0)&amp;&quot;,&quot;&amp;TEXT([.B141];0)" office:value-type="string" office:string-value="10035,20210" calcext:value-type="string">
            <text:p>10035,20210</text:p>
          </table:table-cell>
          <table:table-cell table:formula="of:=TEXT([.C125];0)&amp;&quot;,&quot;&amp;TEXT([.C141];0)" office:value-type="string" office:string-value="10095,20210" calcext:value-type="string">
            <text:p>10095,20210</text:p>
          </table:table-cell>
          <table:table-cell table:formula="of:=TEXT([.D125];0)&amp;&quot;,&quot;&amp;TEXT([.D141];0)" office:value-type="string" office:string-value="10155,20210" calcext:value-type="string">
            <text:p>10155,20210</text:p>
          </table:table-cell>
          <table:table-cell table:formula="of:=TEXT([.E125];0)&amp;&quot;,&quot;&amp;TEXT([.E141];0)" office:value-type="string" office:string-value="10215,20210" calcext:value-type="string">
            <text:p>10215,20210</text:p>
          </table:table-cell>
          <table:table-cell table:formula="of:=TEXT([.F125];0)&amp;&quot;,&quot;&amp;TEXT([.F141];0)" office:value-type="string" office:string-value="10275,20210" calcext:value-type="string">
            <text:p>10275,20210</text:p>
          </table:table-cell>
          <table:table-cell table:formula="of:=TEXT([.G125];0)&amp;&quot;,&quot;&amp;TEXT([.G141];0)" office:value-type="string" office:string-value="10335,20210" calcext:value-type="string">
            <text:p>10335,20210</text:p>
          </table:table-cell>
          <table:table-cell table:formula="of:=NA()" office:value-type="string" office:string-value="" calcext:value-type="error">
            <text:p>#N/A</text:p>
          </table:table-cell>
          <table:table-cell table:formula="of:=TEXT([.I125];0)&amp;&quot;,&quot;&amp;TEXT([.I141];0)" office:value-type="string" office:string-value="10385,20210" calcext:value-type="string">
            <text:p>10385,20210</text:p>
          </table:table-cell>
          <table:table-cell table:formula="of:=TEXT([.J125];0)&amp;&quot;,&quot;&amp;TEXT([.J141];0)" office:value-type="string" office:string-value="10445,20210" calcext:value-type="string">
            <text:p>10445,20210</text:p>
          </table:table-cell>
          <table:table-cell table:formula="of:=TEXT([.K125];0)&amp;&quot;,&quot;&amp;TEXT([.K141];0)" office:value-type="string" office:string-value="10505,20210" calcext:value-type="string">
            <text:p>10505,20210</text:p>
          </table:table-cell>
          <table:table-cell table:formula="of:=TEXT([.L125];0)&amp;&quot;,&quot;&amp;TEXT([.L141];0)" office:value-type="string" office:string-value="10565,20210" calcext:value-type="string">
            <text:p>10565,20210</text:p>
          </table:table-cell>
          <table:table-cell table:formula="of:=TEXT([.M125];0)&amp;&quot;,&quot;&amp;TEXT([.M141];0)" office:value-type="string" office:string-value="10625,20210" calcext:value-type="string">
            <text:p>10625,20210</text:p>
          </table:table-cell>
          <table:table-cell table:formula="of:=TEXT([.N125];0)&amp;&quot;,&quot;&amp;TEXT([.N141];0)" office:value-type="string" office:string-value="10685,20210" calcext:value-type="string">
            <text:p>10685,20210</text:p>
          </table:table-cell>
        </table:table-row>
        <table:table-row table:style-name="ro1">
          <table:table-cell office:value-type="string" calcext:value-type="string">
            <text:p>3D</text:p>
          </table:table-cell>
          <table:table-cell table:formula="of:=TEXT([.B126];0)&amp;&quot;,&quot;&amp;TEXT([.B142];0)" office:value-type="string" office:string-value="10035,20200" calcext:value-type="string">
            <text:p>10035,20200</text:p>
          </table:table-cell>
          <table:table-cell table:formula="of:=TEXT([.C126];0)&amp;&quot;,&quot;&amp;TEXT([.C142];0)" office:value-type="string" office:string-value="10095,20200" calcext:value-type="string">
            <text:p>10095,20200</text:p>
          </table:table-cell>
          <table:table-cell table:formula="of:=TEXT([.D126];0)&amp;&quot;,&quot;&amp;TEXT([.D142];0)" office:value-type="string" office:string-value="10155,20200" calcext:value-type="string">
            <text:p>10155,20200</text:p>
          </table:table-cell>
          <table:table-cell table:formula="of:=TEXT([.E126];0)&amp;&quot;,&quot;&amp;TEXT([.E142];0)" office:value-type="string" office:string-value="10215,20200" calcext:value-type="string">
            <text:p>10215,20200</text:p>
          </table:table-cell>
          <table:table-cell table:formula="of:=TEXT([.F126];0)&amp;&quot;,&quot;&amp;TEXT([.F142];0)" office:value-type="string" office:string-value="10275,20200" calcext:value-type="string">
            <text:p>10275,20200</text:p>
          </table:table-cell>
          <table:table-cell table:formula="of:=TEXT([.G126];0)&amp;&quot;,&quot;&amp;TEXT([.G142];0)" office:value-type="string" office:string-value="10335,20200" calcext:value-type="string">
            <text:p>10335,20200</text:p>
          </table:table-cell>
          <table:table-cell table:formula="of:=NA()" office:value-type="string" office:string-value="" calcext:value-type="error">
            <text:p>#N/A</text:p>
          </table:table-cell>
          <table:table-cell table:formula="of:=TEXT([.I126];0)&amp;&quot;,&quot;&amp;TEXT([.I142];0)" office:value-type="string" office:string-value="10385,20200" calcext:value-type="string">
            <text:p>10385,20200</text:p>
          </table:table-cell>
          <table:table-cell table:formula="of:=TEXT([.J126];0)&amp;&quot;,&quot;&amp;TEXT([.J142];0)" office:value-type="string" office:string-value="10445,20200" calcext:value-type="string">
            <text:p>10445,20200</text:p>
          </table:table-cell>
          <table:table-cell table:formula="of:=TEXT([.K126];0)&amp;&quot;,&quot;&amp;TEXT([.K142];0)" office:value-type="string" office:string-value="10505,20200" calcext:value-type="string">
            <text:p>10505,20200</text:p>
          </table:table-cell>
          <table:table-cell table:formula="of:=TEXT([.L126];0)&amp;&quot;,&quot;&amp;TEXT([.L142];0)" office:value-type="string" office:string-value="10565,20200" calcext:value-type="string">
            <text:p>10565,20200</text:p>
          </table:table-cell>
          <table:table-cell table:formula="of:=TEXT([.M126];0)&amp;&quot;,&quot;&amp;TEXT([.M142];0)" office:value-type="string" office:string-value="10625,20200" calcext:value-type="string">
            <text:p>10625,20200</text:p>
          </table:table-cell>
          <table:table-cell table:formula="of:=TEXT([.N126];0)&amp;&quot;,&quot;&amp;TEXT([.N142];0)" office:value-type="string" office:string-value="10685,20200" calcext:value-type="string">
            <text:p>10685,20200</text:p>
          </table:table-cell>
        </table:table-row>
        <table:table-row table:style-name="ro1">
          <table:table-cell office:value-type="string" calcext:value-type="string">
            <text:p>PIPE 4D</text:p>
          </table:table-cell>
          <table:table-cell table:formula="of:=TEXT([.B127];0)&amp;&quot;,&quot;&amp;TEXT([.B143];0)" office:value-type="string" office:string-value="10035,20190" calcext:value-type="string">
            <text:p>10035,20190</text:p>
          </table:table-cell>
          <table:table-cell table:formula="of:=TEXT([.C127];0)&amp;&quot;,&quot;&amp;TEXT([.C143];0)" office:value-type="string" office:string-value="10095,20190" calcext:value-type="string">
            <text:p>10095,20190</text:p>
          </table:table-cell>
          <table:table-cell table:formula="of:=TEXT([.D127];0)&amp;&quot;,&quot;&amp;TEXT([.D143];0)" office:value-type="string" office:string-value="10155,20190" calcext:value-type="string">
            <text:p>10155,20190</text:p>
          </table:table-cell>
          <table:table-cell table:formula="of:=TEXT([.E127];0)&amp;&quot;,&quot;&amp;TEXT([.E143];0)" office:value-type="string" office:string-value="10215,20190" calcext:value-type="string">
            <text:p>10215,20190</text:p>
          </table:table-cell>
          <table:table-cell table:formula="of:=TEXT([.F127];0)&amp;&quot;,&quot;&amp;TEXT([.F143];0)" office:value-type="string" office:string-value="10275,20190" calcext:value-type="string">
            <text:p>10275,20190</text:p>
          </table:table-cell>
          <table:table-cell table:formula="of:=TEXT([.G127];0)&amp;&quot;,&quot;&amp;TEXT([.G143];0)" office:value-type="string" office:string-value="10335,20190" calcext:value-type="string">
            <text:p>10335,20190</text:p>
          </table:table-cell>
          <table:table-cell table:formula="of:=NA()" office:value-type="string" office:string-value="" calcext:value-type="error">
            <text:p>#N/A</text:p>
          </table:table-cell>
          <table:table-cell table:formula="of:=TEXT([.I127];0)&amp;&quot;,&quot;&amp;TEXT([.I143];0)" office:value-type="string" office:string-value="10385,20190" calcext:value-type="string">
            <text:p>10385,20190</text:p>
          </table:table-cell>
          <table:table-cell table:formula="of:=TEXT([.J127];0)&amp;&quot;,&quot;&amp;TEXT([.J143];0)" office:value-type="string" office:string-value="10445,20190" calcext:value-type="string">
            <text:p>10445,20190</text:p>
          </table:table-cell>
          <table:table-cell table:formula="of:=TEXT([.K127];0)&amp;&quot;,&quot;&amp;TEXT([.K143];0)" office:value-type="string" office:string-value="10505,20190" calcext:value-type="string">
            <text:p>10505,20190</text:p>
          </table:table-cell>
          <table:table-cell table:formula="of:=TEXT([.L127];0)&amp;&quot;,&quot;&amp;TEXT([.L143];0)" office:value-type="string" office:string-value="10565,20190" calcext:value-type="string">
            <text:p>10565,20190</text:p>
          </table:table-cell>
          <table:table-cell table:formula="of:=TEXT([.M127];0)&amp;&quot;,&quot;&amp;TEXT([.M143];0)" office:value-type="string" office:string-value="10625,20190" calcext:value-type="string">
            <text:p>10625,20190</text:p>
          </table:table-cell>
          <table:table-cell table:formula="of:=TEXT([.N127];0)&amp;&quot;,&quot;&amp;TEXT([.N143];0)" office:value-type="string" office:string-value="10685,20190" calcext:value-type="string">
            <text:p>10685,20190</text:p>
          </table:table-cell>
        </table:table-row>
        <table:table-row table:style-name="ro1">
          <table:table-cell office:value-type="string" calcext:value-type="string">
            <text:p>5D</text:p>
          </table:table-cell>
          <table:table-cell table:formula="of:=TEXT([.B128];0)&amp;&quot;,&quot;&amp;TEXT([.B144];0)" office:value-type="string" office:string-value="10035,20180" calcext:value-type="string">
            <text:p>10035,20180</text:p>
          </table:table-cell>
          <table:table-cell table:formula="of:=TEXT([.C128];0)&amp;&quot;,&quot;&amp;TEXT([.C144];0)" office:value-type="string" office:string-value="10095,20180" calcext:value-type="string">
            <text:p>10095,20180</text:p>
          </table:table-cell>
          <table:table-cell table:formula="of:=TEXT([.D128];0)&amp;&quot;,&quot;&amp;TEXT([.D144];0)" office:value-type="string" office:string-value="10155,20180" calcext:value-type="string">
            <text:p>10155,20180</text:p>
          </table:table-cell>
          <table:table-cell table:formula="of:=TEXT([.E128];0)&amp;&quot;,&quot;&amp;TEXT([.E144];0)" office:value-type="string" office:string-value="10215,20180" calcext:value-type="string">
            <text:p>10215,20180</text:p>
          </table:table-cell>
          <table:table-cell table:formula="of:=TEXT([.F128];0)&amp;&quot;,&quot;&amp;TEXT([.F144];0)" office:value-type="string" office:string-value="10275,20180" calcext:value-type="string">
            <text:p>10275,20180</text:p>
          </table:table-cell>
          <table:table-cell table:formula="of:=TEXT([.G128];0)&amp;&quot;,&quot;&amp;TEXT([.G144];0)" office:value-type="string" office:string-value="10335,20180" calcext:value-type="string">
            <text:p>10335,20180</text:p>
          </table:table-cell>
          <table:table-cell table:formula="of:=NA()" office:value-type="string" office:string-value="" calcext:value-type="error">
            <text:p>#N/A</text:p>
          </table:table-cell>
          <table:table-cell table:formula="of:=TEXT([.I128];0)&amp;&quot;,&quot;&amp;TEXT([.I144];0)" office:value-type="string" office:string-value="10385,20180" calcext:value-type="string">
            <text:p>10385,20180</text:p>
          </table:table-cell>
          <table:table-cell table:formula="of:=TEXT([.J128];0)&amp;&quot;,&quot;&amp;TEXT([.J144];0)" office:value-type="string" office:string-value="10445,20180" calcext:value-type="string">
            <text:p>10445,20180</text:p>
          </table:table-cell>
          <table:table-cell table:formula="of:=TEXT([.K128];0)&amp;&quot;,&quot;&amp;TEXT([.K144];0)" office:value-type="string" office:string-value="10505,20180" calcext:value-type="string">
            <text:p>10505,20180</text:p>
          </table:table-cell>
          <table:table-cell table:formula="of:=TEXT([.L128];0)&amp;&quot;,&quot;&amp;TEXT([.L144];0)" office:value-type="string" office:string-value="10565,20180" calcext:value-type="string">
            <text:p>10565,20180</text:p>
          </table:table-cell>
          <table:table-cell table:formula="of:=TEXT([.M128];0)&amp;&quot;,&quot;&amp;TEXT([.M144];0)" office:value-type="string" office:string-value="10625,20180" calcext:value-type="string">
            <text:p>10625,20180</text:p>
          </table:table-cell>
          <table:table-cell table:formula="of:=TEXT([.N128];0)&amp;&quot;,&quot;&amp;TEXT([.N144];0)" office:value-type="string" office:string-value="10685,20180" calcext:value-type="string">
            <text:p>10685,20180</text:p>
          </table:table-cell>
        </table:table-row>
        <table:table-row table:style-name="ro1">
          <table:table-cell office:value-type="string" calcext:value-type="string">
            <text:p>6D</text:p>
          </table:table-cell>
          <table:table-cell table:formula="of:=TEXT([.B129];0)&amp;&quot;,&quot;&amp;TEXT([.B145];0)" office:value-type="string" office:string-value="10035,20170" calcext:value-type="string">
            <text:p>10035,20170</text:p>
          </table:table-cell>
          <table:table-cell table:formula="of:=TEXT([.C129];0)&amp;&quot;,&quot;&amp;TEXT([.C145];0)" office:value-type="string" office:string-value="10095,20170" calcext:value-type="string">
            <text:p>10095,20170</text:p>
          </table:table-cell>
          <table:table-cell table:formula="of:=TEXT([.D129];0)&amp;&quot;,&quot;&amp;TEXT([.D145];0)" office:value-type="string" office:string-value="10155,20170" calcext:value-type="string">
            <text:p>10155,20170</text:p>
          </table:table-cell>
          <table:table-cell table:formula="of:=TEXT([.E129];0)&amp;&quot;,&quot;&amp;TEXT([.E145];0)" office:value-type="string" office:string-value="10215,20170" calcext:value-type="string">
            <text:p>10215,20170</text:p>
          </table:table-cell>
          <table:table-cell table:formula="of:=TEXT([.F129];0)&amp;&quot;,&quot;&amp;TEXT([.F145];0)" office:value-type="string" office:string-value="10275,20170" calcext:value-type="string">
            <text:p>10275,20170</text:p>
          </table:table-cell>
          <table:table-cell table:formula="of:=TEXT([.G129];0)&amp;&quot;,&quot;&amp;TEXT([.G145];0)" office:value-type="string" office:string-value="10335,20170" calcext:value-type="string">
            <text:p>10335,20170</text:p>
          </table:table-cell>
          <table:table-cell table:formula="of:=NA()" office:value-type="string" office:string-value="" calcext:value-type="error">
            <text:p>#N/A</text:p>
          </table:table-cell>
          <table:table-cell table:formula="of:=TEXT([.I129];0)&amp;&quot;,&quot;&amp;TEXT([.I145];0)" office:value-type="string" office:string-value="10385,20170" calcext:value-type="string">
            <text:p>10385,20170</text:p>
          </table:table-cell>
          <table:table-cell table:formula="of:=TEXT([.J129];0)&amp;&quot;,&quot;&amp;TEXT([.J145];0)" office:value-type="string" office:string-value="10445,20170" calcext:value-type="string">
            <text:p>10445,20170</text:p>
          </table:table-cell>
          <table:table-cell table:formula="of:=TEXT([.K129];0)&amp;&quot;,&quot;&amp;TEXT([.K145];0)" office:value-type="string" office:string-value="10505,20170" calcext:value-type="string">
            <text:p>10505,20170</text:p>
          </table:table-cell>
          <table:table-cell table:formula="of:=TEXT([.L129];0)&amp;&quot;,&quot;&amp;TEXT([.L145];0)" office:value-type="string" office:string-value="10565,20170" calcext:value-type="string">
            <text:p>10565,20170</text:p>
          </table:table-cell>
          <table:table-cell table:formula="of:=TEXT([.M129];0)&amp;&quot;,&quot;&amp;TEXT([.M145];0)" office:value-type="string" office:string-value="10625,20170" calcext:value-type="string">
            <text:p>10625,20170</text:p>
          </table:table-cell>
          <table:table-cell table:formula="of:=TEXT([.N129];0)&amp;&quot;,&quot;&amp;TEXT([.N145];0)" office:value-type="string" office:string-value="10685,20170" calcext:value-type="string">
            <text:p>10685,20170</text:p>
          </table:table-cell>
        </table:table-row>
        <table:table-row table:style-name="ro1">
          <table:table-cell table:style-name="Default" table:number-columns-repeated="14"/>
        </table:table-row>
        <table:table-row table:style-name="ro1">
          <table:table-cell table:style-name="ce1" office:value-type="string" calcext:value-type="string">
            <text:p>GRID COORDINATES PAPER SPACE BUBBLE POINT X</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68]-[.$B$14]" office:value-type="float" office:value="1.75" calcext:value-type="float">
            <text:p>1.75</text:p>
          </table:table-cell>
          <table:table-cell table:formula="of:=[.C68]-[.$B$14]" office:value-type="float" office:value="4.75" calcext:value-type="float">
            <text:p>4.75</text:p>
          </table:table-cell>
          <table:table-cell table:formula="of:=[.D68]-[.$B$14]" office:value-type="float" office:value="7.75" calcext:value-type="float">
            <text:p>7.75</text:p>
          </table:table-cell>
          <table:table-cell table:formula="of:=[.E68]-[.$B$14]" office:value-type="float" office:value="10.75" calcext:value-type="float">
            <text:p>10.75</text:p>
          </table:table-cell>
          <table:table-cell table:formula="of:=[.F68]-[.$B$14]" office:value-type="float" office:value="13.75" calcext:value-type="float">
            <text:p>13.75</text:p>
          </table:table-cell>
          <table:table-cell table:formula="of:=[.G68]-[.$B$14]" office:value-type="float" office:value="16.75" calcext:value-type="float">
            <text:p>16.75</text:p>
          </table:table-cell>
          <table:table-cell table:formula="of:=[.H68]+[.$B$14]" office:value-type="float" office:value="18.25" calcext:value-type="float">
            <text:p>18.25</text:p>
          </table:table-cell>
          <table:table-cell table:formula="of:=[.I68]+[.$B$14]" office:value-type="float" office:value="19.25" calcext:value-type="float">
            <text:p>19.25</text:p>
          </table:table-cell>
          <table:table-cell table:formula="of:=[.J68]+[.$B$14]" office:value-type="float" office:value="22.25" calcext:value-type="float">
            <text:p>22.25</text:p>
          </table:table-cell>
          <table:table-cell table:formula="of:=[.K68]+[.$B$14]" office:value-type="float" office:value="25.25" calcext:value-type="float">
            <text:p>25.25</text:p>
          </table:table-cell>
          <table:table-cell table:formula="of:=[.L68]+[.$B$14]" office:value-type="float" office:value="28.25" calcext:value-type="float">
            <text:p>28.25</text:p>
          </table:table-cell>
          <table:table-cell table:formula="of:=[.M68]+[.$B$14]" office:value-type="float" office:value="31.25" calcext:value-type="float">
            <text:p>31.25</text:p>
          </table:table-cell>
          <table:table-cell table:formula="of:=[.N68]+[.$B$14]" office:value-type="float" office:value="34.25" calcext:value-type="float">
            <text:p>34.25</text:p>
          </table:table-cell>
        </table:table-row>
        <table:table-row table:style-name="ro1">
          <table:table-cell office:value-type="string" calcext:value-type="string">
            <text:p>5U</text:p>
          </table:table-cell>
          <table:table-cell table:formula="of:=[.B69]-[.$B$14]" office:value-type="float" office:value="1.75" calcext:value-type="float">
            <text:p>1.75</text:p>
          </table:table-cell>
          <table:table-cell table:formula="of:=[.C69]-[.$B$14]" office:value-type="float" office:value="4.75" calcext:value-type="float">
            <text:p>4.75</text:p>
          </table:table-cell>
          <table:table-cell table:formula="of:=[.D69]-[.$B$14]" office:value-type="float" office:value="7.75" calcext:value-type="float">
            <text:p>7.75</text:p>
          </table:table-cell>
          <table:table-cell table:formula="of:=[.E69]-[.$B$14]" office:value-type="float" office:value="10.75" calcext:value-type="float">
            <text:p>10.75</text:p>
          </table:table-cell>
          <table:table-cell table:formula="of:=[.F69]-[.$B$14]" office:value-type="float" office:value="13.75" calcext:value-type="float">
            <text:p>13.75</text:p>
          </table:table-cell>
          <table:table-cell table:formula="of:=[.G69]-[.$B$14]" office:value-type="float" office:value="16.75" calcext:value-type="float">
            <text:p>16.75</text:p>
          </table:table-cell>
          <table:table-cell table:formula="of:=[.H69]+[.$B$14]" office:value-type="float" office:value="18.25" calcext:value-type="float">
            <text:p>18.25</text:p>
          </table:table-cell>
          <table:table-cell table:formula="of:=[.I69]+[.$B$14]" office:value-type="float" office:value="19.25" calcext:value-type="float">
            <text:p>19.25</text:p>
          </table:table-cell>
          <table:table-cell table:formula="of:=[.J69]+[.$B$14]" office:value-type="float" office:value="22.25" calcext:value-type="float">
            <text:p>22.25</text:p>
          </table:table-cell>
          <table:table-cell table:formula="of:=[.K69]+[.$B$14]" office:value-type="float" office:value="25.25" calcext:value-type="float">
            <text:p>25.25</text:p>
          </table:table-cell>
          <table:table-cell table:formula="of:=[.L69]+[.$B$14]" office:value-type="float" office:value="28.25" calcext:value-type="float">
            <text:p>28.25</text:p>
          </table:table-cell>
          <table:table-cell table:formula="of:=[.M69]+[.$B$14]" office:value-type="float" office:value="31.25" calcext:value-type="float">
            <text:p>31.25</text:p>
          </table:table-cell>
          <table:table-cell table:formula="of:=[.N69]+[.$B$14]" office:value-type="float" office:value="34.25" calcext:value-type="float">
            <text:p>34.25</text:p>
          </table:table-cell>
        </table:table-row>
        <table:table-row table:style-name="ro1">
          <table:table-cell office:value-type="string" calcext:value-type="string">
            <text:p>4U</text:p>
          </table:table-cell>
          <table:table-cell table:formula="of:=[.B70]-[.$B$14]" office:value-type="float" office:value="1.75" calcext:value-type="float">
            <text:p>1.75</text:p>
          </table:table-cell>
          <table:table-cell table:formula="of:=[.C70]-[.$B$14]" office:value-type="float" office:value="4.75" calcext:value-type="float">
            <text:p>4.75</text:p>
          </table:table-cell>
          <table:table-cell table:formula="of:=[.D70]-[.$B$14]" office:value-type="float" office:value="7.75" calcext:value-type="float">
            <text:p>7.75</text:p>
          </table:table-cell>
          <table:table-cell table:formula="of:=[.E70]-[.$B$14]" office:value-type="float" office:value="10.75" calcext:value-type="float">
            <text:p>10.75</text:p>
          </table:table-cell>
          <table:table-cell table:formula="of:=[.F70]-[.$B$14]" office:value-type="float" office:value="13.75" calcext:value-type="float">
            <text:p>13.75</text:p>
          </table:table-cell>
          <table:table-cell table:formula="of:=[.G70]-[.$B$14]" office:value-type="float" office:value="16.75" calcext:value-type="float">
            <text:p>16.75</text:p>
          </table:table-cell>
          <table:table-cell table:formula="of:=[.H70]+[.$B$14]" office:value-type="float" office:value="18.25" calcext:value-type="float">
            <text:p>18.25</text:p>
          </table:table-cell>
          <table:table-cell table:formula="of:=[.I70]+[.$B$14]" office:value-type="float" office:value="19.25" calcext:value-type="float">
            <text:p>19.25</text:p>
          </table:table-cell>
          <table:table-cell table:formula="of:=[.J70]+[.$B$14]" office:value-type="float" office:value="22.25" calcext:value-type="float">
            <text:p>22.25</text:p>
          </table:table-cell>
          <table:table-cell table:formula="of:=[.K70]+[.$B$14]" office:value-type="float" office:value="25.25" calcext:value-type="float">
            <text:p>25.25</text:p>
          </table:table-cell>
          <table:table-cell table:formula="of:=[.L70]+[.$B$14]" office:value-type="float" office:value="28.25" calcext:value-type="float">
            <text:p>28.25</text:p>
          </table:table-cell>
          <table:table-cell table:formula="of:=[.M70]+[.$B$14]" office:value-type="float" office:value="31.25" calcext:value-type="float">
            <text:p>31.25</text:p>
          </table:table-cell>
          <table:table-cell table:formula="of:=[.N70]+[.$B$14]" office:value-type="float" office:value="34.25" calcext:value-type="float">
            <text:p>34.25</text:p>
          </table:table-cell>
        </table:table-row>
        <table:table-row table:style-name="ro1">
          <table:table-cell office:value-type="string" calcext:value-type="string">
            <text:p>3U</text:p>
          </table:table-cell>
          <table:table-cell table:formula="of:=[.B71]-[.$B$14]" office:value-type="float" office:value="1.75" calcext:value-type="float">
            <text:p>1.75</text:p>
          </table:table-cell>
          <table:table-cell table:formula="of:=[.C71]-[.$B$14]" office:value-type="float" office:value="4.75" calcext:value-type="float">
            <text:p>4.75</text:p>
          </table:table-cell>
          <table:table-cell table:formula="of:=[.D71]-[.$B$14]" office:value-type="float" office:value="7.75" calcext:value-type="float">
            <text:p>7.75</text:p>
          </table:table-cell>
          <table:table-cell table:formula="of:=[.E71]-[.$B$14]" office:value-type="float" office:value="10.75" calcext:value-type="float">
            <text:p>10.75</text:p>
          </table:table-cell>
          <table:table-cell table:formula="of:=[.F71]-[.$B$14]" office:value-type="float" office:value="13.75" calcext:value-type="float">
            <text:p>13.75</text:p>
          </table:table-cell>
          <table:table-cell table:formula="of:=[.G71]-[.$B$14]" office:value-type="float" office:value="16.75" calcext:value-type="float">
            <text:p>16.75</text:p>
          </table:table-cell>
          <table:table-cell table:formula="of:=[.H71]+[.$B$14]" office:value-type="float" office:value="18.25" calcext:value-type="float">
            <text:p>18.25</text:p>
          </table:table-cell>
          <table:table-cell table:formula="of:=[.I71]+[.$B$14]" office:value-type="float" office:value="19.25" calcext:value-type="float">
            <text:p>19.25</text:p>
          </table:table-cell>
          <table:table-cell table:formula="of:=[.J71]+[.$B$14]" office:value-type="float" office:value="22.25" calcext:value-type="float">
            <text:p>22.25</text:p>
          </table:table-cell>
          <table:table-cell table:formula="of:=[.K71]+[.$B$14]" office:value-type="float" office:value="25.25" calcext:value-type="float">
            <text:p>25.25</text:p>
          </table:table-cell>
          <table:table-cell table:formula="of:=[.L71]+[.$B$14]" office:value-type="float" office:value="28.25" calcext:value-type="float">
            <text:p>28.25</text:p>
          </table:table-cell>
          <table:table-cell table:formula="of:=[.M71]+[.$B$14]" office:value-type="float" office:value="31.25" calcext:value-type="float">
            <text:p>31.25</text:p>
          </table:table-cell>
          <table:table-cell table:formula="of:=[.N71]+[.$B$14]" office:value-type="float" office:value="34.25" calcext:value-type="float">
            <text:p>34.25</text:p>
          </table:table-cell>
        </table:table-row>
        <table:table-row table:style-name="ro1">
          <table:table-cell office:value-type="string" calcext:value-type="string">
            <text:p>2U</text:p>
          </table:table-cell>
          <table:table-cell table:formula="of:=[.B72]-[.$B$14]" office:value-type="float" office:value="1.75" calcext:value-type="float">
            <text:p>1.75</text:p>
          </table:table-cell>
          <table:table-cell table:formula="of:=[.C72]-[.$B$14]" office:value-type="float" office:value="4.75" calcext:value-type="float">
            <text:p>4.75</text:p>
          </table:table-cell>
          <table:table-cell table:formula="of:=[.D72]-[.$B$14]" office:value-type="float" office:value="7.75" calcext:value-type="float">
            <text:p>7.75</text:p>
          </table:table-cell>
          <table:table-cell table:formula="of:=[.E72]-[.$B$14]" office:value-type="float" office:value="10.75" calcext:value-type="float">
            <text:p>10.75</text:p>
          </table:table-cell>
          <table:table-cell table:formula="of:=[.F72]-[.$B$14]" office:value-type="float" office:value="13.75" calcext:value-type="float">
            <text:p>13.75</text:p>
          </table:table-cell>
          <table:table-cell table:formula="of:=[.G72]-[.$B$14]" office:value-type="float" office:value="16.75" calcext:value-type="float">
            <text:p>16.75</text:p>
          </table:table-cell>
          <table:table-cell table:formula="of:=[.H72]+[.$B$14]" office:value-type="float" office:value="18.25" calcext:value-type="float">
            <text:p>18.25</text:p>
          </table:table-cell>
          <table:table-cell table:formula="of:=[.I72]+[.$B$14]" office:value-type="float" office:value="19.25" calcext:value-type="float">
            <text:p>19.25</text:p>
          </table:table-cell>
          <table:table-cell table:formula="of:=[.J72]+[.$B$14]" office:value-type="float" office:value="22.25" calcext:value-type="float">
            <text:p>22.25</text:p>
          </table:table-cell>
          <table:table-cell table:formula="of:=[.K72]+[.$B$14]" office:value-type="float" office:value="25.25" calcext:value-type="float">
            <text:p>25.25</text:p>
          </table:table-cell>
          <table:table-cell table:formula="of:=[.L72]+[.$B$14]" office:value-type="float" office:value="28.25" calcext:value-type="float">
            <text:p>28.25</text:p>
          </table:table-cell>
          <table:table-cell table:formula="of:=[.M72]+[.$B$14]" office:value-type="float" office:value="31.25" calcext:value-type="float">
            <text:p>31.25</text:p>
          </table:table-cell>
          <table:table-cell table:formula="of:=[.N72]+[.$B$14]" office:value-type="float" office:value="34.25" calcext:value-type="float">
            <text:p>34.25</text:p>
          </table:table-cell>
        </table:table-row>
        <table:table-row table:style-name="ro1">
          <table:table-cell office:value-type="string" calcext:value-type="string">
            <text:p>1U</text:p>
          </table:table-cell>
          <table:table-cell table:formula="of:=[.B73]-[.$B$14]" office:value-type="float" office:value="1.75" calcext:value-type="float">
            <text:p>1.75</text:p>
          </table:table-cell>
          <table:table-cell table:formula="of:=[.C73]-[.$B$14]" office:value-type="float" office:value="4.75" calcext:value-type="float">
            <text:p>4.75</text:p>
          </table:table-cell>
          <table:table-cell table:formula="of:=[.D73]-[.$B$14]" office:value-type="float" office:value="7.75" calcext:value-type="float">
            <text:p>7.75</text:p>
          </table:table-cell>
          <table:table-cell table:formula="of:=[.E73]-[.$B$14]" office:value-type="float" office:value="10.75" calcext:value-type="float">
            <text:p>10.75</text:p>
          </table:table-cell>
          <table:table-cell table:formula="of:=[.F73]-[.$B$14]" office:value-type="float" office:value="13.75" calcext:value-type="float">
            <text:p>13.75</text:p>
          </table:table-cell>
          <table:table-cell table:formula="of:=[.G73]-[.$B$14]" office:value-type="float" office:value="16.75" calcext:value-type="float">
            <text:p>16.75</text:p>
          </table:table-cell>
          <table:table-cell table:formula="of:=[.H73]+[.$B$14]" office:value-type="float" office:value="18.25" calcext:value-type="float">
            <text:p>18.25</text:p>
          </table:table-cell>
          <table:table-cell table:formula="of:=[.I73]+[.$B$14]" office:value-type="float" office:value="19.25" calcext:value-type="float">
            <text:p>19.25</text:p>
          </table:table-cell>
          <table:table-cell table:formula="of:=[.J73]+[.$B$14]" office:value-type="float" office:value="22.25" calcext:value-type="float">
            <text:p>22.25</text:p>
          </table:table-cell>
          <table:table-cell table:formula="of:=[.K73]+[.$B$14]" office:value-type="float" office:value="25.25" calcext:value-type="float">
            <text:p>25.25</text:p>
          </table:table-cell>
          <table:table-cell table:formula="of:=[.L73]+[.$B$14]" office:value-type="float" office:value="28.25" calcext:value-type="float">
            <text:p>28.25</text:p>
          </table:table-cell>
          <table:table-cell table:formula="of:=[.M73]+[.$B$14]" office:value-type="float" office:value="31.25" calcext:value-type="float">
            <text:p>31.25</text:p>
          </table:table-cell>
          <table:table-cell table:formula="of:=[.N73]+[.$B$14]" office:value-type="float" office:value="34.25" calcext:value-type="float">
            <text:p>34.25</text:p>
          </table:table-cell>
        </table:table-row>
        <table:table-row table:style-name="ro1">
          <table:table-cell office:value-type="string" calcext:value-type="string">
            <text:p>CENTER</text:p>
          </table:table-cell>
          <table:table-cell table:formula="of:=[.B74]-[.$B$14]" office:value-type="float" office:value="1.75" calcext:value-type="float">
            <text:p>1.75</text:p>
          </table:table-cell>
          <table:table-cell table:formula="of:=[.C74]-[.$B$14]" office:value-type="float" office:value="4.75" calcext:value-type="float">
            <text:p>4.75</text:p>
          </table:table-cell>
          <table:table-cell table:formula="of:=[.D74]-[.$B$14]" office:value-type="float" office:value="7.75" calcext:value-type="float">
            <text:p>7.75</text:p>
          </table:table-cell>
          <table:table-cell table:formula="of:=[.E74]-[.$B$14]" office:value-type="float" office:value="10.75" calcext:value-type="float">
            <text:p>10.75</text:p>
          </table:table-cell>
          <table:table-cell table:formula="of:=[.F74]-[.$B$14]" office:value-type="float" office:value="13.75" calcext:value-type="float">
            <text:p>13.75</text:p>
          </table:table-cell>
          <table:table-cell table:formula="of:=[.G74]-[.$B$14]" office:value-type="float" office:value="16.75" calcext:value-type="float">
            <text:p>16.75</text:p>
          </table:table-cell>
          <table:table-cell table:formula="of:=[.H74]+[.$B$14]" office:value-type="float" office:value="18.25" calcext:value-type="float">
            <text:p>18.25</text:p>
          </table:table-cell>
          <table:table-cell table:formula="of:=[.I74]+[.$B$14]" office:value-type="float" office:value="19.25" calcext:value-type="float">
            <text:p>19.25</text:p>
          </table:table-cell>
          <table:table-cell table:formula="of:=[.J74]+[.$B$14]" office:value-type="float" office:value="22.25" calcext:value-type="float">
            <text:p>22.25</text:p>
          </table:table-cell>
          <table:table-cell table:formula="of:=[.K74]+[.$B$14]" office:value-type="float" office:value="25.25" calcext:value-type="float">
            <text:p>25.25</text:p>
          </table:table-cell>
          <table:table-cell table:formula="of:=[.L74]+[.$B$14]" office:value-type="float" office:value="28.25" calcext:value-type="float">
            <text:p>28.25</text:p>
          </table:table-cell>
          <table:table-cell table:formula="of:=[.M74]+[.$B$14]" office:value-type="float" office:value="31.25" calcext:value-type="float">
            <text:p>31.25</text:p>
          </table:table-cell>
          <table:table-cell table:formula="of:=[.N74]+[.$B$14]" office:value-type="float" office:value="34.25" calcext:value-type="float">
            <text:p>34.25</text:p>
          </table:table-cell>
        </table:table-row>
        <table:table-row table:style-name="ro1">
          <table:table-cell office:value-type="string" calcext:value-type="string">
            <text:p>1D</text:p>
          </table:table-cell>
          <table:table-cell table:formula="of:=[.B75]-[.$B$14]" office:value-type="float" office:value="1.75" calcext:value-type="float">
            <text:p>1.75</text:p>
          </table:table-cell>
          <table:table-cell table:formula="of:=[.C75]-[.$B$14]" office:value-type="float" office:value="4.75" calcext:value-type="float">
            <text:p>4.75</text:p>
          </table:table-cell>
          <table:table-cell table:formula="of:=[.D75]-[.$B$14]" office:value-type="float" office:value="7.75" calcext:value-type="float">
            <text:p>7.75</text:p>
          </table:table-cell>
          <table:table-cell table:formula="of:=[.E75]-[.$B$14]" office:value-type="float" office:value="10.75" calcext:value-type="float">
            <text:p>10.75</text:p>
          </table:table-cell>
          <table:table-cell table:formula="of:=[.F75]-[.$B$14]" office:value-type="float" office:value="13.75" calcext:value-type="float">
            <text:p>13.75</text:p>
          </table:table-cell>
          <table:table-cell table:formula="of:=[.G75]-[.$B$14]" office:value-type="float" office:value="16.75" calcext:value-type="float">
            <text:p>16.75</text:p>
          </table:table-cell>
          <table:table-cell table:formula="of:=[.H75]+[.$B$14]" office:value-type="float" office:value="18.25" calcext:value-type="float">
            <text:p>18.25</text:p>
          </table:table-cell>
          <table:table-cell table:formula="of:=[.I75]+[.$B$14]" office:value-type="float" office:value="19.25" calcext:value-type="float">
            <text:p>19.25</text:p>
          </table:table-cell>
          <table:table-cell table:formula="of:=[.J75]+[.$B$14]" office:value-type="float" office:value="22.25" calcext:value-type="float">
            <text:p>22.25</text:p>
          </table:table-cell>
          <table:table-cell table:formula="of:=[.K75]+[.$B$14]" office:value-type="float" office:value="25.25" calcext:value-type="float">
            <text:p>25.25</text:p>
          </table:table-cell>
          <table:table-cell table:formula="of:=[.L75]+[.$B$14]" office:value-type="float" office:value="28.25" calcext:value-type="float">
            <text:p>28.25</text:p>
          </table:table-cell>
          <table:table-cell table:formula="of:=[.M75]+[.$B$14]" office:value-type="float" office:value="31.25" calcext:value-type="float">
            <text:p>31.25</text:p>
          </table:table-cell>
          <table:table-cell table:formula="of:=[.N75]+[.$B$14]" office:value-type="float" office:value="34.25" calcext:value-type="float">
            <text:p>34.25</text:p>
          </table:table-cell>
        </table:table-row>
        <table:table-row table:style-name="ro1">
          <table:table-cell office:value-type="string" calcext:value-type="string">
            <text:p>2D</text:p>
          </table:table-cell>
          <table:table-cell table:formula="of:=[.B76]-[.$B$14]" office:value-type="float" office:value="1.75" calcext:value-type="float">
            <text:p>1.75</text:p>
          </table:table-cell>
          <table:table-cell table:formula="of:=[.C76]-[.$B$14]" office:value-type="float" office:value="4.75" calcext:value-type="float">
            <text:p>4.75</text:p>
          </table:table-cell>
          <table:table-cell table:formula="of:=[.D76]-[.$B$14]" office:value-type="float" office:value="7.75" calcext:value-type="float">
            <text:p>7.75</text:p>
          </table:table-cell>
          <table:table-cell table:formula="of:=[.E76]-[.$B$14]" office:value-type="float" office:value="10.75" calcext:value-type="float">
            <text:p>10.75</text:p>
          </table:table-cell>
          <table:table-cell table:formula="of:=[.F76]-[.$B$14]" office:value-type="float" office:value="13.75" calcext:value-type="float">
            <text:p>13.75</text:p>
          </table:table-cell>
          <table:table-cell table:formula="of:=[.G76]-[.$B$14]" office:value-type="float" office:value="16.75" calcext:value-type="float">
            <text:p>16.75</text:p>
          </table:table-cell>
          <table:table-cell table:formula="of:=[.H76]+[.$B$14]" office:value-type="float" office:value="18.25" calcext:value-type="float">
            <text:p>18.25</text:p>
          </table:table-cell>
          <table:table-cell table:formula="of:=[.I76]+[.$B$14]" office:value-type="float" office:value="19.25" calcext:value-type="float">
            <text:p>19.25</text:p>
          </table:table-cell>
          <table:table-cell table:formula="of:=[.J76]+[.$B$14]" office:value-type="float" office:value="22.25" calcext:value-type="float">
            <text:p>22.25</text:p>
          </table:table-cell>
          <table:table-cell table:formula="of:=[.K76]+[.$B$14]" office:value-type="float" office:value="25.25" calcext:value-type="float">
            <text:p>25.25</text:p>
          </table:table-cell>
          <table:table-cell table:formula="of:=[.L76]+[.$B$14]" office:value-type="float" office:value="28.25" calcext:value-type="float">
            <text:p>28.25</text:p>
          </table:table-cell>
          <table:table-cell table:formula="of:=[.M76]+[.$B$14]" office:value-type="float" office:value="31.25" calcext:value-type="float">
            <text:p>31.25</text:p>
          </table:table-cell>
          <table:table-cell table:formula="of:=[.N76]+[.$B$14]" office:value-type="float" office:value="34.25" calcext:value-type="float">
            <text:p>34.25</text:p>
          </table:table-cell>
        </table:table-row>
        <table:table-row table:style-name="ro1">
          <table:table-cell office:value-type="string" calcext:value-type="string">
            <text:p>3D</text:p>
          </table:table-cell>
          <table:table-cell table:formula="of:=[.B77]-[.$B$14]" office:value-type="float" office:value="1.75" calcext:value-type="float">
            <text:p>1.75</text:p>
          </table:table-cell>
          <table:table-cell table:formula="of:=[.C77]-[.$B$14]" office:value-type="float" office:value="4.75" calcext:value-type="float">
            <text:p>4.75</text:p>
          </table:table-cell>
          <table:table-cell table:formula="of:=[.D77]-[.$B$14]" office:value-type="float" office:value="7.75" calcext:value-type="float">
            <text:p>7.75</text:p>
          </table:table-cell>
          <table:table-cell table:formula="of:=[.E77]-[.$B$14]" office:value-type="float" office:value="10.75" calcext:value-type="float">
            <text:p>10.75</text:p>
          </table:table-cell>
          <table:table-cell table:formula="of:=[.F77]-[.$B$14]" office:value-type="float" office:value="13.75" calcext:value-type="float">
            <text:p>13.75</text:p>
          </table:table-cell>
          <table:table-cell table:formula="of:=[.G77]-[.$B$14]" office:value-type="float" office:value="16.75" calcext:value-type="float">
            <text:p>16.75</text:p>
          </table:table-cell>
          <table:table-cell table:formula="of:=[.H77]+[.$B$14]" office:value-type="float" office:value="18.25" calcext:value-type="float">
            <text:p>18.25</text:p>
          </table:table-cell>
          <table:table-cell table:formula="of:=[.I77]+[.$B$14]" office:value-type="float" office:value="19.25" calcext:value-type="float">
            <text:p>19.25</text:p>
          </table:table-cell>
          <table:table-cell table:formula="of:=[.J77]+[.$B$14]" office:value-type="float" office:value="22.25" calcext:value-type="float">
            <text:p>22.25</text:p>
          </table:table-cell>
          <table:table-cell table:formula="of:=[.K77]+[.$B$14]" office:value-type="float" office:value="25.25" calcext:value-type="float">
            <text:p>25.25</text:p>
          </table:table-cell>
          <table:table-cell table:formula="of:=[.L77]+[.$B$14]" office:value-type="float" office:value="28.25" calcext:value-type="float">
            <text:p>28.25</text:p>
          </table:table-cell>
          <table:table-cell table:formula="of:=[.M77]+[.$B$14]" office:value-type="float" office:value="31.25" calcext:value-type="float">
            <text:p>31.25</text:p>
          </table:table-cell>
          <table:table-cell table:formula="of:=[.N77]+[.$B$14]" office:value-type="float" office:value="34.25" calcext:value-type="float">
            <text:p>34.25</text:p>
          </table:table-cell>
        </table:table-row>
        <table:table-row table:style-name="ro1">
          <table:table-cell office:value-type="string" calcext:value-type="string">
            <text:p>4D</text:p>
          </table:table-cell>
          <table:table-cell table:formula="of:=[.B78]-[.$B$14]" office:value-type="float" office:value="1.75" calcext:value-type="float">
            <text:p>1.75</text:p>
          </table:table-cell>
          <table:table-cell table:formula="of:=[.C78]-[.$B$14]" office:value-type="float" office:value="4.75" calcext:value-type="float">
            <text:p>4.75</text:p>
          </table:table-cell>
          <table:table-cell table:formula="of:=[.D78]-[.$B$14]" office:value-type="float" office:value="7.75" calcext:value-type="float">
            <text:p>7.75</text:p>
          </table:table-cell>
          <table:table-cell table:formula="of:=[.E78]-[.$B$14]" office:value-type="float" office:value="10.75" calcext:value-type="float">
            <text:p>10.75</text:p>
          </table:table-cell>
          <table:table-cell table:formula="of:=[.F78]-[.$B$14]" office:value-type="float" office:value="13.75" calcext:value-type="float">
            <text:p>13.75</text:p>
          </table:table-cell>
          <table:table-cell table:formula="of:=[.G78]-[.$B$14]" office:value-type="float" office:value="16.75" calcext:value-type="float">
            <text:p>16.75</text:p>
          </table:table-cell>
          <table:table-cell table:formula="of:=[.H78]+[.$B$14]" office:value-type="float" office:value="18.25" calcext:value-type="float">
            <text:p>18.25</text:p>
          </table:table-cell>
          <table:table-cell table:formula="of:=[.I78]+[.$B$14]" office:value-type="float" office:value="19.25" calcext:value-type="float">
            <text:p>19.25</text:p>
          </table:table-cell>
          <table:table-cell table:formula="of:=[.J78]+[.$B$14]" office:value-type="float" office:value="22.25" calcext:value-type="float">
            <text:p>22.25</text:p>
          </table:table-cell>
          <table:table-cell table:formula="of:=[.K78]+[.$B$14]" office:value-type="float" office:value="25.25" calcext:value-type="float">
            <text:p>25.25</text:p>
          </table:table-cell>
          <table:table-cell table:formula="of:=[.L78]+[.$B$14]" office:value-type="float" office:value="28.25" calcext:value-type="float">
            <text:p>28.25</text:p>
          </table:table-cell>
          <table:table-cell table:formula="of:=[.M78]+[.$B$14]" office:value-type="float" office:value="31.25" calcext:value-type="float">
            <text:p>31.25</text:p>
          </table:table-cell>
          <table:table-cell table:formula="of:=[.N78]+[.$B$14]" office:value-type="float" office:value="34.25" calcext:value-type="float">
            <text:p>34.25</text:p>
          </table:table-cell>
        </table:table-row>
        <table:table-row table:style-name="ro1">
          <table:table-cell office:value-type="string" calcext:value-type="string">
            <text:p>5D</text:p>
          </table:table-cell>
          <table:table-cell table:formula="of:=[.B79]-[.$B$14]" office:value-type="float" office:value="1.75" calcext:value-type="float">
            <text:p>1.75</text:p>
          </table:table-cell>
          <table:table-cell table:formula="of:=[.C79]-[.$B$14]" office:value-type="float" office:value="4.75" calcext:value-type="float">
            <text:p>4.75</text:p>
          </table:table-cell>
          <table:table-cell table:formula="of:=[.D79]-[.$B$14]" office:value-type="float" office:value="7.75" calcext:value-type="float">
            <text:p>7.75</text:p>
          </table:table-cell>
          <table:table-cell table:formula="of:=[.E79]-[.$B$14]" office:value-type="float" office:value="10.75" calcext:value-type="float">
            <text:p>10.75</text:p>
          </table:table-cell>
          <table:table-cell table:formula="of:=[.F79]-[.$B$14]" office:value-type="float" office:value="13.75" calcext:value-type="float">
            <text:p>13.75</text:p>
          </table:table-cell>
          <table:table-cell table:formula="of:=[.G79]-[.$B$14]" office:value-type="float" office:value="16.75" calcext:value-type="float">
            <text:p>16.75</text:p>
          </table:table-cell>
          <table:table-cell table:formula="of:=[.H79]+[.$B$14]" office:value-type="float" office:value="18.25" calcext:value-type="float">
            <text:p>18.25</text:p>
          </table:table-cell>
          <table:table-cell table:formula="of:=[.I79]+[.$B$14]" office:value-type="float" office:value="19.25" calcext:value-type="float">
            <text:p>19.25</text:p>
          </table:table-cell>
          <table:table-cell table:formula="of:=[.J79]+[.$B$14]" office:value-type="float" office:value="22.25" calcext:value-type="float">
            <text:p>22.25</text:p>
          </table:table-cell>
          <table:table-cell table:formula="of:=[.K79]+[.$B$14]" office:value-type="float" office:value="25.25" calcext:value-type="float">
            <text:p>25.25</text:p>
          </table:table-cell>
          <table:table-cell table:formula="of:=[.L79]+[.$B$14]" office:value-type="float" office:value="28.25" calcext:value-type="float">
            <text:p>28.25</text:p>
          </table:table-cell>
          <table:table-cell table:formula="of:=[.M79]+[.$B$14]" office:value-type="float" office:value="31.25" calcext:value-type="float">
            <text:p>31.25</text:p>
          </table:table-cell>
          <table:table-cell table:formula="of:=[.N79]+[.$B$14]" office:value-type="float" office:value="34.25" calcext:value-type="float">
            <text:p>34.25</text:p>
          </table:table-cell>
        </table:table-row>
        <table:table-row table:style-name="ro1">
          <table:table-cell office:value-type="string" calcext:value-type="string">
            <text:p>6D</text:p>
          </table:table-cell>
          <table:table-cell table:formula="of:=[.B80]-[.$B$14]" office:value-type="float" office:value="1.75" calcext:value-type="float">
            <text:p>1.75</text:p>
          </table:table-cell>
          <table:table-cell table:formula="of:=[.C80]-[.$B$14]" office:value-type="float" office:value="4.75" calcext:value-type="float">
            <text:p>4.75</text:p>
          </table:table-cell>
          <table:table-cell table:formula="of:=[.D80]-[.$B$14]" office:value-type="float" office:value="7.75" calcext:value-type="float">
            <text:p>7.75</text:p>
          </table:table-cell>
          <table:table-cell table:formula="of:=[.E80]-[.$B$14]" office:value-type="float" office:value="10.75" calcext:value-type="float">
            <text:p>10.75</text:p>
          </table:table-cell>
          <table:table-cell table:formula="of:=[.F80]-[.$B$14]" office:value-type="float" office:value="13.75" calcext:value-type="float">
            <text:p>13.75</text:p>
          </table:table-cell>
          <table:table-cell table:formula="of:=[.G80]-[.$B$14]" office:value-type="float" office:value="16.75" calcext:value-type="float">
            <text:p>16.75</text:p>
          </table:table-cell>
          <table:table-cell table:formula="of:=[.H80]+[.$B$14]" office:value-type="float" office:value="18.25" calcext:value-type="float">
            <text:p>18.25</text:p>
          </table:table-cell>
          <table:table-cell table:formula="of:=[.I80]+[.$B$14]" office:value-type="float" office:value="19.25" calcext:value-type="float">
            <text:p>19.25</text:p>
          </table:table-cell>
          <table:table-cell table:formula="of:=[.J80]+[.$B$14]" office:value-type="float" office:value="22.25" calcext:value-type="float">
            <text:p>22.25</text:p>
          </table:table-cell>
          <table:table-cell table:formula="of:=[.K80]+[.$B$14]" office:value-type="float" office:value="25.25" calcext:value-type="float">
            <text:p>25.25</text:p>
          </table:table-cell>
          <table:table-cell table:formula="of:=[.L80]+[.$B$14]" office:value-type="float" office:value="28.25" calcext:value-type="float">
            <text:p>28.25</text:p>
          </table:table-cell>
          <table:table-cell table:formula="of:=[.M80]+[.$B$14]" office:value-type="float" office:value="31.25" calcext:value-type="float">
            <text:p>31.25</text:p>
          </table:table-cell>
          <table:table-cell table:formula="of:=[.N80]+[.$B$14]" office:value-type="float" office:value="34.25" calcext:value-type="float">
            <text:p>34.25</text:p>
          </table:table-cell>
        </table:table-row>
        <table:table-row table:style-name="ro1">
          <table:table-cell table:style-name="Default" table:number-columns-repeated="14"/>
        </table:table-row>
        <table:table-row table:style-name="ro1">
          <table:table-cell table:style-name="ce1" office:value-type="string" calcext:value-type="string">
            <text:p>GRID COORDINATES PAPER SPACE BUBBLE POINT Y</text:p>
          </table:table-cell>
          <table:table-cell table:style-name="Default" table:number-columns-repeated="13"/>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B84]+[.$B$15]" office:value-type="float" office:value="15.5" calcext:value-type="float">
            <text:p>15.5</text:p>
          </table:table-cell>
          <table:table-cell table:formula="of:=[.C84]+[.$B$15]" office:value-type="float" office:value="15.5" calcext:value-type="float">
            <text:p>15.5</text:p>
          </table:table-cell>
          <table:table-cell table:formula="of:=[.D84]+[.$B$15]" office:value-type="float" office:value="15.5" calcext:value-type="float">
            <text:p>15.5</text:p>
          </table:table-cell>
          <table:table-cell table:formula="of:=[.E84]+[.$B$15]" office:value-type="float" office:value="15.5" calcext:value-type="float">
            <text:p>15.5</text:p>
          </table:table-cell>
          <table:table-cell table:formula="of:=[.F84]+[.$B$15]" office:value-type="float" office:value="15.5" calcext:value-type="float">
            <text:p>15.5</text:p>
          </table:table-cell>
          <table:table-cell table:formula="of:=[.G84]+[.$B$15]" office:value-type="float" office:value="15.5" calcext:value-type="float">
            <text:p>15.5</text:p>
          </table:table-cell>
          <table:table-cell table:formula="of:=[.H84]+[.$B$15]" office:value-type="float" office:value="15.5" calcext:value-type="float">
            <text:p>15.5</text:p>
          </table:table-cell>
          <table:table-cell table:formula="of:=[.I84]+[.$B$15]" office:value-type="float" office:value="15.5" calcext:value-type="float">
            <text:p>15.5</text:p>
          </table:table-cell>
          <table:table-cell table:formula="of:=[.J84]+[.$B$15]" office:value-type="float" office:value="15.5" calcext:value-type="float">
            <text:p>15.5</text:p>
          </table:table-cell>
          <table:table-cell table:formula="of:=[.K84]+[.$B$15]" office:value-type="float" office:value="15.5" calcext:value-type="float">
            <text:p>15.5</text:p>
          </table:table-cell>
          <table:table-cell table:formula="of:=[.L84]+[.$B$15]" office:value-type="float" office:value="15.5" calcext:value-type="float">
            <text:p>15.5</text:p>
          </table:table-cell>
          <table:table-cell table:formula="of:=[.M84]+[.$B$15]" office:value-type="float" office:value="15.5" calcext:value-type="float">
            <text:p>15.5</text:p>
          </table:table-cell>
          <table:table-cell table:formula="of:=[.N84]+[.$B$15]" office:value-type="float" office:value="15.5" calcext:value-type="float">
            <text:p>15.5</text:p>
          </table:table-cell>
        </table:table-row>
        <table:table-row table:style-name="ro1">
          <table:table-cell office:value-type="string" calcext:value-type="string">
            <text:p>5U</text:p>
          </table:table-cell>
          <table:table-cell table:formula="of:=[.B85]+[.$B$15]" office:value-type="float" office:value="15" calcext:value-type="float">
            <text:p>15</text:p>
          </table:table-cell>
          <table:table-cell table:formula="of:=[.C85]+[.$B$15]" office:value-type="float" office:value="15" calcext:value-type="float">
            <text:p>15</text:p>
          </table:table-cell>
          <table:table-cell table:formula="of:=[.D85]+[.$B$15]" office:value-type="float" office:value="15" calcext:value-type="float">
            <text:p>15</text:p>
          </table:table-cell>
          <table:table-cell table:formula="of:=[.E85]+[.$B$15]" office:value-type="float" office:value="15" calcext:value-type="float">
            <text:p>15</text:p>
          </table:table-cell>
          <table:table-cell table:formula="of:=[.F85]+[.$B$15]" office:value-type="float" office:value="15" calcext:value-type="float">
            <text:p>15</text:p>
          </table:table-cell>
          <table:table-cell table:formula="of:=[.G85]+[.$B$15]" office:value-type="float" office:value="15" calcext:value-type="float">
            <text:p>15</text:p>
          </table:table-cell>
          <table:table-cell table:formula="of:=[.H85]+[.$B$15]" office:value-type="float" office:value="15" calcext:value-type="float">
            <text:p>15</text:p>
          </table:table-cell>
          <table:table-cell table:formula="of:=[.I85]+[.$B$15]" office:value-type="float" office:value="15" calcext:value-type="float">
            <text:p>15</text:p>
          </table:table-cell>
          <table:table-cell table:formula="of:=[.J85]+[.$B$15]" office:value-type="float" office:value="15" calcext:value-type="float">
            <text:p>15</text:p>
          </table:table-cell>
          <table:table-cell table:formula="of:=[.K85]+[.$B$15]" office:value-type="float" office:value="15" calcext:value-type="float">
            <text:p>15</text:p>
          </table:table-cell>
          <table:table-cell table:formula="of:=[.L85]+[.$B$15]" office:value-type="float" office:value="15" calcext:value-type="float">
            <text:p>15</text:p>
          </table:table-cell>
          <table:table-cell table:formula="of:=[.M85]+[.$B$15]" office:value-type="float" office:value="15" calcext:value-type="float">
            <text:p>15</text:p>
          </table:table-cell>
          <table:table-cell table:formula="of:=[.N85]+[.$B$15]" office:value-type="float" office:value="15" calcext:value-type="float">
            <text:p>15</text:p>
          </table:table-cell>
        </table:table-row>
        <table:table-row table:style-name="ro1">
          <table:table-cell office:value-type="string" calcext:value-type="string">
            <text:p>4U</text:p>
          </table:table-cell>
          <table:table-cell table:formula="of:=[.B86]+[.$B$15]" office:value-type="float" office:value="14.5" calcext:value-type="float">
            <text:p>14.5</text:p>
          </table:table-cell>
          <table:table-cell table:formula="of:=[.C86]+[.$B$15]" office:value-type="float" office:value="14.5" calcext:value-type="float">
            <text:p>14.5</text:p>
          </table:table-cell>
          <table:table-cell table:formula="of:=[.D86]+[.$B$15]" office:value-type="float" office:value="14.5" calcext:value-type="float">
            <text:p>14.5</text:p>
          </table:table-cell>
          <table:table-cell table:formula="of:=[.E86]+[.$B$15]" office:value-type="float" office:value="14.5" calcext:value-type="float">
            <text:p>14.5</text:p>
          </table:table-cell>
          <table:table-cell table:formula="of:=[.F86]+[.$B$15]" office:value-type="float" office:value="14.5" calcext:value-type="float">
            <text:p>14.5</text:p>
          </table:table-cell>
          <table:table-cell table:formula="of:=[.G86]+[.$B$15]" office:value-type="float" office:value="14.5" calcext:value-type="float">
            <text:p>14.5</text:p>
          </table:table-cell>
          <table:table-cell table:formula="of:=[.H86]+[.$B$15]" office:value-type="float" office:value="14.5" calcext:value-type="float">
            <text:p>14.5</text:p>
          </table:table-cell>
          <table:table-cell table:formula="of:=[.I86]+[.$B$15]" office:value-type="float" office:value="14.5" calcext:value-type="float">
            <text:p>14.5</text:p>
          </table:table-cell>
          <table:table-cell table:formula="of:=[.J86]+[.$B$15]" office:value-type="float" office:value="14.5" calcext:value-type="float">
            <text:p>14.5</text:p>
          </table:table-cell>
          <table:table-cell table:formula="of:=[.K86]+[.$B$15]" office:value-type="float" office:value="14.5" calcext:value-type="float">
            <text:p>14.5</text:p>
          </table:table-cell>
          <table:table-cell table:formula="of:=[.L86]+[.$B$15]" office:value-type="float" office:value="14.5" calcext:value-type="float">
            <text:p>14.5</text:p>
          </table:table-cell>
          <table:table-cell table:formula="of:=[.M86]+[.$B$15]" office:value-type="float" office:value="14.5" calcext:value-type="float">
            <text:p>14.5</text:p>
          </table:table-cell>
          <table:table-cell table:formula="of:=[.N86]+[.$B$15]" office:value-type="float" office:value="14.5" calcext:value-type="float">
            <text:p>14.5</text:p>
          </table:table-cell>
        </table:table-row>
        <table:table-row table:style-name="ro1">
          <table:table-cell office:value-type="string" calcext:value-type="string">
            <text:p>3U</text:p>
          </table:table-cell>
          <table:table-cell table:formula="of:=[.B87]+[.$B$15]" office:value-type="float" office:value="14" calcext:value-type="float">
            <text:p>14</text:p>
          </table:table-cell>
          <table:table-cell table:formula="of:=[.C87]+[.$B$15]" office:value-type="float" office:value="14" calcext:value-type="float">
            <text:p>14</text:p>
          </table:table-cell>
          <table:table-cell table:formula="of:=[.D87]+[.$B$15]" office:value-type="float" office:value="14" calcext:value-type="float">
            <text:p>14</text:p>
          </table:table-cell>
          <table:table-cell table:formula="of:=[.E87]+[.$B$15]" office:value-type="float" office:value="14" calcext:value-type="float">
            <text:p>14</text:p>
          </table:table-cell>
          <table:table-cell table:formula="of:=[.F87]+[.$B$15]" office:value-type="float" office:value="14" calcext:value-type="float">
            <text:p>14</text:p>
          </table:table-cell>
          <table:table-cell table:formula="of:=[.G87]+[.$B$15]" office:value-type="float" office:value="14" calcext:value-type="float">
            <text:p>14</text:p>
          </table:table-cell>
          <table:table-cell table:formula="of:=[.H87]+[.$B$15]" office:value-type="float" office:value="14" calcext:value-type="float">
            <text:p>14</text:p>
          </table:table-cell>
          <table:table-cell table:formula="of:=[.I87]+[.$B$15]" office:value-type="float" office:value="14" calcext:value-type="float">
            <text:p>14</text:p>
          </table:table-cell>
          <table:table-cell table:formula="of:=[.J87]+[.$B$15]" office:value-type="float" office:value="14" calcext:value-type="float">
            <text:p>14</text:p>
          </table:table-cell>
          <table:table-cell table:formula="of:=[.K87]+[.$B$15]" office:value-type="float" office:value="14" calcext:value-type="float">
            <text:p>14</text:p>
          </table:table-cell>
          <table:table-cell table:formula="of:=[.L87]+[.$B$15]" office:value-type="float" office:value="14" calcext:value-type="float">
            <text:p>14</text:p>
          </table:table-cell>
          <table:table-cell table:formula="of:=[.M87]+[.$B$15]" office:value-type="float" office:value="14" calcext:value-type="float">
            <text:p>14</text:p>
          </table:table-cell>
          <table:table-cell table:formula="of:=[.N87]+[.$B$15]" office:value-type="float" office:value="14" calcext:value-type="float">
            <text:p>14</text:p>
          </table:table-cell>
        </table:table-row>
        <table:table-row table:style-name="ro1">
          <table:table-cell office:value-type="string" calcext:value-type="string">
            <text:p>2U</text:p>
          </table:table-cell>
          <table:table-cell table:formula="of:=[.B88]+[.$B$15]" office:value-type="float" office:value="13.5" calcext:value-type="float">
            <text:p>13.5</text:p>
          </table:table-cell>
          <table:table-cell table:formula="of:=[.C88]+[.$B$15]" office:value-type="float" office:value="13.5" calcext:value-type="float">
            <text:p>13.5</text:p>
          </table:table-cell>
          <table:table-cell table:formula="of:=[.D88]+[.$B$15]" office:value-type="float" office:value="13.5" calcext:value-type="float">
            <text:p>13.5</text:p>
          </table:table-cell>
          <table:table-cell table:formula="of:=[.E88]+[.$B$15]" office:value-type="float" office:value="13.5" calcext:value-type="float">
            <text:p>13.5</text:p>
          </table:table-cell>
          <table:table-cell table:formula="of:=[.F88]+[.$B$15]" office:value-type="float" office:value="13.5" calcext:value-type="float">
            <text:p>13.5</text:p>
          </table:table-cell>
          <table:table-cell table:formula="of:=[.G88]+[.$B$15]" office:value-type="float" office:value="13.5" calcext:value-type="float">
            <text:p>13.5</text:p>
          </table:table-cell>
          <table:table-cell table:formula="of:=[.H88]+[.$B$15]" office:value-type="float" office:value="13.5" calcext:value-type="float">
            <text:p>13.5</text:p>
          </table:table-cell>
          <table:table-cell table:formula="of:=[.I88]+[.$B$15]" office:value-type="float" office:value="13.5" calcext:value-type="float">
            <text:p>13.5</text:p>
          </table:table-cell>
          <table:table-cell table:formula="of:=[.J88]+[.$B$15]" office:value-type="float" office:value="13.5" calcext:value-type="float">
            <text:p>13.5</text:p>
          </table:table-cell>
          <table:table-cell table:formula="of:=[.K88]+[.$B$15]" office:value-type="float" office:value="13.5" calcext:value-type="float">
            <text:p>13.5</text:p>
          </table:table-cell>
          <table:table-cell table:formula="of:=[.L88]+[.$B$15]" office:value-type="float" office:value="13.5" calcext:value-type="float">
            <text:p>13.5</text:p>
          </table:table-cell>
          <table:table-cell table:formula="of:=[.M88]+[.$B$15]" office:value-type="float" office:value="13.5" calcext:value-type="float">
            <text:p>13.5</text:p>
          </table:table-cell>
          <table:table-cell table:formula="of:=[.N88]+[.$B$15]" office:value-type="float" office:value="13.5" calcext:value-type="float">
            <text:p>13.5</text:p>
          </table:table-cell>
        </table:table-row>
        <table:table-row table:style-name="ro1">
          <table:table-cell office:value-type="string" calcext:value-type="string">
            <text:p>1U</text:p>
          </table:table-cell>
          <table:table-cell table:formula="of:=[.B89]+[.$B$15]" office:value-type="float" office:value="13" calcext:value-type="float">
            <text:p>13</text:p>
          </table:table-cell>
          <table:table-cell table:formula="of:=[.C89]+[.$B$15]" office:value-type="float" office:value="13" calcext:value-type="float">
            <text:p>13</text:p>
          </table:table-cell>
          <table:table-cell table:formula="of:=[.D89]+[.$B$15]" office:value-type="float" office:value="13" calcext:value-type="float">
            <text:p>13</text:p>
          </table:table-cell>
          <table:table-cell table:formula="of:=[.E89]+[.$B$15]" office:value-type="float" office:value="13" calcext:value-type="float">
            <text:p>13</text:p>
          </table:table-cell>
          <table:table-cell table:formula="of:=[.F89]+[.$B$15]" office:value-type="float" office:value="13" calcext:value-type="float">
            <text:p>13</text:p>
          </table:table-cell>
          <table:table-cell table:formula="of:=[.G89]+[.$B$15]" office:value-type="float" office:value="13" calcext:value-type="float">
            <text:p>13</text:p>
          </table:table-cell>
          <table:table-cell table:formula="of:=[.H89]+[.$B$15]" office:value-type="float" office:value="13" calcext:value-type="float">
            <text:p>13</text:p>
          </table:table-cell>
          <table:table-cell table:formula="of:=[.I89]+[.$B$15]" office:value-type="float" office:value="13" calcext:value-type="float">
            <text:p>13</text:p>
          </table:table-cell>
          <table:table-cell table:formula="of:=[.J89]+[.$B$15]" office:value-type="float" office:value="13" calcext:value-type="float">
            <text:p>13</text:p>
          </table:table-cell>
          <table:table-cell table:formula="of:=[.K89]+[.$B$15]" office:value-type="float" office:value="13" calcext:value-type="float">
            <text:p>13</text:p>
          </table:table-cell>
          <table:table-cell table:formula="of:=[.L89]+[.$B$15]" office:value-type="float" office:value="13" calcext:value-type="float">
            <text:p>13</text:p>
          </table:table-cell>
          <table:table-cell table:formula="of:=[.M89]+[.$B$15]" office:value-type="float" office:value="13" calcext:value-type="float">
            <text:p>13</text:p>
          </table:table-cell>
          <table:table-cell table:formula="of:=[.N89]+[.$B$15]" office:value-type="float" office:value="13" calcext:value-type="float">
            <text:p>13</text:p>
          </table:table-cell>
        </table:table-row>
        <table:table-row table:style-name="ro1">
          <table:table-cell office:value-type="string" calcext:value-type="string">
            <text:p>CENTER</text:p>
          </table:table-cell>
          <table:table-cell table:formula="of:=[.B90]+[.$B$15]" office:value-type="float" office:value="12.5" calcext:value-type="float">
            <text:p>12.5</text:p>
          </table:table-cell>
          <table:table-cell table:formula="of:=[.C90]+[.$B$15]" office:value-type="float" office:value="12.5" calcext:value-type="float">
            <text:p>12.5</text:p>
          </table:table-cell>
          <table:table-cell table:formula="of:=[.D90]+[.$B$15]" office:value-type="float" office:value="12.5" calcext:value-type="float">
            <text:p>12.5</text:p>
          </table:table-cell>
          <table:table-cell table:formula="of:=[.E90]+[.$B$15]" office:value-type="float" office:value="12.5" calcext:value-type="float">
            <text:p>12.5</text:p>
          </table:table-cell>
          <table:table-cell table:formula="of:=[.F90]+[.$B$15]" office:value-type="float" office:value="12.5" calcext:value-type="float">
            <text:p>12.5</text:p>
          </table:table-cell>
          <table:table-cell table:formula="of:=[.G90]+[.$B$15]" office:value-type="float" office:value="12.5" calcext:value-type="float">
            <text:p>12.5</text:p>
          </table:table-cell>
          <table:table-cell table:formula="of:=[.H90]+[.$B$15]" office:value-type="float" office:value="12.5" calcext:value-type="float">
            <text:p>12.5</text:p>
          </table:table-cell>
          <table:table-cell table:formula="of:=[.I90]+[.$B$15]" office:value-type="float" office:value="12.5" calcext:value-type="float">
            <text:p>12.5</text:p>
          </table:table-cell>
          <table:table-cell table:formula="of:=[.J90]+[.$B$15]" office:value-type="float" office:value="12.5" calcext:value-type="float">
            <text:p>12.5</text:p>
          </table:table-cell>
          <table:table-cell table:formula="of:=[.K90]+[.$B$15]" office:value-type="float" office:value="12.5" calcext:value-type="float">
            <text:p>12.5</text:p>
          </table:table-cell>
          <table:table-cell table:formula="of:=[.L90]+[.$B$15]" office:value-type="float" office:value="12.5" calcext:value-type="float">
            <text:p>12.5</text:p>
          </table:table-cell>
          <table:table-cell table:formula="of:=[.M90]+[.$B$15]" office:value-type="float" office:value="12.5" calcext:value-type="float">
            <text:p>12.5</text:p>
          </table:table-cell>
          <table:table-cell table:formula="of:=[.N90]+[.$B$15]" office:value-type="float" office:value="12.5" calcext:value-type="float">
            <text:p>12.5</text:p>
          </table:table-cell>
        </table:table-row>
        <table:table-row table:style-name="ro1">
          <table:table-cell office:value-type="string" calcext:value-type="string">
            <text:p>1D</text:p>
          </table:table-cell>
          <table:table-cell table:formula="of:=[.B91]-[.$B$15]" office:value-type="float" office:value="11" calcext:value-type="float">
            <text:p>11</text:p>
          </table:table-cell>
          <table:table-cell table:formula="of:=[.C91]-[.$B$15]" office:value-type="float" office:value="11" calcext:value-type="float">
            <text:p>11</text:p>
          </table:table-cell>
          <table:table-cell table:formula="of:=[.D91]-[.$B$15]" office:value-type="float" office:value="11" calcext:value-type="float">
            <text:p>11</text:p>
          </table:table-cell>
          <table:table-cell table:formula="of:=[.E91]-[.$B$15]" office:value-type="float" office:value="11" calcext:value-type="float">
            <text:p>11</text:p>
          </table:table-cell>
          <table:table-cell table:formula="of:=[.F91]-[.$B$15]" office:value-type="float" office:value="11" calcext:value-type="float">
            <text:p>11</text:p>
          </table:table-cell>
          <table:table-cell table:formula="of:=[.G91]-[.$B$15]" office:value-type="float" office:value="11" calcext:value-type="float">
            <text:p>11</text:p>
          </table:table-cell>
          <table:table-cell table:formula="of:=[.H91]-[.$B$15]" office:value-type="float" office:value="11" calcext:value-type="float">
            <text:p>11</text:p>
          </table:table-cell>
          <table:table-cell table:formula="of:=[.I91]-[.$B$15]" office:value-type="float" office:value="11" calcext:value-type="float">
            <text:p>11</text:p>
          </table:table-cell>
          <table:table-cell table:formula="of:=[.J91]-[.$B$15]" office:value-type="float" office:value="11" calcext:value-type="float">
            <text:p>11</text:p>
          </table:table-cell>
          <table:table-cell table:formula="of:=[.K91]-[.$B$15]" office:value-type="float" office:value="11" calcext:value-type="float">
            <text:p>11</text:p>
          </table:table-cell>
          <table:table-cell table:formula="of:=[.L91]-[.$B$15]" office:value-type="float" office:value="11" calcext:value-type="float">
            <text:p>11</text:p>
          </table:table-cell>
          <table:table-cell table:formula="of:=[.M91]-[.$B$15]" office:value-type="float" office:value="11" calcext:value-type="float">
            <text:p>11</text:p>
          </table:table-cell>
          <table:table-cell table:formula="of:=[.N91]-[.$B$15]" office:value-type="float" office:value="11" calcext:value-type="float">
            <text:p>11</text:p>
          </table:table-cell>
        </table:table-row>
        <table:table-row table:style-name="ro1">
          <table:table-cell office:value-type="string" calcext:value-type="string">
            <text:p>2D</text:p>
          </table:table-cell>
          <table:table-cell table:formula="of:=[.B92]-[.$B$15]" office:value-type="float" office:value="10.5" calcext:value-type="float">
            <text:p>10.5</text:p>
          </table:table-cell>
          <table:table-cell table:formula="of:=[.C92]-[.$B$15]" office:value-type="float" office:value="10.5" calcext:value-type="float">
            <text:p>10.5</text:p>
          </table:table-cell>
          <table:table-cell table:formula="of:=[.D92]-[.$B$15]" office:value-type="float" office:value="10.5" calcext:value-type="float">
            <text:p>10.5</text:p>
          </table:table-cell>
          <table:table-cell table:formula="of:=[.E92]-[.$B$15]" office:value-type="float" office:value="10.5" calcext:value-type="float">
            <text:p>10.5</text:p>
          </table:table-cell>
          <table:table-cell table:formula="of:=[.F92]-[.$B$15]" office:value-type="float" office:value="10.5" calcext:value-type="float">
            <text:p>10.5</text:p>
          </table:table-cell>
          <table:table-cell table:formula="of:=[.G92]-[.$B$15]" office:value-type="float" office:value="10.5" calcext:value-type="float">
            <text:p>10.5</text:p>
          </table:table-cell>
          <table:table-cell table:formula="of:=[.H92]-[.$B$15]" office:value-type="float" office:value="10.5" calcext:value-type="float">
            <text:p>10.5</text:p>
          </table:table-cell>
          <table:table-cell table:formula="of:=[.I92]-[.$B$15]" office:value-type="float" office:value="10.5" calcext:value-type="float">
            <text:p>10.5</text:p>
          </table:table-cell>
          <table:table-cell table:formula="of:=[.J92]-[.$B$15]" office:value-type="float" office:value="10.5" calcext:value-type="float">
            <text:p>10.5</text:p>
          </table:table-cell>
          <table:table-cell table:formula="of:=[.K92]-[.$B$15]" office:value-type="float" office:value="10.5" calcext:value-type="float">
            <text:p>10.5</text:p>
          </table:table-cell>
          <table:table-cell table:formula="of:=[.L92]-[.$B$15]" office:value-type="float" office:value="10.5" calcext:value-type="float">
            <text:p>10.5</text:p>
          </table:table-cell>
          <table:table-cell table:formula="of:=[.M92]-[.$B$15]" office:value-type="float" office:value="10.5" calcext:value-type="float">
            <text:p>10.5</text:p>
          </table:table-cell>
          <table:table-cell table:formula="of:=[.N92]-[.$B$15]" office:value-type="float" office:value="10.5" calcext:value-type="float">
            <text:p>10.5</text:p>
          </table:table-cell>
        </table:table-row>
        <table:table-row table:style-name="ro1">
          <table:table-cell office:value-type="string" calcext:value-type="string">
            <text:p>3D</text:p>
          </table:table-cell>
          <table:table-cell table:formula="of:=[.B93]-[.$B$15]" office:value-type="float" office:value="10" calcext:value-type="float">
            <text:p>10</text:p>
          </table:table-cell>
          <table:table-cell table:formula="of:=[.C93]-[.$B$15]" office:value-type="float" office:value="10" calcext:value-type="float">
            <text:p>10</text:p>
          </table:table-cell>
          <table:table-cell table:formula="of:=[.D93]-[.$B$15]" office:value-type="float" office:value="10" calcext:value-type="float">
            <text:p>10</text:p>
          </table:table-cell>
          <table:table-cell table:formula="of:=[.E93]-[.$B$15]" office:value-type="float" office:value="10" calcext:value-type="float">
            <text:p>10</text:p>
          </table:table-cell>
          <table:table-cell table:formula="of:=[.F93]-[.$B$15]" office:value-type="float" office:value="10" calcext:value-type="float">
            <text:p>10</text:p>
          </table:table-cell>
          <table:table-cell table:formula="of:=[.G93]-[.$B$15]" office:value-type="float" office:value="10" calcext:value-type="float">
            <text:p>10</text:p>
          </table:table-cell>
          <table:table-cell table:formula="of:=[.H93]-[.$B$15]" office:value-type="float" office:value="10" calcext:value-type="float">
            <text:p>10</text:p>
          </table:table-cell>
          <table:table-cell table:formula="of:=[.I93]-[.$B$15]" office:value-type="float" office:value="10" calcext:value-type="float">
            <text:p>10</text:p>
          </table:table-cell>
          <table:table-cell table:formula="of:=[.J93]-[.$B$15]" office:value-type="float" office:value="10" calcext:value-type="float">
            <text:p>10</text:p>
          </table:table-cell>
          <table:table-cell table:formula="of:=[.K93]-[.$B$15]" office:value-type="float" office:value="10" calcext:value-type="float">
            <text:p>10</text:p>
          </table:table-cell>
          <table:table-cell table:formula="of:=[.L93]-[.$B$15]" office:value-type="float" office:value="10" calcext:value-type="float">
            <text:p>10</text:p>
          </table:table-cell>
          <table:table-cell table:formula="of:=[.M93]-[.$B$15]" office:value-type="float" office:value="10" calcext:value-type="float">
            <text:p>10</text:p>
          </table:table-cell>
          <table:table-cell table:formula="of:=[.N93]-[.$B$15]" office:value-type="float" office:value="10" calcext:value-type="float">
            <text:p>10</text:p>
          </table:table-cell>
        </table:table-row>
        <table:table-row table:style-name="ro1">
          <table:table-cell office:value-type="string" calcext:value-type="string">
            <text:p>4D</text:p>
          </table:table-cell>
          <table:table-cell table:formula="of:=[.B94]-[.$B$15]" office:value-type="float" office:value="9.5" calcext:value-type="float">
            <text:p>9.5</text:p>
          </table:table-cell>
          <table:table-cell table:formula="of:=[.C94]-[.$B$15]" office:value-type="float" office:value="9.5" calcext:value-type="float">
            <text:p>9.5</text:p>
          </table:table-cell>
          <table:table-cell table:formula="of:=[.D94]-[.$B$15]" office:value-type="float" office:value="9.5" calcext:value-type="float">
            <text:p>9.5</text:p>
          </table:table-cell>
          <table:table-cell table:formula="of:=[.E94]-[.$B$15]" office:value-type="float" office:value="9.5" calcext:value-type="float">
            <text:p>9.5</text:p>
          </table:table-cell>
          <table:table-cell table:formula="of:=[.F94]-[.$B$15]" office:value-type="float" office:value="9.5" calcext:value-type="float">
            <text:p>9.5</text:p>
          </table:table-cell>
          <table:table-cell table:formula="of:=[.G94]-[.$B$15]" office:value-type="float" office:value="9.5" calcext:value-type="float">
            <text:p>9.5</text:p>
          </table:table-cell>
          <table:table-cell table:formula="of:=[.H94]-[.$B$15]" office:value-type="float" office:value="9.5" calcext:value-type="float">
            <text:p>9.5</text:p>
          </table:table-cell>
          <table:table-cell table:formula="of:=[.I94]-[.$B$15]" office:value-type="float" office:value="9.5" calcext:value-type="float">
            <text:p>9.5</text:p>
          </table:table-cell>
          <table:table-cell table:formula="of:=[.J94]-[.$B$15]" office:value-type="float" office:value="9.5" calcext:value-type="float">
            <text:p>9.5</text:p>
          </table:table-cell>
          <table:table-cell table:formula="of:=[.K94]-[.$B$15]" office:value-type="float" office:value="9.5" calcext:value-type="float">
            <text:p>9.5</text:p>
          </table:table-cell>
          <table:table-cell table:formula="of:=[.L94]-[.$B$15]" office:value-type="float" office:value="9.5" calcext:value-type="float">
            <text:p>9.5</text:p>
          </table:table-cell>
          <table:table-cell table:formula="of:=[.M94]-[.$B$15]" office:value-type="float" office:value="9.5" calcext:value-type="float">
            <text:p>9.5</text:p>
          </table:table-cell>
          <table:table-cell table:formula="of:=[.N94]-[.$B$15]" office:value-type="float" office:value="9.5" calcext:value-type="float">
            <text:p>9.5</text:p>
          </table:table-cell>
        </table:table-row>
        <table:table-row table:style-name="ro1">
          <table:table-cell office:value-type="string" calcext:value-type="string">
            <text:p>5D</text:p>
          </table:table-cell>
          <table:table-cell table:formula="of:=[.B95]-[.$B$15]" office:value-type="float" office:value="9" calcext:value-type="float">
            <text:p>9</text:p>
          </table:table-cell>
          <table:table-cell table:formula="of:=[.C95]-[.$B$15]" office:value-type="float" office:value="9" calcext:value-type="float">
            <text:p>9</text:p>
          </table:table-cell>
          <table:table-cell table:formula="of:=[.D95]-[.$B$15]" office:value-type="float" office:value="9" calcext:value-type="float">
            <text:p>9</text:p>
          </table:table-cell>
          <table:table-cell table:formula="of:=[.E95]-[.$B$15]" office:value-type="float" office:value="9" calcext:value-type="float">
            <text:p>9</text:p>
          </table:table-cell>
          <table:table-cell table:formula="of:=[.F95]-[.$B$15]" office:value-type="float" office:value="9" calcext:value-type="float">
            <text:p>9</text:p>
          </table:table-cell>
          <table:table-cell table:formula="of:=[.G95]-[.$B$15]" office:value-type="float" office:value="9" calcext:value-type="float">
            <text:p>9</text:p>
          </table:table-cell>
          <table:table-cell table:formula="of:=[.H95]-[.$B$15]" office:value-type="float" office:value="9" calcext:value-type="float">
            <text:p>9</text:p>
          </table:table-cell>
          <table:table-cell table:formula="of:=[.I95]-[.$B$15]" office:value-type="float" office:value="9" calcext:value-type="float">
            <text:p>9</text:p>
          </table:table-cell>
          <table:table-cell table:formula="of:=[.J95]-[.$B$15]" office:value-type="float" office:value="9" calcext:value-type="float">
            <text:p>9</text:p>
          </table:table-cell>
          <table:table-cell table:formula="of:=[.K95]-[.$B$15]" office:value-type="float" office:value="9" calcext:value-type="float">
            <text:p>9</text:p>
          </table:table-cell>
          <table:table-cell table:formula="of:=[.L95]-[.$B$15]" office:value-type="float" office:value="9" calcext:value-type="float">
            <text:p>9</text:p>
          </table:table-cell>
          <table:table-cell table:formula="of:=[.M95]-[.$B$15]" office:value-type="float" office:value="9" calcext:value-type="float">
            <text:p>9</text:p>
          </table:table-cell>
          <table:table-cell table:formula="of:=[.N95]-[.$B$15]" office:value-type="float" office:value="9" calcext:value-type="float">
            <text:p>9</text:p>
          </table:table-cell>
        </table:table-row>
        <table:table-row table:style-name="ro1">
          <table:table-cell office:value-type="string" calcext:value-type="string">
            <text:p>6D</text:p>
          </table:table-cell>
          <table:table-cell table:formula="of:=[.B96]-[.$B$15]" office:value-type="float" office:value="8.5" calcext:value-type="float">
            <text:p>8.5</text:p>
          </table:table-cell>
          <table:table-cell table:formula="of:=[.C96]-[.$B$15]" office:value-type="float" office:value="8.5" calcext:value-type="float">
            <text:p>8.5</text:p>
          </table:table-cell>
          <table:table-cell table:formula="of:=[.D96]-[.$B$15]" office:value-type="float" office:value="8.5" calcext:value-type="float">
            <text:p>8.5</text:p>
          </table:table-cell>
          <table:table-cell table:formula="of:=[.E96]-[.$B$15]" office:value-type="float" office:value="8.5" calcext:value-type="float">
            <text:p>8.5</text:p>
          </table:table-cell>
          <table:table-cell table:formula="of:=[.F96]-[.$B$15]" office:value-type="float" office:value="8.5" calcext:value-type="float">
            <text:p>8.5</text:p>
          </table:table-cell>
          <table:table-cell table:formula="of:=[.G96]-[.$B$15]" office:value-type="float" office:value="8.5" calcext:value-type="float">
            <text:p>8.5</text:p>
          </table:table-cell>
          <table:table-cell table:formula="of:=[.H96]-[.$B$15]" office:value-type="float" office:value="8.5" calcext:value-type="float">
            <text:p>8.5</text:p>
          </table:table-cell>
          <table:table-cell table:formula="of:=[.I96]-[.$B$15]" office:value-type="float" office:value="8.5" calcext:value-type="float">
            <text:p>8.5</text:p>
          </table:table-cell>
          <table:table-cell table:formula="of:=[.J96]-[.$B$15]" office:value-type="float" office:value="8.5" calcext:value-type="float">
            <text:p>8.5</text:p>
          </table:table-cell>
          <table:table-cell table:formula="of:=[.K96]-[.$B$15]" office:value-type="float" office:value="8.5" calcext:value-type="float">
            <text:p>8.5</text:p>
          </table:table-cell>
          <table:table-cell table:formula="of:=[.L96]-[.$B$15]" office:value-type="float" office:value="8.5" calcext:value-type="float">
            <text:p>8.5</text:p>
          </table:table-cell>
          <table:table-cell table:formula="of:=[.M96]-[.$B$15]" office:value-type="float" office:value="8.5" calcext:value-type="float">
            <text:p>8.5</text:p>
          </table:table-cell>
          <table:table-cell table:formula="of:=[.N96]-[.$B$15]" office:value-type="float" office:value="8.5" calcext:value-type="float">
            <text:p>8.5</text:p>
          </table:table-cell>
        </table:table-row>
        <table:table-row table:style-name="ro1">
          <table:table-cell table:style-name="Default" table:number-columns-repeated="14"/>
        </table:table-row>
        <table:table-row table:style-name="ro1">
          <table:table-cell table:style-name="ce1" office:value-type="string" calcext:value-type="string">
            <text:p>GRID COORDINATES PAPER SPACE BUBBLE POINT XY</text:p>
          </table:table-cell>
          <table:table-cell table:style-name="Default" table:number-columns-repeated="13"/>
        </table:table-row>
        <table:table-row table:style-name="ro1">
          <table:table-cell table:style-name="ce3"/>
          <table:table-cell table:number-columns-repeated="13" office:value-type="string" calcext:value-type="string">
            <text:p>X</text:p>
          </table:table-cell>
        </table:table-row>
        <table:table-row table:style-name="ro2">
          <table:table-cell/>
          <table:table-cell office:value-type="string" calcext:value-type="string">
            <text:p>6L</text:p>
          </table:table-cell>
          <table:table-cell office:value-type="string" calcext:value-type="string">
            <text:p>5L</text:p>
          </table:table-cell>
          <table:table-cell office:value-type="string" calcext:value-type="string">
            <text:p>4L</text:p>
          </table:table-cell>
          <table:table-cell office:value-type="string" calcext:value-type="string">
            <text:p>3L</text:p>
          </table:table-cell>
          <table:table-cell office:value-type="string" calcext:value-type="string">
            <text:p>2L</text:p>
          </table:table-cell>
          <table:table-cell office:value-type="string" calcext:value-type="string">
            <text:p>1L</text:p>
          </table:table-cell>
          <table:table-cell table:style-name="ce9" office:value-type="string" calcext:value-type="string">
            <text:p>CEN (no bubbles)</text:p>
          </table:table-cell>
          <table:table-cell office:value-type="string" calcext:value-type="string">
            <text:p>1R</text:p>
          </table:table-cell>
          <table:table-cell office:value-type="string" calcext:value-type="string">
            <text:p>2R</text:p>
          </table:table-cell>
          <table:table-cell office:value-type="string" calcext:value-type="string">
            <text:p>3R</text:p>
          </table:table-cell>
          <table:table-cell office:value-type="string" calcext:value-type="string">
            <text:p>4R</text:p>
          </table:table-cell>
          <table:table-cell office:value-type="string" calcext:value-type="string">
            <text:p>5R</text:p>
          </table:table-cell>
          <table:table-cell office:value-type="string" calcext:value-type="string">
            <text:p>6R</text:p>
          </table:table-cell>
        </table:table-row>
        <table:table-row table:style-name="ro1">
          <table:table-cell office:value-type="string" calcext:value-type="string">
            <text:p>6U</text:p>
          </table:table-cell>
          <table:table-cell table:formula="of:=TEXT([.B166];&quot;0.0&quot;)&amp;&quot;,&quot;&amp;TEXT([.B182];&quot;0.0&quot;)" office:value-type="string" office:string-value="1.8,15.5" calcext:value-type="string">
            <text:p>1.8,15.5</text:p>
          </table:table-cell>
          <table:table-cell table:formula="of:=TEXT([.C166];&quot;0.0&quot;)&amp;&quot;,&quot;&amp;TEXT([.C182];&quot;0.0&quot;)" office:value-type="string" office:string-value="4.8,15.5" calcext:value-type="string">
            <text:p>4.8,15.5</text:p>
          </table:table-cell>
          <table:table-cell table:formula="of:=TEXT([.D166];&quot;0.0&quot;)&amp;&quot;,&quot;&amp;TEXT([.D182];&quot;0.0&quot;)" office:value-type="string" office:string-value="7.8,15.5" calcext:value-type="string">
            <text:p>7.8,15.5</text:p>
          </table:table-cell>
          <table:table-cell table:formula="of:=TEXT([.E166];&quot;0.0&quot;)&amp;&quot;,&quot;&amp;TEXT([.E182];&quot;0.0&quot;)" office:value-type="string" office:string-value="10.8,15.5" calcext:value-type="string">
            <text:p>10.8,15.5</text:p>
          </table:table-cell>
          <table:table-cell table:formula="of:=TEXT([.F166];&quot;0.0&quot;)&amp;&quot;,&quot;&amp;TEXT([.F182];&quot;0.0&quot;)" office:value-type="string" office:string-value="13.8,15.5" calcext:value-type="string">
            <text:p>13.8,15.5</text:p>
          </table:table-cell>
          <table:table-cell table:formula="of:=TEXT([.G166];&quot;0.0&quot;)&amp;&quot;,&quot;&amp;TEXT([.G182];&quot;0.0&quot;)" office:value-type="string" office:string-value="16.8,15.5" calcext:value-type="string">
            <text:p>16.8,15.5</text:p>
          </table:table-cell>
          <table:table-cell table:formula="of:=NA()" office:value-type="string" office:string-value="" calcext:value-type="error">
            <text:p>#N/A</text:p>
          </table:table-cell>
          <table:table-cell table:formula="of:=TEXT([.I166];&quot;0.0&quot;)&amp;&quot;,&quot;&amp;TEXT([.I182];&quot;0.0&quot;)" office:value-type="string" office:string-value="19.3,15.5" calcext:value-type="string">
            <text:p>19.3,15.5</text:p>
          </table:table-cell>
          <table:table-cell table:formula="of:=TEXT([.J166];&quot;0.0&quot;)&amp;&quot;,&quot;&amp;TEXT([.J182];&quot;0.0&quot;)" office:value-type="string" office:string-value="22.3,15.5" calcext:value-type="string">
            <text:p>22.3,15.5</text:p>
          </table:table-cell>
          <table:table-cell table:formula="of:=TEXT([.K166];&quot;0.0&quot;)&amp;&quot;,&quot;&amp;TEXT([.K182];&quot;0.0&quot;)" office:value-type="string" office:string-value="25.3,15.5" calcext:value-type="string">
            <text:p>25.3,15.5</text:p>
          </table:table-cell>
          <table:table-cell table:formula="of:=TEXT([.L166];&quot;0.0&quot;)&amp;&quot;,&quot;&amp;TEXT([.L182];&quot;0.0&quot;)" office:value-type="string" office:string-value="28.3,15.5" calcext:value-type="string">
            <text:p>28.3,15.5</text:p>
          </table:table-cell>
          <table:table-cell table:formula="of:=TEXT([.M166];&quot;0.0&quot;)&amp;&quot;,&quot;&amp;TEXT([.M182];&quot;0.0&quot;)" office:value-type="string" office:string-value="31.3,15.5" calcext:value-type="string">
            <text:p>31.3,15.5</text:p>
          </table:table-cell>
          <table:table-cell table:formula="of:=TEXT([.N166];&quot;0.0&quot;)&amp;&quot;,&quot;&amp;TEXT([.N182];&quot;0.0&quot;)" office:value-type="string" office:string-value="34.3,15.5" calcext:value-type="string">
            <text:p>34.3,15.5</text:p>
          </table:table-cell>
        </table:table-row>
        <table:table-row table:style-name="ro1">
          <table:table-cell office:value-type="string" calcext:value-type="string">
            <text:p>5U</text:p>
          </table:table-cell>
          <table:table-cell table:formula="of:=TEXT([.B167];&quot;0.0&quot;)&amp;&quot;,&quot;&amp;TEXT([.B183];&quot;0.0&quot;)" office:value-type="string" office:string-value="1.8,15.0" calcext:value-type="string">
            <text:p>1.8,15.0</text:p>
          </table:table-cell>
          <table:table-cell table:formula="of:=TEXT([.C167];&quot;0.0&quot;)&amp;&quot;,&quot;&amp;TEXT([.C183];&quot;0.0&quot;)" office:value-type="string" office:string-value="4.8,15.0" calcext:value-type="string">
            <text:p>4.8,15.0</text:p>
          </table:table-cell>
          <table:table-cell table:formula="of:=TEXT([.D167];&quot;0.0&quot;)&amp;&quot;,&quot;&amp;TEXT([.D183];&quot;0.0&quot;)" office:value-type="string" office:string-value="7.8,15.0" calcext:value-type="string">
            <text:p>7.8,15.0</text:p>
          </table:table-cell>
          <table:table-cell table:formula="of:=TEXT([.E167];&quot;0.0&quot;)&amp;&quot;,&quot;&amp;TEXT([.E183];&quot;0.0&quot;)" office:value-type="string" office:string-value="10.8,15.0" calcext:value-type="string">
            <text:p>10.8,15.0</text:p>
          </table:table-cell>
          <table:table-cell table:formula="of:=TEXT([.F167];&quot;0.0&quot;)&amp;&quot;,&quot;&amp;TEXT([.F183];&quot;0.0&quot;)" office:value-type="string" office:string-value="13.8,15.0" calcext:value-type="string">
            <text:p>13.8,15.0</text:p>
          </table:table-cell>
          <table:table-cell table:formula="of:=TEXT([.G167];&quot;0.0&quot;)&amp;&quot;,&quot;&amp;TEXT([.G183];&quot;0.0&quot;)" office:value-type="string" office:string-value="16.8,15.0" calcext:value-type="string">
            <text:p>16.8,15.0</text:p>
          </table:table-cell>
          <table:table-cell table:formula="of:=NA()" office:value-type="string" office:string-value="" calcext:value-type="error">
            <text:p>#N/A</text:p>
          </table:table-cell>
          <table:table-cell table:formula="of:=TEXT([.I167];&quot;0.0&quot;)&amp;&quot;,&quot;&amp;TEXT([.I183];&quot;0.0&quot;)" office:value-type="string" office:string-value="19.3,15.0" calcext:value-type="string">
            <text:p>19.3,15.0</text:p>
          </table:table-cell>
          <table:table-cell table:formula="of:=TEXT([.J167];&quot;0.0&quot;)&amp;&quot;,&quot;&amp;TEXT([.J183];&quot;0.0&quot;)" office:value-type="string" office:string-value="22.3,15.0" calcext:value-type="string">
            <text:p>22.3,15.0</text:p>
          </table:table-cell>
          <table:table-cell table:formula="of:=TEXT([.K167];&quot;0.0&quot;)&amp;&quot;,&quot;&amp;TEXT([.K183];&quot;0.0&quot;)" office:value-type="string" office:string-value="25.3,15.0" calcext:value-type="string">
            <text:p>25.3,15.0</text:p>
          </table:table-cell>
          <table:table-cell table:formula="of:=TEXT([.L167];&quot;0.0&quot;)&amp;&quot;,&quot;&amp;TEXT([.L183];&quot;0.0&quot;)" office:value-type="string" office:string-value="28.3,15.0" calcext:value-type="string">
            <text:p>28.3,15.0</text:p>
          </table:table-cell>
          <table:table-cell table:formula="of:=TEXT([.M167];&quot;0.0&quot;)&amp;&quot;,&quot;&amp;TEXT([.M183];&quot;0.0&quot;)" office:value-type="string" office:string-value="31.3,15.0" calcext:value-type="string">
            <text:p>31.3,15.0</text:p>
          </table:table-cell>
          <table:table-cell table:formula="of:=TEXT([.N167];&quot;0.0&quot;)&amp;&quot;,&quot;&amp;TEXT([.N183];&quot;0.0&quot;)" office:value-type="string" office:string-value="34.3,15.0" calcext:value-type="string">
            <text:p>34.3,15.0</text:p>
          </table:table-cell>
        </table:table-row>
        <table:table-row table:style-name="ro1">
          <table:table-cell office:value-type="string" calcext:value-type="string">
            <text:p>4U</text:p>
          </table:table-cell>
          <table:table-cell table:formula="of:=TEXT([.B168];&quot;0.0&quot;)&amp;&quot;,&quot;&amp;TEXT([.B184];&quot;0.0&quot;)" office:value-type="string" office:string-value="1.8,14.5" calcext:value-type="string">
            <text:p>1.8,14.5</text:p>
          </table:table-cell>
          <table:table-cell table:formula="of:=TEXT([.C168];&quot;0.0&quot;)&amp;&quot;,&quot;&amp;TEXT([.C184];&quot;0.0&quot;)" office:value-type="string" office:string-value="4.8,14.5" calcext:value-type="string">
            <text:p>4.8,14.5</text:p>
          </table:table-cell>
          <table:table-cell table:formula="of:=TEXT([.D168];&quot;0.0&quot;)&amp;&quot;,&quot;&amp;TEXT([.D184];&quot;0.0&quot;)" office:value-type="string" office:string-value="7.8,14.5" calcext:value-type="string">
            <text:p>7.8,14.5</text:p>
          </table:table-cell>
          <table:table-cell table:formula="of:=TEXT([.E168];&quot;0.0&quot;)&amp;&quot;,&quot;&amp;TEXT([.E184];&quot;0.0&quot;)" office:value-type="string" office:string-value="10.8,14.5" calcext:value-type="string">
            <text:p>10.8,14.5</text:p>
          </table:table-cell>
          <table:table-cell table:formula="of:=TEXT([.F168];&quot;0.0&quot;)&amp;&quot;,&quot;&amp;TEXT([.F184];&quot;0.0&quot;)" office:value-type="string" office:string-value="13.8,14.5" calcext:value-type="string">
            <text:p>13.8,14.5</text:p>
          </table:table-cell>
          <table:table-cell table:formula="of:=TEXT([.G168];&quot;0.0&quot;)&amp;&quot;,&quot;&amp;TEXT([.G184];&quot;0.0&quot;)" office:value-type="string" office:string-value="16.8,14.5" calcext:value-type="string">
            <text:p>16.8,14.5</text:p>
          </table:table-cell>
          <table:table-cell table:formula="of:=NA()" office:value-type="string" office:string-value="" calcext:value-type="error">
            <text:p>#N/A</text:p>
          </table:table-cell>
          <table:table-cell table:formula="of:=TEXT([.I168];&quot;0.0&quot;)&amp;&quot;,&quot;&amp;TEXT([.I184];&quot;0.0&quot;)" office:value-type="string" office:string-value="19.3,14.5" calcext:value-type="string">
            <text:p>19.3,14.5</text:p>
          </table:table-cell>
          <table:table-cell table:formula="of:=TEXT([.J168];&quot;0.0&quot;)&amp;&quot;,&quot;&amp;TEXT([.J184];&quot;0.0&quot;)" office:value-type="string" office:string-value="22.3,14.5" calcext:value-type="string">
            <text:p>22.3,14.5</text:p>
          </table:table-cell>
          <table:table-cell table:formula="of:=TEXT([.K168];&quot;0.0&quot;)&amp;&quot;,&quot;&amp;TEXT([.K184];&quot;0.0&quot;)" office:value-type="string" office:string-value="25.3,14.5" calcext:value-type="string">
            <text:p>25.3,14.5</text:p>
          </table:table-cell>
          <table:table-cell table:formula="of:=TEXT([.L168];&quot;0.0&quot;)&amp;&quot;,&quot;&amp;TEXT([.L184];&quot;0.0&quot;)" office:value-type="string" office:string-value="28.3,14.5" calcext:value-type="string">
            <text:p>28.3,14.5</text:p>
          </table:table-cell>
          <table:table-cell table:formula="of:=TEXT([.M168];&quot;0.0&quot;)&amp;&quot;,&quot;&amp;TEXT([.M184];&quot;0.0&quot;)" office:value-type="string" office:string-value="31.3,14.5" calcext:value-type="string">
            <text:p>31.3,14.5</text:p>
          </table:table-cell>
          <table:table-cell table:formula="of:=TEXT([.N168];&quot;0.0&quot;)&amp;&quot;,&quot;&amp;TEXT([.N184];&quot;0.0&quot;)" office:value-type="string" office:string-value="34.3,14.5" calcext:value-type="string">
            <text:p>34.3,14.5</text:p>
          </table:table-cell>
        </table:table-row>
        <table:table-row table:style-name="ro1">
          <table:table-cell office:value-type="string" calcext:value-type="string">
            <text:p>SIDEWALK 3U</text:p>
          </table:table-cell>
          <table:table-cell table:formula="of:=TEXT([.B169];&quot;0.0&quot;)&amp;&quot;,&quot;&amp;TEXT([.B185];&quot;0.0&quot;)" office:value-type="string" office:string-value="1.8,14.0" calcext:value-type="string">
            <text:p>1.8,14.0</text:p>
          </table:table-cell>
          <table:table-cell table:formula="of:=TEXT([.C169];&quot;0.0&quot;)&amp;&quot;,&quot;&amp;TEXT([.C185];&quot;0.0&quot;)" office:value-type="string" office:string-value="4.8,14.0" calcext:value-type="string">
            <text:p>4.8,14.0</text:p>
          </table:table-cell>
          <table:table-cell table:formula="of:=TEXT([.D169];&quot;0.0&quot;)&amp;&quot;,&quot;&amp;TEXT([.D185];&quot;0.0&quot;)" office:value-type="string" office:string-value="7.8,14.0" calcext:value-type="string">
            <text:p>7.8,14.0</text:p>
          </table:table-cell>
          <table:table-cell table:formula="of:=TEXT([.E169];&quot;0.0&quot;)&amp;&quot;,&quot;&amp;TEXT([.E185];&quot;0.0&quot;)" office:value-type="string" office:string-value="10.8,14.0" calcext:value-type="string">
            <text:p>10.8,14.0</text:p>
          </table:table-cell>
          <table:table-cell table:formula="of:=TEXT([.F169];&quot;0.0&quot;)&amp;&quot;,&quot;&amp;TEXT([.F185];&quot;0.0&quot;)" office:value-type="string" office:string-value="13.8,14.0" calcext:value-type="string">
            <text:p>13.8,14.0</text:p>
          </table:table-cell>
          <table:table-cell table:formula="of:=TEXT([.G169];&quot;0.0&quot;)&amp;&quot;,&quot;&amp;TEXT([.G185];&quot;0.0&quot;)" office:value-type="string" office:string-value="16.8,14.0" calcext:value-type="string">
            <text:p>16.8,14.0</text:p>
          </table:table-cell>
          <table:table-cell table:formula="of:=NA()" office:value-type="string" office:string-value="" calcext:value-type="error">
            <text:p>#N/A</text:p>
          </table:table-cell>
          <table:table-cell table:formula="of:=TEXT([.I169];&quot;0.0&quot;)&amp;&quot;,&quot;&amp;TEXT([.I185];&quot;0.0&quot;)" office:value-type="string" office:string-value="19.3,14.0" calcext:value-type="string">
            <text:p>19.3,14.0</text:p>
          </table:table-cell>
          <table:table-cell table:formula="of:=TEXT([.J169];&quot;0.0&quot;)&amp;&quot;,&quot;&amp;TEXT([.J185];&quot;0.0&quot;)" office:value-type="string" office:string-value="22.3,14.0" calcext:value-type="string">
            <text:p>22.3,14.0</text:p>
          </table:table-cell>
          <table:table-cell table:formula="of:=TEXT([.K169];&quot;0.0&quot;)&amp;&quot;,&quot;&amp;TEXT([.K185];&quot;0.0&quot;)" office:value-type="string" office:string-value="25.3,14.0" calcext:value-type="string">
            <text:p>25.3,14.0</text:p>
          </table:table-cell>
          <table:table-cell table:formula="of:=TEXT([.L169];&quot;0.0&quot;)&amp;&quot;,&quot;&amp;TEXT([.L185];&quot;0.0&quot;)" office:value-type="string" office:string-value="28.3,14.0" calcext:value-type="string">
            <text:p>28.3,14.0</text:p>
          </table:table-cell>
          <table:table-cell table:formula="of:=TEXT([.M169];&quot;0.0&quot;)&amp;&quot;,&quot;&amp;TEXT([.M185];&quot;0.0&quot;)" office:value-type="string" office:string-value="31.3,14.0" calcext:value-type="string">
            <text:p>31.3,14.0</text:p>
          </table:table-cell>
          <table:table-cell table:formula="of:=TEXT([.N169];&quot;0.0&quot;)&amp;&quot;,&quot;&amp;TEXT([.N185];&quot;0.0&quot;)" office:value-type="string" office:string-value="34.3,14.0" calcext:value-type="string">
            <text:p>34.3,14.0</text:p>
          </table:table-cell>
        </table:table-row>
        <table:table-row table:style-name="ro1">
          <table:table-cell office:value-type="string" calcext:value-type="string">
            <text:p>CURB 2U</text:p>
          </table:table-cell>
          <table:table-cell table:formula="of:=TEXT([.B170];&quot;0.0&quot;)&amp;&quot;,&quot;&amp;TEXT([.B186];&quot;0.0&quot;)" office:value-type="string" office:string-value="1.8,13.5" calcext:value-type="string">
            <text:p>1.8,13.5</text:p>
          </table:table-cell>
          <table:table-cell table:formula="of:=TEXT([.C170];&quot;0.0&quot;)&amp;&quot;,&quot;&amp;TEXT([.C186];&quot;0.0&quot;)" office:value-type="string" office:string-value="4.8,13.5" calcext:value-type="string">
            <text:p>4.8,13.5</text:p>
          </table:table-cell>
          <table:table-cell table:formula="of:=TEXT([.D170];&quot;0.0&quot;)&amp;&quot;,&quot;&amp;TEXT([.D186];&quot;0.0&quot;)" office:value-type="string" office:string-value="7.8,13.5" calcext:value-type="string">
            <text:p>7.8,13.5</text:p>
          </table:table-cell>
          <table:table-cell table:formula="of:=TEXT([.E170];&quot;0.0&quot;)&amp;&quot;,&quot;&amp;TEXT([.E186];&quot;0.0&quot;)" office:value-type="string" office:string-value="10.8,13.5" calcext:value-type="string">
            <text:p>10.8,13.5</text:p>
          </table:table-cell>
          <table:table-cell table:formula="of:=TEXT([.F170];&quot;0.0&quot;)&amp;&quot;,&quot;&amp;TEXT([.F186];&quot;0.0&quot;)" office:value-type="string" office:string-value="13.8,13.5" calcext:value-type="string">
            <text:p>13.8,13.5</text:p>
          </table:table-cell>
          <table:table-cell table:formula="of:=TEXT([.G170];&quot;0.0&quot;)&amp;&quot;,&quot;&amp;TEXT([.G186];&quot;0.0&quot;)" office:value-type="string" office:string-value="16.8,13.5" calcext:value-type="string">
            <text:p>16.8,13.5</text:p>
          </table:table-cell>
          <table:table-cell table:formula="of:=NA()" office:value-type="string" office:string-value="" calcext:value-type="error">
            <text:p>#N/A</text:p>
          </table:table-cell>
          <table:table-cell table:formula="of:=TEXT([.I170];&quot;0.0&quot;)&amp;&quot;,&quot;&amp;TEXT([.I186];&quot;0.0&quot;)" office:value-type="string" office:string-value="19.3,13.5" calcext:value-type="string">
            <text:p>19.3,13.5</text:p>
          </table:table-cell>
          <table:table-cell table:formula="of:=TEXT([.J170];&quot;0.0&quot;)&amp;&quot;,&quot;&amp;TEXT([.J186];&quot;0.0&quot;)" office:value-type="string" office:string-value="22.3,13.5" calcext:value-type="string">
            <text:p>22.3,13.5</text:p>
          </table:table-cell>
          <table:table-cell table:formula="of:=TEXT([.K170];&quot;0.0&quot;)&amp;&quot;,&quot;&amp;TEXT([.K186];&quot;0.0&quot;)" office:value-type="string" office:string-value="25.3,13.5" calcext:value-type="string">
            <text:p>25.3,13.5</text:p>
          </table:table-cell>
          <table:table-cell table:formula="of:=TEXT([.L170];&quot;0.0&quot;)&amp;&quot;,&quot;&amp;TEXT([.L186];&quot;0.0&quot;)" office:value-type="string" office:string-value="28.3,13.5" calcext:value-type="string">
            <text:p>28.3,13.5</text:p>
          </table:table-cell>
          <table:table-cell table:formula="of:=TEXT([.M170];&quot;0.0&quot;)&amp;&quot;,&quot;&amp;TEXT([.M186];&quot;0.0&quot;)" office:value-type="string" office:string-value="31.3,13.5" calcext:value-type="string">
            <text:p>31.3,13.5</text:p>
          </table:table-cell>
          <table:table-cell table:formula="of:=TEXT([.N170];&quot;0.0&quot;)&amp;&quot;,&quot;&amp;TEXT([.N186];&quot;0.0&quot;)" office:value-type="string" office:string-value="34.3,13.5" calcext:value-type="string">
            <text:p>34.3,13.5</text:p>
          </table:table-cell>
        </table:table-row>
        <table:table-row table:style-name="ro1">
          <table:table-cell office:value-type="string" calcext:value-type="string">
            <text:p>1U</text:p>
          </table:table-cell>
          <table:table-cell table:formula="of:=TEXT([.B171];&quot;0.0&quot;)&amp;&quot;,&quot;&amp;TEXT([.B187];&quot;0.0&quot;)" office:value-type="string" office:string-value="1.8,13.0" calcext:value-type="string">
            <text:p>1.8,13.0</text:p>
          </table:table-cell>
          <table:table-cell table:formula="of:=TEXT([.C171];&quot;0.0&quot;)&amp;&quot;,&quot;&amp;TEXT([.C187];&quot;0.0&quot;)" office:value-type="string" office:string-value="4.8,13.0" calcext:value-type="string">
            <text:p>4.8,13.0</text:p>
          </table:table-cell>
          <table:table-cell table:formula="of:=TEXT([.D171];&quot;0.0&quot;)&amp;&quot;,&quot;&amp;TEXT([.D187];&quot;0.0&quot;)" office:value-type="string" office:string-value="7.8,13.0" calcext:value-type="string">
            <text:p>7.8,13.0</text:p>
          </table:table-cell>
          <table:table-cell table:formula="of:=TEXT([.E171];&quot;0.0&quot;)&amp;&quot;,&quot;&amp;TEXT([.E187];&quot;0.0&quot;)" office:value-type="string" office:string-value="10.8,13.0" calcext:value-type="string">
            <text:p>10.8,13.0</text:p>
          </table:table-cell>
          <table:table-cell table:formula="of:=TEXT([.F171];&quot;0.0&quot;)&amp;&quot;,&quot;&amp;TEXT([.F187];&quot;0.0&quot;)" office:value-type="string" office:string-value="13.8,13.0" calcext:value-type="string">
            <text:p>13.8,13.0</text:p>
          </table:table-cell>
          <table:table-cell table:formula="of:=TEXT([.G171];&quot;0.0&quot;)&amp;&quot;,&quot;&amp;TEXT([.G187];&quot;0.0&quot;)" office:value-type="string" office:string-value="16.8,13.0" calcext:value-type="string">
            <text:p>16.8,13.0</text:p>
          </table:table-cell>
          <table:table-cell table:formula="of:=NA()" office:value-type="string" office:string-value="" calcext:value-type="error">
            <text:p>#N/A</text:p>
          </table:table-cell>
          <table:table-cell table:formula="of:=TEXT([.I171];&quot;0.0&quot;)&amp;&quot;,&quot;&amp;TEXT([.I187];&quot;0.0&quot;)" office:value-type="string" office:string-value="19.3,13.0" calcext:value-type="string">
            <text:p>19.3,13.0</text:p>
          </table:table-cell>
          <table:table-cell table:formula="of:=TEXT([.J171];&quot;0.0&quot;)&amp;&quot;,&quot;&amp;TEXT([.J187];&quot;0.0&quot;)" office:value-type="string" office:string-value="22.3,13.0" calcext:value-type="string">
            <text:p>22.3,13.0</text:p>
          </table:table-cell>
          <table:table-cell table:formula="of:=TEXT([.K171];&quot;0.0&quot;)&amp;&quot;,&quot;&amp;TEXT([.K187];&quot;0.0&quot;)" office:value-type="string" office:string-value="25.3,13.0" calcext:value-type="string">
            <text:p>25.3,13.0</text:p>
          </table:table-cell>
          <table:table-cell table:formula="of:=TEXT([.L171];&quot;0.0&quot;)&amp;&quot;,&quot;&amp;TEXT([.L187];&quot;0.0&quot;)" office:value-type="string" office:string-value="28.3,13.0" calcext:value-type="string">
            <text:p>28.3,13.0</text:p>
          </table:table-cell>
          <table:table-cell table:formula="of:=TEXT([.M171];&quot;0.0&quot;)&amp;&quot;,&quot;&amp;TEXT([.M187];&quot;0.0&quot;)" office:value-type="string" office:string-value="31.3,13.0" calcext:value-type="string">
            <text:p>31.3,13.0</text:p>
          </table:table-cell>
          <table:table-cell table:formula="of:=TEXT([.N171];&quot;0.0&quot;)&amp;&quot;,&quot;&amp;TEXT([.N187];&quot;0.0&quot;)" office:value-type="string" office:string-value="34.3,13.0" calcext:value-type="string">
            <text:p>34.3,13.0</text:p>
          </table:table-cell>
        </table:table-row>
        <table:table-row table:style-name="ro1">
          <table:table-cell office:value-type="string" calcext:value-type="string">
            <text:p><text:s/>AL NAME CENTER</text:p>
          </table:table-cell>
          <table:table-cell table:formula="of:=TEXT([.B172];&quot;0.0&quot;)&amp;&quot;,&quot;&amp;TEXT([.B188];&quot;0.0&quot;)" office:value-type="string" office:string-value="1.8,12.5" calcext:value-type="string">
            <text:p>1.8,12.5</text:p>
          </table:table-cell>
          <table:table-cell table:formula="of:=TEXT([.C172];&quot;0.0&quot;)&amp;&quot;,&quot;&amp;TEXT([.C188];&quot;0.0&quot;)" office:value-type="string" office:string-value="4.8,12.5" calcext:value-type="string">
            <text:p>4.8,12.5</text:p>
          </table:table-cell>
          <table:table-cell table:formula="of:=TEXT([.D172];&quot;0.0&quot;)&amp;&quot;,&quot;&amp;TEXT([.D188];&quot;0.0&quot;)" office:value-type="string" office:string-value="7.8,12.5" calcext:value-type="string">
            <text:p>7.8,12.5</text:p>
          </table:table-cell>
          <table:table-cell table:formula="of:=TEXT([.E172];&quot;0.0&quot;)&amp;&quot;,&quot;&amp;TEXT([.E188];&quot;0.0&quot;)" office:value-type="string" office:string-value="10.8,12.5" calcext:value-type="string">
            <text:p>10.8,12.5</text:p>
          </table:table-cell>
          <table:table-cell table:formula="of:=TEXT([.F172];&quot;0.0&quot;)&amp;&quot;,&quot;&amp;TEXT([.F188];&quot;0.0&quot;)" office:value-type="string" office:string-value="13.8,12.5" calcext:value-type="string">
            <text:p>13.8,12.5</text:p>
          </table:table-cell>
          <table:table-cell table:formula="of:=TEXT([.G172];&quot;0.0&quot;)&amp;&quot;,&quot;&amp;TEXT([.G188];&quot;0.0&quot;)" office:value-type="string" office:string-value="16.8,12.5" calcext:value-type="string">
            <text:p>16.8,12.5</text:p>
          </table:table-cell>
          <table:table-cell table:formula="of:=NA()" office:value-type="string" office:string-value="" calcext:value-type="error">
            <text:p>#N/A</text:p>
          </table:table-cell>
          <table:table-cell table:formula="of:=TEXT([.I172];&quot;0.0&quot;)&amp;&quot;,&quot;&amp;TEXT([.I188];&quot;0.0&quot;)" office:value-type="string" office:string-value="19.3,12.5" calcext:value-type="string">
            <text:p>19.3,12.5</text:p>
          </table:table-cell>
          <table:table-cell table:formula="of:=TEXT([.J172];&quot;0.0&quot;)&amp;&quot;,&quot;&amp;TEXT([.J188];&quot;0.0&quot;)" office:value-type="string" office:string-value="22.3,12.5" calcext:value-type="string">
            <text:p>22.3,12.5</text:p>
          </table:table-cell>
          <table:table-cell table:formula="of:=TEXT([.K172];&quot;0.0&quot;)&amp;&quot;,&quot;&amp;TEXT([.K188];&quot;0.0&quot;)" office:value-type="string" office:string-value="25.3,12.5" calcext:value-type="string">
            <text:p>25.3,12.5</text:p>
          </table:table-cell>
          <table:table-cell table:formula="of:=TEXT([.L172];&quot;0.0&quot;)&amp;&quot;,&quot;&amp;TEXT([.L188];&quot;0.0&quot;)" office:value-type="string" office:string-value="28.3,12.5" calcext:value-type="string">
            <text:p>28.3,12.5</text:p>
          </table:table-cell>
          <table:table-cell table:formula="of:=TEXT([.M172];&quot;0.0&quot;)&amp;&quot;,&quot;&amp;TEXT([.M188];&quot;0.0&quot;)" office:value-type="string" office:string-value="31.3,12.5" calcext:value-type="string">
            <text:p>31.3,12.5</text:p>
          </table:table-cell>
          <table:table-cell table:formula="of:=TEXT([.N172];&quot;0.0&quot;)&amp;&quot;,&quot;&amp;TEXT([.N188];&quot;0.0&quot;)" office:value-type="string" office:string-value="34.3,12.5" calcext:value-type="string">
            <text:p>34.3,12.5</text:p>
          </table:table-cell>
        </table:table-row>
        <table:table-row table:style-name="ro1">
          <table:table-cell office:value-type="string" calcext:value-type="string">
            <text:p>1D</text:p>
          </table:table-cell>
          <table:table-cell table:formula="of:=TEXT([.B173];&quot;0.0&quot;)&amp;&quot;,&quot;&amp;TEXT([.B189];&quot;0.0&quot;)" office:value-type="string" office:string-value="1.8,11.0" calcext:value-type="string">
            <text:p>1.8,11.0</text:p>
          </table:table-cell>
          <table:table-cell table:formula="of:=TEXT([.C173];&quot;0.0&quot;)&amp;&quot;,&quot;&amp;TEXT([.C189];&quot;0.0&quot;)" office:value-type="string" office:string-value="4.8,11.0" calcext:value-type="string">
            <text:p>4.8,11.0</text:p>
          </table:table-cell>
          <table:table-cell table:formula="of:=TEXT([.D173];&quot;0.0&quot;)&amp;&quot;,&quot;&amp;TEXT([.D189];&quot;0.0&quot;)" office:value-type="string" office:string-value="7.8,11.0" calcext:value-type="string">
            <text:p>7.8,11.0</text:p>
          </table:table-cell>
          <table:table-cell table:formula="of:=TEXT([.E173];&quot;0.0&quot;)&amp;&quot;,&quot;&amp;TEXT([.E189];&quot;0.0&quot;)" office:value-type="string" office:string-value="10.8,11.0" calcext:value-type="string">
            <text:p>10.8,11.0</text:p>
          </table:table-cell>
          <table:table-cell table:formula="of:=TEXT([.F173];&quot;0.0&quot;)&amp;&quot;,&quot;&amp;TEXT([.F189];&quot;0.0&quot;)" office:value-type="string" office:string-value="13.8,11.0" calcext:value-type="string">
            <text:p>13.8,11.0</text:p>
          </table:table-cell>
          <table:table-cell table:formula="of:=TEXT([.G173];&quot;0.0&quot;)&amp;&quot;,&quot;&amp;TEXT([.G189];&quot;0.0&quot;)" office:value-type="string" office:string-value="16.8,11.0" calcext:value-type="string">
            <text:p>16.8,11.0</text:p>
          </table:table-cell>
          <table:table-cell table:formula="of:=NA()" office:value-type="string" office:string-value="" calcext:value-type="error">
            <text:p>#N/A</text:p>
          </table:table-cell>
          <table:table-cell table:formula="of:=TEXT([.I173];&quot;0.0&quot;)&amp;&quot;,&quot;&amp;TEXT([.I189];&quot;0.0&quot;)" office:value-type="string" office:string-value="19.3,11.0" calcext:value-type="string">
            <text:p>19.3,11.0</text:p>
          </table:table-cell>
          <table:table-cell table:formula="of:=TEXT([.J173];&quot;0.0&quot;)&amp;&quot;,&quot;&amp;TEXT([.J189];&quot;0.0&quot;)" office:value-type="string" office:string-value="22.3,11.0" calcext:value-type="string">
            <text:p>22.3,11.0</text:p>
          </table:table-cell>
          <table:table-cell table:formula="of:=TEXT([.K173];&quot;0.0&quot;)&amp;&quot;,&quot;&amp;TEXT([.K189];&quot;0.0&quot;)" office:value-type="string" office:string-value="25.3,11.0" calcext:value-type="string">
            <text:p>25.3,11.0</text:p>
          </table:table-cell>
          <table:table-cell table:formula="of:=TEXT([.L173];&quot;0.0&quot;)&amp;&quot;,&quot;&amp;TEXT([.L189];&quot;0.0&quot;)" office:value-type="string" office:string-value="28.3,11.0" calcext:value-type="string">
            <text:p>28.3,11.0</text:p>
          </table:table-cell>
          <table:table-cell table:formula="of:=TEXT([.M173];&quot;0.0&quot;)&amp;&quot;,&quot;&amp;TEXT([.M189];&quot;0.0&quot;)" office:value-type="string" office:string-value="31.3,11.0" calcext:value-type="string">
            <text:p>31.3,11.0</text:p>
          </table:table-cell>
          <table:table-cell table:formula="of:=TEXT([.N173];&quot;0.0&quot;)&amp;&quot;,&quot;&amp;TEXT([.N189];&quot;0.0&quot;)" office:value-type="string" office:string-value="34.3,11.0" calcext:value-type="string">
            <text:p>34.3,11.0</text:p>
          </table:table-cell>
        </table:table-row>
        <table:table-row table:style-name="ro1">
          <table:table-cell office:value-type="string" calcext:value-type="string">
            <text:p>2D</text:p>
          </table:table-cell>
          <table:table-cell table:formula="of:=TEXT([.B174];&quot;0.0&quot;)&amp;&quot;,&quot;&amp;TEXT([.B190];&quot;0.0&quot;)" office:value-type="string" office:string-value="1.8,10.5" calcext:value-type="string">
            <text:p>1.8,10.5</text:p>
          </table:table-cell>
          <table:table-cell table:formula="of:=TEXT([.C174];&quot;0.0&quot;)&amp;&quot;,&quot;&amp;TEXT([.C190];&quot;0.0&quot;)" office:value-type="string" office:string-value="4.8,10.5" calcext:value-type="string">
            <text:p>4.8,10.5</text:p>
          </table:table-cell>
          <table:table-cell table:formula="of:=TEXT([.D174];&quot;0.0&quot;)&amp;&quot;,&quot;&amp;TEXT([.D190];&quot;0.0&quot;)" office:value-type="string" office:string-value="7.8,10.5" calcext:value-type="string">
            <text:p>7.8,10.5</text:p>
          </table:table-cell>
          <table:table-cell table:formula="of:=TEXT([.E174];&quot;0.0&quot;)&amp;&quot;,&quot;&amp;TEXT([.E190];&quot;0.0&quot;)" office:value-type="string" office:string-value="10.8,10.5" calcext:value-type="string">
            <text:p>10.8,10.5</text:p>
          </table:table-cell>
          <table:table-cell table:formula="of:=TEXT([.F174];&quot;0.0&quot;)&amp;&quot;,&quot;&amp;TEXT([.F190];&quot;0.0&quot;)" office:value-type="string" office:string-value="13.8,10.5" calcext:value-type="string">
            <text:p>13.8,10.5</text:p>
          </table:table-cell>
          <table:table-cell table:formula="of:=TEXT([.G174];&quot;0.0&quot;)&amp;&quot;,&quot;&amp;TEXT([.G190];&quot;0.0&quot;)" office:value-type="string" office:string-value="16.8,10.5" calcext:value-type="string">
            <text:p>16.8,10.5</text:p>
          </table:table-cell>
          <table:table-cell table:formula="of:=NA()" office:value-type="string" office:string-value="" calcext:value-type="error">
            <text:p>#N/A</text:p>
          </table:table-cell>
          <table:table-cell table:formula="of:=TEXT([.I174];&quot;0.0&quot;)&amp;&quot;,&quot;&amp;TEXT([.I190];&quot;0.0&quot;)" office:value-type="string" office:string-value="19.3,10.5" calcext:value-type="string">
            <text:p>19.3,10.5</text:p>
          </table:table-cell>
          <table:table-cell table:formula="of:=TEXT([.J174];&quot;0.0&quot;)&amp;&quot;,&quot;&amp;TEXT([.J190];&quot;0.0&quot;)" office:value-type="string" office:string-value="22.3,10.5" calcext:value-type="string">
            <text:p>22.3,10.5</text:p>
          </table:table-cell>
          <table:table-cell table:formula="of:=TEXT([.K174];&quot;0.0&quot;)&amp;&quot;,&quot;&amp;TEXT([.K190];&quot;0.0&quot;)" office:value-type="string" office:string-value="25.3,10.5" calcext:value-type="string">
            <text:p>25.3,10.5</text:p>
          </table:table-cell>
          <table:table-cell table:formula="of:=TEXT([.L174];&quot;0.0&quot;)&amp;&quot;,&quot;&amp;TEXT([.L190];&quot;0.0&quot;)" office:value-type="string" office:string-value="28.3,10.5" calcext:value-type="string">
            <text:p>28.3,10.5</text:p>
          </table:table-cell>
          <table:table-cell table:formula="of:=TEXT([.M174];&quot;0.0&quot;)&amp;&quot;,&quot;&amp;TEXT([.M190];&quot;0.0&quot;)" office:value-type="string" office:string-value="31.3,10.5" calcext:value-type="string">
            <text:p>31.3,10.5</text:p>
          </table:table-cell>
          <table:table-cell table:formula="of:=TEXT([.N174];&quot;0.0&quot;)&amp;&quot;,&quot;&amp;TEXT([.N190];&quot;0.0&quot;)" office:value-type="string" office:string-value="34.3,10.5" calcext:value-type="string">
            <text:p>34.3,10.5</text:p>
          </table:table-cell>
        </table:table-row>
        <table:table-row table:style-name="ro1">
          <table:table-cell office:value-type="string" calcext:value-type="string">
            <text:p>3D</text:p>
          </table:table-cell>
          <table:table-cell table:formula="of:=TEXT([.B175];&quot;0.0&quot;)&amp;&quot;,&quot;&amp;TEXT([.B191];&quot;0.0&quot;)" office:value-type="string" office:string-value="1.8,10.0" calcext:value-type="string">
            <text:p>1.8,10.0</text:p>
          </table:table-cell>
          <table:table-cell table:formula="of:=TEXT([.C175];&quot;0.0&quot;)&amp;&quot;,&quot;&amp;TEXT([.C191];&quot;0.0&quot;)" office:value-type="string" office:string-value="4.8,10.0" calcext:value-type="string">
            <text:p>4.8,10.0</text:p>
          </table:table-cell>
          <table:table-cell table:formula="of:=TEXT([.D175];&quot;0.0&quot;)&amp;&quot;,&quot;&amp;TEXT([.D191];&quot;0.0&quot;)" office:value-type="string" office:string-value="7.8,10.0" calcext:value-type="string">
            <text:p>7.8,10.0</text:p>
          </table:table-cell>
          <table:table-cell table:formula="of:=TEXT([.E175];&quot;0.0&quot;)&amp;&quot;,&quot;&amp;TEXT([.E191];&quot;0.0&quot;)" office:value-type="string" office:string-value="10.8,10.0" calcext:value-type="string">
            <text:p>10.8,10.0</text:p>
          </table:table-cell>
          <table:table-cell table:formula="of:=TEXT([.F175];&quot;0.0&quot;)&amp;&quot;,&quot;&amp;TEXT([.F191];&quot;0.0&quot;)" office:value-type="string" office:string-value="13.8,10.0" calcext:value-type="string">
            <text:p>13.8,10.0</text:p>
          </table:table-cell>
          <table:table-cell table:formula="of:=TEXT([.G175];&quot;0.0&quot;)&amp;&quot;,&quot;&amp;TEXT([.G191];&quot;0.0&quot;)" office:value-type="string" office:string-value="16.8,10.0" calcext:value-type="string">
            <text:p>16.8,10.0</text:p>
          </table:table-cell>
          <table:table-cell table:formula="of:=NA()" office:value-type="string" office:string-value="" calcext:value-type="error">
            <text:p>#N/A</text:p>
          </table:table-cell>
          <table:table-cell table:formula="of:=TEXT([.I175];&quot;0.0&quot;)&amp;&quot;,&quot;&amp;TEXT([.I191];&quot;0.0&quot;)" office:value-type="string" office:string-value="19.3,10.0" calcext:value-type="string">
            <text:p>19.3,10.0</text:p>
          </table:table-cell>
          <table:table-cell table:formula="of:=TEXT([.J175];&quot;0.0&quot;)&amp;&quot;,&quot;&amp;TEXT([.J191];&quot;0.0&quot;)" office:value-type="string" office:string-value="22.3,10.0" calcext:value-type="string">
            <text:p>22.3,10.0</text:p>
          </table:table-cell>
          <table:table-cell table:formula="of:=TEXT([.K175];&quot;0.0&quot;)&amp;&quot;,&quot;&amp;TEXT([.K191];&quot;0.0&quot;)" office:value-type="string" office:string-value="25.3,10.0" calcext:value-type="string">
            <text:p>25.3,10.0</text:p>
          </table:table-cell>
          <table:table-cell table:formula="of:=TEXT([.L175];&quot;0.0&quot;)&amp;&quot;,&quot;&amp;TEXT([.L191];&quot;0.0&quot;)" office:value-type="string" office:string-value="28.3,10.0" calcext:value-type="string">
            <text:p>28.3,10.0</text:p>
          </table:table-cell>
          <table:table-cell table:formula="of:=TEXT([.M175];&quot;0.0&quot;)&amp;&quot;,&quot;&amp;TEXT([.M191];&quot;0.0&quot;)" office:value-type="string" office:string-value="31.3,10.0" calcext:value-type="string">
            <text:p>31.3,10.0</text:p>
          </table:table-cell>
          <table:table-cell table:formula="of:=TEXT([.N175];&quot;0.0&quot;)&amp;&quot;,&quot;&amp;TEXT([.N191];&quot;0.0&quot;)" office:value-type="string" office:string-value="34.3,10.0" calcext:value-type="string">
            <text:p>34.3,10.0</text:p>
          </table:table-cell>
        </table:table-row>
        <table:table-row table:style-name="ro1">
          <table:table-cell office:value-type="string" calcext:value-type="string">
            <text:p>PIPE 4D</text:p>
          </table:table-cell>
          <table:table-cell table:formula="of:=TEXT([.B176];&quot;0.0&quot;)&amp;&quot;,&quot;&amp;TEXT([.B192];&quot;0.0&quot;)" office:value-type="string" office:string-value="1.8,9.5" calcext:value-type="string">
            <text:p>1.8,9.5</text:p>
          </table:table-cell>
          <table:table-cell table:formula="of:=TEXT([.C176];&quot;0.0&quot;)&amp;&quot;,&quot;&amp;TEXT([.C192];&quot;0.0&quot;)" office:value-type="string" office:string-value="4.8,9.5" calcext:value-type="string">
            <text:p>4.8,9.5</text:p>
          </table:table-cell>
          <table:table-cell table:formula="of:=TEXT([.D176];&quot;0.0&quot;)&amp;&quot;,&quot;&amp;TEXT([.D192];&quot;0.0&quot;)" office:value-type="string" office:string-value="7.8,9.5" calcext:value-type="string">
            <text:p>7.8,9.5</text:p>
          </table:table-cell>
          <table:table-cell table:formula="of:=TEXT([.E176];&quot;0.0&quot;)&amp;&quot;,&quot;&amp;TEXT([.E192];&quot;0.0&quot;)" office:value-type="string" office:string-value="10.8,9.5" calcext:value-type="string">
            <text:p>10.8,9.5</text:p>
          </table:table-cell>
          <table:table-cell table:formula="of:=TEXT([.F176];&quot;0.0&quot;)&amp;&quot;,&quot;&amp;TEXT([.F192];&quot;0.0&quot;)" office:value-type="string" office:string-value="13.8,9.5" calcext:value-type="string">
            <text:p>13.8,9.5</text:p>
          </table:table-cell>
          <table:table-cell table:formula="of:=TEXT([.G176];&quot;0.0&quot;)&amp;&quot;,&quot;&amp;TEXT([.G192];&quot;0.0&quot;)" office:value-type="string" office:string-value="16.8,9.5" calcext:value-type="string">
            <text:p>16.8,9.5</text:p>
          </table:table-cell>
          <table:table-cell table:formula="of:=NA()" office:value-type="string" office:string-value="" calcext:value-type="error">
            <text:p>#N/A</text:p>
          </table:table-cell>
          <table:table-cell table:formula="of:=TEXT([.I176];&quot;0.0&quot;)&amp;&quot;,&quot;&amp;TEXT([.I192];&quot;0.0&quot;)" office:value-type="string" office:string-value="19.3,9.5" calcext:value-type="string">
            <text:p>19.3,9.5</text:p>
          </table:table-cell>
          <table:table-cell table:formula="of:=TEXT([.J176];&quot;0.0&quot;)&amp;&quot;,&quot;&amp;TEXT([.J192];&quot;0.0&quot;)" office:value-type="string" office:string-value="22.3,9.5" calcext:value-type="string">
            <text:p>22.3,9.5</text:p>
          </table:table-cell>
          <table:table-cell table:formula="of:=TEXT([.K176];&quot;0.0&quot;)&amp;&quot;,&quot;&amp;TEXT([.K192];&quot;0.0&quot;)" office:value-type="string" office:string-value="25.3,9.5" calcext:value-type="string">
            <text:p>25.3,9.5</text:p>
          </table:table-cell>
          <table:table-cell table:formula="of:=TEXT([.L176];&quot;0.0&quot;)&amp;&quot;,&quot;&amp;TEXT([.L192];&quot;0.0&quot;)" office:value-type="string" office:string-value="28.3,9.5" calcext:value-type="string">
            <text:p>28.3,9.5</text:p>
          </table:table-cell>
          <table:table-cell table:formula="of:=TEXT([.M176];&quot;0.0&quot;)&amp;&quot;,&quot;&amp;TEXT([.M192];&quot;0.0&quot;)" office:value-type="string" office:string-value="31.3,9.5" calcext:value-type="string">
            <text:p>31.3,9.5</text:p>
          </table:table-cell>
          <table:table-cell table:formula="of:=TEXT([.N176];&quot;0.0&quot;)&amp;&quot;,&quot;&amp;TEXT([.N192];&quot;0.0&quot;)" office:value-type="string" office:string-value="34.3,9.5" calcext:value-type="string">
            <text:p>34.3,9.5</text:p>
          </table:table-cell>
        </table:table-row>
        <table:table-row table:style-name="ro1">
          <table:table-cell office:value-type="string" calcext:value-type="string">
            <text:p>5D</text:p>
          </table:table-cell>
          <table:table-cell table:formula="of:=TEXT([.B177];&quot;0.0&quot;)&amp;&quot;,&quot;&amp;TEXT([.B193];&quot;0.0&quot;)" office:value-type="string" office:string-value="1.8,9.0" calcext:value-type="string">
            <text:p>1.8,9.0</text:p>
          </table:table-cell>
          <table:table-cell table:formula="of:=TEXT([.C177];&quot;0.0&quot;)&amp;&quot;,&quot;&amp;TEXT([.C193];&quot;0.0&quot;)" office:value-type="string" office:string-value="4.8,9.0" calcext:value-type="string">
            <text:p>4.8,9.0</text:p>
          </table:table-cell>
          <table:table-cell table:formula="of:=TEXT([.D177];&quot;0.0&quot;)&amp;&quot;,&quot;&amp;TEXT([.D193];&quot;0.0&quot;)" office:value-type="string" office:string-value="7.8,9.0" calcext:value-type="string">
            <text:p>7.8,9.0</text:p>
          </table:table-cell>
          <table:table-cell table:formula="of:=TEXT([.E177];&quot;0.0&quot;)&amp;&quot;,&quot;&amp;TEXT([.E193];&quot;0.0&quot;)" office:value-type="string" office:string-value="10.8,9.0" calcext:value-type="string">
            <text:p>10.8,9.0</text:p>
          </table:table-cell>
          <table:table-cell table:formula="of:=TEXT([.F177];&quot;0.0&quot;)&amp;&quot;,&quot;&amp;TEXT([.F193];&quot;0.0&quot;)" office:value-type="string" office:string-value="13.8,9.0" calcext:value-type="string">
            <text:p>13.8,9.0</text:p>
          </table:table-cell>
          <table:table-cell table:formula="of:=TEXT([.G177];&quot;0.0&quot;)&amp;&quot;,&quot;&amp;TEXT([.G193];&quot;0.0&quot;)" office:value-type="string" office:string-value="16.8,9.0" calcext:value-type="string">
            <text:p>16.8,9.0</text:p>
          </table:table-cell>
          <table:table-cell table:formula="of:=NA()" office:value-type="string" office:string-value="" calcext:value-type="error">
            <text:p>#N/A</text:p>
          </table:table-cell>
          <table:table-cell table:formula="of:=TEXT([.I177];&quot;0.0&quot;)&amp;&quot;,&quot;&amp;TEXT([.I193];&quot;0.0&quot;)" office:value-type="string" office:string-value="19.3,9.0" calcext:value-type="string">
            <text:p>19.3,9.0</text:p>
          </table:table-cell>
          <table:table-cell table:formula="of:=TEXT([.J177];&quot;0.0&quot;)&amp;&quot;,&quot;&amp;TEXT([.J193];&quot;0.0&quot;)" office:value-type="string" office:string-value="22.3,9.0" calcext:value-type="string">
            <text:p>22.3,9.0</text:p>
          </table:table-cell>
          <table:table-cell table:formula="of:=TEXT([.K177];&quot;0.0&quot;)&amp;&quot;,&quot;&amp;TEXT([.K193];&quot;0.0&quot;)" office:value-type="string" office:string-value="25.3,9.0" calcext:value-type="string">
            <text:p>25.3,9.0</text:p>
          </table:table-cell>
          <table:table-cell table:formula="of:=TEXT([.L177];&quot;0.0&quot;)&amp;&quot;,&quot;&amp;TEXT([.L193];&quot;0.0&quot;)" office:value-type="string" office:string-value="28.3,9.0" calcext:value-type="string">
            <text:p>28.3,9.0</text:p>
          </table:table-cell>
          <table:table-cell table:formula="of:=TEXT([.M177];&quot;0.0&quot;)&amp;&quot;,&quot;&amp;TEXT([.M193];&quot;0.0&quot;)" office:value-type="string" office:string-value="31.3,9.0" calcext:value-type="string">
            <text:p>31.3,9.0</text:p>
          </table:table-cell>
          <table:table-cell table:formula="of:=TEXT([.N177];&quot;0.0&quot;)&amp;&quot;,&quot;&amp;TEXT([.N193];&quot;0.0&quot;)" office:value-type="string" office:string-value="34.3,9.0" calcext:value-type="string">
            <text:p>34.3,9.0</text:p>
          </table:table-cell>
        </table:table-row>
        <table:table-row table:style-name="ro1">
          <table:table-cell office:value-type="string" calcext:value-type="string">
            <text:p>6D</text:p>
          </table:table-cell>
          <table:table-cell table:formula="of:=TEXT([.B178];&quot;0.0&quot;)&amp;&quot;,&quot;&amp;TEXT([.B194];&quot;0.0&quot;)" office:value-type="string" office:string-value="1.8,8.5" calcext:value-type="string">
            <text:p>1.8,8.5</text:p>
          </table:table-cell>
          <table:table-cell table:formula="of:=TEXT([.C178];&quot;0.0&quot;)&amp;&quot;,&quot;&amp;TEXT([.C194];&quot;0.0&quot;)" office:value-type="string" office:string-value="4.8,8.5" calcext:value-type="string">
            <text:p>4.8,8.5</text:p>
          </table:table-cell>
          <table:table-cell table:formula="of:=TEXT([.D178];&quot;0.0&quot;)&amp;&quot;,&quot;&amp;TEXT([.D194];&quot;0.0&quot;)" office:value-type="string" office:string-value="7.8,8.5" calcext:value-type="string">
            <text:p>7.8,8.5</text:p>
          </table:table-cell>
          <table:table-cell table:formula="of:=TEXT([.E178];&quot;0.0&quot;)&amp;&quot;,&quot;&amp;TEXT([.E194];&quot;0.0&quot;)" office:value-type="string" office:string-value="10.8,8.5" calcext:value-type="string">
            <text:p>10.8,8.5</text:p>
          </table:table-cell>
          <table:table-cell table:formula="of:=TEXT([.F178];&quot;0.0&quot;)&amp;&quot;,&quot;&amp;TEXT([.F194];&quot;0.0&quot;)" office:value-type="string" office:string-value="13.8,8.5" calcext:value-type="string">
            <text:p>13.8,8.5</text:p>
          </table:table-cell>
          <table:table-cell table:formula="of:=TEXT([.G178];&quot;0.0&quot;)&amp;&quot;,&quot;&amp;TEXT([.G194];&quot;0.0&quot;)" office:value-type="string" office:string-value="16.8,8.5" calcext:value-type="string">
            <text:p>16.8,8.5</text:p>
          </table:table-cell>
          <table:table-cell table:formula="of:=NA()" office:value-type="string" office:string-value="" calcext:value-type="error">
            <text:p>#N/A</text:p>
          </table:table-cell>
          <table:table-cell table:formula="of:=TEXT([.I178];&quot;0.0&quot;)&amp;&quot;,&quot;&amp;TEXT([.I194];&quot;0.0&quot;)" office:value-type="string" office:string-value="19.3,8.5" calcext:value-type="string">
            <text:p>19.3,8.5</text:p>
          </table:table-cell>
          <table:table-cell table:formula="of:=TEXT([.J178];&quot;0.0&quot;)&amp;&quot;,&quot;&amp;TEXT([.J194];&quot;0.0&quot;)" office:value-type="string" office:string-value="22.3,8.5" calcext:value-type="string">
            <text:p>22.3,8.5</text:p>
          </table:table-cell>
          <table:table-cell table:formula="of:=TEXT([.K178];&quot;0.0&quot;)&amp;&quot;,&quot;&amp;TEXT([.K194];&quot;0.0&quot;)" office:value-type="string" office:string-value="25.3,8.5" calcext:value-type="string">
            <text:p>25.3,8.5</text:p>
          </table:table-cell>
          <table:table-cell table:formula="of:=TEXT([.L178];&quot;0.0&quot;)&amp;&quot;,&quot;&amp;TEXT([.L194];&quot;0.0&quot;)" office:value-type="string" office:string-value="28.3,8.5" calcext:value-type="string">
            <text:p>28.3,8.5</text:p>
          </table:table-cell>
          <table:table-cell table:formula="of:=TEXT([.M178];&quot;0.0&quot;)&amp;&quot;,&quot;&amp;TEXT([.M194];&quot;0.0&quot;)" office:value-type="string" office:string-value="31.3,8.5" calcext:value-type="string">
            <text:p>31.3,8.5</text:p>
          </table:table-cell>
          <table:table-cell table:formula="of:=TEXT([.N178];&quot;0.0&quot;)&amp;&quot;,&quot;&amp;TEXT([.N194];&quot;0.0&quot;)" office:value-type="string" office:string-value="34.3,8.5" calcext:value-type="string">
            <text:p>34.3,8.5</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2">00/00/0000</text:date>, <text:time style:data-style-name="N2" text:time-value="19:46:31.531242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Tom Haws</meta:initial-creator>
    <meta:creation-date>2025-11-18T18:29:10.309578400</meta:creation-date>
    <meta:generator>LibreOffice/25.8.3.2$Windows_X86_64 LibreOffice_project/8ca8d55c161d602844f5428fa4b58097424e324e</meta:generator>
    <dc:date>2026-01-22T20:14:29.895583400</dc:date>
    <dc:creator>Tom Haws</dc:creator>
    <meta:editing-duration>PT21M40S</meta:editing-duration>
    <meta:editing-cycles>6</meta:editing-cycles>
    <meta:document-statistic meta:table-count="1" meta:cell-count="2430" meta:object-count="0"/>
  </office:meta>
</office:document-meta>
</file>